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65.85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9.6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51.96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41.9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46.54pt"/>
    </style:style>
    <style:style style:name="co12" style:family="table-column">
      <style:table-column-properties fo:break-before="auto" style:column-width="52.7pt"/>
    </style:style>
    <style:style style:name="co13" style:family="table-column">
      <style:table-column-properties fo:break-before="auto" style:column-width="44.19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45.75pt"/>
    </style:style>
    <style:style style:name="co16" style:family="table-column">
      <style:table-column-properties fo:break-before="auto" style:column-width="38.04pt"/>
    </style:style>
    <style:style style:name="co17" style:family="table-column">
      <style:table-column-properties fo:break-before="auto" style:column-width="36.51pt"/>
    </style:style>
    <style:style style:name="co18" style:family="table-column">
      <style:table-column-properties fo:break-before="auto" style:column-width="39.6pt"/>
    </style:style>
    <style:style style:name="co19" style:family="table-column">
      <style:table-column-properties fo:break-before="auto" style:column-width="64.01pt"/>
    </style:style>
    <style:style style:name="co20" style:family="table-column">
      <style:table-column-properties fo:break-before="auto" style:column-width="33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WNDWS64_upv_DIRECT_oxt_master_encr" table:style-name="ta1">
        <table:shapes>
          <draw:frame draw:z-index="0" draw:style-name="gr1" draw:text-style-name="P1" svg:width="453.37pt" svg:height="255.26pt" svg:x="862.47pt" svg:y="2370.25pt">
            <loext:p draw:notify-on-update-of-ranges="WNDWS64_upv_DIRECT_oxt_master_encr.C188:WNDWS64_upv_DIRECT_oxt_master_encr.C188 WNDWS64_upv_DIRECT_oxt_master_encr.C189:WNDWS64_upv_DIRECT_oxt_master_encr.C205 WNDWS64_upv_DIRECT_oxt_master_encr.D188:WNDWS64_upv_DIRECT_oxt_master_encr.D188 WNDWS64_upv_DIRECT_oxt_master_encr.D189:WNDWS64_upv_DIRECT_oxt_master_encr.D205 WNDWS64_upv_DIRECT_oxt_master_encr.E188:WNDWS64_upv_DIRECT_oxt_master_encr.E188 WNDWS64_upv_DIRECT_oxt_master_encr.E189:WNDWS64_upv_DIRECT_oxt_master_encr.E205 WNDWS64_upv_DIRECT_oxt_master_encr.F188:WNDWS64_upv_DIRECT_oxt_master_encr.F188 WNDWS64_upv_DIRECT_oxt_master_encr.F189:WNDWS64_upv_DIRECT_oxt_master_encr.F205 WNDWS64_upv_DIRECT_oxt_master_encr.G188:WNDWS64_upv_DIRECT_oxt_master_encr.G188 WNDWS64_upv_DIRECT_oxt_master_encr.G189:WNDWS64_upv_DIRECT_oxt_master_encr.G205 WNDWS64_upv_DIRECT_oxt_master_encr.H188:WNDWS64_upv_DIRECT_oxt_master_encr.H188 WNDWS64_upv_DIRECT_oxt_master_encr.H189:WNDWS64_upv_DIRECT_oxt_master_encr.H205 WNDWS64_upv_DIRECT_oxt_master_encr.I188:WNDWS64_upv_DIRECT_oxt_master_encr.I188 WNDWS64_upv_DIRECT_oxt_master_encr.I189:WNDWS64_upv_DIRECT_oxt_master_encr.I205 WNDWS64_upv_DIRECT_oxt_master_encr.J188:WNDWS64_upv_DIRECT_oxt_master_encr.J188 WNDWS64_upv_DIRECT_oxt_master_encr.J189:WNDWS64_upv_DIRECT_oxt_master_encr.J205 WNDWS64_upv_DIRECT_oxt_master_encr.K188:WNDWS64_upv_DIRECT_oxt_master_encr.K188 WNDWS64_upv_DIRECT_oxt_master_encr.K189:WNDWS64_upv_DIRECT_oxt_master_encr.K205 WNDWS64_upv_DIRECT_oxt_master_encr.L188:WNDWS64_upv_DIRECT_oxt_master_encr.L188 WNDWS64_upv_DIRECT_oxt_master_encr.L189:WNDWS64_upv_DIRECT_oxt_master_encr.L205 WNDWS64_upv_DIRECT_oxt_master_encr.M188:WNDWS64_upv_DIRECT_oxt_master_encr.M188 WNDWS64_upv_DIRECT_oxt_master_encr.M189:WNDWS64_upv_DIRECT_oxt_master_encr.M205 WNDWS64_upv_DIRECT_oxt_master_encr.N188:WNDWS64_upv_DIRECT_oxt_master_encr.N188 WNDWS64_upv_DIRECT_oxt_master_encr.N189:WNDWS64_upv_DIRECT_oxt_master_encr.N205 WNDWS64_upv_DIRECT_oxt_master_encr.O188:WNDWS64_upv_DIRECT_oxt_master_encr.O188 WNDWS64_upv_DIRECT_oxt_master_encr.O189:WNDWS64_upv_DIRECT_oxt_master_encr.O205 WNDWS64_upv_DIRECT_oxt_master_encr.P188:WNDWS64_upv_DIRECT_oxt_master_encr.P188 WNDWS64_upv_DIRECT_oxt_master_encr.P189:WNDWS64_upv_DIRECT_oxt_master_encr.P20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5.26pt" svg:x="868.68pt" svg:y="2889.01pt">
            <loext:p draw:notify-on-update-of-ranges="WNDWS64_upv_DIRECT_oxt_master_encr.C228:WNDWS64_upv_DIRECT_oxt_master_encr.C228 WNDWS64_upv_DIRECT_oxt_master_encr.C229:WNDWS64_upv_DIRECT_oxt_master_encr.C245 WNDWS64_upv_DIRECT_oxt_master_encr.D228:WNDWS64_upv_DIRECT_oxt_master_encr.D228 WNDWS64_upv_DIRECT_oxt_master_encr.D229:WNDWS64_upv_DIRECT_oxt_master_encr.D245 WNDWS64_upv_DIRECT_oxt_master_encr.E228:WNDWS64_upv_DIRECT_oxt_master_encr.E228 WNDWS64_upv_DIRECT_oxt_master_encr.E229:WNDWS64_upv_DIRECT_oxt_master_encr.E245 WNDWS64_upv_DIRECT_oxt_master_encr.F228:WNDWS64_upv_DIRECT_oxt_master_encr.F228 WNDWS64_upv_DIRECT_oxt_master_encr.F229:WNDWS64_upv_DIRECT_oxt_master_encr.F245 WNDWS64_upv_DIRECT_oxt_master_encr.G228:WNDWS64_upv_DIRECT_oxt_master_encr.G228 WNDWS64_upv_DIRECT_oxt_master_encr.G229:WNDWS64_upv_DIRECT_oxt_master_encr.G245 WNDWS64_upv_DIRECT_oxt_master_encr.H228:WNDWS64_upv_DIRECT_oxt_master_encr.H228 WNDWS64_upv_DIRECT_oxt_master_encr.H229:WNDWS64_upv_DIRECT_oxt_master_encr.H245 WNDWS64_upv_DIRECT_oxt_master_encr.I228:WNDWS64_upv_DIRECT_oxt_master_encr.I228 WNDWS64_upv_DIRECT_oxt_master_encr.I229:WNDWS64_upv_DIRECT_oxt_master_encr.I245 WNDWS64_upv_DIRECT_oxt_master_encr.J228:WNDWS64_upv_DIRECT_oxt_master_encr.J228 WNDWS64_upv_DIRECT_oxt_master_encr.J229:WNDWS64_upv_DIRECT_oxt_master_encr.J245 WNDWS64_upv_DIRECT_oxt_master_encr.K228:WNDWS64_upv_DIRECT_oxt_master_encr.K228 WNDWS64_upv_DIRECT_oxt_master_encr.K229:WNDWS64_upv_DIRECT_oxt_master_encr.K245 WNDWS64_upv_DIRECT_oxt_master_encr.L228:WNDWS64_upv_DIRECT_oxt_master_encr.L228 WNDWS64_upv_DIRECT_oxt_master_encr.L229:WNDWS64_upv_DIRECT_oxt_master_encr.L245 WNDWS64_upv_DIRECT_oxt_master_encr.M228:WNDWS64_upv_DIRECT_oxt_master_encr.M228 WNDWS64_upv_DIRECT_oxt_master_encr.M229:WNDWS64_upv_DIRECT_oxt_master_encr.M245 WNDWS64_upv_DIRECT_oxt_master_encr.N228:WNDWS64_upv_DIRECT_oxt_master_encr.N228 WNDWS64_upv_DIRECT_oxt_master_encr.N229:WNDWS64_upv_DIRECT_oxt_master_encr.N245 WNDWS64_upv_DIRECT_oxt_master_encr.O228:WNDWS64_upv_DIRECT_oxt_master_encr.O228 WNDWS64_upv_DIRECT_oxt_master_encr.O229:WNDWS64_upv_DIRECT_oxt_master_encr.O245 WNDWS64_upv_DIRECT_oxt_master_encr.P228:WNDWS64_upv_DIRECT_oxt_master_encr.P228 WNDWS64_upv_DIRECT_oxt_master_encr.P229:WNDWS64_upv_DIRECT_oxt_master_encr.P24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7" table:default-cell-style-name="Default"/>
        <table:table-column table:style-name="co8" table:number-columns-repeated="14" table:default-cell-style-name="Default"/>
        <table:table-column table:style-name="co11" table:number-columns-repeated="2" table:default-cell-style-name="Default"/>
        <table:table-column table:style-name="co16" table:default-cell-style-name="Default"/>
        <table:table-column table:style-name="co11" table:number-columns-repeated="9" table:default-cell-style-name="Default"/>
        <table:table-column table:style-name="co8" table:default-cell-style-name="Default"/>
        <table:table-column table:style-name="co11" table:number-columns-repeated="5" table:default-cell-style-name="Default"/>
        <table:table-column table:style-name="co18" table:default-cell-style-name="Default"/>
        <table:table-column table:style-name="co11" table:number-columns-repeated="6" table:default-cell-style-name="Default"/>
        <table:table-column table:style-name="co8" table:number-columns-repeated="2" table:default-cell-style-name="Default"/>
        <table:table-column table:style-name="co19" table:number-columns-repeated="3" table:default-cell-style-name="Default"/>
        <table:table-column table:style-name="co17" table:default-cell-style-name="Default"/>
        <table:table-column table:style-name="co19" table:number-columns-repeated="3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<text:tab/>Iozone: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I/O</text:p>
          </table:table-cell>
          <table:table-cell table:number-columns-repeated="74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7"/>
          <table:table-cell office:value-type="string" calcext:value-type="string">
            <text:p>Version</text:p>
          </table:table-cell>
          <table:table-cell office:value-type="string" calcext:value-type="string">
            <text:p>$Revision:</text:p>
          </table:table-cell>
          <table:table-cell office:value-type="float" office:value="3.483" calcext:value-type="float">
            <text:p>3.483</text:p>
          </table:table-cell>
          <table:table-cell office:value-type="string" calcext:value-type="string">
            <text:p>$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<text:tab/><text:tab/>Compiled</text:p>
          </table:table-cell>
          <table:table-cell office:value-type="string" calcext:value-type="string">
            <text:p>fo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mode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<text:tab/>Build:</text:p>
          </table:table-cell>
          <table:table-cell office:value-type="string" calcext:value-type="string">
            <text:p>Windows</text:p>
          </table:table-cell>
          <table:table-cell table:number-columns-repeated="78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Contributors:William</text:p>
          </table:table-cell>
          <table:table-cell office:value-type="string" calcext:value-type="string">
            <text:p>Norcott,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Capps,</text:p>
          </table:table-cell>
          <table:table-cell office:value-type="string" calcext:value-type="string">
            <text:p>Isom</text:p>
          </table:table-cell>
          <table:table-cell office:value-type="string" calcext:value-type="string">
            <text:p>Crawford,</text:p>
          </table:table-cell>
          <table:table-cell office:value-type="string" calcext:value-type="string">
            <text:p>Kirby</text:p>
          </table:table-cell>
          <table:table-cell office:value-type="string" calcext:value-type="string">
            <text:p>Collins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</text:p>
          </table:table-cell>
          <table:table-cell office:value-type="string" calcext:value-type="string">
            <text:p>Slater,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hine,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Wisner,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Goss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Steve</text:p>
          </table:table-cell>
          <table:table-cell office:value-type="string" calcext:value-type="string">
            <text:p>Landherr,</text:p>
          </table:table-cell>
          <table:table-cell office:value-type="string" calcext:value-type="string">
            <text:p>Brad</text:p>
          </table:table-cell>
          <table:table-cell office:value-type="string" calcext:value-type="string">
            <text:p>Smith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Kelly,</text:p>
          </table:table-cell>
          <table:table-cell office:value-type="string" calcext:value-type="string">
            <text:p>Dr.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CYR,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Randy</text:p>
          </table:table-cell>
          <table:table-cell office:value-type="string" calcext:value-type="string">
            <text:p>Dunlap,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ontague,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Million,</text:p>
          </table:table-cell>
          <table:table-cell office:value-type="string" calcext:value-type="string">
            <text:p>Gavin</text:p>
          </table:table-cell>
          <table:table-cell office:value-type="string" calcext:value-type="string">
            <text:p>Brebn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Jean-Marc</text:p>
          </table:table-cell>
          <table:table-cell office:value-type="string" calcext:value-type="string">
            <text:p>Zucconi,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Blomberg,</text:p>
          </table:table-cell>
          <table:table-cell office:value-type="string" calcext:value-type="string">
            <text:p>Benny</text:p>
          </table:table-cell>
          <table:table-cell office:value-type="string" calcext:value-type="string">
            <text:p>Halevy,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Boone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Erik</text:p>
          </table:table-cell>
          <table:table-cell office:value-type="string" calcext:value-type="string">
            <text:p>Habbinga,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Strecker,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Wong,</text:p>
          </table:table-cell>
          <table:table-cell office:value-type="string" calcext:value-type="string">
            <text:p>Joshua</text:p>
          </table:table-cell>
          <table:table-cell office:value-type="string" calcext:value-type="string">
            <text:p>Root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Fabrice</text:p>
          </table:table-cell>
          <table:table-cell office:value-type="string" calcext:value-type="string">
            <text:p>Bacchella,</text:p>
          </table:table-cell>
          <table:table-cell office:value-type="string" calcext:value-type="string">
            <text:p>Zhenghua</text:p>
          </table:table-cell>
          <table:table-cell office:value-type="string" calcext:value-type="string">
            <text:p>Xue,</text:p>
          </table:table-cell>
          <table:table-cell office:value-type="string" calcext:value-type="string">
            <text:p>Qin</text:p>
          </table:table-cell>
          <table:table-cell office:value-type="string" calcext:value-type="string">
            <text:p>Li,</text:p>
          </table:table-cell>
          <table:table-cell office:value-type="string" calcext:value-type="string">
            <text:p>Darren</text:p>
          </table:table-cell>
          <table:table-cell office:value-type="string" calcext:value-type="string">
            <text:p>Sawyer,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Vangel</text:p>
          </table:table-cell>
          <table:table-cell office:value-type="string" calcext:value-type="string">
            <text:p>Bojaxhi,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England,</text:p>
          </table:table-cell>
          <table:table-cell office:value-type="string" calcext:value-type="string">
            <text:p>Vikentsi</text:p>
          </table:table-cell>
          <table:table-cell office:value-type="string" calcext:value-type="string">
            <text:p>Lapa,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<text:tab/></text:p>
          </table:table-cell>
          <table:table-cell table:number-columns-repeated="12"/>
          <table:table-cell office:value-type="string" calcext:value-type="string">
            <text:p>Alexey</text:p>
          </table:table-cell>
          <table:table-cell office:value-type="string" calcext:value-type="string">
            <text:p>Skidanov,</text:p>
          </table:table-cell>
          <table:table-cell office:value-type="string" calcext:value-type="string">
            <text:p>Sudhir</text:p>
          </table:table-cell>
          <table:table-cell office:value-type="string" calcext:value-type="string">
            <text:p>Kumar.</text:p>
          </table:table-cell>
          <table:table-cell table:number-columns-repeated="6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Run</text:p>
          </table:table-cell>
          <table:table-cell office:value-type="string" calcext:value-type="string">
            <text:p>began:</text:p>
          </table:table-cell>
          <table:table-cell office:value-type="string" calcext:value-type="string">
            <text:p>Thu</text:p>
          </table:table-cell>
          <table:table-cell office:value-type="string" calcext:value-type="string">
            <text:p>Feb</text:p>
          </table:table-cell>
          <table:table-cell office:value-type="float" office:value="21" calcext:value-type="float">
            <text:p>21</text:p>
          </table:table-cell>
          <table:table-cell table:style-name="ce1" office:value-type="string" calcext:value-type="string">
            <text:p>18:06:57</text:p>
          </table:table-cell>
          <table:table-cell office:value-type="float" office:value="2019" calcext:value-type="float">
            <text:p>2019</text:p>
          </table:table-cell>
          <table:table-cell table:number-columns-repeated="73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<text:tab/>Excel</text:p>
          </table:table-cell>
          <table:table-cell office:value-type="string" calcext:value-type="string">
            <text:p>chart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nabled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Auto</text:p>
          </table:table-cell>
          <table:table-cell office:value-type="string" calcext:value-type="string">
            <text:p>Mode</text:p>
          </table:table-cell>
          <table:table-cell table:number-columns-repeated="78"/>
        </table:table-row>
        <table:table-row table:style-name="ro1">
          <table:table-cell office:value-type="string" calcext:value-type="string">
            <text:p><text:tab/>Us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of</text:p>
          </table:table-cell>
          <table:table-cell office:value-type="float" office:value="5242880" calcext:value-type="float">
            <text:p>5242880</text:p>
          </table:table-cell>
          <table:table-cell office:value-type="string" calcext:value-type="string">
            <text:p>kilo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O_DIRECT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enabled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<text:tab/>Command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used:</text:p>
          </table:table-cell>
          <table:table-cell office:value-type="string" calcext:value-type="string">
            <text:p>iozone</text:p>
          </table:table-cell>
          <table:table-cell office:value-type="string" calcext:value-type="string">
            <text:p>-Ra</text:p>
          </table:table-cell>
          <table:table-cell office:value-type="string" calcext:value-type="string">
            <text:p>-g</text:p>
          </table:table-cell>
          <table:table-cell office:value-type="string" calcext:value-type="string">
            <text:p>5G</text:p>
          </table:table-cell>
          <table:table-cell office:value-type="string" calcext:value-type="string">
            <text:p>-I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kBytes/sec</text:p>
          </table:table-cell>
          <table:table-cell table:number-columns-repeated="76"/>
        </table:table-row>
        <table:table-row table:style-name="ro1">
          <table:table-cell office:value-type="string" calcext:value-type="string">
            <text:p><text:tab/>Time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=</text:p>
          </table:table-cell>
          <table:table-cell office:value-type="float" office:value="0.000003" calcext:value-type="float">
            <text:p>3E-06</text:p>
          </table:table-cell>
          <table:table-cell office:value-type="string" calcext:value-type="string">
            <text:p>seconds.</text:p>
          </table:table-cell>
          <table:table-cell table:number-columns-repeated="75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kBytes.</text:p>
          </table:table-cell>
          <table:table-cell table:number-columns-repeated="73"/>
        </table:table-row>
        <table:table-row table:style-name="ro1">
          <table:table-cell office:value-type="string" calcext:value-type="string">
            <text:p><text:tab/>Processor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ytes.</text:p>
          </table:table-cell>
          <table:table-cell table:number-columns-repeated="72"/>
        </table:table-row>
        <table:table-row table:style-name="ro1">
          <table:table-cell office:value-type="string" calcext:value-type="string">
            <text:p><text:tab/>File</text:p>
          </table:table-cell>
          <table:table-cell office:value-type="string" calcext:value-type="string">
            <text:p>strid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to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record</text:p>
          </table:table-cell>
          <table:table-cell office:value-type="string" calcext:value-type="string">
            <text:p>size.</text:p>
          </table:table-cell>
          <table:table-cell table:number-columns-repeated="71"/>
        </table:table-row>
        <table:table-row table:style-name="ro1">
          <table:table-cell table:number-columns-repeated="62"/>
          <table:table-cell office:value-type="string" calcext:value-type="string">
            <text:p>random</text:p>
          </table:table-cell>
          <table:table-cell table:number-columns-repeated="3"/>
          <table:table-cell office:value-type="string" calcext:value-type="string">
            <text:p>random</text:p>
          </table:table-cell>
          <table:table-cell table:number-columns-repeated="4"/>
          <table:table-cell office:value-type="string" calcext:value-type="string">
            <text:p>bkwd</text:p>
          </table:table-cell>
          <table:table-cell table:number-columns-repeated="3"/>
          <table:table-cell office:value-type="string" calcext:value-type="string">
            <text:p>record</text:p>
          </table:table-cell>
          <table:table-cell table:number-columns-repeated="3"/>
          <table:table-cell office:value-type="string" calcext:value-type="string">
            <text:p>stride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kB</text:p>
          </table:table-cell>
          <table:table-cell/>
          <table:table-cell office:value-type="string" calcext:value-type="string">
            <text:p>reclen</text:p>
          </table:table-cell>
          <table:table-cell table:number-columns-repeated="3"/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rewrite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3"/>
          <table:table-cell office:value-type="string" calcext:value-type="string">
            <text:p>reread</text:p>
          </table:table-cell>
          <table:table-cell table:number-columns-repeated="3"/>
          <table:table-cell office:value-type="string" calcext:value-type="string">
            <text:p>read</text:p>
          </table:table-cell>
          <table:table-cell table:number-columns-repeated="4"/>
          <table:table-cell office:value-type="string" calcext:value-type="string">
            <text:p>write</text:p>
          </table:table-cell>
          <table:table-cell table:number-columns-repeated="4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rewrite</text:p>
          </table:table-cell>
          <table:table-cell table:number-columns-repeated="5"/>
          <table:table-cell office:value-type="string" calcext:value-type="string">
            <text:p>read</text:p>
          </table:table-cell>
          <table:table-cell table:number-columns-repeated="2"/>
          <table:table-cell office:value-type="string" calcext:value-type="string">
            <text:p>fwrite</text:p>
          </table:table-cell>
          <table:table-cell office:value-type="string" calcext:value-type="string">
            <text:p>frewrite</text:p>
          </table:table-cell>
          <table:table-cell table:number-columns-repeated="3"/>
          <table:table-cell office:value-type="string" calcext:value-type="string">
            <text:p>fread</text:p>
          </table:table-cell>
          <table:table-cell/>
          <table:table-cell office:value-type="string" calcext:value-type="string">
            <text:p>freread</text:p>
          </table:table-cell>
          <table:table-cell table:number-columns-repeated="16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808" calcext:value-type="float">
            <text:p>20808</text:p>
          </table:table-cell>
          <table:table-cell table:number-columns-repeated="3"/>
          <table:table-cell office:value-type="float" office:value="22449" calcext:value-type="float">
            <text:p>22449</text:p>
          </table:table-cell>
          <table:table-cell table:number-columns-repeated="3"/>
          <table:table-cell office:value-type="float" office:value="21069" calcext:value-type="float">
            <text:p>21069</text:p>
          </table:table-cell>
          <table:table-cell table:number-columns-repeated="3"/>
          <table:table-cell office:value-type="float" office:value="20817" calcext:value-type="float">
            <text:p>20817</text:p>
          </table:table-cell>
          <table:table-cell table:number-columns-repeated="3"/>
          <table:table-cell office:value-type="float" office:value="18011" calcext:value-type="float">
            <text:p>18011</text:p>
          </table:table-cell>
          <table:table-cell table:number-columns-repeated="3"/>
          <table:table-cell office:value-type="float" office:value="19767" calcext:value-type="float">
            <text:p>19767</text:p>
          </table:table-cell>
          <table:table-cell table:number-columns-repeated="3"/>
          <table:table-cell office:value-type="float" office:value="20415" calcext:value-type="float">
            <text:p>20415</text:p>
          </table:table-cell>
          <table:table-cell table:number-columns-repeated="4"/>
          <table:table-cell office:value-type="float" office:value="18833" calcext:value-type="float">
            <text:p>18833</text:p>
          </table:table-cell>
          <table:table-cell table:number-columns-repeated="4"/>
          <table:table-cell office:value-type="float" office:value="21391" calcext:value-type="float">
            <text:p>21391</text:p>
          </table:table-cell>
          <table:table-cell table:number-columns-repeated="2"/>
          <table:table-cell office:value-type="float" office:value="422163" calcext:value-type="float">
            <text:p>422163</text:p>
          </table:table-cell>
          <table:table-cell table:number-columns-repeated="2"/>
          <table:table-cell office:value-type="float" office:value="549356" calcext:value-type="float">
            <text:p>549356</text:p>
          </table:table-cell>
          <table:table-cell table:number-columns-repeated="2"/>
          <table:table-cell office:value-type="float" office:value="634920" calcext:value-type="float">
            <text:p>634920</text:p>
          </table:table-cell>
          <table:table-cell table:number-columns-repeated="2"/>
          <table:table-cell office:value-type="float" office:value="739884" calcext:value-type="float">
            <text:p>739884</text:p>
          </table:table-cell>
          <table:table-cell table:number-columns-repeated="8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0641" calcext:value-type="float">
            <text:p>30641</text:p>
          </table:table-cell>
          <table:table-cell table:number-columns-repeated="3"/>
          <table:table-cell office:value-type="float" office:value="41332" calcext:value-type="float">
            <text:p>41332</text:p>
          </table:table-cell>
          <table:table-cell table:number-columns-repeated="3"/>
          <table:table-cell office:value-type="float" office:value="32207" calcext:value-type="float">
            <text:p>32207</text:p>
          </table:table-cell>
          <table:table-cell table:number-columns-repeated="3"/>
          <table:table-cell office:value-type="float" office:value="29250" calcext:value-type="float">
            <text:p>29250</text:p>
          </table:table-cell>
          <table:table-cell table:number-columns-repeated="3"/>
          <table:table-cell office:value-type="float" office:value="29955" calcext:value-type="float">
            <text:p>29955</text:p>
          </table:table-cell>
          <table:table-cell table:number-columns-repeated="3"/>
          <table:table-cell office:value-type="float" office:value="35283" calcext:value-type="float">
            <text:p>35283</text:p>
          </table:table-cell>
          <table:table-cell table:number-columns-repeated="3"/>
          <table:table-cell office:value-type="float" office:value="34087" calcext:value-type="float">
            <text:p>34087</text:p>
          </table:table-cell>
          <table:table-cell table:number-columns-repeated="4"/>
          <table:table-cell office:value-type="float" office:value="38318" calcext:value-type="float">
            <text:p>38318</text:p>
          </table:table-cell>
          <table:table-cell table:number-columns-repeated="4"/>
          <table:table-cell office:value-type="float" office:value="29130" calcext:value-type="float">
            <text:p>29130</text:p>
          </table:table-cell>
          <table:table-cell table:number-columns-repeated="2"/>
          <table:table-cell office:value-type="float" office:value="546541" calcext:value-type="float">
            <text:p>546541</text:p>
          </table:table-cell>
          <table:table-cell table:number-columns-repeated="2"/>
          <table:table-cell office:value-type="float" office:value="765550" calcext:value-type="float">
            <text:p>765550</text:p>
          </table:table-cell>
          <table:table-cell/>
          <table:table-cell office:value-type="float" office:value="1063122" calcext:value-type="float">
            <text:p>1063122</text:p>
          </table:table-cell>
          <table:table-cell/>
          <table:table-cell office:value-type="float" office:value="1209829" calcext:value-type="float">
            <text:p>1209829</text:p>
          </table:table-cell>
          <table:table-cell table:number-columns-repeated="10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6838" calcext:value-type="float">
            <text:p>56838</text:p>
          </table:table-cell>
          <table:table-cell table:number-columns-repeated="3"/>
          <table:table-cell office:value-type="float" office:value="63878" calcext:value-type="float">
            <text:p>63878</text:p>
          </table:table-cell>
          <table:table-cell table:number-columns-repeated="3"/>
          <table:table-cell office:value-type="float" office:value="57183" calcext:value-type="float">
            <text:p>57183</text:p>
          </table:table-cell>
          <table:table-cell table:number-columns-repeated="3"/>
          <table:table-cell office:value-type="float" office:value="55305" calcext:value-type="float">
            <text:p>55305</text:p>
          </table:table-cell>
          <table:table-cell table:number-columns-repeated="3"/>
          <table:table-cell office:value-type="float" office:value="51163" calcext:value-type="float">
            <text:p>51163</text:p>
          </table:table-cell>
          <table:table-cell table:number-columns-repeated="3"/>
          <table:table-cell office:value-type="float" office:value="63128" calcext:value-type="float">
            <text:p>63128</text:p>
          </table:table-cell>
          <table:table-cell table:number-columns-repeated="3"/>
          <table:table-cell office:value-type="float" office:value="51517" calcext:value-type="float">
            <text:p>51517</text:p>
          </table:table-cell>
          <table:table-cell table:number-columns-repeated="4"/>
          <table:table-cell office:value-type="float" office:value="59275" calcext:value-type="float">
            <text:p>59275</text:p>
          </table:table-cell>
          <table:table-cell table:number-columns-repeated="4"/>
          <table:table-cell office:value-type="float" office:value="62979" calcext:value-type="float">
            <text:p>62979</text:p>
          </table:table-cell>
          <table:table-cell table:number-columns-repeated="2"/>
          <table:table-cell office:value-type="float" office:value="629921" calcext:value-type="float">
            <text:p>629921</text:p>
          </table:table-cell>
          <table:table-cell table:number-columns-repeated="2"/>
          <table:table-cell office:value-type="float" office:value="963855" calcext:value-type="float">
            <text:p>963855</text:p>
          </table:table-cell>
          <table:table-cell/>
          <table:table-cell office:value-type="float" office:value="1471264" calcext:value-type="float">
            <text:p>1471264</text:p>
          </table:table-cell>
          <table:table-cell/>
          <table:table-cell office:value-type="float" office:value="1763085" calcext:value-type="float">
            <text:p>1763085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39287" calcext:value-type="float">
            <text:p>39287</text:p>
          </table:table-cell>
          <table:table-cell table:number-columns-repeated="2"/>
          <table:table-cell office:value-type="float" office:value="102993" calcext:value-type="float">
            <text:p>102993</text:p>
          </table:table-cell>
          <table:table-cell table:number-columns-repeated="2"/>
          <table:table-cell office:value-type="float" office:value="113717" calcext:value-type="float">
            <text:p>113717</text:p>
          </table:table-cell>
          <table:table-cell table:number-columns-repeated="3"/>
          <table:table-cell office:value-type="float" office:value="97338" calcext:value-type="float">
            <text:p>97338</text:p>
          </table:table-cell>
          <table:table-cell table:number-columns-repeated="2"/>
          <table:table-cell office:value-type="float" office:value="104523" calcext:value-type="float">
            <text:p>104523</text:p>
          </table:table-cell>
          <table:table-cell table:number-columns-repeated="3"/>
          <table:table-cell office:value-type="float" office:value="77688" calcext:value-type="float">
            <text:p>77688</text:p>
          </table:table-cell>
          <table:table-cell table:number-columns-repeated="3"/>
          <table:table-cell office:value-type="float" office:value="72685" calcext:value-type="float">
            <text:p>72685</text:p>
          </table:table-cell>
          <table:table-cell table:number-columns-repeated="4"/>
          <table:table-cell office:value-type="float" office:value="98446" calcext:value-type="float">
            <text:p>98446</text:p>
          </table:table-cell>
          <table:table-cell table:number-columns-repeated="4"/>
          <table:table-cell office:value-type="float" office:value="95565" calcext:value-type="float">
            <text:p>95565</text:p>
          </table:table-cell>
          <table:table-cell table:number-columns-repeated="2"/>
          <table:table-cell office:value-type="float" office:value="699453" calcext:value-type="float">
            <text:p>699453</text:p>
          </table:table-cell>
          <table:table-cell/>
          <table:table-cell office:value-type="float" office:value="1196261" calcext:value-type="float">
            <text:p>1196261</text:p>
          </table:table-cell>
          <table:table-cell/>
          <table:table-cell office:value-type="float" office:value="1772853" calcext:value-type="float">
            <text:p>1772853</text:p>
          </table:table-cell>
          <table:table-cell/>
          <table:table-cell office:value-type="float" office:value="2327272" calcext:value-type="float">
            <text:p>2327272</text:p>
          </table:table-cell>
          <table:table-cell table:number-columns-repeated="15"/>
        </table:table-row>
        <table:table-row table:style-name="ro1">
          <table:table-cell table:number-columns-repeated="14"/>
          <table:table-cell office:value-type="float" office:value="64" calcext:value-type="float">
            <text:p>6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09795" calcext:value-type="float">
            <text:p>109795</text:p>
          </table:table-cell>
          <table:table-cell table:number-columns-repeated="2"/>
          <table:table-cell office:value-type="float" office:value="115565" calcext:value-type="float">
            <text:p>115565</text:p>
          </table:table-cell>
          <table:table-cell table:number-columns-repeated="2"/>
          <table:table-cell office:value-type="float" office:value="144046" calcext:value-type="float">
            <text:p>144046</text:p>
          </table:table-cell>
          <table:table-cell table:number-columns-repeated="2"/>
          <table:table-cell office:value-type="float" office:value="135621" calcext:value-type="float">
            <text:p>135621</text:p>
          </table:table-cell>
          <table:table-cell table:number-columns-repeated="2"/>
          <table:table-cell office:value-type="float" office:value="136781" calcext:value-type="float">
            <text:p>136781</text:p>
          </table:table-cell>
          <table:table-cell table:number-columns-repeated="3"/>
          <table:table-cell office:value-type="float" office:value="90947" calcext:value-type="float">
            <text:p>90947</text:p>
          </table:table-cell>
          <table:table-cell table:number-columns-repeated="3"/>
          <table:table-cell office:value-type="float" office:value="83300" calcext:value-type="float">
            <text:p>83300</text:p>
          </table:table-cell>
          <table:table-cell table:number-columns-repeated="3"/>
          <table:table-cell office:value-type="float" office:value="126833" calcext:value-type="float">
            <text:p>126833</text:p>
          </table:table-cell>
          <table:table-cell table:number-columns-repeated="3"/>
          <table:table-cell office:value-type="float" office:value="105802" calcext:value-type="float">
            <text:p>105802</text:p>
          </table:table-cell>
          <table:table-cell table:number-columns-repeated="2"/>
          <table:table-cell office:value-type="float" office:value="743321" calcext:value-type="float">
            <text:p>743321</text:p>
          </table:table-cell>
          <table:table-cell/>
          <table:table-cell office:value-type="float" office:value="1269841" calcext:value-type="float">
            <text:p>1269841</text:p>
          </table:table-cell>
          <table:table-cell/>
          <table:table-cell office:value-type="float" office:value="2091503" calcext:value-type="float">
            <text:p>2091503</text:p>
          </table:table-cell>
          <table:table-cell/>
          <table:table-cell office:value-type="float" office:value="2844444" calcext:value-type="float">
            <text:p>2844444</text:p>
          </table:table-cell>
          <table:table-cell table:number-columns-repeated="1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398" calcext:value-type="float">
            <text:p>21398</text:p>
          </table:table-cell>
          <table:table-cell table:number-columns-repeated="3"/>
          <table:table-cell office:value-type="float" office:value="23500" calcext:value-type="float">
            <text:p>23500</text:p>
          </table:table-cell>
          <table:table-cell table:number-columns-repeated="3"/>
          <table:table-cell office:value-type="float" office:value="19114" calcext:value-type="float">
            <text:p>19114</text:p>
          </table:table-cell>
          <table:table-cell table:number-columns-repeated="3"/>
          <table:table-cell office:value-type="float" office:value="18780" calcext:value-type="float">
            <text:p>18780</text:p>
          </table:table-cell>
          <table:table-cell table:number-columns-repeated="3"/>
          <table:table-cell office:value-type="float" office:value="19095" calcext:value-type="float">
            <text:p>19095</text:p>
          </table:table-cell>
          <table:table-cell table:number-columns-repeated="3"/>
          <table:table-cell office:value-type="float" office:value="21315" calcext:value-type="float">
            <text:p>21315</text:p>
          </table:table-cell>
          <table:table-cell table:number-columns-repeated="3"/>
          <table:table-cell office:value-type="float" office:value="17711" calcext:value-type="float">
            <text:p>17711</text:p>
          </table:table-cell>
          <table:table-cell table:number-columns-repeated="4"/>
          <table:table-cell office:value-type="float" office:value="22620" calcext:value-type="float">
            <text:p>22620</text:p>
          </table:table-cell>
          <table:table-cell table:number-columns-repeated="4"/>
          <table:table-cell office:value-type="float" office:value="18004" calcext:value-type="float">
            <text:p>18004</text:p>
          </table:table-cell>
          <table:table-cell table:number-columns-repeated="2"/>
          <table:table-cell office:value-type="float" office:value="528270" calcext:value-type="float">
            <text:p>528270</text:p>
          </table:table-cell>
          <table:table-cell table:number-columns-repeated="2"/>
          <table:table-cell office:value-type="float" office:value="646791" calcext:value-type="float">
            <text:p>646791</text:p>
          </table:table-cell>
          <table:table-cell table:number-columns-repeated="2"/>
          <table:table-cell office:value-type="float" office:value="748100" calcext:value-type="float">
            <text:p>748100</text:p>
          </table:table-cell>
          <table:table-cell table:number-columns-repeated="2"/>
          <table:table-cell office:value-type="float" office:value="768768" calcext:value-type="float">
            <text:p>768768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5728" calcext:value-type="float">
            <text:p>35728</text:p>
          </table:table-cell>
          <table:table-cell table:number-columns-repeated="3"/>
          <table:table-cell office:value-type="float" office:value="39699" calcext:value-type="float">
            <text:p>39699</text:p>
          </table:table-cell>
          <table:table-cell table:number-columns-repeated="3"/>
          <table:table-cell office:value-type="float" office:value="32819" calcext:value-type="float">
            <text:p>32819</text:p>
          </table:table-cell>
          <table:table-cell table:number-columns-repeated="3"/>
          <table:table-cell office:value-type="float" office:value="10410" calcext:value-type="float">
            <text:p>10410</text:p>
          </table:table-cell>
          <table:table-cell table:number-columns-repeated="3"/>
          <table:table-cell office:value-type="float" office:value="33259" calcext:value-type="float">
            <text:p>33259</text:p>
          </table:table-cell>
          <table:table-cell table:number-columns-repeated="3"/>
          <table:table-cell office:value-type="float" office:value="36900" calcext:value-type="float">
            <text:p>36900</text:p>
          </table:table-cell>
          <table:table-cell table:number-columns-repeated="3"/>
          <table:table-cell office:value-type="float" office:value="28768" calcext:value-type="float">
            <text:p>28768</text:p>
          </table:table-cell>
          <table:table-cell table:number-columns-repeated="4"/>
          <table:table-cell office:value-type="float" office:value="41286" calcext:value-type="float">
            <text:p>41286</text:p>
          </table:table-cell>
          <table:table-cell table:number-columns-repeated="4"/>
          <table:table-cell office:value-type="float" office:value="38251" calcext:value-type="float">
            <text:p>38251</text:p>
          </table:table-cell>
          <table:table-cell table:number-columns-repeated="2"/>
          <table:table-cell office:value-type="float" office:value="736902" calcext:value-type="float">
            <text:p>736902</text:p>
          </table:table-cell>
          <table:table-cell/>
          <table:table-cell office:value-type="float" office:value="1009463" calcext:value-type="float">
            <text:p>1009463</text:p>
          </table:table-cell>
          <table:table-cell/>
          <table:table-cell office:value-type="float" office:value="1234329" calcext:value-type="float">
            <text:p>1234329</text:p>
          </table:table-cell>
          <table:table-cell/>
          <table:table-cell office:value-type="float" office:value="1334723" calcext:value-type="float">
            <text:p>1334723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7787" calcext:value-type="float">
            <text:p>57787</text:p>
          </table:table-cell>
          <table:table-cell table:number-columns-repeated="3"/>
          <table:table-cell office:value-type="float" office:value="76821" calcext:value-type="float">
            <text:p>76821</text:p>
          </table:table-cell>
          <table:table-cell table:number-columns-repeated="3"/>
          <table:table-cell office:value-type="float" office:value="59438" calcext:value-type="float">
            <text:p>59438</text:p>
          </table:table-cell>
          <table:table-cell table:number-columns-repeated="3"/>
          <table:table-cell office:value-type="float" office:value="57699" calcext:value-type="float">
            <text:p>57699</text:p>
          </table:table-cell>
          <table:table-cell table:number-columns-repeated="3"/>
          <table:table-cell office:value-type="float" office:value="54040" calcext:value-type="float">
            <text:p>54040</text:p>
          </table:table-cell>
          <table:table-cell table:number-columns-repeated="3"/>
          <table:table-cell office:value-type="float" office:value="70060" calcext:value-type="float">
            <text:p>70060</text:p>
          </table:table-cell>
          <table:table-cell table:number-columns-repeated="3"/>
          <table:table-cell office:value-type="float" office:value="59171" calcext:value-type="float">
            <text:p>59171</text:p>
          </table:table-cell>
          <table:table-cell table:number-columns-repeated="4"/>
          <table:table-cell office:value-type="float" office:value="72246" calcext:value-type="float">
            <text:p>72246</text:p>
          </table:table-cell>
          <table:table-cell table:number-columns-repeated="4"/>
          <table:table-cell office:value-type="float" office:value="47752" calcext:value-type="float">
            <text:p>47752</text:p>
          </table:table-cell>
          <table:table-cell table:number-columns-repeated="2"/>
          <table:table-cell office:value-type="float" office:value="933625" calcext:value-type="float">
            <text:p>933625</text:p>
          </table:table-cell>
          <table:table-cell/>
          <table:table-cell office:value-type="float" office:value="1319587" calcext:value-type="float">
            <text:p>1319587</text:p>
          </table:table-cell>
          <table:table-cell/>
          <table:table-cell office:value-type="float" office:value="1800281" calcext:value-type="float">
            <text:p>1800281</text:p>
          </table:table-cell>
          <table:table-cell/>
          <table:table-cell office:value-type="float" office:value="2064516" calcext:value-type="float">
            <text:p>2064516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0583" calcext:value-type="float">
            <text:p>110583</text:p>
          </table:table-cell>
          <table:table-cell table:number-columns-repeated="2"/>
          <table:table-cell office:value-type="float" office:value="122664" calcext:value-type="float">
            <text:p>122664</text:p>
          </table:table-cell>
          <table:table-cell table:number-columns-repeated="3"/>
          <table:table-cell office:value-type="float" office:value="78469" calcext:value-type="float">
            <text:p>78469</text:p>
          </table:table-cell>
          <table:table-cell table:number-columns-repeated="3"/>
          <table:table-cell office:value-type="float" office:value="91285" calcext:value-type="float">
            <text:p>91285</text:p>
          </table:table-cell>
          <table:table-cell table:number-columns-repeated="3"/>
          <table:table-cell office:value-type="float" office:value="88202" calcext:value-type="float">
            <text:p>88202</text:p>
          </table:table-cell>
          <table:table-cell table:number-columns-repeated="2"/>
          <table:table-cell office:value-type="float" office:value="117323" calcext:value-type="float">
            <text:p>117323</text:p>
          </table:table-cell>
          <table:table-cell table:number-columns-repeated="3"/>
          <table:table-cell office:value-type="float" office:value="95075" calcext:value-type="float">
            <text:p>95075</text:p>
          </table:table-cell>
          <table:table-cell table:number-columns-repeated="3"/>
          <table:table-cell office:value-type="float" office:value="106987" calcext:value-type="float">
            <text:p>106987</text:p>
          </table:table-cell>
          <table:table-cell table:number-columns-repeated="4"/>
          <table:table-cell office:value-type="float" office:value="97926" calcext:value-type="float">
            <text:p>97926</text:p>
          </table:table-cell>
          <table:table-cell/>
          <table:table-cell office:value-type="float" office:value="1036437" calcext:value-type="float">
            <text:p>1036437</text:p>
          </table:table-cell>
          <table:table-cell/>
          <table:table-cell office:value-type="float" office:value="1564792" calcext:value-type="float">
            <text:p>1564792</text:p>
          </table:table-cell>
          <table:table-cell/>
          <table:table-cell office:value-type="float" office:value="2365988" calcext:value-type="float">
            <text:p>2365988</text:p>
          </table:table-cell>
          <table:table-cell/>
          <table:table-cell office:value-type="float" office:value="2889390" calcext:value-type="float">
            <text:p>2889390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6083" calcext:value-type="float">
            <text:p>136083</text:p>
          </table:table-cell>
          <table:table-cell table:number-columns-repeated="2"/>
          <table:table-cell office:value-type="float" office:value="152562" calcext:value-type="float">
            <text:p>152562</text:p>
          </table:table-cell>
          <table:table-cell table:number-columns-repeated="2"/>
          <table:table-cell office:value-type="float" office:value="142380" calcext:value-type="float">
            <text:p>142380</text:p>
          </table:table-cell>
          <table:table-cell table:number-columns-repeated="2"/>
          <table:table-cell office:value-type="float" office:value="146503" calcext:value-type="float">
            <text:p>146503</text:p>
          </table:table-cell>
          <table:table-cell table:number-columns-repeated="2"/>
          <table:table-cell office:value-type="float" office:value="135924" calcext:value-type="float">
            <text:p>135924</text:p>
          </table:table-cell>
          <table:table-cell table:number-columns-repeated="2"/>
          <table:table-cell office:value-type="float" office:value="137812" calcext:value-type="float">
            <text:p>137812</text:p>
          </table:table-cell>
          <table:table-cell table:number-columns-repeated="2"/>
          <table:table-cell office:value-type="float" office:value="123719" calcext:value-type="float">
            <text:p>123719</text:p>
          </table:table-cell>
          <table:table-cell table:number-columns-repeated="3"/>
          <table:table-cell office:value-type="float" office:value="157441" calcext:value-type="float">
            <text:p>157441</text:p>
          </table:table-cell>
          <table:table-cell table:number-columns-repeated="3"/>
          <table:table-cell office:value-type="float" office:value="117657" calcext:value-type="float">
            <text:p>117657</text:p>
          </table:table-cell>
          <table:table-cell/>
          <table:table-cell office:value-type="float" office:value="1024819" calcext:value-type="float">
            <text:p>1024819</text:p>
          </table:table-cell>
          <table:table-cell/>
          <table:table-cell office:value-type="float" office:value="1699867" calcext:value-type="float">
            <text:p>1699867</text:p>
          </table:table-cell>
          <table:table-cell/>
          <table:table-cell office:value-type="float" office:value="2633744" calcext:value-type="float">
            <text:p>2633744</text:p>
          </table:table-cell>
          <table:table-cell/>
          <table:table-cell office:value-type="float" office:value="3404255" calcext:value-type="float">
            <text:p>3404255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128" calcext:value-type="float">
            <text:p>12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54514" calcext:value-type="float">
            <text:p>154514</text:p>
          </table:table-cell>
          <table:table-cell table:number-columns-repeated="2"/>
          <table:table-cell office:value-type="float" office:value="176114" calcext:value-type="float">
            <text:p>176114</text:p>
          </table:table-cell>
          <table:table-cell table:number-columns-repeated="2"/>
          <table:table-cell office:value-type="float" office:value="150164" calcext:value-type="float">
            <text:p>150164</text:p>
          </table:table-cell>
          <table:table-cell table:number-columns-repeated="2"/>
          <table:table-cell office:value-type="float" office:value="194440" calcext:value-type="float">
            <text:p>194440</text:p>
          </table:table-cell>
          <table:table-cell table:number-columns-repeated="2"/>
          <table:table-cell office:value-type="float" office:value="161270" calcext:value-type="float">
            <text:p>161270</text:p>
          </table:table-cell>
          <table:table-cell table:number-columns-repeated="2"/>
          <table:table-cell office:value-type="float" office:value="173207" calcext:value-type="float">
            <text:p>173207</text:p>
          </table:table-cell>
          <table:table-cell table:number-columns-repeated="2"/>
          <table:table-cell office:value-type="float" office:value="130346" calcext:value-type="float">
            <text:p>130346</text:p>
          </table:table-cell>
          <table:table-cell table:number-columns-repeated="3"/>
          <table:table-cell office:value-type="float" office:value="206318" calcext:value-type="float">
            <text:p>206318</text:p>
          </table:table-cell>
          <table:table-cell table:number-columns-repeated="3"/>
          <table:table-cell office:value-type="float" office:value="172413" calcext:value-type="float">
            <text:p>172413</text:p>
          </table:table-cell>
          <table:table-cell/>
          <table:table-cell office:value-type="float" office:value="1084745" calcext:value-type="float">
            <text:p>1084745</text:p>
          </table:table-cell>
          <table:table-cell/>
          <table:table-cell office:value-type="float" office:value="1865889" calcext:value-type="float">
            <text:p>1865889</text:p>
          </table:table-cell>
          <table:table-cell/>
          <table:table-cell office:value-type="float" office:value="2689075" calcext:value-type="float">
            <text:p>2689075</text:p>
          </table:table-cell>
          <table:table-cell/>
          <table:table-cell office:value-type="float" office:value="3699421" calcext:value-type="float">
            <text:p>3699421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631" calcext:value-type="float">
            <text:p>21631</text:p>
          </table:table-cell>
          <table:table-cell table:number-columns-repeated="3"/>
          <table:table-cell office:value-type="float" office:value="23054" calcext:value-type="float">
            <text:p>23054</text:p>
          </table:table-cell>
          <table:table-cell table:number-columns-repeated="3"/>
          <table:table-cell office:value-type="float" office:value="18898" calcext:value-type="float">
            <text:p>18898</text:p>
          </table:table-cell>
          <table:table-cell table:number-columns-repeated="3"/>
          <table:table-cell office:value-type="float" office:value="18857" calcext:value-type="float">
            <text:p>18857</text:p>
          </table:table-cell>
          <table:table-cell table:number-columns-repeated="3"/>
          <table:table-cell office:value-type="float" office:value="17563" calcext:value-type="float">
            <text:p>17563</text:p>
          </table:table-cell>
          <table:table-cell table:number-columns-repeated="3"/>
          <table:table-cell office:value-type="float" office:value="22717" calcext:value-type="float">
            <text:p>22717</text:p>
          </table:table-cell>
          <table:table-cell table:number-columns-repeated="3"/>
          <table:table-cell office:value-type="float" office:value="17827" calcext:value-type="float">
            <text:p>17827</text:p>
          </table:table-cell>
          <table:table-cell table:number-columns-repeated="4"/>
          <table:table-cell office:value-type="float" office:value="22764" calcext:value-type="float">
            <text:p>22764</text:p>
          </table:table-cell>
          <table:table-cell table:number-columns-repeated="4"/>
          <table:table-cell office:value-type="float" office:value="16437" calcext:value-type="float">
            <text:p>16437</text:p>
          </table:table-cell>
          <table:table-cell table:number-columns-repeated="2"/>
          <table:table-cell office:value-type="float" office:value="622265" calcext:value-type="float">
            <text:p>622265</text:p>
          </table:table-cell>
          <table:table-cell table:number-columns-repeated="2"/>
          <table:table-cell office:value-type="float" office:value="683030" calcext:value-type="float">
            <text:p>683030</text:p>
          </table:table-cell>
          <table:table-cell table:number-columns-repeated="2"/>
          <table:table-cell office:value-type="float" office:value="785999" calcext:value-type="float">
            <text:p>785999</text:p>
          </table:table-cell>
          <table:table-cell table:number-columns-repeated="2"/>
          <table:table-cell office:value-type="float" office:value="810896" calcext:value-type="float">
            <text:p>810896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7584" calcext:value-type="float">
            <text:p>37584</text:p>
          </table:table-cell>
          <table:table-cell table:number-columns-repeated="3"/>
          <table:table-cell office:value-type="float" office:value="40173" calcext:value-type="float">
            <text:p>40173</text:p>
          </table:table-cell>
          <table:table-cell table:number-columns-repeated="3"/>
          <table:table-cell office:value-type="float" office:value="34860" calcext:value-type="float">
            <text:p>34860</text:p>
          </table:table-cell>
          <table:table-cell table:number-columns-repeated="3"/>
          <table:table-cell office:value-type="float" office:value="35400" calcext:value-type="float">
            <text:p>35400</text:p>
          </table:table-cell>
          <table:table-cell table:number-columns-repeated="3"/>
          <table:table-cell office:value-type="float" office:value="34557" calcext:value-type="float">
            <text:p>34557</text:p>
          </table:table-cell>
          <table:table-cell table:number-columns-repeated="3"/>
          <table:table-cell office:value-type="float" office:value="35795" calcext:value-type="float">
            <text:p>35795</text:p>
          </table:table-cell>
          <table:table-cell table:number-columns-repeated="3"/>
          <table:table-cell office:value-type="float" office:value="12109" calcext:value-type="float">
            <text:p>12109</text:p>
          </table:table-cell>
          <table:table-cell table:number-columns-repeated="4"/>
          <table:table-cell office:value-type="float" office:value="39716" calcext:value-type="float">
            <text:p>39716</text:p>
          </table:table-cell>
          <table:table-cell table:number-columns-repeated="4"/>
          <table:table-cell office:value-type="float" office:value="32458" calcext:value-type="float">
            <text:p>32458</text:p>
          </table:table-cell>
          <table:table-cell table:number-columns-repeated="2"/>
          <table:table-cell office:value-type="float" office:value="921858" calcext:value-type="float">
            <text:p>921858</text:p>
          </table:table-cell>
          <table:table-cell/>
          <table:table-cell office:value-type="float" office:value="1073375" calcext:value-type="float">
            <text:p>1073375</text:p>
          </table:table-cell>
          <table:table-cell/>
          <table:table-cell office:value-type="float" office:value="1328489" calcext:value-type="float">
            <text:p>1328489</text:p>
          </table:table-cell>
          <table:table-cell/>
          <table:table-cell office:value-type="float" office:value="1402739" calcext:value-type="float">
            <text:p>1402739</text:p>
          </table:table-cell>
          <table:table-cell table:number-columns-repeated="12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7233" calcext:value-type="float">
            <text:p>67233</text:p>
          </table:table-cell>
          <table:table-cell table:number-columns-repeated="3"/>
          <table:table-cell office:value-type="float" office:value="82370" calcext:value-type="float">
            <text:p>82370</text:p>
          </table:table-cell>
          <table:table-cell table:number-columns-repeated="3"/>
          <table:table-cell office:value-type="float" office:value="52808" calcext:value-type="float">
            <text:p>52808</text:p>
          </table:table-cell>
          <table:table-cell table:number-columns-repeated="3"/>
          <table:table-cell office:value-type="float" office:value="56421" calcext:value-type="float">
            <text:p>56421</text:p>
          </table:table-cell>
          <table:table-cell table:number-columns-repeated="3"/>
          <table:table-cell office:value-type="float" office:value="54825" calcext:value-type="float">
            <text:p>54825</text:p>
          </table:table-cell>
          <table:table-cell table:number-columns-repeated="3"/>
          <table:table-cell office:value-type="float" office:value="70467" calcext:value-type="float">
            <text:p>70467</text:p>
          </table:table-cell>
          <table:table-cell table:number-columns-repeated="3"/>
          <table:table-cell office:value-type="float" office:value="55856" calcext:value-type="float">
            <text:p>55856</text:p>
          </table:table-cell>
          <table:table-cell table:number-columns-repeated="4"/>
          <table:table-cell office:value-type="float" office:value="72377" calcext:value-type="float">
            <text:p>72377</text:p>
          </table:table-cell>
          <table:table-cell table:number-columns-repeated="4"/>
          <table:table-cell office:value-type="float" office:value="67909" calcext:value-type="float">
            <text:p>67909</text:p>
          </table:table-cell>
          <table:table-cell/>
          <table:table-cell office:value-type="float" office:value="1197941" calcext:value-type="float">
            <text:p>1197941</text:p>
          </table:table-cell>
          <table:table-cell/>
          <table:table-cell office:value-type="float" office:value="1538461" calcext:value-type="float">
            <text:p>1538461</text:p>
          </table:table-cell>
          <table:table-cell/>
          <table:table-cell office:value-type="float" office:value="2038216" calcext:value-type="float">
            <text:p>2038216</text:p>
          </table:table-cell>
          <table:table-cell/>
          <table:table-cell office:value-type="float" office:value="2222222" calcext:value-type="float">
            <text:p>2222222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08245" calcext:value-type="float">
            <text:p>108245</text:p>
          </table:table-cell>
          <table:table-cell table:number-columns-repeated="2"/>
          <table:table-cell office:value-type="float" office:value="136047" calcext:value-type="float">
            <text:p>136047</text:p>
          </table:table-cell>
          <table:table-cell table:number-columns-repeated="3"/>
          <table:table-cell office:value-type="float" office:value="87080" calcext:value-type="float">
            <text:p>87080</text:p>
          </table:table-cell>
          <table:table-cell table:number-columns-repeated="3"/>
          <table:table-cell office:value-type="float" office:value="89397" calcext:value-type="float">
            <text:p>89397</text:p>
          </table:table-cell>
          <table:table-cell table:number-columns-repeated="3"/>
          <table:table-cell office:value-type="float" office:value="75380" calcext:value-type="float">
            <text:p>75380</text:p>
          </table:table-cell>
          <table:table-cell table:number-columns-repeated="2"/>
          <table:table-cell office:value-type="float" office:value="118677" calcext:value-type="float">
            <text:p>118677</text:p>
          </table:table-cell>
          <table:table-cell table:number-columns-repeated="3"/>
          <table:table-cell office:value-type="float" office:value="87951" calcext:value-type="float">
            <text:p>87951</text:p>
          </table:table-cell>
          <table:table-cell table:number-columns-repeated="3"/>
          <table:table-cell office:value-type="float" office:value="123611" calcext:value-type="float">
            <text:p>123611</text:p>
          </table:table-cell>
          <table:table-cell table:number-columns-repeated="4"/>
          <table:table-cell office:value-type="float" office:value="82909" calcext:value-type="float">
            <text:p>82909</text:p>
          </table:table-cell>
          <table:table-cell/>
          <table:table-cell office:value-type="float" office:value="1430967" calcext:value-type="float">
            <text:p>1430967</text:p>
          </table:table-cell>
          <table:table-cell/>
          <table:table-cell office:value-type="float" office:value="1904761" calcext:value-type="float">
            <text:p>1904761</text:p>
          </table:table-cell>
          <table:table-cell/>
          <table:table-cell office:value-type="float" office:value="2726304" calcext:value-type="float">
            <text:p>2726304</text:p>
          </table:table-cell>
          <table:table-cell/>
          <table:table-cell office:value-type="float" office:value="3106796" calcext:value-type="float">
            <text:p>3106796</text:p>
          </table:table-cell>
          <table:table-cell table:number-columns-repeated="18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26145" calcext:value-type="float">
            <text:p>126145</text:p>
          </table:table-cell>
          <table:table-cell table:number-columns-repeated="2"/>
          <table:table-cell office:value-type="float" office:value="185668" calcext:value-type="float">
            <text:p>185668</text:p>
          </table:table-cell>
          <table:table-cell table:number-columns-repeated="2"/>
          <table:table-cell office:value-type="float" office:value="134999" calcext:value-type="float">
            <text:p>134999</text:p>
          </table:table-cell>
          <table:table-cell table:number-columns-repeated="2"/>
          <table:table-cell office:value-type="float" office:value="132553" calcext:value-type="float">
            <text:p>132553</text:p>
          </table:table-cell>
          <table:table-cell table:number-columns-repeated="2"/>
          <table:table-cell office:value-type="float" office:value="123343" calcext:value-type="float">
            <text:p>123343</text:p>
          </table:table-cell>
          <table:table-cell table:number-columns-repeated="2"/>
          <table:table-cell office:value-type="float" office:value="175655" calcext:value-type="float">
            <text:p>175655</text:p>
          </table:table-cell>
          <table:table-cell table:number-columns-repeated="2"/>
          <table:table-cell office:value-type="float" office:value="122534" calcext:value-type="float">
            <text:p>122534</text:p>
          </table:table-cell>
          <table:table-cell table:number-columns-repeated="3"/>
          <table:table-cell office:value-type="float" office:value="187381" calcext:value-type="float">
            <text:p>187381</text:p>
          </table:table-cell>
          <table:table-cell table:number-columns-repeated="3"/>
          <table:table-cell office:value-type="float" office:value="129364" calcext:value-type="float">
            <text:p>129364</text:p>
          </table:table-cell>
          <table:table-cell/>
          <table:table-cell office:value-type="float" office:value="1675392" calcext:value-type="float">
            <text:p>1675392</text:p>
          </table:table-cell>
          <table:table-cell/>
          <table:table-cell office:value-type="float" office:value="2216450" calcext:value-type="float">
            <text:p>2216450</text:p>
          </table:table-cell>
          <table:table-cell/>
          <table:table-cell office:value-type="float" office:value="3337679" calcext:value-type="float">
            <text:p>3337679</text:p>
          </table:table-cell>
          <table:table-cell/>
          <table:table-cell office:value-type="float" office:value="3956723" calcext:value-type="float">
            <text:p>3956723</text:p>
          </table:table-cell>
          <table:table-cell table:number-columns-repeated="23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99190" calcext:value-type="float">
            <text:p>199190</text:p>
          </table:table-cell>
          <table:table-cell table:number-columns-repeated="2"/>
          <table:table-cell office:value-type="float" office:value="252191" calcext:value-type="float">
            <text:p>252191</text:p>
          </table:table-cell>
          <table:table-cell table:number-columns-repeated="2"/>
          <table:table-cell office:value-type="float" office:value="162808" calcext:value-type="float">
            <text:p>162808</text:p>
          </table:table-cell>
          <table:table-cell table:number-columns-repeated="2"/>
          <table:table-cell office:value-type="float" office:value="147908" calcext:value-type="float">
            <text:p>147908</text:p>
          </table:table-cell>
          <table:table-cell table:number-columns-repeated="2"/>
          <table:table-cell office:value-type="float" office:value="157800" calcext:value-type="float">
            <text:p>157800</text:p>
          </table:table-cell>
          <table:table-cell table:number-columns-repeated="2"/>
          <table:table-cell office:value-type="float" office:value="209424" calcext:value-type="float">
            <text:p>209424</text:p>
          </table:table-cell>
          <table:table-cell table:number-columns-repeated="2"/>
          <table:table-cell office:value-type="float" office:value="146052" calcext:value-type="float">
            <text:p>146052</text:p>
          </table:table-cell>
          <table:table-cell table:number-columns-repeated="3"/>
          <table:table-cell office:value-type="float" office:value="243809" calcext:value-type="float">
            <text:p>243809</text:p>
          </table:table-cell>
          <table:table-cell table:number-columns-repeated="3"/>
          <table:table-cell office:value-type="float" office:value="173582" calcext:value-type="float">
            <text:p>173582</text:p>
          </table:table-cell>
          <table:table-cell/>
          <table:table-cell office:value-type="float" office:value="1662337" calcext:value-type="float">
            <text:p>1662337</text:p>
          </table:table-cell>
          <table:table-cell/>
          <table:table-cell office:value-type="float" office:value="2365988" calcext:value-type="float">
            <text:p>2365988</text:p>
          </table:table-cell>
          <table:table-cell/>
          <table:table-cell office:value-type="float" office:value="3088057" calcext:value-type="float">
            <text:p>3088057</text:p>
          </table:table-cell>
          <table:table-cell/>
          <table:table-cell office:value-type="float" office:value="4031496" calcext:value-type="float">
            <text:p>4031496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256" calcext:value-type="float">
            <text:p>25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71352" calcext:value-type="float">
            <text:p>171352</text:p>
          </table:table-cell>
          <table:table-cell table:number-columns-repeated="2"/>
          <table:table-cell office:value-type="float" office:value="195958" calcext:value-type="float">
            <text:p>195958</text:p>
          </table:table-cell>
          <table:table-cell table:number-columns-repeated="2"/>
          <table:table-cell office:value-type="float" office:value="194913" calcext:value-type="float">
            <text:p>194913</text:p>
          </table:table-cell>
          <table:table-cell table:number-columns-repeated="2"/>
          <table:table-cell office:value-type="float" office:value="190263" calcext:value-type="float">
            <text:p>190263</text:p>
          </table:table-cell>
          <table:table-cell table:number-columns-repeated="2"/>
          <table:table-cell office:value-type="float" office:value="185198" calcext:value-type="float">
            <text:p>185198</text:p>
          </table:table-cell>
          <table:table-cell table:number-columns-repeated="2"/>
          <table:table-cell office:value-type="float" office:value="180957" calcext:value-type="float">
            <text:p>180957</text:p>
          </table:table-cell>
          <table:table-cell table:number-columns-repeated="2"/>
          <table:table-cell office:value-type="float" office:value="161036" calcext:value-type="float">
            <text:p>161036</text:p>
          </table:table-cell>
          <table:table-cell table:number-columns-repeated="3"/>
          <table:table-cell office:value-type="float" office:value="198757" calcext:value-type="float">
            <text:p>198757</text:p>
          </table:table-cell>
          <table:table-cell table:number-columns-repeated="3"/>
          <table:table-cell office:value-type="float" office:value="174244" calcext:value-type="float">
            <text:p>174244</text:p>
          </table:table-cell>
          <table:table-cell/>
          <table:table-cell office:value-type="float" office:value="1739130" calcext:value-type="float">
            <text:p>1739130</text:p>
          </table:table-cell>
          <table:table-cell/>
          <table:table-cell office:value-type="float" office:value="2473429" calcext:value-type="float">
            <text:p>2473429</text:p>
          </table:table-cell>
          <table:table-cell/>
          <table:table-cell office:value-type="float" office:value="1610062" calcext:value-type="float">
            <text:p>1610062</text:p>
          </table:table-cell>
          <table:table-cell/>
          <table:table-cell office:value-type="float" office:value="4238410" calcext:value-type="float">
            <text:p>4238410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709" calcext:value-type="float">
            <text:p>21709</text:p>
          </table:table-cell>
          <table:table-cell table:number-columns-repeated="3"/>
          <table:table-cell office:value-type="float" office:value="23289" calcext:value-type="float">
            <text:p>23289</text:p>
          </table:table-cell>
          <table:table-cell table:number-columns-repeated="3"/>
          <table:table-cell office:value-type="float" office:value="17108" calcext:value-type="float">
            <text:p>17108</text:p>
          </table:table-cell>
          <table:table-cell table:number-columns-repeated="3"/>
          <table:table-cell office:value-type="float" office:value="16972" calcext:value-type="float">
            <text:p>16972</text:p>
          </table:table-cell>
          <table:table-cell table:number-columns-repeated="3"/>
          <table:table-cell office:value-type="float" office:value="11598" calcext:value-type="float">
            <text:p>11598</text:p>
          </table:table-cell>
          <table:table-cell table:number-columns-repeated="3"/>
          <table:table-cell office:value-type="float" office:value="22797" calcext:value-type="float">
            <text:p>22797</text:p>
          </table:table-cell>
          <table:table-cell table:number-columns-repeated="3"/>
          <table:table-cell office:value-type="float" office:value="16571" calcext:value-type="float">
            <text:p>16571</text:p>
          </table:table-cell>
          <table:table-cell table:number-columns-repeated="4"/>
          <table:table-cell office:value-type="float" office:value="22768" calcext:value-type="float">
            <text:p>22768</text:p>
          </table:table-cell>
          <table:table-cell table:number-columns-repeated="4"/>
          <table:table-cell office:value-type="float" office:value="18778" calcext:value-type="float">
            <text:p>18778</text:p>
          </table:table-cell>
          <table:table-cell table:number-columns-repeated="2"/>
          <table:table-cell office:value-type="float" office:value="652395" calcext:value-type="float">
            <text:p>652395</text:p>
          </table:table-cell>
          <table:table-cell table:number-columns-repeated="2"/>
          <table:table-cell office:value-type="float" office:value="578008" calcext:value-type="float">
            <text:p>578008</text:p>
          </table:table-cell>
          <table:table-cell table:number-columns-repeated="2"/>
          <table:table-cell office:value-type="float" office:value="805031" calcext:value-type="float">
            <text:p>805031</text:p>
          </table:table-cell>
          <table:table-cell table:number-columns-repeated="2"/>
          <table:table-cell office:value-type="float" office:value="817369" calcext:value-type="float">
            <text:p>817369</text:p>
          </table:table-cell>
          <table:table-cell table:number-columns-repeated="9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8640" calcext:value-type="float">
            <text:p>38640</text:p>
          </table:table-cell>
          <table:table-cell table:number-columns-repeated="3"/>
          <table:table-cell office:value-type="float" office:value="41225" calcext:value-type="float">
            <text:p>41225</text:p>
          </table:table-cell>
          <table:table-cell table:number-columns-repeated="3"/>
          <table:table-cell office:value-type="float" office:value="30545" calcext:value-type="float">
            <text:p>30545</text:p>
          </table:table-cell>
          <table:table-cell table:number-columns-repeated="3"/>
          <table:table-cell office:value-type="float" office:value="30017" calcext:value-type="float">
            <text:p>30017</text:p>
          </table:table-cell>
          <table:table-cell table:number-columns-repeated="3"/>
          <table:table-cell office:value-type="float" office:value="29504" calcext:value-type="float">
            <text:p>29504</text:p>
          </table:table-cell>
          <table:table-cell table:number-columns-repeated="3"/>
          <table:table-cell office:value-type="float" office:value="38346" calcext:value-type="float">
            <text:p>38346</text:p>
          </table:table-cell>
          <table:table-cell table:number-columns-repeated="3"/>
          <table:table-cell office:value-type="float" office:value="30244" calcext:value-type="float">
            <text:p>30244</text:p>
          </table:table-cell>
          <table:table-cell table:number-columns-repeated="4"/>
          <table:table-cell office:value-type="float" office:value="37657" calcext:value-type="float">
            <text:p>37657</text:p>
          </table:table-cell>
          <table:table-cell table:number-columns-repeated="4"/>
          <table:table-cell office:value-type="float" office:value="30311" calcext:value-type="float">
            <text:p>30311</text:p>
          </table:table-cell>
          <table:table-cell/>
          <table:table-cell office:value-type="float" office:value="1004118" calcext:value-type="float">
            <text:p>1004118</text:p>
          </table:table-cell>
          <table:table-cell/>
          <table:table-cell office:value-type="float" office:value="1123053" calcext:value-type="float">
            <text:p>1123053</text:p>
          </table:table-cell>
          <table:table-cell/>
          <table:table-cell office:value-type="float" office:value="1344890" calcext:value-type="float">
            <text:p>1344890</text:p>
          </table:table-cell>
          <table:table-cell/>
          <table:table-cell office:value-type="float" office:value="1450014" calcext:value-type="float">
            <text:p>1450014</text:p>
          </table:table-cell>
          <table:table-cell table:number-columns-repeated="13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0175" calcext:value-type="float">
            <text:p>70175</text:p>
          </table:table-cell>
          <table:table-cell table:number-columns-repeated="3"/>
          <table:table-cell office:value-type="float" office:value="77625" calcext:value-type="float">
            <text:p>77625</text:p>
          </table:table-cell>
          <table:table-cell table:number-columns-repeated="3"/>
          <table:table-cell office:value-type="float" office:value="54482" calcext:value-type="float">
            <text:p>54482</text:p>
          </table:table-cell>
          <table:table-cell table:number-columns-repeated="3"/>
          <table:table-cell office:value-type="float" office:value="53987" calcext:value-type="float">
            <text:p>53987</text:p>
          </table:table-cell>
          <table:table-cell table:number-columns-repeated="3"/>
          <table:table-cell office:value-type="float" office:value="50928" calcext:value-type="float">
            <text:p>50928</text:p>
          </table:table-cell>
          <table:table-cell table:number-columns-repeated="3"/>
          <table:table-cell office:value-type="float" office:value="71757" calcext:value-type="float">
            <text:p>71757</text:p>
          </table:table-cell>
          <table:table-cell table:number-columns-repeated="3"/>
          <table:table-cell office:value-type="float" office:value="55432" calcext:value-type="float">
            <text:p>55432</text:p>
          </table:table-cell>
          <table:table-cell table:number-columns-repeated="4"/>
          <table:table-cell office:value-type="float" office:value="72526" calcext:value-type="float">
            <text:p>72526</text:p>
          </table:table-cell>
          <table:table-cell table:number-columns-repeated="4"/>
          <table:table-cell office:value-type="float" office:value="55152" calcext:value-type="float">
            <text:p>55152</text:p>
          </table:table-cell>
          <table:table-cell/>
          <table:table-cell office:value-type="float" office:value="1393197" calcext:value-type="float">
            <text:p>1393197</text:p>
          </table:table-cell>
          <table:table-cell/>
          <table:table-cell office:value-type="float" office:value="1682550" calcext:value-type="float">
            <text:p>1682550</text:p>
          </table:table-cell>
          <table:table-cell/>
          <table:table-cell office:value-type="float" office:value="2069523" calcext:value-type="float">
            <text:p>2069523</text:p>
          </table:table-cell>
          <table:table-cell/>
          <table:table-cell office:value-type="float" office:value="2263483" calcext:value-type="float">
            <text:p>2263483</text:p>
          </table:table-cell>
          <table:table-cell table:number-columns-repeated="1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1454" calcext:value-type="float">
            <text:p>111454</text:p>
          </table:table-cell>
          <table:table-cell table:number-columns-repeated="2"/>
          <table:table-cell office:value-type="float" office:value="130469" calcext:value-type="float">
            <text:p>130469</text:p>
          </table:table-cell>
          <table:table-cell table:number-columns-repeated="3"/>
          <table:table-cell office:value-type="float" office:value="92217" calcext:value-type="float">
            <text:p>92217</text:p>
          </table:table-cell>
          <table:table-cell table:number-columns-repeated="3"/>
          <table:table-cell office:value-type="float" office:value="94508" calcext:value-type="float">
            <text:p>94508</text:p>
          </table:table-cell>
          <table:table-cell table:number-columns-repeated="3"/>
          <table:table-cell office:value-type="float" office:value="91574" calcext:value-type="float">
            <text:p>91574</text:p>
          </table:table-cell>
          <table:table-cell table:number-columns-repeated="2"/>
          <table:table-cell office:value-type="float" office:value="130005" calcext:value-type="float">
            <text:p>130005</text:p>
          </table:table-cell>
          <table:table-cell table:number-columns-repeated="3"/>
          <table:table-cell office:value-type="float" office:value="89706" calcext:value-type="float">
            <text:p>89706</text:p>
          </table:table-cell>
          <table:table-cell table:number-columns-repeated="4"/>
          <table:table-cell office:value-type="float" office:value="83843" calcext:value-type="float">
            <text:p>83843</text:p>
          </table:table-cell>
          <table:table-cell table:number-columns-repeated="4"/>
          <table:table-cell office:value-type="float" office:value="75028" calcext:value-type="float">
            <text:p>75028</text:p>
          </table:table-cell>
          <table:table-cell/>
          <table:table-cell office:value-type="float" office:value="1627980" calcext:value-type="float">
            <text:p>1627980</text:p>
          </table:table-cell>
          <table:table-cell/>
          <table:table-cell office:value-type="float" office:value="2045545" calcext:value-type="float">
            <text:p>2045545</text:p>
          </table:table-cell>
          <table:table-cell/>
          <table:table-cell office:value-type="float" office:value="2693319" calcext:value-type="float">
            <text:p>2693319</text:p>
          </table:table-cell>
          <table:table-cell/>
          <table:table-cell office:value-type="float" office:value="2966396" calcext:value-type="float">
            <text:p>2966396</text:p>
          </table:table-cell>
          <table:table-cell table:number-columns-repeated="17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68871" calcext:value-type="float">
            <text:p>168871</text:p>
          </table:table-cell>
          <table:table-cell table:number-columns-repeated="2"/>
          <table:table-cell office:value-type="float" office:value="192727" calcext:value-type="float">
            <text:p>192727</text:p>
          </table:table-cell>
          <table:table-cell table:number-columns-repeated="2"/>
          <table:table-cell office:value-type="float" office:value="146881" calcext:value-type="float">
            <text:p>146881</text:p>
          </table:table-cell>
          <table:table-cell table:number-columns-repeated="2"/>
          <table:table-cell office:value-type="float" office:value="148096" calcext:value-type="float">
            <text:p>148096</text:p>
          </table:table-cell>
          <table:table-cell table:number-columns-repeated="3"/>
          <table:table-cell office:value-type="float" office:value="77660" calcext:value-type="float">
            <text:p>77660</text:p>
          </table:table-cell>
          <table:table-cell table:number-columns-repeated="2"/>
          <table:table-cell office:value-type="float" office:value="169295" calcext:value-type="float">
            <text:p>169295</text:p>
          </table:table-cell>
          <table:table-cell table:number-columns-repeated="2"/>
          <table:table-cell office:value-type="float" office:value="123776" calcext:value-type="float">
            <text:p>123776</text:p>
          </table:table-cell>
          <table:table-cell table:number-columns-repeated="3"/>
          <table:table-cell office:value-type="float" office:value="187435" calcext:value-type="float">
            <text:p>187435</text:p>
          </table:table-cell>
          <table:table-cell table:number-columns-repeated="3"/>
          <table:table-cell office:value-type="float" office:value="152648" calcext:value-type="float">
            <text:p>152648</text:p>
          </table:table-cell>
          <table:table-cell/>
          <table:table-cell office:value-type="float" office:value="1924088" calcext:value-type="float">
            <text:p>1924088</text:p>
          </table:table-cell>
          <table:table-cell/>
          <table:table-cell office:value-type="float" office:value="2518445" calcext:value-type="float">
            <text:p>2518445</text:p>
          </table:table-cell>
          <table:table-cell/>
          <table:table-cell office:value-type="float" office:value="3723636" calcext:value-type="float">
            <text:p>3723636</text:p>
          </table:table-cell>
          <table:table-cell/>
          <table:table-cell office:value-type="float" office:value="4338983" calcext:value-type="float">
            <text:p>4338983</text:p>
          </table:table-cell>
          <table:table-cell table:number-columns-repeated="22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13155" calcext:value-type="float">
            <text:p>213155</text:p>
          </table:table-cell>
          <table:table-cell table:number-columns-repeated="2"/>
          <table:table-cell office:value-type="float" office:value="255718" calcext:value-type="float">
            <text:p>255718</text:p>
          </table:table-cell>
          <table:table-cell table:number-columns-repeated="2"/>
          <table:table-cell office:value-type="float" office:value="167478" calcext:value-type="float">
            <text:p>167478</text:p>
          </table:table-cell>
          <table:table-cell table:number-columns-repeated="2"/>
          <table:table-cell office:value-type="float" office:value="165380" calcext:value-type="float">
            <text:p>165380</text:p>
          </table:table-cell>
          <table:table-cell table:number-columns-repeated="2"/>
          <table:table-cell office:value-type="float" office:value="161748" calcext:value-type="float">
            <text:p>161748</text:p>
          </table:table-cell>
          <table:table-cell table:number-columns-repeated="2"/>
          <table:table-cell office:value-type="float" office:value="250820" calcext:value-type="float">
            <text:p>250820</text:p>
          </table:table-cell>
          <table:table-cell table:number-columns-repeated="2"/>
          <table:table-cell office:value-type="float" office:value="185419" calcext:value-type="float">
            <text:p>185419</text:p>
          </table:table-cell>
          <table:table-cell table:number-columns-repeated="3"/>
          <table:table-cell office:value-type="float" office:value="270327" calcext:value-type="float">
            <text:p>270327</text:p>
          </table:table-cell>
          <table:table-cell table:number-columns-repeated="3"/>
          <table:table-cell office:value-type="float" office:value="151591" calcext:value-type="float">
            <text:p>151591</text:p>
          </table:table-cell>
          <table:table-cell/>
          <table:table-cell office:value-type="float" office:value="2102669" calcext:value-type="float">
            <text:p>2102669</text:p>
          </table:table-cell>
          <table:table-cell/>
          <table:table-cell office:value-type="float" office:value="2878021" calcext:value-type="float">
            <text:p>2878021</text:p>
          </table:table-cell>
          <table:table-cell/>
          <table:table-cell office:value-type="float" office:value="3761939" calcext:value-type="float">
            <text:p>3761939</text:p>
          </table:table-cell>
          <table:table-cell/>
          <table:table-cell office:value-type="float" office:value="4608460" calcext:value-type="float">
            <text:p>4608460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01028" calcext:value-type="float">
            <text:p>201028</text:p>
          </table:table-cell>
          <table:table-cell table:number-columns-repeated="2"/>
          <table:table-cell office:value-type="float" office:value="203085" calcext:value-type="float">
            <text:p>203085</text:p>
          </table:table-cell>
          <table:table-cell table:number-columns-repeated="2"/>
          <table:table-cell office:value-type="float" office:value="203878" calcext:value-type="float">
            <text:p>203878</text:p>
          </table:table-cell>
          <table:table-cell table:number-columns-repeated="2"/>
          <table:table-cell office:value-type="float" office:value="192249" calcext:value-type="float">
            <text:p>192249</text:p>
          </table:table-cell>
          <table:table-cell table:number-columns-repeated="2"/>
          <table:table-cell office:value-type="float" office:value="199836" calcext:value-type="float">
            <text:p>199836</text:p>
          </table:table-cell>
          <table:table-cell table:number-columns-repeated="2"/>
          <table:table-cell office:value-type="float" office:value="205878" calcext:value-type="float">
            <text:p>205878</text:p>
          </table:table-cell>
          <table:table-cell table:number-columns-repeated="2"/>
          <table:table-cell office:value-type="float" office:value="184544" calcext:value-type="float">
            <text:p>184544</text:p>
          </table:table-cell>
          <table:table-cell table:number-columns-repeated="3"/>
          <table:table-cell office:value-type="float" office:value="214891" calcext:value-type="float">
            <text:p>214891</text:p>
          </table:table-cell>
          <table:table-cell table:number-columns-repeated="3"/>
          <table:table-cell office:value-type="float" office:value="231266" calcext:value-type="float">
            <text:p>231266</text:p>
          </table:table-cell>
          <table:table-cell/>
          <table:table-cell office:value-type="float" office:value="2083842" calcext:value-type="float">
            <text:p>2083842</text:p>
          </table:table-cell>
          <table:table-cell/>
          <table:table-cell office:value-type="float" office:value="2994152" calcext:value-type="float">
            <text:p>2994152</text:p>
          </table:table-cell>
          <table:table-cell/>
          <table:table-cell office:value-type="float" office:value="2289803" calcext:value-type="float">
            <text:p>2289803</text:p>
          </table:table-cell>
          <table:table-cell/>
          <table:table-cell office:value-type="float" office:value="4616771" calcext:value-type="float">
            <text:p>4616771</text:p>
          </table:table-cell>
          <table:table-cell table:number-columns-repeated="24"/>
        </table:table-row>
        <table:table-row table:style-name="ro1">
          <table:table-cell table:number-columns-repeated="13"/>
          <table:table-cell office:value-type="float" office:value="512" calcext:value-type="float">
            <text:p>51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186663" calcext:value-type="float">
            <text:p>186663</text:p>
          </table:table-cell>
          <table:table-cell table:number-columns-repeated="2"/>
          <table:table-cell office:value-type="float" office:value="214468" calcext:value-type="float">
            <text:p>214468</text:p>
          </table:table-cell>
          <table:table-cell table:number-columns-repeated="2"/>
          <table:table-cell office:value-type="float" office:value="236435" calcext:value-type="float">
            <text:p>236435</text:p>
          </table:table-cell>
          <table:table-cell table:number-columns-repeated="2"/>
          <table:table-cell office:value-type="float" office:value="231915" calcext:value-type="float">
            <text:p>231915</text:p>
          </table:table-cell>
          <table:table-cell table:number-columns-repeated="2"/>
          <table:table-cell office:value-type="float" office:value="235132" calcext:value-type="float">
            <text:p>235132</text:p>
          </table:table-cell>
          <table:table-cell table:number-columns-repeated="2"/>
          <table:table-cell office:value-type="float" office:value="205614" calcext:value-type="float">
            <text:p>205614</text:p>
          </table:table-cell>
          <table:table-cell table:number-columns-repeated="2"/>
          <table:table-cell office:value-type="float" office:value="207405" calcext:value-type="float">
            <text:p>207405</text:p>
          </table:table-cell>
          <table:table-cell table:number-columns-repeated="3"/>
          <table:table-cell office:value-type="float" office:value="214414" calcext:value-type="float">
            <text:p>214414</text:p>
          </table:table-cell>
          <table:table-cell table:number-columns-repeated="3"/>
          <table:table-cell office:value-type="float" office:value="206835" calcext:value-type="float">
            <text:p>206835</text:p>
          </table:table-cell>
          <table:table-cell/>
          <table:table-cell office:value-type="float" office:value="2154882" calcext:value-type="float">
            <text:p>2154882</text:p>
          </table:table-cell>
          <table:table-cell/>
          <table:table-cell office:value-type="float" office:value="2874789" calcext:value-type="float">
            <text:p>2874789</text:p>
          </table:table-cell>
          <table:table-cell/>
          <table:table-cell office:value-type="float" office:value="1680341" calcext:value-type="float">
            <text:p>1680341</text:p>
          </table:table-cell>
          <table:table-cell/>
          <table:table-cell office:value-type="float" office:value="4705882" calcext:value-type="float">
            <text:p>470588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660" calcext:value-type="float">
            <text:p>22660</text:p>
          </table:table-cell>
          <table:table-cell table:number-columns-repeated="3"/>
          <table:table-cell office:value-type="float" office:value="24277" calcext:value-type="float">
            <text:p>24277</text:p>
          </table:table-cell>
          <table:table-cell table:number-columns-repeated="3"/>
          <table:table-cell office:value-type="float" office:value="17272" calcext:value-type="float">
            <text:p>17272</text:p>
          </table:table-cell>
          <table:table-cell table:number-columns-repeated="3"/>
          <table:table-cell office:value-type="float" office:value="17260" calcext:value-type="float">
            <text:p>17260</text:p>
          </table:table-cell>
          <table:table-cell table:number-columns-repeated="3"/>
          <table:table-cell office:value-type="float" office:value="16350" calcext:value-type="float">
            <text:p>16350</text:p>
          </table:table-cell>
          <table:table-cell table:number-columns-repeated="3"/>
          <table:table-cell office:value-type="float" office:value="22914" calcext:value-type="float">
            <text:p>22914</text:p>
          </table:table-cell>
          <table:table-cell table:number-columns-repeated="3"/>
          <table:table-cell office:value-type="float" office:value="17001" calcext:value-type="float">
            <text:p>17001</text:p>
          </table:table-cell>
          <table:table-cell table:number-columns-repeated="4"/>
          <table:table-cell office:value-type="float" office:value="22912" calcext:value-type="float">
            <text:p>22912</text:p>
          </table:table-cell>
          <table:table-cell table:number-columns-repeated="4"/>
          <table:table-cell office:value-type="float" office:value="18735" calcext:value-type="float">
            <text:p>18735</text:p>
          </table:table-cell>
          <table:table-cell table:number-columns-repeated="2"/>
          <table:table-cell office:value-type="float" office:value="681485" calcext:value-type="float">
            <text:p>681485</text:p>
          </table:table-cell>
          <table:table-cell table:number-columns-repeated="2"/>
          <table:table-cell office:value-type="float" office:value="735737" calcext:value-type="float">
            <text:p>735737</text:p>
          </table:table-cell>
          <table:table-cell table:number-columns-repeated="2"/>
          <table:table-cell office:value-type="float" office:value="807953" calcext:value-type="float">
            <text:p>807953</text:p>
          </table:table-cell>
          <table:table-cell table:number-columns-repeated="2"/>
          <table:table-cell office:value-type="float" office:value="818152" calcext:value-type="float">
            <text:p>818152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242" calcext:value-type="float">
            <text:p>40242</text:p>
          </table:table-cell>
          <table:table-cell table:number-columns-repeated="3"/>
          <table:table-cell office:value-type="float" office:value="46888" calcext:value-type="float">
            <text:p>46888</text:p>
          </table:table-cell>
          <table:table-cell table:number-columns-repeated="3"/>
          <table:table-cell office:value-type="float" office:value="30864" calcext:value-type="float">
            <text:p>30864</text:p>
          </table:table-cell>
          <table:table-cell table:number-columns-repeated="3"/>
          <table:table-cell office:value-type="float" office:value="31248" calcext:value-type="float">
            <text:p>31248</text:p>
          </table:table-cell>
          <table:table-cell table:number-columns-repeated="3"/>
          <table:table-cell office:value-type="float" office:value="30393" calcext:value-type="float">
            <text:p>30393</text:p>
          </table:table-cell>
          <table:table-cell table:number-columns-repeated="3"/>
          <table:table-cell office:value-type="float" office:value="42890" calcext:value-type="float">
            <text:p>42890</text:p>
          </table:table-cell>
          <table:table-cell table:number-columns-repeated="3"/>
          <table:table-cell office:value-type="float" office:value="33641" calcext:value-type="float">
            <text:p>33641</text:p>
          </table:table-cell>
          <table:table-cell table:number-columns-repeated="4"/>
          <table:table-cell office:value-type="float" office:value="44054" calcext:value-type="float">
            <text:p>44054</text:p>
          </table:table-cell>
          <table:table-cell table:number-columns-repeated="4"/>
          <table:table-cell office:value-type="float" office:value="32684" calcext:value-type="float">
            <text:p>32684</text:p>
          </table:table-cell>
          <table:table-cell/>
          <table:table-cell office:value-type="float" office:value="1077667" calcext:value-type="float">
            <text:p>1077667</text:p>
          </table:table-cell>
          <table:table-cell/>
          <table:table-cell office:value-type="float" office:value="1186146" calcext:value-type="float">
            <text:p>1186146</text:p>
          </table:table-cell>
          <table:table-cell table:number-columns-repeated="2"/>
          <table:table-cell office:value-type="float" office:value="911599" calcext:value-type="float">
            <text:p>911599</text:p>
          </table:table-cell>
          <table:table-cell/>
          <table:table-cell office:value-type="float" office:value="1391871" calcext:value-type="float">
            <text:p>1391871</text:p>
          </table:table-cell>
          <table:table-cell table:number-columns-repeated="13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79163" calcext:value-type="float">
            <text:p>79163</text:p>
          </table:table-cell>
          <table:table-cell table:number-columns-repeated="3"/>
          <table:table-cell office:value-type="float" office:value="85734" calcext:value-type="float">
            <text:p>85734</text:p>
          </table:table-cell>
          <table:table-cell table:number-columns-repeated="3"/>
          <table:table-cell office:value-type="float" office:value="56477" calcext:value-type="float">
            <text:p>56477</text:p>
          </table:table-cell>
          <table:table-cell table:number-columns-repeated="3"/>
          <table:table-cell office:value-type="float" office:value="54166" calcext:value-type="float">
            <text:p>54166</text:p>
          </table:table-cell>
          <table:table-cell table:number-columns-repeated="3"/>
          <table:table-cell office:value-type="float" office:value="54314" calcext:value-type="float">
            <text:p>54314</text:p>
          </table:table-cell>
          <table:table-cell table:number-columns-repeated="3"/>
          <table:table-cell office:value-type="float" office:value="73599" calcext:value-type="float">
            <text:p>73599</text:p>
          </table:table-cell>
          <table:table-cell table:number-columns-repeated="3"/>
          <table:table-cell office:value-type="float" office:value="53595" calcext:value-type="float">
            <text:p>53595</text:p>
          </table:table-cell>
          <table:table-cell table:number-columns-repeated="4"/>
          <table:table-cell office:value-type="float" office:value="72507" calcext:value-type="float">
            <text:p>72507</text:p>
          </table:table-cell>
          <table:table-cell table:number-columns-repeated="4"/>
          <table:table-cell office:value-type="float" office:value="58699" calcext:value-type="float">
            <text:p>58699</text:p>
          </table:table-cell>
          <table:table-cell/>
          <table:table-cell office:value-type="float" office:value="1554341" calcext:value-type="float">
            <text:p>1554341</text:p>
          </table:table-cell>
          <table:table-cell/>
          <table:table-cell office:value-type="float" office:value="1737949" calcext:value-type="float">
            <text:p>1737949</text:p>
          </table:table-cell>
          <table:table-cell/>
          <table:table-cell office:value-type="float" office:value="2211663" calcext:value-type="float">
            <text:p>2211663</text:p>
          </table:table-cell>
          <table:table-cell/>
          <table:table-cell office:value-type="float" office:value="2303712" calcext:value-type="float">
            <text:p>2303712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3293" calcext:value-type="float">
            <text:p>123293</text:p>
          </table:table-cell>
          <table:table-cell table:number-columns-repeated="3"/>
          <table:table-cell office:value-type="float" office:value="47948" calcext:value-type="float">
            <text:p>47948</text:p>
          </table:table-cell>
          <table:table-cell table:number-columns-repeated="2"/>
          <table:table-cell office:value-type="float" office:value="101974" calcext:value-type="float">
            <text:p>101974</text:p>
          </table:table-cell>
          <table:table-cell table:number-columns-repeated="2"/>
          <table:table-cell office:value-type="float" office:value="102250" calcext:value-type="float">
            <text:p>102250</text:p>
          </table:table-cell>
          <table:table-cell table:number-columns-repeated="3"/>
          <table:table-cell office:value-type="float" office:value="96554" calcext:value-type="float">
            <text:p>96554</text:p>
          </table:table-cell>
          <table:table-cell table:number-columns-repeated="2"/>
          <table:table-cell office:value-type="float" office:value="124324" calcext:value-type="float">
            <text:p>124324</text:p>
          </table:table-cell>
          <table:table-cell table:number-columns-repeated="3"/>
          <table:table-cell office:value-type="float" office:value="86407" calcext:value-type="float">
            <text:p>86407</text:p>
          </table:table-cell>
          <table:table-cell table:number-columns-repeated="3"/>
          <table:table-cell office:value-type="float" office:value="129713" calcext:value-type="float">
            <text:p>129713</text:p>
          </table:table-cell>
          <table:table-cell table:number-columns-repeated="3"/>
          <table:table-cell office:value-type="float" office:value="101020" calcext:value-type="float">
            <text:p>101020</text:p>
          </table:table-cell>
          <table:table-cell/>
          <table:table-cell office:value-type="float" office:value="1890694" calcext:value-type="float">
            <text:p>1890694</text:p>
          </table:table-cell>
          <table:table-cell/>
          <table:table-cell office:value-type="float" office:value="2226086" calcext:value-type="float">
            <text:p>2226086</text:p>
          </table:table-cell>
          <table:table-cell/>
          <table:table-cell office:value-type="float" office:value="3125763" calcext:value-type="float">
            <text:p>3125763</text:p>
          </table:table-cell>
          <table:table-cell/>
          <table:table-cell office:value-type="float" office:value="3210031" calcext:value-type="float">
            <text:p>3210031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84099" calcext:value-type="float">
            <text:p>184099</text:p>
          </table:table-cell>
          <table:table-cell table:number-columns-repeated="2"/>
          <table:table-cell office:value-type="float" office:value="187951" calcext:value-type="float">
            <text:p>187951</text:p>
          </table:table-cell>
          <table:table-cell table:number-columns-repeated="2"/>
          <table:table-cell office:value-type="float" office:value="142807" calcext:value-type="float">
            <text:p>142807</text:p>
          </table:table-cell>
          <table:table-cell table:number-columns-repeated="2"/>
          <table:table-cell office:value-type="float" office:value="145473" calcext:value-type="float">
            <text:p>145473</text:p>
          </table:table-cell>
          <table:table-cell table:number-columns-repeated="2"/>
          <table:table-cell office:value-type="float" office:value="131994" calcext:value-type="float">
            <text:p>131994</text:p>
          </table:table-cell>
          <table:table-cell table:number-columns-repeated="2"/>
          <table:table-cell office:value-type="float" office:value="189633" calcext:value-type="float">
            <text:p>189633</text:p>
          </table:table-cell>
          <table:table-cell table:number-columns-repeated="2"/>
          <table:table-cell office:value-type="float" office:value="128198" calcext:value-type="float">
            <text:p>128198</text:p>
          </table:table-cell>
          <table:table-cell table:number-columns-repeated="3"/>
          <table:table-cell office:value-type="float" office:value="196112" calcext:value-type="float">
            <text:p>196112</text:p>
          </table:table-cell>
          <table:table-cell table:number-columns-repeated="3"/>
          <table:table-cell office:value-type="float" office:value="152351" calcext:value-type="float">
            <text:p>152351</text:p>
          </table:table-cell>
          <table:table-cell/>
          <table:table-cell office:value-type="float" office:value="1961685" calcext:value-type="float">
            <text:p>1961685</text:p>
          </table:table-cell>
          <table:table-cell/>
          <table:table-cell office:value-type="float" office:value="1752824" calcext:value-type="float">
            <text:p>1752824</text:p>
          </table:table-cell>
          <table:table-cell/>
          <table:table-cell office:value-type="float" office:value="3745427" calcext:value-type="float">
            <text:p>3745427</text:p>
          </table:table-cell>
          <table:table-cell/>
          <table:table-cell office:value-type="float" office:value="4261339" calcext:value-type="float">
            <text:p>4261339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58038" calcext:value-type="float">
            <text:p>258038</text:p>
          </table:table-cell>
          <table:table-cell table:number-columns-repeated="2"/>
          <table:table-cell office:value-type="float" office:value="293780" calcext:value-type="float">
            <text:p>293780</text:p>
          </table:table-cell>
          <table:table-cell table:number-columns-repeated="2"/>
          <table:table-cell office:value-type="float" office:value="164868" calcext:value-type="float">
            <text:p>164868</text:p>
          </table:table-cell>
          <table:table-cell table:number-columns-repeated="2"/>
          <table:table-cell office:value-type="float" office:value="165556" calcext:value-type="float">
            <text:p>165556</text:p>
          </table:table-cell>
          <table:table-cell table:number-columns-repeated="2"/>
          <table:table-cell office:value-type="float" office:value="161605" calcext:value-type="float">
            <text:p>161605</text:p>
          </table:table-cell>
          <table:table-cell table:number-columns-repeated="2"/>
          <table:table-cell office:value-type="float" office:value="266091" calcext:value-type="float">
            <text:p>266091</text:p>
          </table:table-cell>
          <table:table-cell table:number-columns-repeated="2"/>
          <table:table-cell office:value-type="float" office:value="205408" calcext:value-type="float">
            <text:p>205408</text:p>
          </table:table-cell>
          <table:table-cell table:number-columns-repeated="3"/>
          <table:table-cell office:value-type="float" office:value="279254" calcext:value-type="float">
            <text:p>279254</text:p>
          </table:table-cell>
          <table:table-cell table:number-columns-repeated="3"/>
          <table:table-cell office:value-type="float" office:value="158063" calcext:value-type="float">
            <text:p>158063</text:p>
          </table:table-cell>
          <table:table-cell/>
          <table:table-cell office:value-type="float" office:value="2423095" calcext:value-type="float">
            <text:p>2423095</text:p>
          </table:table-cell>
          <table:table-cell/>
          <table:table-cell office:value-type="float" office:value="2791712" calcext:value-type="float">
            <text:p>2791712</text:p>
          </table:table-cell>
          <table:table-cell/>
          <table:table-cell office:value-type="float" office:value="4068335" calcext:value-type="float">
            <text:p>4068335</text:p>
          </table:table-cell>
          <table:table-cell/>
          <table:table-cell office:value-type="float" office:value="4660901" calcext:value-type="float">
            <text:p>4660901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15592" calcext:value-type="float">
            <text:p>215592</text:p>
          </table:table-cell>
          <table:table-cell table:number-columns-repeated="2"/>
          <table:table-cell office:value-type="float" office:value="227510" calcext:value-type="float">
            <text:p>227510</text:p>
          </table:table-cell>
          <table:table-cell table:number-columns-repeated="2"/>
          <table:table-cell office:value-type="float" office:value="197351" calcext:value-type="float">
            <text:p>197351</text:p>
          </table:table-cell>
          <table:table-cell table:number-columns-repeated="2"/>
          <table:table-cell office:value-type="float" office:value="189349" calcext:value-type="float">
            <text:p>189349</text:p>
          </table:table-cell>
          <table:table-cell table:number-columns-repeated="2"/>
          <table:table-cell office:value-type="float" office:value="187449" calcext:value-type="float">
            <text:p>187449</text:p>
          </table:table-cell>
          <table:table-cell table:number-columns-repeated="2"/>
          <table:table-cell office:value-type="float" office:value="222265" calcext:value-type="float">
            <text:p>222265</text:p>
          </table:table-cell>
          <table:table-cell table:number-columns-repeated="2"/>
          <table:table-cell office:value-type="float" office:value="164866" calcext:value-type="float">
            <text:p>164866</text:p>
          </table:table-cell>
          <table:table-cell table:number-columns-repeated="3"/>
          <table:table-cell office:value-type="float" office:value="222681" calcext:value-type="float">
            <text:p>222681</text:p>
          </table:table-cell>
          <table:table-cell table:number-columns-repeated="3"/>
          <table:table-cell office:value-type="float" office:value="182067" calcext:value-type="float">
            <text:p>182067</text:p>
          </table:table-cell>
          <table:table-cell/>
          <table:table-cell office:value-type="float" office:value="2390847" calcext:value-type="float">
            <text:p>2390847</text:p>
          </table:table-cell>
          <table:table-cell/>
          <table:table-cell office:value-type="float" office:value="3090854" calcext:value-type="float">
            <text:p>3090854</text:p>
          </table:table-cell>
          <table:table-cell/>
          <table:table-cell office:value-type="float" office:value="2884507" calcext:value-type="float">
            <text:p>2884507</text:p>
          </table:table-cell>
          <table:table-cell/>
          <table:table-cell office:value-type="float" office:value="4579606" calcext:value-type="float">
            <text:p>457960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14643" calcext:value-type="float">
            <text:p>214643</text:p>
          </table:table-cell>
          <table:table-cell table:number-columns-repeated="2"/>
          <table:table-cell office:value-type="float" office:value="224458" calcext:value-type="float">
            <text:p>224458</text:p>
          </table:table-cell>
          <table:table-cell table:number-columns-repeated="2"/>
          <table:table-cell office:value-type="float" office:value="363004" calcext:value-type="float">
            <text:p>363004</text:p>
          </table:table-cell>
          <table:table-cell table:number-columns-repeated="2"/>
          <table:table-cell office:value-type="float" office:value="360018" calcext:value-type="float">
            <text:p>360018</text:p>
          </table:table-cell>
          <table:table-cell table:number-columns-repeated="2"/>
          <table:table-cell office:value-type="float" office:value="362272" calcext:value-type="float">
            <text:p>362272</text:p>
          </table:table-cell>
          <table:table-cell table:number-columns-repeated="2"/>
          <table:table-cell office:value-type="float" office:value="219178" calcext:value-type="float">
            <text:p>219178</text:p>
          </table:table-cell>
          <table:table-cell table:number-columns-repeated="2"/>
          <table:table-cell office:value-type="float" office:value="220594" calcext:value-type="float">
            <text:p>220594</text:p>
          </table:table-cell>
          <table:table-cell table:number-columns-repeated="3"/>
          <table:table-cell office:value-type="float" office:value="229390" calcext:value-type="float">
            <text:p>229390</text:p>
          </table:table-cell>
          <table:table-cell table:number-columns-repeated="3"/>
          <table:table-cell office:value-type="float" office:value="328068" calcext:value-type="float">
            <text:p>328068</text:p>
          </table:table-cell>
          <table:table-cell/>
          <table:table-cell office:value-type="float" office:value="2568991" calcext:value-type="float">
            <text:p>2568991</text:p>
          </table:table-cell>
          <table:table-cell/>
          <table:table-cell office:value-type="float" office:value="3172242" calcext:value-type="float">
            <text:p>3172242</text:p>
          </table:table-cell>
          <table:table-cell/>
          <table:table-cell office:value-type="float" office:value="2404884" calcext:value-type="float">
            <text:p>2404884</text:p>
          </table:table-cell>
          <table:table-cell/>
          <table:table-cell office:value-type="float" office:value="4834749" calcext:value-type="float">
            <text:p>483474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27116" calcext:value-type="float">
            <text:p>227116</text:p>
          </table:table-cell>
          <table:table-cell table:number-columns-repeated="2"/>
          <table:table-cell office:value-type="float" office:value="238922" calcext:value-type="float">
            <text:p>238922</text:p>
          </table:table-cell>
          <table:table-cell table:number-columns-repeated="2"/>
          <table:table-cell office:value-type="float" office:value="312052" calcext:value-type="float">
            <text:p>312052</text:p>
          </table:table-cell>
          <table:table-cell table:number-columns-repeated="2"/>
          <table:table-cell office:value-type="float" office:value="282810" calcext:value-type="float">
            <text:p>282810</text:p>
          </table:table-cell>
          <table:table-cell table:number-columns-repeated="2"/>
          <table:table-cell office:value-type="float" office:value="273350" calcext:value-type="float">
            <text:p>273350</text:p>
          </table:table-cell>
          <table:table-cell table:number-columns-repeated="2"/>
          <table:table-cell office:value-type="float" office:value="211055" calcext:value-type="float">
            <text:p>211055</text:p>
          </table:table-cell>
          <table:table-cell table:number-columns-repeated="2"/>
          <table:table-cell office:value-type="float" office:value="245022" calcext:value-type="float">
            <text:p>245022</text:p>
          </table:table-cell>
          <table:table-cell table:number-columns-repeated="3"/>
          <table:table-cell office:value-type="float" office:value="277123" calcext:value-type="float">
            <text:p>277123</text:p>
          </table:table-cell>
          <table:table-cell table:number-columns-repeated="3"/>
          <table:table-cell office:value-type="float" office:value="280771" calcext:value-type="float">
            <text:p>280771</text:p>
          </table:table-cell>
          <table:table-cell/>
          <table:table-cell office:value-type="float" office:value="2545997" calcext:value-type="float">
            <text:p>2545997</text:p>
          </table:table-cell>
          <table:table-cell/>
          <table:table-cell office:value-type="float" office:value="3090854" calcext:value-type="float">
            <text:p>3090854</text:p>
          </table:table-cell>
          <table:table-cell/>
          <table:table-cell office:value-type="float" office:value="1575627" calcext:value-type="float">
            <text:p>1575627</text:p>
          </table:table-cell>
          <table:table-cell/>
          <table:table-cell office:value-type="float" office:value="4841607" calcext:value-type="float">
            <text:p>4841607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129" calcext:value-type="float">
            <text:p>22129</text:p>
          </table:table-cell>
          <table:table-cell table:number-columns-repeated="3"/>
          <table:table-cell office:value-type="float" office:value="23343" calcext:value-type="float">
            <text:p>23343</text:p>
          </table:table-cell>
          <table:table-cell table:number-columns-repeated="3"/>
          <table:table-cell office:value-type="float" office:value="19258" calcext:value-type="float">
            <text:p>19258</text:p>
          </table:table-cell>
          <table:table-cell table:number-columns-repeated="3"/>
          <table:table-cell office:value-type="float" office:value="19266" calcext:value-type="float">
            <text:p>19266</text:p>
          </table:table-cell>
          <table:table-cell table:number-columns-repeated="3"/>
          <table:table-cell office:value-type="float" office:value="17173" calcext:value-type="float">
            <text:p>17173</text:p>
          </table:table-cell>
          <table:table-cell table:number-columns-repeated="3"/>
          <table:table-cell office:value-type="float" office:value="19807" calcext:value-type="float">
            <text:p>19807</text:p>
          </table:table-cell>
          <table:table-cell table:number-columns-repeated="3"/>
          <table:table-cell office:value-type="float" office:value="15927" calcext:value-type="float">
            <text:p>15927</text:p>
          </table:table-cell>
          <table:table-cell table:number-columns-repeated="4"/>
          <table:table-cell office:value-type="float" office:value="23478" calcext:value-type="float">
            <text:p>23478</text:p>
          </table:table-cell>
          <table:table-cell table:number-columns-repeated="4"/>
          <table:table-cell office:value-type="float" office:value="17801" calcext:value-type="float">
            <text:p>17801</text:p>
          </table:table-cell>
          <table:table-cell table:number-columns-repeated="2"/>
          <table:table-cell office:value-type="float" office:value="698094" calcext:value-type="float">
            <text:p>698094</text:p>
          </table:table-cell>
          <table:table-cell table:number-columns-repeated="2"/>
          <table:table-cell office:value-type="float" office:value="725932" calcext:value-type="float">
            <text:p>725932</text:p>
          </table:table-cell>
          <table:table-cell table:number-columns-repeated="2"/>
          <table:table-cell office:value-type="float" office:value="798970" calcext:value-type="float">
            <text:p>798970</text:p>
          </table:table-cell>
          <table:table-cell table:number-columns-repeated="2"/>
          <table:table-cell office:value-type="float" office:value="815254" calcext:value-type="float">
            <text:p>815254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834" calcext:value-type="float">
            <text:p>40834</text:p>
          </table:table-cell>
          <table:table-cell table:number-columns-repeated="3"/>
          <table:table-cell office:value-type="float" office:value="43067" calcext:value-type="float">
            <text:p>43067</text:p>
          </table:table-cell>
          <table:table-cell table:number-columns-repeated="3"/>
          <table:table-cell office:value-type="float" office:value="29179" calcext:value-type="float">
            <text:p>29179</text:p>
          </table:table-cell>
          <table:table-cell table:number-columns-repeated="3"/>
          <table:table-cell office:value-type="float" office:value="28882" calcext:value-type="float">
            <text:p>28882</text:p>
          </table:table-cell>
          <table:table-cell table:number-columns-repeated="3"/>
          <table:table-cell office:value-type="float" office:value="31727" calcext:value-type="float">
            <text:p>31727</text:p>
          </table:table-cell>
          <table:table-cell table:number-columns-repeated="3"/>
          <table:table-cell office:value-type="float" office:value="39354" calcext:value-type="float">
            <text:p>39354</text:p>
          </table:table-cell>
          <table:table-cell table:number-columns-repeated="3"/>
          <table:table-cell office:value-type="float" office:value="30724" calcext:value-type="float">
            <text:p>30724</text:p>
          </table:table-cell>
          <table:table-cell table:number-columns-repeated="4"/>
          <table:table-cell office:value-type="float" office:value="40949" calcext:value-type="float">
            <text:p>40949</text:p>
          </table:table-cell>
          <table:table-cell table:number-columns-repeated="4"/>
          <table:table-cell office:value-type="float" office:value="26641" calcext:value-type="float">
            <text:p>26641</text:p>
          </table:table-cell>
          <table:table-cell/>
          <table:table-cell office:value-type="float" office:value="1100897" calcext:value-type="float">
            <text:p>1100897</text:p>
          </table:table-cell>
          <table:table-cell/>
          <table:table-cell office:value-type="float" office:value="1179587" calcext:value-type="float">
            <text:p>1179587</text:p>
          </table:table-cell>
          <table:table-cell/>
          <table:table-cell office:value-type="float" office:value="1387157" calcext:value-type="float">
            <text:p>1387157</text:p>
          </table:table-cell>
          <table:table-cell/>
          <table:table-cell office:value-type="float" office:value="1424794" calcext:value-type="float">
            <text:p>1424794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196" calcext:value-type="float">
            <text:p>80196</text:p>
          </table:table-cell>
          <table:table-cell table:number-columns-repeated="3"/>
          <table:table-cell office:value-type="float" office:value="85947" calcext:value-type="float">
            <text:p>85947</text:p>
          </table:table-cell>
          <table:table-cell table:number-columns-repeated="3"/>
          <table:table-cell office:value-type="float" office:value="53008" calcext:value-type="float">
            <text:p>53008</text:p>
          </table:table-cell>
          <table:table-cell table:number-columns-repeated="3"/>
          <table:table-cell office:value-type="float" office:value="54339" calcext:value-type="float">
            <text:p>54339</text:p>
          </table:table-cell>
          <table:table-cell table:number-columns-repeated="3"/>
          <table:table-cell office:value-type="float" office:value="62075" calcext:value-type="float">
            <text:p>62075</text:p>
          </table:table-cell>
          <table:table-cell table:number-columns-repeated="3"/>
          <table:table-cell office:value-type="float" office:value="82656" calcext:value-type="float">
            <text:p>82656</text:p>
          </table:table-cell>
          <table:table-cell table:number-columns-repeated="3"/>
          <table:table-cell office:value-type="float" office:value="62368" calcext:value-type="float">
            <text:p>62368</text:p>
          </table:table-cell>
          <table:table-cell table:number-columns-repeated="4"/>
          <table:table-cell office:value-type="float" office:value="82163" calcext:value-type="float">
            <text:p>82163</text:p>
          </table:table-cell>
          <table:table-cell table:number-columns-repeated="4"/>
          <table:table-cell office:value-type="float" office:value="62077" calcext:value-type="float">
            <text:p>62077</text:p>
          </table:table-cell>
          <table:table-cell/>
          <table:table-cell office:value-type="float" office:value="1582567" calcext:value-type="float">
            <text:p>1582567</text:p>
          </table:table-cell>
          <table:table-cell/>
          <table:table-cell office:value-type="float" office:value="1738687" calcext:value-type="float">
            <text:p>1738687</text:p>
          </table:table-cell>
          <table:table-cell/>
          <table:table-cell office:value-type="float" office:value="2056018" calcext:value-type="float">
            <text:p>2056018</text:p>
          </table:table-cell>
          <table:table-cell/>
          <table:table-cell office:value-type="float" office:value="2310208" calcext:value-type="float">
            <text:p>2310208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38518" calcext:value-type="float">
            <text:p>138518</text:p>
          </table:table-cell>
          <table:table-cell table:number-columns-repeated="2"/>
          <table:table-cell office:value-type="float" office:value="149151" calcext:value-type="float">
            <text:p>149151</text:p>
          </table:table-cell>
          <table:table-cell table:number-columns-repeated="2"/>
          <table:table-cell office:value-type="float" office:value="100403" calcext:value-type="float">
            <text:p>100403</text:p>
          </table:table-cell>
          <table:table-cell table:number-columns-repeated="3"/>
          <table:table-cell office:value-type="float" office:value="98832" calcext:value-type="float">
            <text:p>98832</text:p>
          </table:table-cell>
          <table:table-cell table:number-columns-repeated="3"/>
          <table:table-cell office:value-type="float" office:value="98505" calcext:value-type="float">
            <text:p>98505</text:p>
          </table:table-cell>
          <table:table-cell table:number-columns-repeated="2"/>
          <table:table-cell office:value-type="float" office:value="129277" calcext:value-type="float">
            <text:p>129277</text:p>
          </table:table-cell>
          <table:table-cell table:number-columns-repeated="3"/>
          <table:table-cell office:value-type="float" office:value="90171" calcext:value-type="float">
            <text:p>90171</text:p>
          </table:table-cell>
          <table:table-cell table:number-columns-repeated="3"/>
          <table:table-cell office:value-type="float" office:value="131953" calcext:value-type="float">
            <text:p>131953</text:p>
          </table:table-cell>
          <table:table-cell table:number-columns-repeated="3"/>
          <table:table-cell office:value-type="float" office:value="102445" calcext:value-type="float">
            <text:p>102445</text:p>
          </table:table-cell>
          <table:table-cell/>
          <table:table-cell office:value-type="float" office:value="2057051" calcext:value-type="float">
            <text:p>2057051</text:p>
          </table:table-cell>
          <table:table-cell/>
          <table:table-cell office:value-type="float" office:value="2394761" calcext:value-type="float">
            <text:p>2394761</text:p>
          </table:table-cell>
          <table:table-cell/>
          <table:table-cell office:value-type="float" office:value="3249246" calcext:value-type="float">
            <text:p>3249246</text:p>
          </table:table-cell>
          <table:table-cell/>
          <table:table-cell office:value-type="float" office:value="3379537" calcext:value-type="float">
            <text:p>3379537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1512" calcext:value-type="float">
            <text:p>191512</text:p>
          </table:table-cell>
          <table:table-cell table:number-columns-repeated="2"/>
          <table:table-cell office:value-type="float" office:value="204816" calcext:value-type="float">
            <text:p>204816</text:p>
          </table:table-cell>
          <table:table-cell table:number-columns-repeated="2"/>
          <table:table-cell office:value-type="float" office:value="170621" calcext:value-type="float">
            <text:p>170621</text:p>
          </table:table-cell>
          <table:table-cell table:number-columns-repeated="3"/>
          <table:table-cell office:value-type="float" office:value="81696" calcext:value-type="float">
            <text:p>81696</text:p>
          </table:table-cell>
          <table:table-cell table:number-columns-repeated="2"/>
          <table:table-cell office:value-type="float" office:value="157938" calcext:value-type="float">
            <text:p>157938</text:p>
          </table:table-cell>
          <table:table-cell table:number-columns-repeated="2"/>
          <table:table-cell office:value-type="float" office:value="197540" calcext:value-type="float">
            <text:p>197540</text:p>
          </table:table-cell>
          <table:table-cell table:number-columns-repeated="2"/>
          <table:table-cell office:value-type="float" office:value="159693" calcext:value-type="float">
            <text:p>159693</text:p>
          </table:table-cell>
          <table:table-cell table:number-columns-repeated="3"/>
          <table:table-cell office:value-type="float" office:value="198265" calcext:value-type="float">
            <text:p>198265</text:p>
          </table:table-cell>
          <table:table-cell table:number-columns-repeated="3"/>
          <table:table-cell office:value-type="float" office:value="168445" calcext:value-type="float">
            <text:p>168445</text:p>
          </table:table-cell>
          <table:table-cell/>
          <table:table-cell office:value-type="float" office:value="2314647" calcext:value-type="float">
            <text:p>2314647</text:p>
          </table:table-cell>
          <table:table-cell/>
          <table:table-cell office:value-type="float" office:value="2812800" calcext:value-type="float">
            <text:p>2812800</text:p>
          </table:table-cell>
          <table:table-cell/>
          <table:table-cell office:value-type="float" office:value="4342663" calcext:value-type="float">
            <text:p>4342663</text:p>
          </table:table-cell>
          <table:table-cell/>
          <table:table-cell office:value-type="float" office:value="4642938" calcext:value-type="float">
            <text:p>4642938</text:p>
          </table:table-cell>
          <table:table-cell table:number-columns-repeated="23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72982" calcext:value-type="float">
            <text:p>272982</text:p>
          </table:table-cell>
          <table:table-cell table:number-columns-repeated="2"/>
          <table:table-cell office:value-type="float" office:value="294506" calcext:value-type="float">
            <text:p>294506</text:p>
          </table:table-cell>
          <table:table-cell table:number-columns-repeated="2"/>
          <table:table-cell office:value-type="float" office:value="181865" calcext:value-type="float">
            <text:p>181865</text:p>
          </table:table-cell>
          <table:table-cell table:number-columns-repeated="2"/>
          <table:table-cell office:value-type="float" office:value="182055" calcext:value-type="float">
            <text:p>182055</text:p>
          </table:table-cell>
          <table:table-cell table:number-columns-repeated="2"/>
          <table:table-cell office:value-type="float" office:value="181251" calcext:value-type="float">
            <text:p>181251</text:p>
          </table:table-cell>
          <table:table-cell table:number-columns-repeated="2"/>
          <table:table-cell office:value-type="float" office:value="283389" calcext:value-type="float">
            <text:p>283389</text:p>
          </table:table-cell>
          <table:table-cell table:number-columns-repeated="2"/>
          <table:table-cell office:value-type="float" office:value="179232" calcext:value-type="float">
            <text:p>179232</text:p>
          </table:table-cell>
          <table:table-cell table:number-columns-repeated="3"/>
          <table:table-cell office:value-type="float" office:value="290855" calcext:value-type="float">
            <text:p>290855</text:p>
          </table:table-cell>
          <table:table-cell table:number-columns-repeated="3"/>
          <table:table-cell office:value-type="float" office:value="154249" calcext:value-type="float">
            <text:p>154249</text:p>
          </table:table-cell>
          <table:table-cell/>
          <table:table-cell office:value-type="float" office:value="2574805" calcext:value-type="float">
            <text:p>2574805</text:p>
          </table:table-cell>
          <table:table-cell/>
          <table:table-cell office:value-type="float" office:value="3025110" calcext:value-type="float">
            <text:p>3025110</text:p>
          </table:table-cell>
          <table:table-cell/>
          <table:table-cell office:value-type="float" office:value="4638731" calcext:value-type="float">
            <text:p>4638731</text:p>
          </table:table-cell>
          <table:table-cell/>
          <table:table-cell office:value-type="float" office:value="4645044" calcext:value-type="float">
            <text:p>4645044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12271" calcext:value-type="float">
            <text:p>212271</text:p>
          </table:table-cell>
          <table:table-cell table:number-columns-repeated="2"/>
          <table:table-cell office:value-type="float" office:value="238034" calcext:value-type="float">
            <text:p>238034</text:p>
          </table:table-cell>
          <table:table-cell table:number-columns-repeated="2"/>
          <table:table-cell office:value-type="float" office:value="278302" calcext:value-type="float">
            <text:p>278302</text:p>
          </table:table-cell>
          <table:table-cell table:number-columns-repeated="2"/>
          <table:table-cell office:value-type="float" office:value="281044" calcext:value-type="float">
            <text:p>281044</text:p>
          </table:table-cell>
          <table:table-cell table:number-columns-repeated="2"/>
          <table:table-cell office:value-type="float" office:value="260400" calcext:value-type="float">
            <text:p>260400</text:p>
          </table:table-cell>
          <table:table-cell table:number-columns-repeated="2"/>
          <table:table-cell office:value-type="float" office:value="225040" calcext:value-type="float">
            <text:p>225040</text:p>
          </table:table-cell>
          <table:table-cell table:number-columns-repeated="2"/>
          <table:table-cell office:value-type="float" office:value="254476" calcext:value-type="float">
            <text:p>254476</text:p>
          </table:table-cell>
          <table:table-cell table:number-columns-repeated="3"/>
          <table:table-cell office:value-type="float" office:value="246785" calcext:value-type="float">
            <text:p>246785</text:p>
          </table:table-cell>
          <table:table-cell table:number-columns-repeated="3"/>
          <table:table-cell office:value-type="float" office:value="188929" calcext:value-type="float">
            <text:p>188929</text:p>
          </table:table-cell>
          <table:table-cell/>
          <table:table-cell office:value-type="float" office:value="2766446" calcext:value-type="float">
            <text:p>2766446</text:p>
          </table:table-cell>
          <table:table-cell/>
          <table:table-cell office:value-type="float" office:value="3348046" calcext:value-type="float">
            <text:p>3348046</text:p>
          </table:table-cell>
          <table:table-cell/>
          <table:table-cell office:value-type="float" office:value="3712835" calcext:value-type="float">
            <text:p>3712835</text:p>
          </table:table-cell>
          <table:table-cell/>
          <table:table-cell office:value-type="float" office:value="4873869" calcext:value-type="float">
            <text:p>4873869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27467" calcext:value-type="float">
            <text:p>227467</text:p>
          </table:table-cell>
          <table:table-cell table:number-columns-repeated="2"/>
          <table:table-cell office:value-type="float" office:value="234314" calcext:value-type="float">
            <text:p>234314</text:p>
          </table:table-cell>
          <table:table-cell table:number-columns-repeated="2"/>
          <table:table-cell office:value-type="float" office:value="246883" calcext:value-type="float">
            <text:p>246883</text:p>
          </table:table-cell>
          <table:table-cell table:number-columns-repeated="2"/>
          <table:table-cell office:value-type="float" office:value="239840" calcext:value-type="float">
            <text:p>239840</text:p>
          </table:table-cell>
          <table:table-cell table:number-columns-repeated="2"/>
          <table:table-cell office:value-type="float" office:value="236607" calcext:value-type="float">
            <text:p>236607</text:p>
          </table:table-cell>
          <table:table-cell table:number-columns-repeated="2"/>
          <table:table-cell office:value-type="float" office:value="232550" calcext:value-type="float">
            <text:p>232550</text:p>
          </table:table-cell>
          <table:table-cell table:number-columns-repeated="2"/>
          <table:table-cell office:value-type="float" office:value="247612" calcext:value-type="float">
            <text:p>247612</text:p>
          </table:table-cell>
          <table:table-cell table:number-columns-repeated="3"/>
          <table:table-cell office:value-type="float" office:value="232976" calcext:value-type="float">
            <text:p>232976</text:p>
          </table:table-cell>
          <table:table-cell table:number-columns-repeated="3"/>
          <table:table-cell office:value-type="float" office:value="203251" calcext:value-type="float">
            <text:p>203251</text:p>
          </table:table-cell>
          <table:table-cell/>
          <table:table-cell office:value-type="float" office:value="2779964" calcext:value-type="float">
            <text:p>2779964</text:p>
          </table:table-cell>
          <table:table-cell/>
          <table:table-cell office:value-type="float" office:value="3294723" calcext:value-type="float">
            <text:p>3294723</text:p>
          </table:table-cell>
          <table:table-cell/>
          <table:table-cell office:value-type="float" office:value="3342036" calcext:value-type="float">
            <text:p>3342036</text:p>
          </table:table-cell>
          <table:table-cell/>
          <table:table-cell office:value-type="float" office:value="5274272" calcext:value-type="float">
            <text:p>527427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34792" calcext:value-type="float">
            <text:p>234792</text:p>
          </table:table-cell>
          <table:table-cell table:number-columns-repeated="2"/>
          <table:table-cell office:value-type="float" office:value="253707" calcext:value-type="float">
            <text:p>253707</text:p>
          </table:table-cell>
          <table:table-cell table:number-columns-repeated="2"/>
          <table:table-cell office:value-type="float" office:value="403507" calcext:value-type="float">
            <text:p>403507</text:p>
          </table:table-cell>
          <table:table-cell table:number-columns-repeated="2"/>
          <table:table-cell office:value-type="float" office:value="381335" calcext:value-type="float">
            <text:p>381335</text:p>
          </table:table-cell>
          <table:table-cell table:number-columns-repeated="2"/>
          <table:table-cell office:value-type="float" office:value="445352" calcext:value-type="float">
            <text:p>445352</text:p>
          </table:table-cell>
          <table:table-cell table:number-columns-repeated="2"/>
          <table:table-cell office:value-type="float" office:value="253779" calcext:value-type="float">
            <text:p>253779</text:p>
          </table:table-cell>
          <table:table-cell table:number-columns-repeated="2"/>
          <table:table-cell office:value-type="float" office:value="374858" calcext:value-type="float">
            <text:p>374858</text:p>
          </table:table-cell>
          <table:table-cell table:number-columns-repeated="3"/>
          <table:table-cell office:value-type="float" office:value="212788" calcext:value-type="float">
            <text:p>212788</text:p>
          </table:table-cell>
          <table:table-cell table:number-columns-repeated="3"/>
          <table:table-cell office:value-type="float" office:value="279251" calcext:value-type="float">
            <text:p>279251</text:p>
          </table:table-cell>
          <table:table-cell/>
          <table:table-cell office:value-type="float" office:value="2620601" calcext:value-type="float">
            <text:p>2620601</text:p>
          </table:table-cell>
          <table:table-cell/>
          <table:table-cell office:value-type="float" office:value="3375082" calcext:value-type="float">
            <text:p>3375082</text:p>
          </table:table-cell>
          <table:table-cell/>
          <table:table-cell office:value-type="float" office:value="2479719" calcext:value-type="float">
            <text:p>2479719</text:p>
          </table:table-cell>
          <table:table-cell/>
          <table:table-cell office:value-type="float" office:value="5049309" calcext:value-type="float">
            <text:p>5049309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32692" calcext:value-type="float">
            <text:p>232692</text:p>
          </table:table-cell>
          <table:table-cell table:number-columns-repeated="2"/>
          <table:table-cell office:value-type="float" office:value="295569" calcext:value-type="float">
            <text:p>295569</text:p>
          </table:table-cell>
          <table:table-cell table:number-columns-repeated="2"/>
          <table:table-cell office:value-type="float" office:value="396837" calcext:value-type="float">
            <text:p>396837</text:p>
          </table:table-cell>
          <table:table-cell table:number-columns-repeated="2"/>
          <table:table-cell office:value-type="float" office:value="421807" calcext:value-type="float">
            <text:p>421807</text:p>
          </table:table-cell>
          <table:table-cell table:number-columns-repeated="2"/>
          <table:table-cell office:value-type="float" office:value="395435" calcext:value-type="float">
            <text:p>395435</text:p>
          </table:table-cell>
          <table:table-cell table:number-columns-repeated="2"/>
          <table:table-cell office:value-type="float" office:value="338339" calcext:value-type="float">
            <text:p>338339</text:p>
          </table:table-cell>
          <table:table-cell table:number-columns-repeated="2"/>
          <table:table-cell office:value-type="float" office:value="372377" calcext:value-type="float">
            <text:p>372377</text:p>
          </table:table-cell>
          <table:table-cell table:number-columns-repeated="3"/>
          <table:table-cell office:value-type="float" office:value="307854" calcext:value-type="float">
            <text:p>307854</text:p>
          </table:table-cell>
          <table:table-cell table:number-columns-repeated="3"/>
          <table:table-cell office:value-type="float" office:value="348797" calcext:value-type="float">
            <text:p>348797</text:p>
          </table:table-cell>
          <table:table-cell/>
          <table:table-cell office:value-type="float" office:value="2613911" calcext:value-type="float">
            <text:p>2613911</text:p>
          </table:table-cell>
          <table:table-cell/>
          <table:table-cell office:value-type="float" office:value="3131498" calcext:value-type="float">
            <text:p>3131498</text:p>
          </table:table-cell>
          <table:table-cell/>
          <table:table-cell office:value-type="float" office:value="1683241" calcext:value-type="float">
            <text:p>1683241</text:p>
          </table:table-cell>
          <table:table-cell/>
          <table:table-cell office:value-type="float" office:value="4583706" calcext:value-type="float">
            <text:p>458370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2635" calcext:value-type="float">
            <text:p>22635</text:p>
          </table:table-cell>
          <table:table-cell table:number-columns-repeated="3"/>
          <table:table-cell office:value-type="float" office:value="22021" calcext:value-type="float">
            <text:p>22021</text:p>
          </table:table-cell>
          <table:table-cell table:number-columns-repeated="3"/>
          <table:table-cell office:value-type="float" office:value="18766" calcext:value-type="float">
            <text:p>18766</text:p>
          </table:table-cell>
          <table:table-cell table:number-columns-repeated="3"/>
          <table:table-cell office:value-type="float" office:value="17799" calcext:value-type="float">
            <text:p>17799</text:p>
          </table:table-cell>
          <table:table-cell table:number-columns-repeated="3"/>
          <table:table-cell office:value-type="float" office:value="17484" calcext:value-type="float">
            <text:p>17484</text:p>
          </table:table-cell>
          <table:table-cell table:number-columns-repeated="3"/>
          <table:table-cell office:value-type="float" office:value="23352" calcext:value-type="float">
            <text:p>23352</text:p>
          </table:table-cell>
          <table:table-cell table:number-columns-repeated="3"/>
          <table:table-cell office:value-type="float" office:value="17090" calcext:value-type="float">
            <text:p>17090</text:p>
          </table:table-cell>
          <table:table-cell table:number-columns-repeated="4"/>
          <table:table-cell office:value-type="float" office:value="23196" calcext:value-type="float">
            <text:p>23196</text:p>
          </table:table-cell>
          <table:table-cell table:number-columns-repeated="4"/>
          <table:table-cell office:value-type="float" office:value="17443" calcext:value-type="float">
            <text:p>17443</text:p>
          </table:table-cell>
          <table:table-cell table:number-columns-repeated="2"/>
          <table:table-cell office:value-type="float" office:value="667927" calcext:value-type="float">
            <text:p>667927</text:p>
          </table:table-cell>
          <table:table-cell table:number-columns-repeated="2"/>
          <table:table-cell office:value-type="float" office:value="710284" calcext:value-type="float">
            <text:p>710284</text:p>
          </table:table-cell>
          <table:table-cell table:number-columns-repeated="2"/>
          <table:table-cell office:value-type="float" office:value="705052" calcext:value-type="float">
            <text:p>705052</text:p>
          </table:table-cell>
          <table:table-cell table:number-columns-repeated="2"/>
          <table:table-cell office:value-type="float" office:value="700949" calcext:value-type="float">
            <text:p>700949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0868" calcext:value-type="float">
            <text:p>40868</text:p>
          </table:table-cell>
          <table:table-cell table:number-columns-repeated="3"/>
          <table:table-cell office:value-type="float" office:value="43571" calcext:value-type="float">
            <text:p>43571</text:p>
          </table:table-cell>
          <table:table-cell table:number-columns-repeated="3"/>
          <table:table-cell office:value-type="float" office:value="29777" calcext:value-type="float">
            <text:p>29777</text:p>
          </table:table-cell>
          <table:table-cell table:number-columns-repeated="3"/>
          <table:table-cell office:value-type="float" office:value="28222" calcext:value-type="float">
            <text:p>28222</text:p>
          </table:table-cell>
          <table:table-cell table:number-columns-repeated="3"/>
          <table:table-cell office:value-type="float" office:value="31823" calcext:value-type="float">
            <text:p>31823</text:p>
          </table:table-cell>
          <table:table-cell table:number-columns-repeated="3"/>
          <table:table-cell office:value-type="float" office:value="43917" calcext:value-type="float">
            <text:p>43917</text:p>
          </table:table-cell>
          <table:table-cell table:number-columns-repeated="3"/>
          <table:table-cell office:value-type="float" office:value="33183" calcext:value-type="float">
            <text:p>33183</text:p>
          </table:table-cell>
          <table:table-cell table:number-columns-repeated="4"/>
          <table:table-cell office:value-type="float" office:value="44232" calcext:value-type="float">
            <text:p>44232</text:p>
          </table:table-cell>
          <table:table-cell table:number-columns-repeated="4"/>
          <table:table-cell office:value-type="float" office:value="34731" calcext:value-type="float">
            <text:p>34731</text:p>
          </table:table-cell>
          <table:table-cell/>
          <table:table-cell office:value-type="float" office:value="1135254" calcext:value-type="float">
            <text:p>1135254</text:p>
          </table:table-cell>
          <table:table-cell/>
          <table:table-cell office:value-type="float" office:value="1135223" calcext:value-type="float">
            <text:p>1135223</text:p>
          </table:table-cell>
          <table:table-cell/>
          <table:table-cell office:value-type="float" office:value="1170386" calcext:value-type="float">
            <text:p>1170386</text:p>
          </table:table-cell>
          <table:table-cell/>
          <table:table-cell office:value-type="float" office:value="1194238" calcext:value-type="float">
            <text:p>1194238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61113" calcext:value-type="float">
            <text:p>61113</text:p>
          </table:table-cell>
          <table:table-cell table:number-columns-repeated="3"/>
          <table:table-cell office:value-type="float" office:value="78578" calcext:value-type="float">
            <text:p>78578</text:p>
          </table:table-cell>
          <table:table-cell table:number-columns-repeated="3"/>
          <table:table-cell office:value-type="float" office:value="50443" calcext:value-type="float">
            <text:p>50443</text:p>
          </table:table-cell>
          <table:table-cell table:number-columns-repeated="3"/>
          <table:table-cell office:value-type="float" office:value="50064" calcext:value-type="float">
            <text:p>50064</text:p>
          </table:table-cell>
          <table:table-cell table:number-columns-repeated="3"/>
          <table:table-cell office:value-type="float" office:value="55297" calcext:value-type="float">
            <text:p>55297</text:p>
          </table:table-cell>
          <table:table-cell table:number-columns-repeated="3"/>
          <table:table-cell office:value-type="float" office:value="74585" calcext:value-type="float">
            <text:p>74585</text:p>
          </table:table-cell>
          <table:table-cell table:number-columns-repeated="3"/>
          <table:table-cell office:value-type="float" office:value="56024" calcext:value-type="float">
            <text:p>56024</text:p>
          </table:table-cell>
          <table:table-cell table:number-columns-repeated="4"/>
          <table:table-cell office:value-type="float" office:value="82855" calcext:value-type="float">
            <text:p>82855</text:p>
          </table:table-cell>
          <table:table-cell table:number-columns-repeated="4"/>
          <table:table-cell office:value-type="float" office:value="61253" calcext:value-type="float">
            <text:p>61253</text:p>
          </table:table-cell>
          <table:table-cell/>
          <table:table-cell office:value-type="float" office:value="1640499" calcext:value-type="float">
            <text:p>1640499</text:p>
          </table:table-cell>
          <table:table-cell/>
          <table:table-cell office:value-type="float" office:value="1616991" calcext:value-type="float">
            <text:p>1616991</text:p>
          </table:table-cell>
          <table:table-cell/>
          <table:table-cell office:value-type="float" office:value="1691234" calcext:value-type="float">
            <text:p>1691234</text:p>
          </table:table-cell>
          <table:table-cell/>
          <table:table-cell office:value-type="float" office:value="1772469" calcext:value-type="float">
            <text:p>1772469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0600" calcext:value-type="float">
            <text:p>140600</text:p>
          </table:table-cell>
          <table:table-cell table:number-columns-repeated="2"/>
          <table:table-cell office:value-type="float" office:value="147719" calcext:value-type="float">
            <text:p>147719</text:p>
          </table:table-cell>
          <table:table-cell table:number-columns-repeated="3"/>
          <table:table-cell office:value-type="float" office:value="94701" calcext:value-type="float">
            <text:p>94701</text:p>
          </table:table-cell>
          <table:table-cell table:number-columns-repeated="3"/>
          <table:table-cell office:value-type="float" office:value="96316" calcext:value-type="float">
            <text:p>96316</text:p>
          </table:table-cell>
          <table:table-cell table:number-columns-repeated="3"/>
          <table:table-cell office:value-type="float" office:value="73198" calcext:value-type="float">
            <text:p>73198</text:p>
          </table:table-cell>
          <table:table-cell table:number-columns-repeated="2"/>
          <table:table-cell office:value-type="float" office:value="129562" calcext:value-type="float">
            <text:p>129562</text:p>
          </table:table-cell>
          <table:table-cell table:number-columns-repeated="3"/>
          <table:table-cell office:value-type="float" office:value="95590" calcext:value-type="float">
            <text:p>95590</text:p>
          </table:table-cell>
          <table:table-cell table:number-columns-repeated="3"/>
          <table:table-cell office:value-type="float" office:value="133659" calcext:value-type="float">
            <text:p>133659</text:p>
          </table:table-cell>
          <table:table-cell table:number-columns-repeated="3"/>
          <table:table-cell office:value-type="float" office:value="103139" calcext:value-type="float">
            <text:p>103139</text:p>
          </table:table-cell>
          <table:table-cell/>
          <table:table-cell office:value-type="float" office:value="2075395" calcext:value-type="float">
            <text:p>2075395</text:p>
          </table:table-cell>
          <table:table-cell/>
          <table:table-cell office:value-type="float" office:value="2099759" calcext:value-type="float">
            <text:p>2099759</text:p>
          </table:table-cell>
          <table:table-cell/>
          <table:table-cell office:value-type="float" office:value="2330318" calcext:value-type="float">
            <text:p>2330318</text:p>
          </table:table-cell>
          <table:table-cell/>
          <table:table-cell office:value-type="float" office:value="2424960" calcext:value-type="float">
            <text:p>2424960</text:p>
          </table:table-cell>
          <table:table-cell table:number-columns-repeated="20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99762" calcext:value-type="float">
            <text:p>199762</text:p>
          </table:table-cell>
          <table:table-cell table:number-columns-repeated="2"/>
          <table:table-cell office:value-type="float" office:value="211431" calcext:value-type="float">
            <text:p>211431</text:p>
          </table:table-cell>
          <table:table-cell table:number-columns-repeated="2"/>
          <table:table-cell office:value-type="float" office:value="158110" calcext:value-type="float">
            <text:p>158110</text:p>
          </table:table-cell>
          <table:table-cell table:number-columns-repeated="2"/>
          <table:table-cell office:value-type="float" office:value="161536" calcext:value-type="float">
            <text:p>161536</text:p>
          </table:table-cell>
          <table:table-cell table:number-columns-repeated="2"/>
          <table:table-cell office:value-type="float" office:value="152531" calcext:value-type="float">
            <text:p>152531</text:p>
          </table:table-cell>
          <table:table-cell table:number-columns-repeated="2"/>
          <table:table-cell office:value-type="float" office:value="201256" calcext:value-type="float">
            <text:p>201256</text:p>
          </table:table-cell>
          <table:table-cell table:number-columns-repeated="2"/>
          <table:table-cell office:value-type="float" office:value="149553" calcext:value-type="float">
            <text:p>149553</text:p>
          </table:table-cell>
          <table:table-cell table:number-columns-repeated="3"/>
          <table:table-cell office:value-type="float" office:value="205213" calcext:value-type="float">
            <text:p>205213</text:p>
          </table:table-cell>
          <table:table-cell table:number-columns-repeated="3"/>
          <table:table-cell office:value-type="float" office:value="167048" calcext:value-type="float">
            <text:p>167048</text:p>
          </table:table-cell>
          <table:table-cell/>
          <table:table-cell office:value-type="float" office:value="2432015" calcext:value-type="float">
            <text:p>2432015</text:p>
          </table:table-cell>
          <table:table-cell/>
          <table:table-cell office:value-type="float" office:value="2412675" calcext:value-type="float">
            <text:p>2412675</text:p>
          </table:table-cell>
          <table:table-cell/>
          <table:table-cell office:value-type="float" office:value="2673280" calcext:value-type="float">
            <text:p>2673280</text:p>
          </table:table-cell>
          <table:table-cell/>
          <table:table-cell office:value-type="float" office:value="2877414" calcext:value-type="float">
            <text:p>2877414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83892" calcext:value-type="float">
            <text:p>283892</text:p>
          </table:table-cell>
          <table:table-cell table:number-columns-repeated="2"/>
          <table:table-cell office:value-type="float" office:value="303310" calcext:value-type="float">
            <text:p>303310</text:p>
          </table:table-cell>
          <table:table-cell table:number-columns-repeated="2"/>
          <table:table-cell office:value-type="float" office:value="224224" calcext:value-type="float">
            <text:p>224224</text:p>
          </table:table-cell>
          <table:table-cell table:number-columns-repeated="2"/>
          <table:table-cell office:value-type="float" office:value="219879" calcext:value-type="float">
            <text:p>219879</text:p>
          </table:table-cell>
          <table:table-cell table:number-columns-repeated="2"/>
          <table:table-cell office:value-type="float" office:value="215716" calcext:value-type="float">
            <text:p>215716</text:p>
          </table:table-cell>
          <table:table-cell table:number-columns-repeated="2"/>
          <table:table-cell office:value-type="float" office:value="288924" calcext:value-type="float">
            <text:p>288924</text:p>
          </table:table-cell>
          <table:table-cell table:number-columns-repeated="2"/>
          <table:table-cell office:value-type="float" office:value="207619" calcext:value-type="float">
            <text:p>207619</text:p>
          </table:table-cell>
          <table:table-cell table:number-columns-repeated="3"/>
          <table:table-cell office:value-type="float" office:value="294901" calcext:value-type="float">
            <text:p>294901</text:p>
          </table:table-cell>
          <table:table-cell table:number-columns-repeated="3"/>
          <table:table-cell office:value-type="float" office:value="230382" calcext:value-type="float">
            <text:p>230382</text:p>
          </table:table-cell>
          <table:table-cell/>
          <table:table-cell office:value-type="float" office:value="2601791" calcext:value-type="float">
            <text:p>2601791</text:p>
          </table:table-cell>
          <table:table-cell/>
          <table:table-cell office:value-type="float" office:value="2606095" calcext:value-type="float">
            <text:p>2606095</text:p>
          </table:table-cell>
          <table:table-cell/>
          <table:table-cell office:value-type="float" office:value="2836565" calcext:value-type="float">
            <text:p>2836565</text:p>
          </table:table-cell>
          <table:table-cell/>
          <table:table-cell office:value-type="float" office:value="2986946" calcext:value-type="float">
            <text:p>298694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5399" calcext:value-type="float">
            <text:p>235399</text:p>
          </table:table-cell>
          <table:table-cell table:number-columns-repeated="2"/>
          <table:table-cell office:value-type="float" office:value="240399" calcext:value-type="float">
            <text:p>240399</text:p>
          </table:table-cell>
          <table:table-cell table:number-columns-repeated="2"/>
          <table:table-cell office:value-type="float" office:value="279672" calcext:value-type="float">
            <text:p>279672</text:p>
          </table:table-cell>
          <table:table-cell table:number-columns-repeated="2"/>
          <table:table-cell office:value-type="float" office:value="268752" calcext:value-type="float">
            <text:p>268752</text:p>
          </table:table-cell>
          <table:table-cell table:number-columns-repeated="2"/>
          <table:table-cell office:value-type="float" office:value="261845" calcext:value-type="float">
            <text:p>261845</text:p>
          </table:table-cell>
          <table:table-cell table:number-columns-repeated="2"/>
          <table:table-cell office:value-type="float" office:value="236302" calcext:value-type="float">
            <text:p>236302</text:p>
          </table:table-cell>
          <table:table-cell table:number-columns-repeated="2"/>
          <table:table-cell office:value-type="float" office:value="250366" calcext:value-type="float">
            <text:p>250366</text:p>
          </table:table-cell>
          <table:table-cell table:number-columns-repeated="3"/>
          <table:table-cell office:value-type="float" office:value="234077" calcext:value-type="float">
            <text:p>234077</text:p>
          </table:table-cell>
          <table:table-cell table:number-columns-repeated="3"/>
          <table:table-cell office:value-type="float" office:value="200699" calcext:value-type="float">
            <text:p>200699</text:p>
          </table:table-cell>
          <table:table-cell/>
          <table:table-cell office:value-type="float" office:value="2865337" calcext:value-type="float">
            <text:p>2865337</text:p>
          </table:table-cell>
          <table:table-cell/>
          <table:table-cell office:value-type="float" office:value="2808557" calcext:value-type="float">
            <text:p>2808557</text:p>
          </table:table-cell>
          <table:table-cell/>
          <table:table-cell office:value-type="float" office:value="2622950" calcext:value-type="float">
            <text:p>2622950</text:p>
          </table:table-cell>
          <table:table-cell/>
          <table:table-cell office:value-type="float" office:value="3008446" calcext:value-type="float">
            <text:p>3008446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4483" calcext:value-type="float">
            <text:p>244483</text:p>
          </table:table-cell>
          <table:table-cell table:number-columns-repeated="2"/>
          <table:table-cell office:value-type="float" office:value="251909" calcext:value-type="float">
            <text:p>251909</text:p>
          </table:table-cell>
          <table:table-cell table:number-columns-repeated="2"/>
          <table:table-cell office:value-type="float" office:value="318494" calcext:value-type="float">
            <text:p>318494</text:p>
          </table:table-cell>
          <table:table-cell table:number-columns-repeated="2"/>
          <table:table-cell office:value-type="float" office:value="318506" calcext:value-type="float">
            <text:p>318506</text:p>
          </table:table-cell>
          <table:table-cell table:number-columns-repeated="2"/>
          <table:table-cell office:value-type="float" office:value="322073" calcext:value-type="float">
            <text:p>322073</text:p>
          </table:table-cell>
          <table:table-cell table:number-columns-repeated="2"/>
          <table:table-cell office:value-type="float" office:value="238073" calcext:value-type="float">
            <text:p>238073</text:p>
          </table:table-cell>
          <table:table-cell table:number-columns-repeated="2"/>
          <table:table-cell office:value-type="float" office:value="300902" calcext:value-type="float">
            <text:p>300902</text:p>
          </table:table-cell>
          <table:table-cell table:number-columns-repeated="3"/>
          <table:table-cell office:value-type="float" office:value="237720" calcext:value-type="float">
            <text:p>237720</text:p>
          </table:table-cell>
          <table:table-cell table:number-columns-repeated="3"/>
          <table:table-cell office:value-type="float" office:value="219100" calcext:value-type="float">
            <text:p>219100</text:p>
          </table:table-cell>
          <table:table-cell/>
          <table:table-cell office:value-type="float" office:value="2902494" calcext:value-type="float">
            <text:p>2902494</text:p>
          </table:table-cell>
          <table:table-cell/>
          <table:table-cell office:value-type="float" office:value="2856146" calcext:value-type="float">
            <text:p>2856146</text:p>
          </table:table-cell>
          <table:table-cell/>
          <table:table-cell office:value-type="float" office:value="2576424" calcext:value-type="float">
            <text:p>2576424</text:p>
          </table:table-cell>
          <table:table-cell/>
          <table:table-cell office:value-type="float" office:value="3115302" calcext:value-type="float">
            <text:p>3115302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8165" calcext:value-type="float">
            <text:p>248165</text:p>
          </table:table-cell>
          <table:table-cell table:number-columns-repeated="2"/>
          <table:table-cell office:value-type="float" office:value="252056" calcext:value-type="float">
            <text:p>252056</text:p>
          </table:table-cell>
          <table:table-cell table:number-columns-repeated="2"/>
          <table:table-cell office:value-type="float" office:value="383097" calcext:value-type="float">
            <text:p>383097</text:p>
          </table:table-cell>
          <table:table-cell table:number-columns-repeated="2"/>
          <table:table-cell office:value-type="float" office:value="255092" calcext:value-type="float">
            <text:p>255092</text:p>
          </table:table-cell>
          <table:table-cell table:number-columns-repeated="2"/>
          <table:table-cell office:value-type="float" office:value="377087" calcext:value-type="float">
            <text:p>377087</text:p>
          </table:table-cell>
          <table:table-cell table:number-columns-repeated="2"/>
          <table:table-cell office:value-type="float" office:value="245709" calcext:value-type="float">
            <text:p>245709</text:p>
          </table:table-cell>
          <table:table-cell table:number-columns-repeated="2"/>
          <table:table-cell office:value-type="float" office:value="401718" calcext:value-type="float">
            <text:p>401718</text:p>
          </table:table-cell>
          <table:table-cell table:number-columns-repeated="3"/>
          <table:table-cell office:value-type="float" office:value="252221" calcext:value-type="float">
            <text:p>252221</text:p>
          </table:table-cell>
          <table:table-cell table:number-columns-repeated="3"/>
          <table:table-cell office:value-type="float" office:value="276983" calcext:value-type="float">
            <text:p>276983</text:p>
          </table:table-cell>
          <table:table-cell/>
          <table:table-cell office:value-type="float" office:value="2927805" calcext:value-type="float">
            <text:p>2927805</text:p>
          </table:table-cell>
          <table:table-cell/>
          <table:table-cell office:value-type="float" office:value="2856545" calcext:value-type="float">
            <text:p>2856545</text:p>
          </table:table-cell>
          <table:table-cell/>
          <table:table-cell office:value-type="float" office:value="2253769" calcext:value-type="float">
            <text:p>2253769</text:p>
          </table:table-cell>
          <table:table-cell/>
          <table:table-cell office:value-type="float" office:value="3291546" calcext:value-type="float">
            <text:p>329154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7928" calcext:value-type="float">
            <text:p>277928</text:p>
          </table:table-cell>
          <table:table-cell table:number-columns-repeated="2"/>
          <table:table-cell office:value-type="float" office:value="272123" calcext:value-type="float">
            <text:p>272123</text:p>
          </table:table-cell>
          <table:table-cell table:number-columns-repeated="2"/>
          <table:table-cell office:value-type="float" office:value="487305" calcext:value-type="float">
            <text:p>487305</text:p>
          </table:table-cell>
          <table:table-cell table:number-columns-repeated="2"/>
          <table:table-cell office:value-type="float" office:value="491044" calcext:value-type="float">
            <text:p>491044</text:p>
          </table:table-cell>
          <table:table-cell table:number-columns-repeated="2"/>
          <table:table-cell office:value-type="float" office:value="503701" calcext:value-type="float">
            <text:p>503701</text:p>
          </table:table-cell>
          <table:table-cell table:number-columns-repeated="2"/>
          <table:table-cell office:value-type="float" office:value="286575" calcext:value-type="float">
            <text:p>286575</text:p>
          </table:table-cell>
          <table:table-cell table:number-columns-repeated="2"/>
          <table:table-cell office:value-type="float" office:value="446742" calcext:value-type="float">
            <text:p>446742</text:p>
          </table:table-cell>
          <table:table-cell table:number-columns-repeated="3"/>
          <table:table-cell office:value-type="float" office:value="277311" calcext:value-type="float">
            <text:p>277311</text:p>
          </table:table-cell>
          <table:table-cell table:number-columns-repeated="3"/>
          <table:table-cell office:value-type="float" office:value="345118" calcext:value-type="float">
            <text:p>345118</text:p>
          </table:table-cell>
          <table:table-cell/>
          <table:table-cell office:value-type="float" office:value="2668056" calcext:value-type="float">
            <text:p>2668056</text:p>
          </table:table-cell>
          <table:table-cell/>
          <table:table-cell office:value-type="float" office:value="2166851" calcext:value-type="float">
            <text:p>2166851</text:p>
          </table:table-cell>
          <table:table-cell/>
          <table:table-cell office:value-type="float" office:value="1859029" calcext:value-type="float">
            <text:p>1859029</text:p>
          </table:table-cell>
          <table:table-cell/>
          <table:table-cell office:value-type="float" office:value="3118623" calcext:value-type="float">
            <text:p>3118623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4096" calcext:value-type="float">
            <text:p>409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8004" calcext:value-type="float">
            <text:p>308004</text:p>
          </table:table-cell>
          <table:table-cell table:number-columns-repeated="2"/>
          <table:table-cell office:value-type="float" office:value="288190" calcext:value-type="float">
            <text:p>288190</text:p>
          </table:table-cell>
          <table:table-cell table:number-columns-repeated="2"/>
          <table:table-cell office:value-type="float" office:value="554487" calcext:value-type="float">
            <text:p>554487</text:p>
          </table:table-cell>
          <table:table-cell table:number-columns-repeated="2"/>
          <table:table-cell office:value-type="float" office:value="509300" calcext:value-type="float">
            <text:p>509300</text:p>
          </table:table-cell>
          <table:table-cell table:number-columns-repeated="2"/>
          <table:table-cell office:value-type="float" office:value="507313" calcext:value-type="float">
            <text:p>507313</text:p>
          </table:table-cell>
          <table:table-cell table:number-columns-repeated="2"/>
          <table:table-cell office:value-type="float" office:value="289198" calcext:value-type="float">
            <text:p>289198</text:p>
          </table:table-cell>
          <table:table-cell table:number-columns-repeated="2"/>
          <table:table-cell office:value-type="float" office:value="463442" calcext:value-type="float">
            <text:p>463442</text:p>
          </table:table-cell>
          <table:table-cell table:number-columns-repeated="3"/>
          <table:table-cell office:value-type="float" office:value="308850" calcext:value-type="float">
            <text:p>308850</text:p>
          </table:table-cell>
          <table:table-cell table:number-columns-repeated="3"/>
          <table:table-cell office:value-type="float" office:value="468312" calcext:value-type="float">
            <text:p>468312</text:p>
          </table:table-cell>
          <table:table-cell/>
          <table:table-cell office:value-type="float" office:value="2506271" calcext:value-type="float">
            <text:p>2506271</text:p>
          </table:table-cell>
          <table:table-cell/>
          <table:table-cell office:value-type="float" office:value="2478818" calcext:value-type="float">
            <text:p>2478818</text:p>
          </table:table-cell>
          <table:table-cell/>
          <table:table-cell office:value-type="float" office:value="1262833" calcext:value-type="float">
            <text:p>1262833</text:p>
          </table:table-cell>
          <table:table-cell/>
          <table:table-cell office:value-type="float" office:value="2640876" calcext:value-type="float">
            <text:p>264087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899" calcext:value-type="float">
            <text:p>21899</text:p>
          </table:table-cell>
          <table:table-cell table:number-columns-repeated="3"/>
          <table:table-cell office:value-type="float" office:value="23891" calcext:value-type="float">
            <text:p>23891</text:p>
          </table:table-cell>
          <table:table-cell table:number-columns-repeated="3"/>
          <table:table-cell office:value-type="float" office:value="18768" calcext:value-type="float">
            <text:p>18768</text:p>
          </table:table-cell>
          <table:table-cell table:number-columns-repeated="3"/>
          <table:table-cell office:value-type="float" office:value="19909" calcext:value-type="float">
            <text:p>19909</text:p>
          </table:table-cell>
          <table:table-cell table:number-columns-repeated="3"/>
          <table:table-cell office:value-type="float" office:value="17920" calcext:value-type="float">
            <text:p>17920</text:p>
          </table:table-cell>
          <table:table-cell table:number-columns-repeated="3"/>
          <table:table-cell office:value-type="float" office:value="22231" calcext:value-type="float">
            <text:p>22231</text:p>
          </table:table-cell>
          <table:table-cell table:number-columns-repeated="3"/>
          <table:table-cell office:value-type="float" office:value="18557" calcext:value-type="float">
            <text:p>18557</text:p>
          </table:table-cell>
          <table:table-cell table:number-columns-repeated="4"/>
          <table:table-cell office:value-type="float" office:value="22140" calcext:value-type="float">
            <text:p>22140</text:p>
          </table:table-cell>
          <table:table-cell table:number-columns-repeated="4"/>
          <table:table-cell office:value-type="float" office:value="18701" calcext:value-type="float">
            <text:p>18701</text:p>
          </table:table-cell>
          <table:table-cell table:number-columns-repeated="2"/>
          <table:table-cell office:value-type="float" office:value="687357" calcext:value-type="float">
            <text:p>687357</text:p>
          </table:table-cell>
          <table:table-cell table:number-columns-repeated="2"/>
          <table:table-cell office:value-type="float" office:value="694284" calcext:value-type="float">
            <text:p>694284</text:p>
          </table:table-cell>
          <table:table-cell table:number-columns-repeated="2"/>
          <table:table-cell office:value-type="float" office:value="683019" calcext:value-type="float">
            <text:p>683019</text:p>
          </table:table-cell>
          <table:table-cell table:number-columns-repeated="2"/>
          <table:table-cell office:value-type="float" office:value="704360" calcext:value-type="float">
            <text:p>704360</text:p>
          </table:table-cell>
          <table:table-cell table:number-columns-repeated="10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9950" calcext:value-type="float">
            <text:p>39950</text:p>
          </table:table-cell>
          <table:table-cell table:number-columns-repeated="3"/>
          <table:table-cell office:value-type="float" office:value="42459" calcext:value-type="float">
            <text:p>42459</text:p>
          </table:table-cell>
          <table:table-cell table:number-columns-repeated="3"/>
          <table:table-cell office:value-type="float" office:value="31483" calcext:value-type="float">
            <text:p>31483</text:p>
          </table:table-cell>
          <table:table-cell table:number-columns-repeated="3"/>
          <table:table-cell office:value-type="float" office:value="32590" calcext:value-type="float">
            <text:p>32590</text:p>
          </table:table-cell>
          <table:table-cell table:number-columns-repeated="3"/>
          <table:table-cell office:value-type="float" office:value="33248" calcext:value-type="float">
            <text:p>33248</text:p>
          </table:table-cell>
          <table:table-cell table:number-columns-repeated="3"/>
          <table:table-cell office:value-type="float" office:value="44050" calcext:value-type="float">
            <text:p>44050</text:p>
          </table:table-cell>
          <table:table-cell table:number-columns-repeated="3"/>
          <table:table-cell office:value-type="float" office:value="33849" calcext:value-type="float">
            <text:p>33849</text:p>
          </table:table-cell>
          <table:table-cell table:number-columns-repeated="4"/>
          <table:table-cell office:value-type="float" office:value="40237" calcext:value-type="float">
            <text:p>40237</text:p>
          </table:table-cell>
          <table:table-cell table:number-columns-repeated="4"/>
          <table:table-cell office:value-type="float" office:value="34347" calcext:value-type="float">
            <text:p>34347</text:p>
          </table:table-cell>
          <table:table-cell/>
          <table:table-cell office:value-type="float" office:value="1146167" calcext:value-type="float">
            <text:p>1146167</text:p>
          </table:table-cell>
          <table:table-cell/>
          <table:table-cell office:value-type="float" office:value="1133213" calcext:value-type="float">
            <text:p>1133213</text:p>
          </table:table-cell>
          <table:table-cell/>
          <table:table-cell office:value-type="float" office:value="1133260" calcext:value-type="float">
            <text:p>1133260</text:p>
          </table:table-cell>
          <table:table-cell/>
          <table:table-cell office:value-type="float" office:value="1132070" calcext:value-type="float">
            <text:p>1132070</text:p>
          </table:table-cell>
          <table:table-cell table:number-columns-repeated="1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1329" calcext:value-type="float">
            <text:p>81329</text:p>
          </table:table-cell>
          <table:table-cell table:number-columns-repeated="3"/>
          <table:table-cell office:value-type="float" office:value="86866" calcext:value-type="float">
            <text:p>86866</text:p>
          </table:table-cell>
          <table:table-cell table:number-columns-repeated="3"/>
          <table:table-cell office:value-type="float" office:value="52189" calcext:value-type="float">
            <text:p>52189</text:p>
          </table:table-cell>
          <table:table-cell table:number-columns-repeated="3"/>
          <table:table-cell office:value-type="float" office:value="52485" calcext:value-type="float">
            <text:p>52485</text:p>
          </table:table-cell>
          <table:table-cell table:number-columns-repeated="3"/>
          <table:table-cell office:value-type="float" office:value="55197" calcext:value-type="float">
            <text:p>55197</text:p>
          </table:table-cell>
          <table:table-cell table:number-columns-repeated="3"/>
          <table:table-cell office:value-type="float" office:value="82380" calcext:value-type="float">
            <text:p>82380</text:p>
          </table:table-cell>
          <table:table-cell table:number-columns-repeated="3"/>
          <table:table-cell office:value-type="float" office:value="59714" calcext:value-type="float">
            <text:p>59714</text:p>
          </table:table-cell>
          <table:table-cell table:number-columns-repeated="4"/>
          <table:table-cell office:value-type="float" office:value="83678" calcext:value-type="float">
            <text:p>83678</text:p>
          </table:table-cell>
          <table:table-cell table:number-columns-repeated="4"/>
          <table:table-cell office:value-type="float" office:value="61648" calcext:value-type="float">
            <text:p>61648</text:p>
          </table:table-cell>
          <table:table-cell/>
          <table:table-cell office:value-type="float" office:value="1650315" calcext:value-type="float">
            <text:p>1650315</text:p>
          </table:table-cell>
          <table:table-cell/>
          <table:table-cell office:value-type="float" office:value="1602503" calcext:value-type="float">
            <text:p>1602503</text:p>
          </table:table-cell>
          <table:table-cell/>
          <table:table-cell office:value-type="float" office:value="1679376" calcext:value-type="float">
            <text:p>1679376</text:p>
          </table:table-cell>
          <table:table-cell/>
          <table:table-cell office:value-type="float" office:value="1719202" calcext:value-type="float">
            <text:p>1719202</text:p>
          </table:table-cell>
          <table:table-cell table:number-columns-repeated="1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1960" calcext:value-type="float">
            <text:p>141960</text:p>
          </table:table-cell>
          <table:table-cell table:number-columns-repeated="2"/>
          <table:table-cell office:value-type="float" office:value="120097" calcext:value-type="float">
            <text:p>120097</text:p>
          </table:table-cell>
          <table:table-cell table:number-columns-repeated="3"/>
          <table:table-cell office:value-type="float" office:value="92535" calcext:value-type="float">
            <text:p>92535</text:p>
          </table:table-cell>
          <table:table-cell table:number-columns-repeated="3"/>
          <table:table-cell office:value-type="float" office:value="81677" calcext:value-type="float">
            <text:p>81677</text:p>
          </table:table-cell>
          <table:table-cell table:number-columns-repeated="2"/>
          <table:table-cell office:value-type="float" office:value="101595" calcext:value-type="float">
            <text:p>101595</text:p>
          </table:table-cell>
          <table:table-cell table:number-columns-repeated="2"/>
          <table:table-cell office:value-type="float" office:value="132684" calcext:value-type="float">
            <text:p>132684</text:p>
          </table:table-cell>
          <table:table-cell table:number-columns-repeated="3"/>
          <table:table-cell office:value-type="float" office:value="99385" calcext:value-type="float">
            <text:p>99385</text:p>
          </table:table-cell>
          <table:table-cell table:number-columns-repeated="3"/>
          <table:table-cell office:value-type="float" office:value="147562" calcext:value-type="float">
            <text:p>147562</text:p>
          </table:table-cell>
          <table:table-cell table:number-columns-repeated="3"/>
          <table:table-cell office:value-type="float" office:value="106222" calcext:value-type="float">
            <text:p>106222</text:p>
          </table:table-cell>
          <table:table-cell/>
          <table:table-cell office:value-type="float" office:value="2113301" calcext:value-type="float">
            <text:p>2113301</text:p>
          </table:table-cell>
          <table:table-cell/>
          <table:table-cell office:value-type="float" office:value="2021468" calcext:value-type="float">
            <text:p>2021468</text:p>
          </table:table-cell>
          <table:table-cell/>
          <table:table-cell office:value-type="float" office:value="2134500" calcext:value-type="float">
            <text:p>2134500</text:p>
          </table:table-cell>
          <table:table-cell/>
          <table:table-cell office:value-type="float" office:value="2267618" calcext:value-type="float">
            <text:p>2267618</text:p>
          </table:table-cell>
          <table:table-cell table:number-columns-repeated="21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0886" calcext:value-type="float">
            <text:p>210886</text:p>
          </table:table-cell>
          <table:table-cell table:number-columns-repeated="2"/>
          <table:table-cell office:value-type="float" office:value="223256" calcext:value-type="float">
            <text:p>223256</text:p>
          </table:table-cell>
          <table:table-cell table:number-columns-repeated="2"/>
          <table:table-cell office:value-type="float" office:value="143561" calcext:value-type="float">
            <text:p>143561</text:p>
          </table:table-cell>
          <table:table-cell table:number-columns-repeated="2"/>
          <table:table-cell office:value-type="float" office:value="181962" calcext:value-type="float">
            <text:p>181962</text:p>
          </table:table-cell>
          <table:table-cell table:number-columns-repeated="2"/>
          <table:table-cell office:value-type="float" office:value="165368" calcext:value-type="float">
            <text:p>165368</text:p>
          </table:table-cell>
          <table:table-cell table:number-columns-repeated="2"/>
          <table:table-cell office:value-type="float" office:value="218634" calcext:value-type="float">
            <text:p>218634</text:p>
          </table:table-cell>
          <table:table-cell table:number-columns-repeated="2"/>
          <table:table-cell office:value-type="float" office:value="162814" calcext:value-type="float">
            <text:p>162814</text:p>
          </table:table-cell>
          <table:table-cell table:number-columns-repeated="3"/>
          <table:table-cell office:value-type="float" office:value="216710" calcext:value-type="float">
            <text:p>216710</text:p>
          </table:table-cell>
          <table:table-cell table:number-columns-repeated="3"/>
          <table:table-cell office:value-type="float" office:value="174522" calcext:value-type="float">
            <text:p>174522</text:p>
          </table:table-cell>
          <table:table-cell/>
          <table:table-cell office:value-type="float" office:value="2481672" calcext:value-type="float">
            <text:p>2481672</text:p>
          </table:table-cell>
          <table:table-cell/>
          <table:table-cell office:value-type="float" office:value="2373117" calcext:value-type="float">
            <text:p>2373117</text:p>
          </table:table-cell>
          <table:table-cell/>
          <table:table-cell office:value-type="float" office:value="2604272" calcext:value-type="float">
            <text:p>2604272</text:p>
          </table:table-cell>
          <table:table-cell/>
          <table:table-cell office:value-type="float" office:value="2665712" calcext:value-type="float">
            <text:p>2665712</text:p>
          </table:table-cell>
          <table:table-cell table:number-columns-repeated="24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9125" calcext:value-type="float">
            <text:p>299125</text:p>
          </table:table-cell>
          <table:table-cell table:number-columns-repeated="2"/>
          <table:table-cell office:value-type="float" office:value="313242" calcext:value-type="float">
            <text:p>313242</text:p>
          </table:table-cell>
          <table:table-cell table:number-columns-repeated="2"/>
          <table:table-cell office:value-type="float" office:value="261499" calcext:value-type="float">
            <text:p>261499</text:p>
          </table:table-cell>
          <table:table-cell table:number-columns-repeated="2"/>
          <table:table-cell office:value-type="float" office:value="255888" calcext:value-type="float">
            <text:p>255888</text:p>
          </table:table-cell>
          <table:table-cell table:number-columns-repeated="2"/>
          <table:table-cell office:value-type="float" office:value="237074" calcext:value-type="float">
            <text:p>237074</text:p>
          </table:table-cell>
          <table:table-cell table:number-columns-repeated="2"/>
          <table:table-cell office:value-type="float" office:value="301885" calcext:value-type="float">
            <text:p>301885</text:p>
          </table:table-cell>
          <table:table-cell table:number-columns-repeated="2"/>
          <table:table-cell office:value-type="float" office:value="231569" calcext:value-type="float">
            <text:p>231569</text:p>
          </table:table-cell>
          <table:table-cell table:number-columns-repeated="3"/>
          <table:table-cell office:value-type="float" office:value="302103" calcext:value-type="float">
            <text:p>302103</text:p>
          </table:table-cell>
          <table:table-cell table:number-columns-repeated="3"/>
          <table:table-cell office:value-type="float" office:value="252273" calcext:value-type="float">
            <text:p>252273</text:p>
          </table:table-cell>
          <table:table-cell/>
          <table:table-cell office:value-type="float" office:value="2620098" calcext:value-type="float">
            <text:p>2620098</text:p>
          </table:table-cell>
          <table:table-cell/>
          <table:table-cell office:value-type="float" office:value="2522400" calcext:value-type="float">
            <text:p>2522400</text:p>
          </table:table-cell>
          <table:table-cell/>
          <table:table-cell office:value-type="float" office:value="2713301" calcext:value-type="float">
            <text:p>2713301</text:p>
          </table:table-cell>
          <table:table-cell/>
          <table:table-cell office:value-type="float" office:value="2895620" calcext:value-type="float">
            <text:p>289562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42031" calcext:value-type="float">
            <text:p>242031</text:p>
          </table:table-cell>
          <table:table-cell table:number-columns-repeated="2"/>
          <table:table-cell office:value-type="float" office:value="244703" calcext:value-type="float">
            <text:p>244703</text:p>
          </table:table-cell>
          <table:table-cell table:number-columns-repeated="2"/>
          <table:table-cell office:value-type="float" office:value="304904" calcext:value-type="float">
            <text:p>304904</text:p>
          </table:table-cell>
          <table:table-cell table:number-columns-repeated="2"/>
          <table:table-cell office:value-type="float" office:value="303556" calcext:value-type="float">
            <text:p>303556</text:p>
          </table:table-cell>
          <table:table-cell table:number-columns-repeated="2"/>
          <table:table-cell office:value-type="float" office:value="226716" calcext:value-type="float">
            <text:p>226716</text:p>
          </table:table-cell>
          <table:table-cell table:number-columns-repeated="2"/>
          <table:table-cell office:value-type="float" office:value="237468" calcext:value-type="float">
            <text:p>237468</text:p>
          </table:table-cell>
          <table:table-cell table:number-columns-repeated="2"/>
          <table:table-cell office:value-type="float" office:value="274003" calcext:value-type="float">
            <text:p>274003</text:p>
          </table:table-cell>
          <table:table-cell table:number-columns-repeated="3"/>
          <table:table-cell office:value-type="float" office:value="242792" calcext:value-type="float">
            <text:p>242792</text:p>
          </table:table-cell>
          <table:table-cell table:number-columns-repeated="3"/>
          <table:table-cell office:value-type="float" office:value="291430" calcext:value-type="float">
            <text:p>291430</text:p>
          </table:table-cell>
          <table:table-cell/>
          <table:table-cell office:value-type="float" office:value="2905582" calcext:value-type="float">
            <text:p>2905582</text:p>
          </table:table-cell>
          <table:table-cell/>
          <table:table-cell office:value-type="float" office:value="2686342" calcext:value-type="float">
            <text:p>2686342</text:p>
          </table:table-cell>
          <table:table-cell/>
          <table:table-cell office:value-type="float" office:value="2594046" calcext:value-type="float">
            <text:p>2594046</text:p>
          </table:table-cell>
          <table:table-cell/>
          <table:table-cell office:value-type="float" office:value="2957080" calcext:value-type="float">
            <text:p>295708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1833" calcext:value-type="float">
            <text:p>241833</text:p>
          </table:table-cell>
          <table:table-cell table:number-columns-repeated="2"/>
          <table:table-cell office:value-type="float" office:value="248179" calcext:value-type="float">
            <text:p>248179</text:p>
          </table:table-cell>
          <table:table-cell table:number-columns-repeated="2"/>
          <table:table-cell office:value-type="float" office:value="354199" calcext:value-type="float">
            <text:p>354199</text:p>
          </table:table-cell>
          <table:table-cell table:number-columns-repeated="2"/>
          <table:table-cell office:value-type="float" office:value="361717" calcext:value-type="float">
            <text:p>361717</text:p>
          </table:table-cell>
          <table:table-cell table:number-columns-repeated="2"/>
          <table:table-cell office:value-type="float" office:value="341753" calcext:value-type="float">
            <text:p>341753</text:p>
          </table:table-cell>
          <table:table-cell table:number-columns-repeated="2"/>
          <table:table-cell office:value-type="float" office:value="241743" calcext:value-type="float">
            <text:p>241743</text:p>
          </table:table-cell>
          <table:table-cell table:number-columns-repeated="2"/>
          <table:table-cell office:value-type="float" office:value="318448" calcext:value-type="float">
            <text:p>318448</text:p>
          </table:table-cell>
          <table:table-cell table:number-columns-repeated="3"/>
          <table:table-cell office:value-type="float" office:value="245960" calcext:value-type="float">
            <text:p>245960</text:p>
          </table:table-cell>
          <table:table-cell table:number-columns-repeated="3"/>
          <table:table-cell office:value-type="float" office:value="230094" calcext:value-type="float">
            <text:p>230094</text:p>
          </table:table-cell>
          <table:table-cell/>
          <table:table-cell office:value-type="float" office:value="2895825" calcext:value-type="float">
            <text:p>2895825</text:p>
          </table:table-cell>
          <table:table-cell/>
          <table:table-cell office:value-type="float" office:value="2858638" calcext:value-type="float">
            <text:p>2858638</text:p>
          </table:table-cell>
          <table:table-cell/>
          <table:table-cell office:value-type="float" office:value="2575776" calcext:value-type="float">
            <text:p>2575776</text:p>
          </table:table-cell>
          <table:table-cell/>
          <table:table-cell office:value-type="float" office:value="2917690" calcext:value-type="float">
            <text:p>2917690</text:p>
          </table:table-cell>
          <table:table-cell table:number-columns-repeated="25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0258" calcext:value-type="float">
            <text:p>240258</text:p>
          </table:table-cell>
          <table:table-cell table:number-columns-repeated="2"/>
          <table:table-cell office:value-type="float" office:value="248212" calcext:value-type="float">
            <text:p>248212</text:p>
          </table:table-cell>
          <table:table-cell table:number-columns-repeated="2"/>
          <table:table-cell office:value-type="float" office:value="448621" calcext:value-type="float">
            <text:p>448621</text:p>
          </table:table-cell>
          <table:table-cell table:number-columns-repeated="2"/>
          <table:table-cell office:value-type="float" office:value="431001" calcext:value-type="float">
            <text:p>431001</text:p>
          </table:table-cell>
          <table:table-cell table:number-columns-repeated="2"/>
          <table:table-cell office:value-type="float" office:value="397316" calcext:value-type="float">
            <text:p>397316</text:p>
          </table:table-cell>
          <table:table-cell table:number-columns-repeated="2"/>
          <table:table-cell office:value-type="float" office:value="249433" calcext:value-type="float">
            <text:p>249433</text:p>
          </table:table-cell>
          <table:table-cell table:number-columns-repeated="2"/>
          <table:table-cell office:value-type="float" office:value="393001" calcext:value-type="float">
            <text:p>393001</text:p>
          </table:table-cell>
          <table:table-cell table:number-columns-repeated="3"/>
          <table:table-cell office:value-type="float" office:value="253728" calcext:value-type="float">
            <text:p>253728</text:p>
          </table:table-cell>
          <table:table-cell table:number-columns-repeated="3"/>
          <table:table-cell office:value-type="float" office:value="235995" calcext:value-type="float">
            <text:p>235995</text:p>
          </table:table-cell>
          <table:table-cell/>
          <table:table-cell office:value-type="float" office:value="3044900" calcext:value-type="float">
            <text:p>3044900</text:p>
          </table:table-cell>
          <table:table-cell/>
          <table:table-cell office:value-type="float" office:value="2861534" calcext:value-type="float">
            <text:p>2861534</text:p>
          </table:table-cell>
          <table:table-cell/>
          <table:table-cell office:value-type="float" office:value="2347748" calcext:value-type="float">
            <text:p>2347748</text:p>
          </table:table-cell>
          <table:table-cell/>
          <table:table-cell office:value-type="float" office:value="2995356" calcext:value-type="float">
            <text:p>299535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2886" calcext:value-type="float">
            <text:p>272886</text:p>
          </table:table-cell>
          <table:table-cell table:number-columns-repeated="2"/>
          <table:table-cell office:value-type="float" office:value="261926" calcext:value-type="float">
            <text:p>261926</text:p>
          </table:table-cell>
          <table:table-cell table:number-columns-repeated="2"/>
          <table:table-cell office:value-type="float" office:value="487349" calcext:value-type="float">
            <text:p>487349</text:p>
          </table:table-cell>
          <table:table-cell table:number-columns-repeated="2"/>
          <table:table-cell office:value-type="float" office:value="497851" calcext:value-type="float">
            <text:p>497851</text:p>
          </table:table-cell>
          <table:table-cell table:number-columns-repeated="2"/>
          <table:table-cell office:value-type="float" office:value="481041" calcext:value-type="float">
            <text:p>481041</text:p>
          </table:table-cell>
          <table:table-cell table:number-columns-repeated="2"/>
          <table:table-cell office:value-type="float" office:value="290207" calcext:value-type="float">
            <text:p>290207</text:p>
          </table:table-cell>
          <table:table-cell table:number-columns-repeated="2"/>
          <table:table-cell office:value-type="float" office:value="490624" calcext:value-type="float">
            <text:p>490624</text:p>
          </table:table-cell>
          <table:table-cell table:number-columns-repeated="3"/>
          <table:table-cell office:value-type="float" office:value="279849" calcext:value-type="float">
            <text:p>279849</text:p>
          </table:table-cell>
          <table:table-cell table:number-columns-repeated="3"/>
          <table:table-cell office:value-type="float" office:value="328830" calcext:value-type="float">
            <text:p>328830</text:p>
          </table:table-cell>
          <table:table-cell/>
          <table:table-cell office:value-type="float" office:value="2887760" calcext:value-type="float">
            <text:p>2887760</text:p>
          </table:table-cell>
          <table:table-cell/>
          <table:table-cell office:value-type="float" office:value="2738425" calcext:value-type="float">
            <text:p>2738425</text:p>
          </table:table-cell>
          <table:table-cell/>
          <table:table-cell office:value-type="float" office:value="2050922" calcext:value-type="float">
            <text:p>2050922</text:p>
          </table:table-cell>
          <table:table-cell/>
          <table:table-cell office:value-type="float" office:value="2896746" calcext:value-type="float">
            <text:p>2896746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52453" calcext:value-type="float">
            <text:p>252453</text:p>
          </table:table-cell>
          <table:table-cell table:number-columns-repeated="2"/>
          <table:table-cell office:value-type="float" office:value="295970" calcext:value-type="float">
            <text:p>295970</text:p>
          </table:table-cell>
          <table:table-cell table:number-columns-repeated="2"/>
          <table:table-cell office:value-type="float" office:value="497192" calcext:value-type="float">
            <text:p>497192</text:p>
          </table:table-cell>
          <table:table-cell table:number-columns-repeated="2"/>
          <table:table-cell office:value-type="float" office:value="348163" calcext:value-type="float">
            <text:p>348163</text:p>
          </table:table-cell>
          <table:table-cell table:number-columns-repeated="2"/>
          <table:table-cell office:value-type="float" office:value="494724" calcext:value-type="float">
            <text:p>494724</text:p>
          </table:table-cell>
          <table:table-cell table:number-columns-repeated="2"/>
          <table:table-cell office:value-type="float" office:value="285218" calcext:value-type="float">
            <text:p>285218</text:p>
          </table:table-cell>
          <table:table-cell table:number-columns-repeated="2"/>
          <table:table-cell office:value-type="float" office:value="480069" calcext:value-type="float">
            <text:p>480069</text:p>
          </table:table-cell>
          <table:table-cell table:number-columns-repeated="3"/>
          <table:table-cell office:value-type="float" office:value="298353" calcext:value-type="float">
            <text:p>298353</text:p>
          </table:table-cell>
          <table:table-cell table:number-columns-repeated="3"/>
          <table:table-cell office:value-type="float" office:value="468020" calcext:value-type="float">
            <text:p>468020</text:p>
          </table:table-cell>
          <table:table-cell/>
          <table:table-cell office:value-type="float" office:value="2738334" calcext:value-type="float">
            <text:p>2738334</text:p>
          </table:table-cell>
          <table:table-cell/>
          <table:table-cell office:value-type="float" office:value="2543546" calcext:value-type="float">
            <text:p>2543546</text:p>
          </table:table-cell>
          <table:table-cell/>
          <table:table-cell office:value-type="float" office:value="1601501" calcext:value-type="float">
            <text:p>1601501</text:p>
          </table:table-cell>
          <table:table-cell/>
          <table:table-cell office:value-type="float" office:value="2291532" calcext:value-type="float">
            <text:p>2291532</text:p>
          </table:table-cell>
          <table:table-cell table:number-columns-repeated="26"/>
        </table:table-row>
        <table:table-row table:style-name="ro1">
          <table:table-cell table:number-columns-repeated="12"/>
          <table:table-cell office:value-type="float" office:value="8192" calcext:value-type="float">
            <text:p>819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8989" calcext:value-type="float">
            <text:p>318989</text:p>
          </table:table-cell>
          <table:table-cell table:number-columns-repeated="2"/>
          <table:table-cell office:value-type="float" office:value="363099" calcext:value-type="float">
            <text:p>363099</text:p>
          </table:table-cell>
          <table:table-cell table:number-columns-repeated="2"/>
          <table:table-cell office:value-type="float" office:value="515398" calcext:value-type="float">
            <text:p>515398</text:p>
          </table:table-cell>
          <table:table-cell table:number-columns-repeated="2"/>
          <table:table-cell office:value-type="float" office:value="513872" calcext:value-type="float">
            <text:p>513872</text:p>
          </table:table-cell>
          <table:table-cell table:number-columns-repeated="2"/>
          <table:table-cell office:value-type="float" office:value="521020" calcext:value-type="float">
            <text:p>521020</text:p>
          </table:table-cell>
          <table:table-cell table:number-columns-repeated="2"/>
          <table:table-cell office:value-type="float" office:value="305716" calcext:value-type="float">
            <text:p>305716</text:p>
          </table:table-cell>
          <table:table-cell table:number-columns-repeated="2"/>
          <table:table-cell office:value-type="float" office:value="518802" calcext:value-type="float">
            <text:p>518802</text:p>
          </table:table-cell>
          <table:table-cell table:number-columns-repeated="3"/>
          <table:table-cell office:value-type="float" office:value="331236" calcext:value-type="float">
            <text:p>331236</text:p>
          </table:table-cell>
          <table:table-cell table:number-columns-repeated="3"/>
          <table:table-cell office:value-type="float" office:value="500027" calcext:value-type="float">
            <text:p>500027</text:p>
          </table:table-cell>
          <table:table-cell/>
          <table:table-cell office:value-type="float" office:value="2643262" calcext:value-type="float">
            <text:p>2643262</text:p>
          </table:table-cell>
          <table:table-cell/>
          <table:table-cell office:value-type="float" office:value="2448808" calcext:value-type="float">
            <text:p>2448808</text:p>
          </table:table-cell>
          <table:table-cell/>
          <table:table-cell office:value-type="float" office:value="1269211" calcext:value-type="float">
            <text:p>1269211</text:p>
          </table:table-cell>
          <table:table-cell/>
          <table:table-cell office:value-type="float" office:value="2321337" calcext:value-type="float">
            <text:p>232133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173" calcext:value-type="float">
            <text:p>21173</text:p>
          </table:table-cell>
          <table:table-cell table:number-columns-repeated="3"/>
          <table:table-cell office:value-type="float" office:value="23803" calcext:value-type="float">
            <text:p>23803</text:p>
          </table:table-cell>
          <table:table-cell table:number-columns-repeated="3"/>
          <table:table-cell office:value-type="float" office:value="21235" calcext:value-type="float">
            <text:p>21235</text:p>
          </table:table-cell>
          <table:table-cell table:number-columns-repeated="3"/>
          <table:table-cell office:value-type="float" office:value="21650" calcext:value-type="float">
            <text:p>21650</text:p>
          </table:table-cell>
          <table:table-cell table:number-columns-repeated="3"/>
          <table:table-cell office:value-type="float" office:value="17969" calcext:value-type="float">
            <text:p>17969</text:p>
          </table:table-cell>
          <table:table-cell table:number-columns-repeated="3"/>
          <table:table-cell office:value-type="float" office:value="22504" calcext:value-type="float">
            <text:p>22504</text:p>
          </table:table-cell>
          <table:table-cell table:number-columns-repeated="3"/>
          <table:table-cell office:value-type="float" office:value="18328" calcext:value-type="float">
            <text:p>18328</text:p>
          </table:table-cell>
          <table:table-cell table:number-columns-repeated="4"/>
          <table:table-cell office:value-type="float" office:value="22291" calcext:value-type="float">
            <text:p>22291</text:p>
          </table:table-cell>
          <table:table-cell table:number-columns-repeated="4"/>
          <table:table-cell office:value-type="float" office:value="18633" calcext:value-type="float">
            <text:p>18633</text:p>
          </table:table-cell>
          <table:table-cell table:number-columns-repeated="2"/>
          <table:table-cell office:value-type="float" office:value="700320" calcext:value-type="float">
            <text:p>700320</text:p>
          </table:table-cell>
          <table:table-cell table:number-columns-repeated="2"/>
          <table:table-cell office:value-type="float" office:value="705787" calcext:value-type="float">
            <text:p>705787</text:p>
          </table:table-cell>
          <table:table-cell table:number-columns-repeated="2"/>
          <table:table-cell office:value-type="float" office:value="678252" calcext:value-type="float">
            <text:p>678252</text:p>
          </table:table-cell>
          <table:table-cell table:number-columns-repeated="2"/>
          <table:table-cell office:value-type="float" office:value="684140" calcext:value-type="float">
            <text:p>684140</text:p>
          </table:table-cell>
          <table:table-cell table:number-columns-repeated="11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2122" calcext:value-type="float">
            <text:p>42122</text:p>
          </table:table-cell>
          <table:table-cell table:number-columns-repeated="3"/>
          <table:table-cell office:value-type="float" office:value="47141" calcext:value-type="float">
            <text:p>47141</text:p>
          </table:table-cell>
          <table:table-cell table:number-columns-repeated="3"/>
          <table:table-cell office:value-type="float" office:value="31470" calcext:value-type="float">
            <text:p>31470</text:p>
          </table:table-cell>
          <table:table-cell table:number-columns-repeated="3"/>
          <table:table-cell office:value-type="float" office:value="30887" calcext:value-type="float">
            <text:p>30887</text:p>
          </table:table-cell>
          <table:table-cell table:number-columns-repeated="3"/>
          <table:table-cell office:value-type="float" office:value="34018" calcext:value-type="float">
            <text:p>34018</text:p>
          </table:table-cell>
          <table:table-cell table:number-columns-repeated="3"/>
          <table:table-cell office:value-type="float" office:value="42173" calcext:value-type="float">
            <text:p>42173</text:p>
          </table:table-cell>
          <table:table-cell table:number-columns-repeated="3"/>
          <table:table-cell office:value-type="float" office:value="32983" calcext:value-type="float">
            <text:p>32983</text:p>
          </table:table-cell>
          <table:table-cell table:number-columns-repeated="4"/>
          <table:table-cell office:value-type="float" office:value="43490" calcext:value-type="float">
            <text:p>43490</text:p>
          </table:table-cell>
          <table:table-cell table:number-columns-repeated="4"/>
          <table:table-cell office:value-type="float" office:value="34366" calcext:value-type="float">
            <text:p>34366</text:p>
          </table:table-cell>
          <table:table-cell/>
          <table:table-cell office:value-type="float" office:value="1107199" calcext:value-type="float">
            <text:p>1107199</text:p>
          </table:table-cell>
          <table:table-cell/>
          <table:table-cell office:value-type="float" office:value="1111073" calcext:value-type="float">
            <text:p>1111073</text:p>
          </table:table-cell>
          <table:table-cell/>
          <table:table-cell office:value-type="float" office:value="1106884" calcext:value-type="float">
            <text:p>1106884</text:p>
          </table:table-cell>
          <table:table-cell/>
          <table:table-cell office:value-type="float" office:value="1137019" calcext:value-type="float">
            <text:p>1137019</text:p>
          </table:table-cell>
          <table:table-cell table:number-columns-repeated="1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0589" calcext:value-type="float">
            <text:p>80589</text:p>
          </table:table-cell>
          <table:table-cell table:number-columns-repeated="3"/>
          <table:table-cell office:value-type="float" office:value="86902" calcext:value-type="float">
            <text:p>86902</text:p>
          </table:table-cell>
          <table:table-cell table:number-columns-repeated="3"/>
          <table:table-cell office:value-type="float" office:value="51755" calcext:value-type="float">
            <text:p>51755</text:p>
          </table:table-cell>
          <table:table-cell table:number-columns-repeated="3"/>
          <table:table-cell office:value-type="float" office:value="50162" calcext:value-type="float">
            <text:p>50162</text:p>
          </table:table-cell>
          <table:table-cell table:number-columns-repeated="3"/>
          <table:table-cell office:value-type="float" office:value="60002" calcext:value-type="float">
            <text:p>60002</text:p>
          </table:table-cell>
          <table:table-cell table:number-columns-repeated="3"/>
          <table:table-cell office:value-type="float" office:value="82130" calcext:value-type="float">
            <text:p>82130</text:p>
          </table:table-cell>
          <table:table-cell table:number-columns-repeated="3"/>
          <table:table-cell office:value-type="float" office:value="58330" calcext:value-type="float">
            <text:p>58330</text:p>
          </table:table-cell>
          <table:table-cell table:number-columns-repeated="4"/>
          <table:table-cell office:value-type="float" office:value="82142" calcext:value-type="float">
            <text:p>82142</text:p>
          </table:table-cell>
          <table:table-cell table:number-columns-repeated="4"/>
          <table:table-cell office:value-type="float" office:value="61674" calcext:value-type="float">
            <text:p>61674</text:p>
          </table:table-cell>
          <table:table-cell/>
          <table:table-cell office:value-type="float" office:value="1488669" calcext:value-type="float">
            <text:p>1488669</text:p>
          </table:table-cell>
          <table:table-cell/>
          <table:table-cell office:value-type="float" office:value="1550252" calcext:value-type="float">
            <text:p>1550252</text:p>
          </table:table-cell>
          <table:table-cell/>
          <table:table-cell office:value-type="float" office:value="1611836" calcext:value-type="float">
            <text:p>1611836</text:p>
          </table:table-cell>
          <table:table-cell/>
          <table:table-cell office:value-type="float" office:value="1652162" calcext:value-type="float">
            <text:p>1652162</text:p>
          </table:table-cell>
          <table:table-cell table:number-columns-repeated="1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43617" calcext:value-type="float">
            <text:p>143617</text:p>
          </table:table-cell>
          <table:table-cell table:number-columns-repeated="2"/>
          <table:table-cell office:value-type="float" office:value="149894" calcext:value-type="float">
            <text:p>149894</text:p>
          </table:table-cell>
          <table:table-cell table:number-columns-repeated="3"/>
          <table:table-cell office:value-type="float" office:value="96047" calcext:value-type="float">
            <text:p>96047</text:p>
          </table:table-cell>
          <table:table-cell table:number-columns-repeated="3"/>
          <table:table-cell office:value-type="float" office:value="95487" calcext:value-type="float">
            <text:p>95487</text:p>
          </table:table-cell>
          <table:table-cell table:number-columns-repeated="2"/>
          <table:table-cell office:value-type="float" office:value="106496" calcext:value-type="float">
            <text:p>106496</text:p>
          </table:table-cell>
          <table:table-cell table:number-columns-repeated="2"/>
          <table:table-cell office:value-type="float" office:value="145428" calcext:value-type="float">
            <text:p>145428</text:p>
          </table:table-cell>
          <table:table-cell table:number-columns-repeated="2"/>
          <table:table-cell office:value-type="float" office:value="104347" calcext:value-type="float">
            <text:p>104347</text:p>
          </table:table-cell>
          <table:table-cell table:number-columns-repeated="3"/>
          <table:table-cell office:value-type="float" office:value="137544" calcext:value-type="float">
            <text:p>137544</text:p>
          </table:table-cell>
          <table:table-cell table:number-columns-repeated="3"/>
          <table:table-cell office:value-type="float" office:value="106466" calcext:value-type="float">
            <text:p>106466</text:p>
          </table:table-cell>
          <table:table-cell/>
          <table:table-cell office:value-type="float" office:value="2063917" calcext:value-type="float">
            <text:p>2063917</text:p>
          </table:table-cell>
          <table:table-cell/>
          <table:table-cell office:value-type="float" office:value="2039662" calcext:value-type="float">
            <text:p>2039662</text:p>
          </table:table-cell>
          <table:table-cell/>
          <table:table-cell office:value-type="float" office:value="2088038" calcext:value-type="float">
            <text:p>2088038</text:p>
          </table:table-cell>
          <table:table-cell/>
          <table:table-cell office:value-type="float" office:value="2197130" calcext:value-type="float">
            <text:p>2197130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15686" calcext:value-type="float">
            <text:p>215686</text:p>
          </table:table-cell>
          <table:table-cell table:number-columns-repeated="2"/>
          <table:table-cell office:value-type="float" office:value="222987" calcext:value-type="float">
            <text:p>222987</text:p>
          </table:table-cell>
          <table:table-cell table:number-columns-repeated="2"/>
          <table:table-cell office:value-type="float" office:value="190390" calcext:value-type="float">
            <text:p>190390</text:p>
          </table:table-cell>
          <table:table-cell table:number-columns-repeated="2"/>
          <table:table-cell office:value-type="float" office:value="189221" calcext:value-type="float">
            <text:p>189221</text:p>
          </table:table-cell>
          <table:table-cell table:number-columns-repeated="2"/>
          <table:table-cell office:value-type="float" office:value="156362" calcext:value-type="float">
            <text:p>156362</text:p>
          </table:table-cell>
          <table:table-cell table:number-columns-repeated="2"/>
          <table:table-cell office:value-type="float" office:value="214727" calcext:value-type="float">
            <text:p>214727</text:p>
          </table:table-cell>
          <table:table-cell table:number-columns-repeated="2"/>
          <table:table-cell office:value-type="float" office:value="172285" calcext:value-type="float">
            <text:p>172285</text:p>
          </table:table-cell>
          <table:table-cell table:number-columns-repeated="3"/>
          <table:table-cell office:value-type="float" office:value="216420" calcext:value-type="float">
            <text:p>216420</text:p>
          </table:table-cell>
          <table:table-cell table:number-columns-repeated="3"/>
          <table:table-cell office:value-type="float" office:value="173565" calcext:value-type="float">
            <text:p>173565</text:p>
          </table:table-cell>
          <table:table-cell/>
          <table:table-cell office:value-type="float" office:value="2399742" calcext:value-type="float">
            <text:p>2399742</text:p>
          </table:table-cell>
          <table:table-cell/>
          <table:table-cell office:value-type="float" office:value="2324433" calcext:value-type="float">
            <text:p>2324433</text:p>
          </table:table-cell>
          <table:table-cell/>
          <table:table-cell office:value-type="float" office:value="2317463" calcext:value-type="float">
            <text:p>2317463</text:p>
          </table:table-cell>
          <table:table-cell/>
          <table:table-cell office:value-type="float" office:value="2546194" calcext:value-type="float">
            <text:p>2546194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84379" calcext:value-type="float">
            <text:p>284379</text:p>
          </table:table-cell>
          <table:table-cell table:number-columns-repeated="2"/>
          <table:table-cell office:value-type="float" office:value="316446" calcext:value-type="float">
            <text:p>316446</text:p>
          </table:table-cell>
          <table:table-cell table:number-columns-repeated="2"/>
          <table:table-cell office:value-type="float" office:value="273644" calcext:value-type="float">
            <text:p>273644</text:p>
          </table:table-cell>
          <table:table-cell table:number-columns-repeated="2"/>
          <table:table-cell office:value-type="float" office:value="242173" calcext:value-type="float">
            <text:p>242173</text:p>
          </table:table-cell>
          <table:table-cell table:number-columns-repeated="2"/>
          <table:table-cell office:value-type="float" office:value="250790" calcext:value-type="float">
            <text:p>250790</text:p>
          </table:table-cell>
          <table:table-cell table:number-columns-repeated="2"/>
          <table:table-cell office:value-type="float" office:value="306792" calcext:value-type="float">
            <text:p>306792</text:p>
          </table:table-cell>
          <table:table-cell table:number-columns-repeated="2"/>
          <table:table-cell office:value-type="float" office:value="241769" calcext:value-type="float">
            <text:p>241769</text:p>
          </table:table-cell>
          <table:table-cell table:number-columns-repeated="3"/>
          <table:table-cell office:value-type="float" office:value="306407" calcext:value-type="float">
            <text:p>306407</text:p>
          </table:table-cell>
          <table:table-cell table:number-columns-repeated="3"/>
          <table:table-cell office:value-type="float" office:value="251992" calcext:value-type="float">
            <text:p>251992</text:p>
          </table:table-cell>
          <table:table-cell/>
          <table:table-cell office:value-type="float" office:value="2631883" calcext:value-type="float">
            <text:p>2631883</text:p>
          </table:table-cell>
          <table:table-cell/>
          <table:table-cell office:value-type="float" office:value="2572541" calcext:value-type="float">
            <text:p>2572541</text:p>
          </table:table-cell>
          <table:table-cell/>
          <table:table-cell office:value-type="float" office:value="2679137" calcext:value-type="float">
            <text:p>2679137</text:p>
          </table:table-cell>
          <table:table-cell/>
          <table:table-cell office:value-type="float" office:value="2867795" calcext:value-type="float">
            <text:p>2867795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41337" calcext:value-type="float">
            <text:p>241337</text:p>
          </table:table-cell>
          <table:table-cell table:number-columns-repeated="2"/>
          <table:table-cell office:value-type="float" office:value="245979" calcext:value-type="float">
            <text:p>245979</text:p>
          </table:table-cell>
          <table:table-cell table:number-columns-repeated="2"/>
          <table:table-cell office:value-type="float" office:value="338322" calcext:value-type="float">
            <text:p>338322</text:p>
          </table:table-cell>
          <table:table-cell table:number-columns-repeated="2"/>
          <table:table-cell office:value-type="float" office:value="339503" calcext:value-type="float">
            <text:p>339503</text:p>
          </table:table-cell>
          <table:table-cell table:number-columns-repeated="2"/>
          <table:table-cell office:value-type="float" office:value="303949" calcext:value-type="float">
            <text:p>303949</text:p>
          </table:table-cell>
          <table:table-cell table:number-columns-repeated="2"/>
          <table:table-cell office:value-type="float" office:value="205310" calcext:value-type="float">
            <text:p>205310</text:p>
          </table:table-cell>
          <table:table-cell table:number-columns-repeated="2"/>
          <table:table-cell office:value-type="float" office:value="291100" calcext:value-type="float">
            <text:p>291100</text:p>
          </table:table-cell>
          <table:table-cell table:number-columns-repeated="3"/>
          <table:table-cell office:value-type="float" office:value="243520" calcext:value-type="float">
            <text:p>243520</text:p>
          </table:table-cell>
          <table:table-cell table:number-columns-repeated="3"/>
          <table:table-cell office:value-type="float" office:value="299507" calcext:value-type="float">
            <text:p>299507</text:p>
          </table:table-cell>
          <table:table-cell/>
          <table:table-cell office:value-type="float" office:value="2835632" calcext:value-type="float">
            <text:p>2835632</text:p>
          </table:table-cell>
          <table:table-cell/>
          <table:table-cell office:value-type="float" office:value="2712133" calcext:value-type="float">
            <text:p>2712133</text:p>
          </table:table-cell>
          <table:table-cell/>
          <table:table-cell office:value-type="float" office:value="2486002" calcext:value-type="float">
            <text:p>2486002</text:p>
          </table:table-cell>
          <table:table-cell/>
          <table:table-cell office:value-type="float" office:value="2769111" calcext:value-type="float">
            <text:p>2769111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4122" calcext:value-type="float">
            <text:p>244122</text:p>
          </table:table-cell>
          <table:table-cell table:number-columns-repeated="2"/>
          <table:table-cell office:value-type="float" office:value="248736" calcext:value-type="float">
            <text:p>248736</text:p>
          </table:table-cell>
          <table:table-cell table:number-columns-repeated="2"/>
          <table:table-cell office:value-type="float" office:value="379931" calcext:value-type="float">
            <text:p>379931</text:p>
          </table:table-cell>
          <table:table-cell table:number-columns-repeated="2"/>
          <table:table-cell office:value-type="float" office:value="377628" calcext:value-type="float">
            <text:p>377628</text:p>
          </table:table-cell>
          <table:table-cell table:number-columns-repeated="2"/>
          <table:table-cell office:value-type="float" office:value="334699" calcext:value-type="float">
            <text:p>334699</text:p>
          </table:table-cell>
          <table:table-cell table:number-columns-repeated="2"/>
          <table:table-cell office:value-type="float" office:value="246480" calcext:value-type="float">
            <text:p>246480</text:p>
          </table:table-cell>
          <table:table-cell table:number-columns-repeated="2"/>
          <table:table-cell office:value-type="float" office:value="349292" calcext:value-type="float">
            <text:p>349292</text:p>
          </table:table-cell>
          <table:table-cell table:number-columns-repeated="3"/>
          <table:table-cell office:value-type="float" office:value="235540" calcext:value-type="float">
            <text:p>235540</text:p>
          </table:table-cell>
          <table:table-cell table:number-columns-repeated="3"/>
          <table:table-cell office:value-type="float" office:value="344505" calcext:value-type="float">
            <text:p>344505</text:p>
          </table:table-cell>
          <table:table-cell/>
          <table:table-cell office:value-type="float" office:value="2925035" calcext:value-type="float">
            <text:p>2925035</text:p>
          </table:table-cell>
          <table:table-cell/>
          <table:table-cell office:value-type="float" office:value="2799152" calcext:value-type="float">
            <text:p>2799152</text:p>
          </table:table-cell>
          <table:table-cell/>
          <table:table-cell office:value-type="float" office:value="2487361" calcext:value-type="float">
            <text:p>2487361</text:p>
          </table:table-cell>
          <table:table-cell/>
          <table:table-cell office:value-type="float" office:value="2741220" calcext:value-type="float">
            <text:p>274122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94989" calcext:value-type="float">
            <text:p>194989</text:p>
          </table:table-cell>
          <table:table-cell table:number-columns-repeated="2"/>
          <table:table-cell office:value-type="float" office:value="203431" calcext:value-type="float">
            <text:p>203431</text:p>
          </table:table-cell>
          <table:table-cell table:number-columns-repeated="2"/>
          <table:table-cell office:value-type="float" office:value="459114" calcext:value-type="float">
            <text:p>459114</text:p>
          </table:table-cell>
          <table:table-cell table:number-columns-repeated="2"/>
          <table:table-cell office:value-type="float" office:value="444043" calcext:value-type="float">
            <text:p>444043</text:p>
          </table:table-cell>
          <table:table-cell table:number-columns-repeated="2"/>
          <table:table-cell office:value-type="float" office:value="414849" calcext:value-type="float">
            <text:p>414849</text:p>
          </table:table-cell>
          <table:table-cell table:number-columns-repeated="2"/>
          <table:table-cell office:value-type="float" office:value="198503" calcext:value-type="float">
            <text:p>198503</text:p>
          </table:table-cell>
          <table:table-cell table:number-columns-repeated="2"/>
          <table:table-cell office:value-type="float" office:value="405169" calcext:value-type="float">
            <text:p>405169</text:p>
          </table:table-cell>
          <table:table-cell table:number-columns-repeated="3"/>
          <table:table-cell office:value-type="float" office:value="200595" calcext:value-type="float">
            <text:p>200595</text:p>
          </table:table-cell>
          <table:table-cell table:number-columns-repeated="3"/>
          <table:table-cell office:value-type="float" office:value="283601" calcext:value-type="float">
            <text:p>283601</text:p>
          </table:table-cell>
          <table:table-cell/>
          <table:table-cell office:value-type="float" office:value="2920863" calcext:value-type="float">
            <text:p>2920863</text:p>
          </table:table-cell>
          <table:table-cell/>
          <table:table-cell office:value-type="float" office:value="2755929" calcext:value-type="float">
            <text:p>2755929</text:p>
          </table:table-cell>
          <table:table-cell/>
          <table:table-cell office:value-type="float" office:value="2558400" calcext:value-type="float">
            <text:p>2558400</text:p>
          </table:table-cell>
          <table:table-cell/>
          <table:table-cell office:value-type="float" office:value="2829217" calcext:value-type="float">
            <text:p>282921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63024" calcext:value-type="float">
            <text:p>263024</text:p>
          </table:table-cell>
          <table:table-cell table:number-columns-repeated="2"/>
          <table:table-cell office:value-type="float" office:value="267092" calcext:value-type="float">
            <text:p>267092</text:p>
          </table:table-cell>
          <table:table-cell table:number-columns-repeated="2"/>
          <table:table-cell office:value-type="float" office:value="511226" calcext:value-type="float">
            <text:p>511226</text:p>
          </table:table-cell>
          <table:table-cell table:number-columns-repeated="2"/>
          <table:table-cell office:value-type="float" office:value="478882" calcext:value-type="float">
            <text:p>478882</text:p>
          </table:table-cell>
          <table:table-cell table:number-columns-repeated="2"/>
          <table:table-cell office:value-type="float" office:value="495031" calcext:value-type="float">
            <text:p>495031</text:p>
          </table:table-cell>
          <table:table-cell table:number-columns-repeated="2"/>
          <table:table-cell office:value-type="float" office:value="261137" calcext:value-type="float">
            <text:p>261137</text:p>
          </table:table-cell>
          <table:table-cell table:number-columns-repeated="2"/>
          <table:table-cell office:value-type="float" office:value="502987" calcext:value-type="float">
            <text:p>502987</text:p>
          </table:table-cell>
          <table:table-cell table:number-columns-repeated="3"/>
          <table:table-cell office:value-type="float" office:value="268517" calcext:value-type="float">
            <text:p>268517</text:p>
          </table:table-cell>
          <table:table-cell table:number-columns-repeated="3"/>
          <table:table-cell office:value-type="float" office:value="476356" calcext:value-type="float">
            <text:p>476356</text:p>
          </table:table-cell>
          <table:table-cell/>
          <table:table-cell office:value-type="float" office:value="2940680" calcext:value-type="float">
            <text:p>2940680</text:p>
          </table:table-cell>
          <table:table-cell/>
          <table:table-cell office:value-type="float" office:value="2732214" calcext:value-type="float">
            <text:p>2732214</text:p>
          </table:table-cell>
          <table:table-cell/>
          <table:table-cell office:value-type="float" office:value="2249529" calcext:value-type="float">
            <text:p>2249529</text:p>
          </table:table-cell>
          <table:table-cell/>
          <table:table-cell office:value-type="float" office:value="2586634" calcext:value-type="float">
            <text:p>258663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89297" calcext:value-type="float">
            <text:p>289297</text:p>
          </table:table-cell>
          <table:table-cell table:number-columns-repeated="2"/>
          <table:table-cell office:value-type="float" office:value="259675" calcext:value-type="float">
            <text:p>259675</text:p>
          </table:table-cell>
          <table:table-cell table:number-columns-repeated="2"/>
          <table:table-cell office:value-type="float" office:value="533778" calcext:value-type="float">
            <text:p>533778</text:p>
          </table:table-cell>
          <table:table-cell table:number-columns-repeated="2"/>
          <table:table-cell office:value-type="float" office:value="545911" calcext:value-type="float">
            <text:p>545911</text:p>
          </table:table-cell>
          <table:table-cell table:number-columns-repeated="2"/>
          <table:table-cell office:value-type="float" office:value="515482" calcext:value-type="float">
            <text:p>515482</text:p>
          </table:table-cell>
          <table:table-cell table:number-columns-repeated="2"/>
          <table:table-cell office:value-type="float" office:value="279911" calcext:value-type="float">
            <text:p>279911</text:p>
          </table:table-cell>
          <table:table-cell table:number-columns-repeated="2"/>
          <table:table-cell office:value-type="float" office:value="465042" calcext:value-type="float">
            <text:p>465042</text:p>
          </table:table-cell>
          <table:table-cell table:number-columns-repeated="3"/>
          <table:table-cell office:value-type="float" office:value="278776" calcext:value-type="float">
            <text:p>278776</text:p>
          </table:table-cell>
          <table:table-cell table:number-columns-repeated="3"/>
          <table:table-cell office:value-type="float" office:value="382384" calcext:value-type="float">
            <text:p>382384</text:p>
          </table:table-cell>
          <table:table-cell/>
          <table:table-cell office:value-type="float" office:value="2711325" calcext:value-type="float">
            <text:p>2711325</text:p>
          </table:table-cell>
          <table:table-cell/>
          <table:table-cell office:value-type="float" office:value="2543980" calcext:value-type="float">
            <text:p>2543980</text:p>
          </table:table-cell>
          <table:table-cell/>
          <table:table-cell office:value-type="float" office:value="1888297" calcext:value-type="float">
            <text:p>1888297</text:p>
          </table:table-cell>
          <table:table-cell/>
          <table:table-cell office:value-type="float" office:value="2307865" calcext:value-type="float">
            <text:p>2307865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2149" calcext:value-type="float">
            <text:p>302149</text:p>
          </table:table-cell>
          <table:table-cell table:number-columns-repeated="2"/>
          <table:table-cell office:value-type="float" office:value="282624" calcext:value-type="float">
            <text:p>282624</text:p>
          </table:table-cell>
          <table:table-cell table:number-columns-repeated="2"/>
          <table:table-cell office:value-type="float" office:value="568068" calcext:value-type="float">
            <text:p>568068</text:p>
          </table:table-cell>
          <table:table-cell table:number-columns-repeated="2"/>
          <table:table-cell office:value-type="float" office:value="553760" calcext:value-type="float">
            <text:p>553760</text:p>
          </table:table-cell>
          <table:table-cell table:number-columns-repeated="2"/>
          <table:table-cell office:value-type="float" office:value="561509" calcext:value-type="float">
            <text:p>561509</text:p>
          </table:table-cell>
          <table:table-cell table:number-columns-repeated="2"/>
          <table:table-cell office:value-type="float" office:value="295169" calcext:value-type="float">
            <text:p>295169</text:p>
          </table:table-cell>
          <table:table-cell table:number-columns-repeated="2"/>
          <table:table-cell office:value-type="float" office:value="431264" calcext:value-type="float">
            <text:p>431264</text:p>
          </table:table-cell>
          <table:table-cell table:number-columns-repeated="3"/>
          <table:table-cell office:value-type="float" office:value="292781" calcext:value-type="float">
            <text:p>292781</text:p>
          </table:table-cell>
          <table:table-cell table:number-columns-repeated="3"/>
          <table:table-cell office:value-type="float" office:value="507381" calcext:value-type="float">
            <text:p>507381</text:p>
          </table:table-cell>
          <table:table-cell/>
          <table:table-cell office:value-type="float" office:value="2612786" calcext:value-type="float">
            <text:p>2612786</text:p>
          </table:table-cell>
          <table:table-cell/>
          <table:table-cell office:value-type="float" office:value="2459543" calcext:value-type="float">
            <text:p>2459543</text:p>
          </table:table-cell>
          <table:table-cell/>
          <table:table-cell office:value-type="float" office:value="1624123" calcext:value-type="float">
            <text:p>1624123</text:p>
          </table:table-cell>
          <table:table-cell/>
          <table:table-cell office:value-type="float" office:value="2158061" calcext:value-type="float">
            <text:p>215806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1349" calcext:value-type="float">
            <text:p>301349</text:p>
          </table:table-cell>
          <table:table-cell table:number-columns-repeated="2"/>
          <table:table-cell office:value-type="float" office:value="294791" calcext:value-type="float">
            <text:p>294791</text:p>
          </table:table-cell>
          <table:table-cell table:number-columns-repeated="2"/>
          <table:table-cell office:value-type="float" office:value="508120" calcext:value-type="float">
            <text:p>508120</text:p>
          </table:table-cell>
          <table:table-cell table:number-columns-repeated="2"/>
          <table:table-cell office:value-type="float" office:value="506919" calcext:value-type="float">
            <text:p>506919</text:p>
          </table:table-cell>
          <table:table-cell table:number-columns-repeated="2"/>
          <table:table-cell office:value-type="float" office:value="374867" calcext:value-type="float">
            <text:p>374867</text:p>
          </table:table-cell>
          <table:table-cell table:number-columns-repeated="2"/>
          <table:table-cell office:value-type="float" office:value="291485" calcext:value-type="float">
            <text:p>291485</text:p>
          </table:table-cell>
          <table:table-cell table:number-columns-repeated="2"/>
          <table:table-cell office:value-type="float" office:value="517794" calcext:value-type="float">
            <text:p>517794</text:p>
          </table:table-cell>
          <table:table-cell table:number-columns-repeated="3"/>
          <table:table-cell office:value-type="float" office:value="290610" calcext:value-type="float">
            <text:p>290610</text:p>
          </table:table-cell>
          <table:table-cell table:number-columns-repeated="3"/>
          <table:table-cell office:value-type="float" office:value="572252" calcext:value-type="float">
            <text:p>572252</text:p>
          </table:table-cell>
          <table:table-cell/>
          <table:table-cell office:value-type="float" office:value="2630277" calcext:value-type="float">
            <text:p>2630277</text:p>
          </table:table-cell>
          <table:table-cell/>
          <table:table-cell office:value-type="float" office:value="2495658" calcext:value-type="float">
            <text:p>2495658</text:p>
          </table:table-cell>
          <table:table-cell/>
          <table:table-cell office:value-type="float" office:value="1287210" calcext:value-type="float">
            <text:p>1287210</text:p>
          </table:table-cell>
          <table:table-cell/>
          <table:table-cell office:value-type="float" office:value="2137312" calcext:value-type="float">
            <text:p>2137312</text:p>
          </table:table-cell>
          <table:table-cell table:number-columns-repeated="28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32758" calcext:value-type="float">
            <text:p>132758</text:p>
          </table:table-cell>
          <table:table-cell table:number-columns-repeated="2"/>
          <table:table-cell office:value-type="float" office:value="134260" calcext:value-type="float">
            <text:p>134260</text:p>
          </table:table-cell>
          <table:table-cell table:number-columns-repeated="2"/>
          <table:table-cell office:value-type="float" office:value="179719" calcext:value-type="float">
            <text:p>179719</text:p>
          </table:table-cell>
          <table:table-cell table:number-columns-repeated="2"/>
          <table:table-cell office:value-type="float" office:value="165206" calcext:value-type="float">
            <text:p>165206</text:p>
          </table:table-cell>
          <table:table-cell table:number-columns-repeated="2"/>
          <table:table-cell office:value-type="float" office:value="150150" calcext:value-type="float">
            <text:p>150150</text:p>
          </table:table-cell>
          <table:table-cell table:number-columns-repeated="2"/>
          <table:table-cell office:value-type="float" office:value="134212" calcext:value-type="float">
            <text:p>134212</text:p>
          </table:table-cell>
          <table:table-cell table:number-columns-repeated="2"/>
          <table:table-cell office:value-type="float" office:value="142569" calcext:value-type="float">
            <text:p>142569</text:p>
          </table:table-cell>
          <table:table-cell table:number-columns-repeated="3"/>
          <table:table-cell office:value-type="float" office:value="130688" calcext:value-type="float">
            <text:p>130688</text:p>
          </table:table-cell>
          <table:table-cell table:number-columns-repeated="3"/>
          <table:table-cell office:value-type="float" office:value="150000" calcext:value-type="float">
            <text:p>150000</text:p>
          </table:table-cell>
          <table:table-cell/>
          <table:table-cell office:value-type="float" office:value="2379804" calcext:value-type="float">
            <text:p>2379804</text:p>
          </table:table-cell>
          <table:table-cell/>
          <table:table-cell office:value-type="float" office:value="2304003" calcext:value-type="float">
            <text:p>2304003</text:p>
          </table:table-cell>
          <table:table-cell/>
          <table:table-cell office:value-type="float" office:value="2384618" calcext:value-type="float">
            <text:p>2384618</text:p>
          </table:table-cell>
          <table:table-cell/>
          <table:table-cell office:value-type="float" office:value="2532733" calcext:value-type="float">
            <text:p>2532733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42667" calcext:value-type="float">
            <text:p>142667</text:p>
          </table:table-cell>
          <table:table-cell table:number-columns-repeated="2"/>
          <table:table-cell office:value-type="float" office:value="143212" calcext:value-type="float">
            <text:p>143212</text:p>
          </table:table-cell>
          <table:table-cell table:number-columns-repeated="2"/>
          <table:table-cell office:value-type="float" office:value="248875" calcext:value-type="float">
            <text:p>248875</text:p>
          </table:table-cell>
          <table:table-cell table:number-columns-repeated="2"/>
          <table:table-cell office:value-type="float" office:value="222970" calcext:value-type="float">
            <text:p>222970</text:p>
          </table:table-cell>
          <table:table-cell table:number-columns-repeated="2"/>
          <table:table-cell office:value-type="float" office:value="217536" calcext:value-type="float">
            <text:p>217536</text:p>
          </table:table-cell>
          <table:table-cell table:number-columns-repeated="2"/>
          <table:table-cell office:value-type="float" office:value="137817" calcext:value-type="float">
            <text:p>137817</text:p>
          </table:table-cell>
          <table:table-cell table:number-columns-repeated="2"/>
          <table:table-cell office:value-type="float" office:value="215738" calcext:value-type="float">
            <text:p>215738</text:p>
          </table:table-cell>
          <table:table-cell table:number-columns-repeated="3"/>
          <table:table-cell office:value-type="float" office:value="130654" calcext:value-type="float">
            <text:p>130654</text:p>
          </table:table-cell>
          <table:table-cell table:number-columns-repeated="3"/>
          <table:table-cell office:value-type="float" office:value="215391" calcext:value-type="float">
            <text:p>215391</text:p>
          </table:table-cell>
          <table:table-cell/>
          <table:table-cell office:value-type="float" office:value="2500648" calcext:value-type="float">
            <text:p>2500648</text:p>
          </table:table-cell>
          <table:table-cell/>
          <table:table-cell office:value-type="float" office:value="2489742" calcext:value-type="float">
            <text:p>2489742</text:p>
          </table:table-cell>
          <table:table-cell/>
          <table:table-cell office:value-type="float" office:value="2593164" calcext:value-type="float">
            <text:p>2593164</text:p>
          </table:table-cell>
          <table:table-cell/>
          <table:table-cell office:value-type="float" office:value="2665213" calcext:value-type="float">
            <text:p>2665213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06965" calcext:value-type="float">
            <text:p>106965</text:p>
          </table:table-cell>
          <table:table-cell table:number-columns-repeated="2"/>
          <table:table-cell office:value-type="float" office:value="105653" calcext:value-type="float">
            <text:p>105653</text:p>
          </table:table-cell>
          <table:table-cell table:number-columns-repeated="2"/>
          <table:table-cell office:value-type="float" office:value="328107" calcext:value-type="float">
            <text:p>328107</text:p>
          </table:table-cell>
          <table:table-cell table:number-columns-repeated="2"/>
          <table:table-cell office:value-type="float" office:value="329231" calcext:value-type="float">
            <text:p>329231</text:p>
          </table:table-cell>
          <table:table-cell table:number-columns-repeated="2"/>
          <table:table-cell office:value-type="float" office:value="251186" calcext:value-type="float">
            <text:p>251186</text:p>
          </table:table-cell>
          <table:table-cell table:number-columns-repeated="3"/>
          <table:table-cell office:value-type="float" office:value="99114" calcext:value-type="float">
            <text:p>99114</text:p>
          </table:table-cell>
          <table:table-cell table:number-columns-repeated="2"/>
          <table:table-cell office:value-type="float" office:value="255765" calcext:value-type="float">
            <text:p>255765</text:p>
          </table:table-cell>
          <table:table-cell table:number-columns-repeated="4"/>
          <table:table-cell office:value-type="float" office:value="96091" calcext:value-type="float">
            <text:p>96091</text:p>
          </table:table-cell>
          <table:table-cell table:number-columns-repeated="3"/>
          <table:table-cell office:value-type="float" office:value="242355" calcext:value-type="float">
            <text:p>242355</text:p>
          </table:table-cell>
          <table:table-cell/>
          <table:table-cell office:value-type="float" office:value="2759875" calcext:value-type="float">
            <text:p>2759875</text:p>
          </table:table-cell>
          <table:table-cell/>
          <table:table-cell office:value-type="float" office:value="2641196" calcext:value-type="float">
            <text:p>2641196</text:p>
          </table:table-cell>
          <table:table-cell/>
          <table:table-cell office:value-type="float" office:value="2555228" calcext:value-type="float">
            <text:p>2555228</text:p>
          </table:table-cell>
          <table:table-cell/>
          <table:table-cell office:value-type="float" office:value="2643156" calcext:value-type="float">
            <text:p>2643156</text:p>
          </table:table-cell>
          <table:table-cell table:number-columns-repeated="24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1473" calcext:value-type="float">
            <text:p>81473</text:p>
          </table:table-cell>
          <table:table-cell table:number-columns-repeated="3"/>
          <table:table-cell office:value-type="float" office:value="78775" calcext:value-type="float">
            <text:p>78775</text:p>
          </table:table-cell>
          <table:table-cell table:number-columns-repeated="2"/>
          <table:table-cell office:value-type="float" office:value="363590" calcext:value-type="float">
            <text:p>363590</text:p>
          </table:table-cell>
          <table:table-cell table:number-columns-repeated="2"/>
          <table:table-cell office:value-type="float" office:value="362014" calcext:value-type="float">
            <text:p>362014</text:p>
          </table:table-cell>
          <table:table-cell table:number-columns-repeated="2"/>
          <table:table-cell office:value-type="float" office:value="288242" calcext:value-type="float">
            <text:p>288242</text:p>
          </table:table-cell>
          <table:table-cell table:number-columns-repeated="3"/>
          <table:table-cell office:value-type="float" office:value="72943" calcext:value-type="float">
            <text:p>72943</text:p>
          </table:table-cell>
          <table:table-cell table:number-columns-repeated="2"/>
          <table:table-cell office:value-type="float" office:value="309290" calcext:value-type="float">
            <text:p>309290</text:p>
          </table:table-cell>
          <table:table-cell table:number-columns-repeated="4"/>
          <table:table-cell office:value-type="float" office:value="66925" calcext:value-type="float">
            <text:p>66925</text:p>
          </table:table-cell>
          <table:table-cell table:number-columns-repeated="3"/>
          <table:table-cell office:value-type="float" office:value="327845" calcext:value-type="float">
            <text:p>327845</text:p>
          </table:table-cell>
          <table:table-cell/>
          <table:table-cell office:value-type="float" office:value="2832519" calcext:value-type="float">
            <text:p>2832519</text:p>
          </table:table-cell>
          <table:table-cell/>
          <table:table-cell office:value-type="float" office:value="2702292" calcext:value-type="float">
            <text:p>2702292</text:p>
          </table:table-cell>
          <table:table-cell/>
          <table:table-cell office:value-type="float" office:value="2566818" calcext:value-type="float">
            <text:p>2566818</text:p>
          </table:table-cell>
          <table:table-cell/>
          <table:table-cell office:value-type="float" office:value="2748117" calcext:value-type="float">
            <text:p>2748117</text:p>
          </table:table-cell>
          <table:table-cell table:number-columns-repeated="22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48703" calcext:value-type="float">
            <text:p>48703</text:p>
          </table:table-cell>
          <table:table-cell table:number-columns-repeated="3"/>
          <table:table-cell office:value-type="float" office:value="41265" calcext:value-type="float">
            <text:p>41265</text:p>
          </table:table-cell>
          <table:table-cell table:number-columns-repeated="2"/>
          <table:table-cell office:value-type="float" office:value="464791" calcext:value-type="float">
            <text:p>464791</text:p>
          </table:table-cell>
          <table:table-cell table:number-columns-repeated="2"/>
          <table:table-cell office:value-type="float" office:value="465296" calcext:value-type="float">
            <text:p>465296</text:p>
          </table:table-cell>
          <table:table-cell table:number-columns-repeated="2"/>
          <table:table-cell office:value-type="float" office:value="409541" calcext:value-type="float">
            <text:p>409541</text:p>
          </table:table-cell>
          <table:table-cell table:number-columns-repeated="3"/>
          <table:table-cell office:value-type="float" office:value="33391" calcext:value-type="float">
            <text:p>33391</text:p>
          </table:table-cell>
          <table:table-cell table:number-columns-repeated="2"/>
          <table:table-cell office:value-type="float" office:value="401033" calcext:value-type="float">
            <text:p>401033</text:p>
          </table:table-cell>
          <table:table-cell table:number-columns-repeated="4"/>
          <table:table-cell office:value-type="float" office:value="25097" calcext:value-type="float">
            <text:p>25097</text:p>
          </table:table-cell>
          <table:table-cell table:number-columns-repeated="3"/>
          <table:table-cell office:value-type="float" office:value="394931" calcext:value-type="float">
            <text:p>394931</text:p>
          </table:table-cell>
          <table:table-cell/>
          <table:table-cell office:value-type="float" office:value="2973232" calcext:value-type="float">
            <text:p>2973232</text:p>
          </table:table-cell>
          <table:table-cell/>
          <table:table-cell office:value-type="float" office:value="2740074" calcext:value-type="float">
            <text:p>2740074</text:p>
          </table:table-cell>
          <table:table-cell/>
          <table:table-cell office:value-type="float" office:value="2630087" calcext:value-type="float">
            <text:p>2630087</text:p>
          </table:table-cell>
          <table:table-cell/>
          <table:table-cell office:value-type="float" office:value="2707696" calcext:value-type="float">
            <text:p>2707696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4"/>
          <table:table-cell office:value-type="float" office:value="4629" calcext:value-type="float">
            <text:p>4629</text:p>
          </table:table-cell>
          <table:table-cell table:number-columns-repeated="4"/>
          <table:table-cell office:value-type="float" office:value="4633" calcext:value-type="float">
            <text:p>4633</text:p>
          </table:table-cell>
          <table:table-cell table:number-columns-repeated="2"/>
          <table:table-cell office:value-type="float" office:value="529525" calcext:value-type="float">
            <text:p>529525</text:p>
          </table:table-cell>
          <table:table-cell table:number-columns-repeated="2"/>
          <table:table-cell office:value-type="float" office:value="484032" calcext:value-type="float">
            <text:p>484032</text:p>
          </table:table-cell>
          <table:table-cell table:number-columns-repeated="2"/>
          <table:table-cell office:value-type="float" office:value="484597" calcext:value-type="float">
            <text:p>484597</text:p>
          </table:table-cell>
          <table:table-cell table:number-columns-repeated="4"/>
          <table:table-cell office:value-type="float" office:value="4635" calcext:value-type="float">
            <text:p>4635</text:p>
          </table:table-cell>
          <table:table-cell table:number-columns-repeated="2"/>
          <table:table-cell office:value-type="float" office:value="468092" calcext:value-type="float">
            <text:p>468092</text:p>
          </table:table-cell>
          <table:table-cell table:number-columns-repeated="5"/>
          <table:table-cell office:value-type="float" office:value="4635" calcext:value-type="float">
            <text:p>4635</text:p>
          </table:table-cell>
          <table:table-cell table:number-columns-repeated="3"/>
          <table:table-cell office:value-type="float" office:value="263874" calcext:value-type="float">
            <text:p>263874</text:p>
          </table:table-cell>
          <table:table-cell/>
          <table:table-cell office:value-type="float" office:value="2887048" calcext:value-type="float">
            <text:p>2887048</text:p>
          </table:table-cell>
          <table:table-cell/>
          <table:table-cell office:value-type="float" office:value="2809978" calcext:value-type="float">
            <text:p>2809978</text:p>
          </table:table-cell>
          <table:table-cell/>
          <table:table-cell office:value-type="float" office:value="2492507" calcext:value-type="float">
            <text:p>2492507</text:p>
          </table:table-cell>
          <table:table-cell/>
          <table:table-cell office:value-type="float" office:value="2720419" calcext:value-type="float">
            <text:p>2720419</text:p>
          </table:table-cell>
          <table:table-cell table:number-columns-repeated="19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4"/>
          <table:table-cell office:value-type="float" office:value="4770" calcext:value-type="float">
            <text:p>4770</text:p>
          </table:table-cell>
          <table:table-cell table:number-columns-repeated="2"/>
          <table:table-cell office:value-type="float" office:value="143361" calcext:value-type="float">
            <text:p>143361</text:p>
          </table:table-cell>
          <table:table-cell table:number-columns-repeated="2"/>
          <table:table-cell office:value-type="float" office:value="388142" calcext:value-type="float">
            <text:p>388142</text:p>
          </table:table-cell>
          <table:table-cell table:number-columns-repeated="2"/>
          <table:table-cell office:value-type="float" office:value="385950" calcext:value-type="float">
            <text:p>385950</text:p>
          </table:table-cell>
          <table:table-cell table:number-columns-repeated="2"/>
          <table:table-cell office:value-type="float" office:value="333817" calcext:value-type="float">
            <text:p>333817</text:p>
          </table:table-cell>
          <table:table-cell table:number-columns-repeated="2"/>
          <table:table-cell office:value-type="float" office:value="237850" calcext:value-type="float">
            <text:p>237850</text:p>
          </table:table-cell>
          <table:table-cell table:number-columns-repeated="2"/>
          <table:table-cell office:value-type="float" office:value="417653" calcext:value-type="float">
            <text:p>417653</text:p>
          </table:table-cell>
          <table:table-cell table:number-columns-repeated="3"/>
          <table:table-cell office:value-type="float" office:value="259884" calcext:value-type="float">
            <text:p>259884</text:p>
          </table:table-cell>
          <table:table-cell table:number-columns-repeated="3"/>
          <table:table-cell office:value-type="float" office:value="256650" calcext:value-type="float">
            <text:p>256650</text:p>
          </table:table-cell>
          <table:table-cell/>
          <table:table-cell office:value-type="float" office:value="2648261" calcext:value-type="float">
            <text:p>2648261</text:p>
          </table:table-cell>
          <table:table-cell/>
          <table:table-cell office:value-type="float" office:value="2601646" calcext:value-type="float">
            <text:p>2601646</text:p>
          </table:table-cell>
          <table:table-cell/>
          <table:table-cell office:value-type="float" office:value="1556238" calcext:value-type="float">
            <text:p>1556238</text:p>
          </table:table-cell>
          <table:table-cell/>
          <table:table-cell office:value-type="float" office:value="1768576" calcext:value-type="float">
            <text:p>1768576</text:p>
          </table:table-cell>
          <table:table-cell table:number-columns-repeated="25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5411" calcext:value-type="float">
            <text:p>305411</text:p>
          </table:table-cell>
          <table:table-cell table:number-columns-repeated="2"/>
          <table:table-cell office:value-type="float" office:value="286593" calcext:value-type="float">
            <text:p>286593</text:p>
          </table:table-cell>
          <table:table-cell table:number-columns-repeated="2"/>
          <table:table-cell office:value-type="float" office:value="299541" calcext:value-type="float">
            <text:p>299541</text:p>
          </table:table-cell>
          <table:table-cell table:number-columns-repeated="2"/>
          <table:table-cell office:value-type="float" office:value="342378" calcext:value-type="float">
            <text:p>342378</text:p>
          </table:table-cell>
          <table:table-cell table:number-columns-repeated="2"/>
          <table:table-cell office:value-type="float" office:value="358415" calcext:value-type="float">
            <text:p>358415</text:p>
          </table:table-cell>
          <table:table-cell table:number-columns-repeated="2"/>
          <table:table-cell office:value-type="float" office:value="308166" calcext:value-type="float">
            <text:p>308166</text:p>
          </table:table-cell>
          <table:table-cell table:number-columns-repeated="2"/>
          <table:table-cell office:value-type="float" office:value="405724" calcext:value-type="float">
            <text:p>405724</text:p>
          </table:table-cell>
          <table:table-cell table:number-columns-repeated="3"/>
          <table:table-cell office:value-type="float" office:value="287117" calcext:value-type="float">
            <text:p>287117</text:p>
          </table:table-cell>
          <table:table-cell table:number-columns-repeated="3"/>
          <table:table-cell office:value-type="float" office:value="241864" calcext:value-type="float">
            <text:p>241864</text:p>
          </table:table-cell>
          <table:table-cell/>
          <table:table-cell office:value-type="float" office:value="2473411" calcext:value-type="float">
            <text:p>2473411</text:p>
          </table:table-cell>
          <table:table-cell/>
          <table:table-cell office:value-type="float" office:value="1556386" calcext:value-type="float">
            <text:p>1556386</text:p>
          </table:table-cell>
          <table:table-cell/>
          <table:table-cell office:value-type="float" office:value="1123003" calcext:value-type="float">
            <text:p>1123003</text:p>
          </table:table-cell>
          <table:table-cell table:number-columns-repeated="2"/>
          <table:table-cell office:value-type="float" office:value="550342" calcext:value-type="float">
            <text:p>55034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32768" calcext:value-type="float">
            <text:p>3276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86912" calcext:value-type="float">
            <text:p>286912</text:p>
          </table:table-cell>
          <table:table-cell table:number-columns-repeated="2"/>
          <table:table-cell office:value-type="float" office:value="239206" calcext:value-type="float">
            <text:p>239206</text:p>
          </table:table-cell>
          <table:table-cell table:number-columns-repeated="2"/>
          <table:table-cell office:value-type="float" office:value="422805" calcext:value-type="float">
            <text:p>422805</text:p>
          </table:table-cell>
          <table:table-cell table:number-columns-repeated="2"/>
          <table:table-cell office:value-type="float" office:value="508557" calcext:value-type="float">
            <text:p>508557</text:p>
          </table:table-cell>
          <table:table-cell table:number-columns-repeated="2"/>
          <table:table-cell office:value-type="float" office:value="499691" calcext:value-type="float">
            <text:p>499691</text:p>
          </table:table-cell>
          <table:table-cell table:number-columns-repeated="2"/>
          <table:table-cell office:value-type="float" office:value="247826" calcext:value-type="float">
            <text:p>247826</text:p>
          </table:table-cell>
          <table:table-cell table:number-columns-repeated="2"/>
          <table:table-cell office:value-type="float" office:value="369422" calcext:value-type="float">
            <text:p>369422</text:p>
          </table:table-cell>
          <table:table-cell table:number-columns-repeated="3"/>
          <table:table-cell office:value-type="float" office:value="236445" calcext:value-type="float">
            <text:p>236445</text:p>
          </table:table-cell>
          <table:table-cell table:number-columns-repeated="3"/>
          <table:table-cell office:value-type="float" office:value="347622" calcext:value-type="float">
            <text:p>347622</text:p>
          </table:table-cell>
          <table:table-cell/>
          <table:table-cell office:value-type="float" office:value="1856691" calcext:value-type="float">
            <text:p>1856691</text:p>
          </table:table-cell>
          <table:table-cell/>
          <table:table-cell office:value-type="float" office:value="1397213" calcext:value-type="float">
            <text:p>1397213</text:p>
          </table:table-cell>
          <table:table-cell table:number-columns-repeated="2"/>
          <table:table-cell office:value-type="float" office:value="750519" calcext:value-type="float">
            <text:p>750519</text:p>
          </table:table-cell>
          <table:table-cell table:number-columns-repeated="2"/>
          <table:table-cell office:value-type="float" office:value="932822" calcext:value-type="float">
            <text:p>932822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59778" calcext:value-type="float">
            <text:p>59778</text:p>
          </table:table-cell>
          <table:table-cell table:number-columns-repeated="2"/>
          <table:table-cell office:value-type="float" office:value="136004" calcext:value-type="float">
            <text:p>136004</text:p>
          </table:table-cell>
          <table:table-cell table:number-columns-repeated="2"/>
          <table:table-cell office:value-type="float" office:value="175775" calcext:value-type="float">
            <text:p>175775</text:p>
          </table:table-cell>
          <table:table-cell table:number-columns-repeated="2"/>
          <table:table-cell office:value-type="float" office:value="171625" calcext:value-type="float">
            <text:p>171625</text:p>
          </table:table-cell>
          <table:table-cell table:number-columns-repeated="2"/>
          <table:table-cell office:value-type="float" office:value="150901" calcext:value-type="float">
            <text:p>150901</text:p>
          </table:table-cell>
          <table:table-cell table:number-columns-repeated="2"/>
          <table:table-cell office:value-type="float" office:value="186625" calcext:value-type="float">
            <text:p>186625</text:p>
          </table:table-cell>
          <table:table-cell table:number-columns-repeated="2"/>
          <table:table-cell office:value-type="float" office:value="146312" calcext:value-type="float">
            <text:p>146312</text:p>
          </table:table-cell>
          <table:table-cell table:number-columns-repeated="3"/>
          <table:table-cell office:value-type="float" office:value="183366" calcext:value-type="float">
            <text:p>183366</text:p>
          </table:table-cell>
          <table:table-cell table:number-columns-repeated="3"/>
          <table:table-cell office:value-type="float" office:value="151249" calcext:value-type="float">
            <text:p>151249</text:p>
          </table:table-cell>
          <table:table-cell/>
          <table:table-cell office:value-type="float" office:value="1864816" calcext:value-type="float">
            <text:p>1864816</text:p>
          </table:table-cell>
          <table:table-cell/>
          <table:table-cell office:value-type="float" office:value="2090142" calcext:value-type="float">
            <text:p>2090142</text:p>
          </table:table-cell>
          <table:table-cell table:number-columns-repeated="2"/>
          <table:table-cell office:value-type="float" office:value="933005" calcext:value-type="float">
            <text:p>933005</text:p>
          </table:table-cell>
          <table:table-cell/>
          <table:table-cell office:value-type="float" office:value="1824067" calcext:value-type="float">
            <text:p>1824067</text:p>
          </table:table-cell>
          <table:table-cell table:number-columns-repeated="23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131627" calcext:value-type="float">
            <text:p>131627</text:p>
          </table:table-cell>
          <table:table-cell table:number-columns-repeated="2"/>
          <table:table-cell office:value-type="float" office:value="201466" calcext:value-type="float">
            <text:p>201466</text:p>
          </table:table-cell>
          <table:table-cell table:number-columns-repeated="2"/>
          <table:table-cell office:value-type="float" office:value="219709" calcext:value-type="float">
            <text:p>219709</text:p>
          </table:table-cell>
          <table:table-cell table:number-columns-repeated="2"/>
          <table:table-cell office:value-type="float" office:value="247982" calcext:value-type="float">
            <text:p>247982</text:p>
          </table:table-cell>
          <table:table-cell table:number-columns-repeated="2"/>
          <table:table-cell office:value-type="float" office:value="204153" calcext:value-type="float">
            <text:p>204153</text:p>
          </table:table-cell>
          <table:table-cell table:number-columns-repeated="2"/>
          <table:table-cell office:value-type="float" office:value="288917" calcext:value-type="float">
            <text:p>288917</text:p>
          </table:table-cell>
          <table:table-cell table:number-columns-repeated="2"/>
          <table:table-cell office:value-type="float" office:value="193700" calcext:value-type="float">
            <text:p>193700</text:p>
          </table:table-cell>
          <table:table-cell table:number-columns-repeated="3"/>
          <table:table-cell office:value-type="float" office:value="305490" calcext:value-type="float">
            <text:p>305490</text:p>
          </table:table-cell>
          <table:table-cell table:number-columns-repeated="3"/>
          <table:table-cell office:value-type="float" office:value="231922" calcext:value-type="float">
            <text:p>231922</text:p>
          </table:table-cell>
          <table:table-cell/>
          <table:table-cell office:value-type="float" office:value="2488504" calcext:value-type="float">
            <text:p>2488504</text:p>
          </table:table-cell>
          <table:table-cell/>
          <table:table-cell office:value-type="float" office:value="1814466" calcext:value-type="float">
            <text:p>1814466</text:p>
          </table:table-cell>
          <table:table-cell/>
          <table:table-cell office:value-type="float" office:value="1969609" calcext:value-type="float">
            <text:p>1969609</text:p>
          </table:table-cell>
          <table:table-cell/>
          <table:table-cell office:value-type="float" office:value="1566969" calcext:value-type="float">
            <text:p>1566969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19646" calcext:value-type="float">
            <text:p>219646</text:p>
          </table:table-cell>
          <table:table-cell table:number-columns-repeated="2"/>
          <table:table-cell office:value-type="float" office:value="239821" calcext:value-type="float">
            <text:p>239821</text:p>
          </table:table-cell>
          <table:table-cell table:number-columns-repeated="2"/>
          <table:table-cell office:value-type="float" office:value="328268" calcext:value-type="float">
            <text:p>328268</text:p>
          </table:table-cell>
          <table:table-cell table:number-columns-repeated="2"/>
          <table:table-cell office:value-type="float" office:value="277326" calcext:value-type="float">
            <text:p>277326</text:p>
          </table:table-cell>
          <table:table-cell table:number-columns-repeated="2"/>
          <table:table-cell office:value-type="float" office:value="262269" calcext:value-type="float">
            <text:p>262269</text:p>
          </table:table-cell>
          <table:table-cell table:number-columns-repeated="2"/>
          <table:table-cell office:value-type="float" office:value="193053" calcext:value-type="float">
            <text:p>193053</text:p>
          </table:table-cell>
          <table:table-cell table:number-columns-repeated="2"/>
          <table:table-cell office:value-type="float" office:value="262579" calcext:value-type="float">
            <text:p>262579</text:p>
          </table:table-cell>
          <table:table-cell table:number-columns-repeated="3"/>
          <table:table-cell office:value-type="float" office:value="187841" calcext:value-type="float">
            <text:p>187841</text:p>
          </table:table-cell>
          <table:table-cell table:number-columns-repeated="3"/>
          <table:table-cell office:value-type="float" office:value="240612" calcext:value-type="float">
            <text:p>240612</text:p>
          </table:table-cell>
          <table:table-cell/>
          <table:table-cell office:value-type="float" office:value="2214884" calcext:value-type="float">
            <text:p>2214884</text:p>
          </table:table-cell>
          <table:table-cell/>
          <table:table-cell office:value-type="float" office:value="2616134" calcext:value-type="float">
            <text:p>2616134</text:p>
          </table:table-cell>
          <table:table-cell/>
          <table:table-cell office:value-type="float" office:value="2463963" calcext:value-type="float">
            <text:p>2463963</text:p>
          </table:table-cell>
          <table:table-cell/>
          <table:table-cell office:value-type="float" office:value="2438630" calcext:value-type="float">
            <text:p>2438630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6236" calcext:value-type="float">
            <text:p>206236</text:p>
          </table:table-cell>
          <table:table-cell table:number-columns-repeated="2"/>
          <table:table-cell office:value-type="float" office:value="207277" calcext:value-type="float">
            <text:p>207277</text:p>
          </table:table-cell>
          <table:table-cell table:number-columns-repeated="2"/>
          <table:table-cell office:value-type="float" office:value="390586" calcext:value-type="float">
            <text:p>390586</text:p>
          </table:table-cell>
          <table:table-cell table:number-columns-repeated="2"/>
          <table:table-cell office:value-type="float" office:value="329602" calcext:value-type="float">
            <text:p>329602</text:p>
          </table:table-cell>
          <table:table-cell table:number-columns-repeated="2"/>
          <table:table-cell office:value-type="float" office:value="306956" calcext:value-type="float">
            <text:p>306956</text:p>
          </table:table-cell>
          <table:table-cell table:number-columns-repeated="2"/>
          <table:table-cell office:value-type="float" office:value="207877" calcext:value-type="float">
            <text:p>207877</text:p>
          </table:table-cell>
          <table:table-cell table:number-columns-repeated="2"/>
          <table:table-cell office:value-type="float" office:value="281083" calcext:value-type="float">
            <text:p>281083</text:p>
          </table:table-cell>
          <table:table-cell table:number-columns-repeated="3"/>
          <table:table-cell office:value-type="float" office:value="190707" calcext:value-type="float">
            <text:p>190707</text:p>
          </table:table-cell>
          <table:table-cell table:number-columns-repeated="3"/>
          <table:table-cell office:value-type="float" office:value="291475" calcext:value-type="float">
            <text:p>291475</text:p>
          </table:table-cell>
          <table:table-cell/>
          <table:table-cell office:value-type="float" office:value="2219339" calcext:value-type="float">
            <text:p>2219339</text:p>
          </table:table-cell>
          <table:table-cell/>
          <table:table-cell office:value-type="float" office:value="2748924" calcext:value-type="float">
            <text:p>2748924</text:p>
          </table:table-cell>
          <table:table-cell/>
          <table:table-cell office:value-type="float" office:value="2222018" calcext:value-type="float">
            <text:p>2222018</text:p>
          </table:table-cell>
          <table:table-cell/>
          <table:table-cell office:value-type="float" office:value="2323147" calcext:value-type="float">
            <text:p>2323147</text:p>
          </table:table-cell>
          <table:table-cell table:number-columns-repeated="26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6690" calcext:value-type="float">
            <text:p>216690</text:p>
          </table:table-cell>
          <table:table-cell table:number-columns-repeated="2"/>
          <table:table-cell office:value-type="float" office:value="237321" calcext:value-type="float">
            <text:p>237321</text:p>
          </table:table-cell>
          <table:table-cell table:number-columns-repeated="2"/>
          <table:table-cell office:value-type="float" office:value="477183" calcext:value-type="float">
            <text:p>477183</text:p>
          </table:table-cell>
          <table:table-cell table:number-columns-repeated="2"/>
          <table:table-cell office:value-type="float" office:value="470142" calcext:value-type="float">
            <text:p>470142</text:p>
          </table:table-cell>
          <table:table-cell table:number-columns-repeated="2"/>
          <table:table-cell office:value-type="float" office:value="423035" calcext:value-type="float">
            <text:p>423035</text:p>
          </table:table-cell>
          <table:table-cell table:number-columns-repeated="2"/>
          <table:table-cell office:value-type="float" office:value="248869" calcext:value-type="float">
            <text:p>248869</text:p>
          </table:table-cell>
          <table:table-cell table:number-columns-repeated="2"/>
          <table:table-cell office:value-type="float" office:value="431813" calcext:value-type="float">
            <text:p>431813</text:p>
          </table:table-cell>
          <table:table-cell table:number-columns-repeated="3"/>
          <table:table-cell office:value-type="float" office:value="247730" calcext:value-type="float">
            <text:p>247730</text:p>
          </table:table-cell>
          <table:table-cell table:number-columns-repeated="3"/>
          <table:table-cell office:value-type="float" office:value="414980" calcext:value-type="float">
            <text:p>414980</text:p>
          </table:table-cell>
          <table:table-cell/>
          <table:table-cell office:value-type="float" office:value="2898258" calcext:value-type="float">
            <text:p>2898258</text:p>
          </table:table-cell>
          <table:table-cell/>
          <table:table-cell office:value-type="float" office:value="2863834" calcext:value-type="float">
            <text:p>2863834</text:p>
          </table:table-cell>
          <table:table-cell/>
          <table:table-cell office:value-type="float" office:value="2530650" calcext:value-type="float">
            <text:p>2530650</text:p>
          </table:table-cell>
          <table:table-cell/>
          <table:table-cell office:value-type="float" office:value="2659297" calcext:value-type="float">
            <text:p>2659297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5784" calcext:value-type="float">
            <text:p>285784</text:p>
          </table:table-cell>
          <table:table-cell table:number-columns-repeated="2"/>
          <table:table-cell office:value-type="float" office:value="286411" calcext:value-type="float">
            <text:p>286411</text:p>
          </table:table-cell>
          <table:table-cell table:number-columns-repeated="2"/>
          <table:table-cell office:value-type="float" office:value="541651" calcext:value-type="float">
            <text:p>541651</text:p>
          </table:table-cell>
          <table:table-cell table:number-columns-repeated="2"/>
          <table:table-cell office:value-type="float" office:value="544503" calcext:value-type="float">
            <text:p>544503</text:p>
          </table:table-cell>
          <table:table-cell table:number-columns-repeated="2"/>
          <table:table-cell office:value-type="float" office:value="483243" calcext:value-type="float">
            <text:p>483243</text:p>
          </table:table-cell>
          <table:table-cell table:number-columns-repeated="2"/>
          <table:table-cell office:value-type="float" office:value="267196" calcext:value-type="float">
            <text:p>267196</text:p>
          </table:table-cell>
          <table:table-cell table:number-columns-repeated="2"/>
          <table:table-cell office:value-type="float" office:value="493833" calcext:value-type="float">
            <text:p>493833</text:p>
          </table:table-cell>
          <table:table-cell table:number-columns-repeated="3"/>
          <table:table-cell office:value-type="float" office:value="292509" calcext:value-type="float">
            <text:p>292509</text:p>
          </table:table-cell>
          <table:table-cell table:number-columns-repeated="3"/>
          <table:table-cell office:value-type="float" office:value="528477" calcext:value-type="float">
            <text:p>528477</text:p>
          </table:table-cell>
          <table:table-cell/>
          <table:table-cell office:value-type="float" office:value="2907761" calcext:value-type="float">
            <text:p>2907761</text:p>
          </table:table-cell>
          <table:table-cell/>
          <table:table-cell office:value-type="float" office:value="2873730" calcext:value-type="float">
            <text:p>2873730</text:p>
          </table:table-cell>
          <table:table-cell/>
          <table:table-cell office:value-type="float" office:value="2565471" calcext:value-type="float">
            <text:p>2565471</text:p>
          </table:table-cell>
          <table:table-cell/>
          <table:table-cell office:value-type="float" office:value="2672081" calcext:value-type="float">
            <text:p>2672081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6552" calcext:value-type="float">
            <text:p>306552</text:p>
          </table:table-cell>
          <table:table-cell table:number-columns-repeated="2"/>
          <table:table-cell office:value-type="float" office:value="310455" calcext:value-type="float">
            <text:p>310455</text:p>
          </table:table-cell>
          <table:table-cell table:number-columns-repeated="2"/>
          <table:table-cell office:value-type="float" office:value="566602" calcext:value-type="float">
            <text:p>566602</text:p>
          </table:table-cell>
          <table:table-cell table:number-columns-repeated="2"/>
          <table:table-cell office:value-type="float" office:value="528121" calcext:value-type="float">
            <text:p>528121</text:p>
          </table:table-cell>
          <table:table-cell table:number-columns-repeated="2"/>
          <table:table-cell office:value-type="float" office:value="525410" calcext:value-type="float">
            <text:p>525410</text:p>
          </table:table-cell>
          <table:table-cell table:number-columns-repeated="2"/>
          <table:table-cell office:value-type="float" office:value="309725" calcext:value-type="float">
            <text:p>309725</text:p>
          </table:table-cell>
          <table:table-cell table:number-columns-repeated="2"/>
          <table:table-cell office:value-type="float" office:value="553922" calcext:value-type="float">
            <text:p>553922</text:p>
          </table:table-cell>
          <table:table-cell table:number-columns-repeated="3"/>
          <table:table-cell office:value-type="float" office:value="312752" calcext:value-type="float">
            <text:p>312752</text:p>
          </table:table-cell>
          <table:table-cell table:number-columns-repeated="3"/>
          <table:table-cell office:value-type="float" office:value="474203" calcext:value-type="float">
            <text:p>474203</text:p>
          </table:table-cell>
          <table:table-cell/>
          <table:table-cell office:value-type="float" office:value="2774774" calcext:value-type="float">
            <text:p>2774774</text:p>
          </table:table-cell>
          <table:table-cell/>
          <table:table-cell office:value-type="float" office:value="2674032" calcext:value-type="float">
            <text:p>2674032</text:p>
          </table:table-cell>
          <table:table-cell/>
          <table:table-cell office:value-type="float" office:value="2249830" calcext:value-type="float">
            <text:p>2249830</text:p>
          </table:table-cell>
          <table:table-cell/>
          <table:table-cell office:value-type="float" office:value="2332474" calcext:value-type="float">
            <text:p>2332474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66883" calcext:value-type="float">
            <text:p>366883</text:p>
          </table:table-cell>
          <table:table-cell table:number-columns-repeated="2"/>
          <table:table-cell office:value-type="float" office:value="344612" calcext:value-type="float">
            <text:p>344612</text:p>
          </table:table-cell>
          <table:table-cell table:number-columns-repeated="2"/>
          <table:table-cell office:value-type="float" office:value="560099" calcext:value-type="float">
            <text:p>560099</text:p>
          </table:table-cell>
          <table:table-cell table:number-columns-repeated="2"/>
          <table:table-cell office:value-type="float" office:value="566450" calcext:value-type="float">
            <text:p>566450</text:p>
          </table:table-cell>
          <table:table-cell table:number-columns-repeated="2"/>
          <table:table-cell office:value-type="float" office:value="552592" calcext:value-type="float">
            <text:p>552592</text:p>
          </table:table-cell>
          <table:table-cell table:number-columns-repeated="2"/>
          <table:table-cell office:value-type="float" office:value="283032" calcext:value-type="float">
            <text:p>283032</text:p>
          </table:table-cell>
          <table:table-cell table:number-columns-repeated="2"/>
          <table:table-cell office:value-type="float" office:value="399426" calcext:value-type="float">
            <text:p>399426</text:p>
          </table:table-cell>
          <table:table-cell table:number-columns-repeated="3"/>
          <table:table-cell office:value-type="float" office:value="283286" calcext:value-type="float">
            <text:p>283286</text:p>
          </table:table-cell>
          <table:table-cell table:number-columns-repeated="3"/>
          <table:table-cell office:value-type="float" office:value="309807" calcext:value-type="float">
            <text:p>309807</text:p>
          </table:table-cell>
          <table:table-cell/>
          <table:table-cell office:value-type="float" office:value="2621733" calcext:value-type="float">
            <text:p>2621733</text:p>
          </table:table-cell>
          <table:table-cell/>
          <table:table-cell office:value-type="float" office:value="2562221" calcext:value-type="float">
            <text:p>2562221</text:p>
          </table:table-cell>
          <table:table-cell/>
          <table:table-cell office:value-type="float" office:value="2014459" calcext:value-type="float">
            <text:p>2014459</text:p>
          </table:table-cell>
          <table:table-cell/>
          <table:table-cell office:value-type="float" office:value="2173448" calcext:value-type="float">
            <text:p>2173448</text:p>
          </table:table-cell>
          <table:table-cell table:number-columns-repeated="27"/>
        </table:table-row>
        <table:table-row table:style-name="ro1">
          <table:table-cell table:number-columns-repeated="11"/>
          <table:table-cell office:value-type="float" office:value="65536" calcext:value-type="float">
            <text:p>6553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269099" calcext:value-type="float">
            <text:p>269099</text:p>
          </table:table-cell>
          <table:table-cell table:number-columns-repeated="2"/>
          <table:table-cell office:value-type="float" office:value="320476" calcext:value-type="float">
            <text:p>320476</text:p>
          </table:table-cell>
          <table:table-cell table:number-columns-repeated="2"/>
          <table:table-cell office:value-type="float" office:value="361955" calcext:value-type="float">
            <text:p>361955</text:p>
          </table:table-cell>
          <table:table-cell table:number-columns-repeated="2"/>
          <table:table-cell office:value-type="float" office:value="428951" calcext:value-type="float">
            <text:p>428951</text:p>
          </table:table-cell>
          <table:table-cell table:number-columns-repeated="2"/>
          <table:table-cell office:value-type="float" office:value="494076" calcext:value-type="float">
            <text:p>494076</text:p>
          </table:table-cell>
          <table:table-cell table:number-columns-repeated="2"/>
          <table:table-cell office:value-type="float" office:value="326930" calcext:value-type="float">
            <text:p>326930</text:p>
          </table:table-cell>
          <table:table-cell table:number-columns-repeated="2"/>
          <table:table-cell office:value-type="float" office:value="554069" calcext:value-type="float">
            <text:p>554069</text:p>
          </table:table-cell>
          <table:table-cell table:number-columns-repeated="3"/>
          <table:table-cell office:value-type="float" office:value="320140" calcext:value-type="float">
            <text:p>320140</text:p>
          </table:table-cell>
          <table:table-cell table:number-columns-repeated="3"/>
          <table:table-cell office:value-type="float" office:value="529702" calcext:value-type="float">
            <text:p>529702</text:p>
          </table:table-cell>
          <table:table-cell/>
          <table:table-cell office:value-type="float" office:value="2568337" calcext:value-type="float">
            <text:p>2568337</text:p>
          </table:table-cell>
          <table:table-cell/>
          <table:table-cell office:value-type="float" office:value="2483666" calcext:value-type="float">
            <text:p>2483666</text:p>
          </table:table-cell>
          <table:table-cell/>
          <table:table-cell office:value-type="float" office:value="1839829" calcext:value-type="float">
            <text:p>1839829</text:p>
          </table:table-cell>
          <table:table-cell/>
          <table:table-cell office:value-type="float" office:value="2156044" calcext:value-type="float">
            <text:p>2156044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5293" calcext:value-type="float">
            <text:p>205293</text:p>
          </table:table-cell>
          <table:table-cell table:number-columns-repeated="2"/>
          <table:table-cell office:value-type="float" office:value="220794" calcext:value-type="float">
            <text:p>220794</text:p>
          </table:table-cell>
          <table:table-cell table:number-columns-repeated="2"/>
          <table:table-cell office:value-type="float" office:value="191743" calcext:value-type="float">
            <text:p>191743</text:p>
          </table:table-cell>
          <table:table-cell table:number-columns-repeated="2"/>
          <table:table-cell office:value-type="float" office:value="194478" calcext:value-type="float">
            <text:p>194478</text:p>
          </table:table-cell>
          <table:table-cell table:number-columns-repeated="2"/>
          <table:table-cell office:value-type="float" office:value="170035" calcext:value-type="float">
            <text:p>170035</text:p>
          </table:table-cell>
          <table:table-cell table:number-columns-repeated="2"/>
          <table:table-cell office:value-type="float" office:value="214540" calcext:value-type="float">
            <text:p>214540</text:p>
          </table:table-cell>
          <table:table-cell table:number-columns-repeated="2"/>
          <table:table-cell office:value-type="float" office:value="170162" calcext:value-type="float">
            <text:p>170162</text:p>
          </table:table-cell>
          <table:table-cell table:number-columns-repeated="3"/>
          <table:table-cell office:value-type="float" office:value="173859" calcext:value-type="float">
            <text:p>173859</text:p>
          </table:table-cell>
          <table:table-cell table:number-columns-repeated="3"/>
          <table:table-cell office:value-type="float" office:value="170968" calcext:value-type="float">
            <text:p>170968</text:p>
          </table:table-cell>
          <table:table-cell/>
          <table:table-cell office:value-type="float" office:value="2326698" calcext:value-type="float">
            <text:p>2326698</text:p>
          </table:table-cell>
          <table:table-cell/>
          <table:table-cell office:value-type="float" office:value="2318491" calcext:value-type="float">
            <text:p>2318491</text:p>
          </table:table-cell>
          <table:table-cell/>
          <table:table-cell office:value-type="float" office:value="2431839" calcext:value-type="float">
            <text:p>2431839</text:p>
          </table:table-cell>
          <table:table-cell/>
          <table:table-cell office:value-type="float" office:value="2480765" calcext:value-type="float">
            <text:p>2480765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8952" calcext:value-type="float">
            <text:p>298952</text:p>
          </table:table-cell>
          <table:table-cell table:number-columns-repeated="2"/>
          <table:table-cell office:value-type="float" office:value="300201" calcext:value-type="float">
            <text:p>300201</text:p>
          </table:table-cell>
          <table:table-cell table:number-columns-repeated="2"/>
          <table:table-cell office:value-type="float" office:value="284368" calcext:value-type="float">
            <text:p>284368</text:p>
          </table:table-cell>
          <table:table-cell table:number-columns-repeated="2"/>
          <table:table-cell office:value-type="float" office:value="278181" calcext:value-type="float">
            <text:p>278181</text:p>
          </table:table-cell>
          <table:table-cell table:number-columns-repeated="2"/>
          <table:table-cell office:value-type="float" office:value="249094" calcext:value-type="float">
            <text:p>249094</text:p>
          </table:table-cell>
          <table:table-cell table:number-columns-repeated="2"/>
          <table:table-cell office:value-type="float" office:value="299863" calcext:value-type="float">
            <text:p>299863</text:p>
          </table:table-cell>
          <table:table-cell table:number-columns-repeated="2"/>
          <table:table-cell office:value-type="float" office:value="250310" calcext:value-type="float">
            <text:p>250310</text:p>
          </table:table-cell>
          <table:table-cell table:number-columns-repeated="3"/>
          <table:table-cell office:value-type="float" office:value="308369" calcext:value-type="float">
            <text:p>308369</text:p>
          </table:table-cell>
          <table:table-cell table:number-columns-repeated="3"/>
          <table:table-cell office:value-type="float" office:value="242187" calcext:value-type="float">
            <text:p>242187</text:p>
          </table:table-cell>
          <table:table-cell/>
          <table:table-cell office:value-type="float" office:value="2449348" calcext:value-type="float">
            <text:p>2449348</text:p>
          </table:table-cell>
          <table:table-cell/>
          <table:table-cell office:value-type="float" office:value="2524095" calcext:value-type="float">
            <text:p>2524095</text:p>
          </table:table-cell>
          <table:table-cell/>
          <table:table-cell office:value-type="float" office:value="2603579" calcext:value-type="float">
            <text:p>2603579</text:p>
          </table:table-cell>
          <table:table-cell/>
          <table:table-cell office:value-type="float" office:value="2634544" calcext:value-type="float">
            <text:p>2634544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7196" calcext:value-type="float">
            <text:p>237196</text:p>
          </table:table-cell>
          <table:table-cell table:number-columns-repeated="2"/>
          <table:table-cell office:value-type="float" office:value="244499" calcext:value-type="float">
            <text:p>244499</text:p>
          </table:table-cell>
          <table:table-cell table:number-columns-repeated="2"/>
          <table:table-cell office:value-type="float" office:value="330068" calcext:value-type="float">
            <text:p>330068</text:p>
          </table:table-cell>
          <table:table-cell table:number-columns-repeated="2"/>
          <table:table-cell office:value-type="float" office:value="340186" calcext:value-type="float">
            <text:p>340186</text:p>
          </table:table-cell>
          <table:table-cell table:number-columns-repeated="2"/>
          <table:table-cell office:value-type="float" office:value="296126" calcext:value-type="float">
            <text:p>296126</text:p>
          </table:table-cell>
          <table:table-cell table:number-columns-repeated="2"/>
          <table:table-cell office:value-type="float" office:value="235001" calcext:value-type="float">
            <text:p>235001</text:p>
          </table:table-cell>
          <table:table-cell table:number-columns-repeated="2"/>
          <table:table-cell office:value-type="float" office:value="301537" calcext:value-type="float">
            <text:p>301537</text:p>
          </table:table-cell>
          <table:table-cell table:number-columns-repeated="3"/>
          <table:table-cell office:value-type="float" office:value="242028" calcext:value-type="float">
            <text:p>242028</text:p>
          </table:table-cell>
          <table:table-cell table:number-columns-repeated="3"/>
          <table:table-cell office:value-type="float" office:value="296717" calcext:value-type="float">
            <text:p>296717</text:p>
          </table:table-cell>
          <table:table-cell/>
          <table:table-cell office:value-type="float" office:value="2333520" calcext:value-type="float">
            <text:p>2333520</text:p>
          </table:table-cell>
          <table:table-cell/>
          <table:table-cell office:value-type="float" office:value="2264226" calcext:value-type="float">
            <text:p>2264226</text:p>
          </table:table-cell>
          <table:table-cell/>
          <table:table-cell office:value-type="float" office:value="2503739" calcext:value-type="float">
            <text:p>2503739</text:p>
          </table:table-cell>
          <table:table-cell/>
          <table:table-cell office:value-type="float" office:value="2580563" calcext:value-type="float">
            <text:p>2580563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0563" calcext:value-type="float">
            <text:p>240563</text:p>
          </table:table-cell>
          <table:table-cell table:number-columns-repeated="2"/>
          <table:table-cell office:value-type="float" office:value="239142" calcext:value-type="float">
            <text:p>239142</text:p>
          </table:table-cell>
          <table:table-cell table:number-columns-repeated="2"/>
          <table:table-cell office:value-type="float" office:value="389896" calcext:value-type="float">
            <text:p>389896</text:p>
          </table:table-cell>
          <table:table-cell table:number-columns-repeated="2"/>
          <table:table-cell office:value-type="float" office:value="396692" calcext:value-type="float">
            <text:p>396692</text:p>
          </table:table-cell>
          <table:table-cell table:number-columns-repeated="2"/>
          <table:table-cell office:value-type="float" office:value="348487" calcext:value-type="float">
            <text:p>348487</text:p>
          </table:table-cell>
          <table:table-cell table:number-columns-repeated="2"/>
          <table:table-cell office:value-type="float" office:value="181407" calcext:value-type="float">
            <text:p>181407</text:p>
          </table:table-cell>
          <table:table-cell table:number-columns-repeated="2"/>
          <table:table-cell office:value-type="float" office:value="349224" calcext:value-type="float">
            <text:p>349224</text:p>
          </table:table-cell>
          <table:table-cell table:number-columns-repeated="3"/>
          <table:table-cell office:value-type="float" office:value="164088" calcext:value-type="float">
            <text:p>164088</text:p>
          </table:table-cell>
          <table:table-cell table:number-columns-repeated="3"/>
          <table:table-cell office:value-type="float" office:value="348473" calcext:value-type="float">
            <text:p>348473</text:p>
          </table:table-cell>
          <table:table-cell/>
          <table:table-cell office:value-type="float" office:value="2863784" calcext:value-type="float">
            <text:p>2863784</text:p>
          </table:table-cell>
          <table:table-cell/>
          <table:table-cell office:value-type="float" office:value="2450988" calcext:value-type="float">
            <text:p>2450988</text:p>
          </table:table-cell>
          <table:table-cell/>
          <table:table-cell office:value-type="float" office:value="2631915" calcext:value-type="float">
            <text:p>2631915</text:p>
          </table:table-cell>
          <table:table-cell/>
          <table:table-cell office:value-type="float" office:value="2658035" calcext:value-type="float">
            <text:p>265803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44402" calcext:value-type="float">
            <text:p>144402</text:p>
          </table:table-cell>
          <table:table-cell table:number-columns-repeated="2"/>
          <table:table-cell office:value-type="float" office:value="132052" calcext:value-type="float">
            <text:p>132052</text:p>
          </table:table-cell>
          <table:table-cell table:number-columns-repeated="2"/>
          <table:table-cell office:value-type="float" office:value="474435" calcext:value-type="float">
            <text:p>474435</text:p>
          </table:table-cell>
          <table:table-cell table:number-columns-repeated="2"/>
          <table:table-cell office:value-type="float" office:value="490119" calcext:value-type="float">
            <text:p>490119</text:p>
          </table:table-cell>
          <table:table-cell table:number-columns-repeated="2"/>
          <table:table-cell office:value-type="float" office:value="419796" calcext:value-type="float">
            <text:p>419796</text:p>
          </table:table-cell>
          <table:table-cell table:number-columns-repeated="2"/>
          <table:table-cell office:value-type="float" office:value="117371" calcext:value-type="float">
            <text:p>117371</text:p>
          </table:table-cell>
          <table:table-cell table:number-columns-repeated="2"/>
          <table:table-cell office:value-type="float" office:value="408874" calcext:value-type="float">
            <text:p>408874</text:p>
          </table:table-cell>
          <table:table-cell table:number-columns-repeated="4"/>
          <table:table-cell office:value-type="float" office:value="99128" calcext:value-type="float">
            <text:p>99128</text:p>
          </table:table-cell>
          <table:table-cell table:number-columns-repeated="3"/>
          <table:table-cell office:value-type="float" office:value="397328" calcext:value-type="float">
            <text:p>397328</text:p>
          </table:table-cell>
          <table:table-cell/>
          <table:table-cell office:value-type="float" office:value="1903177" calcext:value-type="float">
            <text:p>1903177</text:p>
          </table:table-cell>
          <table:table-cell/>
          <table:table-cell office:value-type="float" office:value="1719637" calcext:value-type="float">
            <text:p>1719637</text:p>
          </table:table-cell>
          <table:table-cell/>
          <table:table-cell office:value-type="float" office:value="2674311" calcext:value-type="float">
            <text:p>2674311</text:p>
          </table:table-cell>
          <table:table-cell/>
          <table:table-cell office:value-type="float" office:value="2140335" calcext:value-type="float">
            <text:p>2140335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3"/>
          <table:table-cell office:value-type="float" office:value="22440" calcext:value-type="float">
            <text:p>22440</text:p>
          </table:table-cell>
          <table:table-cell table:number-columns-repeated="4"/>
          <table:table-cell office:value-type="float" office:value="6910" calcext:value-type="float">
            <text:p>6910</text:p>
          </table:table-cell>
          <table:table-cell table:number-columns-repeated="2"/>
          <table:table-cell office:value-type="float" office:value="317914" calcext:value-type="float">
            <text:p>317914</text:p>
          </table:table-cell>
          <table:table-cell table:number-columns-repeated="2"/>
          <table:table-cell office:value-type="float" office:value="317460" calcext:value-type="float">
            <text:p>317460</text:p>
          </table:table-cell>
          <table:table-cell table:number-columns-repeated="2"/>
          <table:table-cell office:value-type="float" office:value="275893" calcext:value-type="float">
            <text:p>275893</text:p>
          </table:table-cell>
          <table:table-cell table:number-columns-repeated="2"/>
          <table:table-cell office:value-type="float" office:value="226818" calcext:value-type="float">
            <text:p>226818</text:p>
          </table:table-cell>
          <table:table-cell table:number-columns-repeated="2"/>
          <table:table-cell office:value-type="float" office:value="422619" calcext:value-type="float">
            <text:p>422619</text:p>
          </table:table-cell>
          <table:table-cell table:number-columns-repeated="3"/>
          <table:table-cell office:value-type="float" office:value="280828" calcext:value-type="float">
            <text:p>280828</text:p>
          </table:table-cell>
          <table:table-cell table:number-columns-repeated="3"/>
          <table:table-cell office:value-type="float" office:value="262447" calcext:value-type="float">
            <text:p>262447</text:p>
          </table:table-cell>
          <table:table-cell/>
          <table:table-cell office:value-type="float" office:value="1488388" calcext:value-type="float">
            <text:p>1488388</text:p>
          </table:table-cell>
          <table:table-cell table:number-columns-repeated="2"/>
          <table:table-cell office:value-type="float" office:value="630222" calcext:value-type="float">
            <text:p>630222</text:p>
          </table:table-cell>
          <table:table-cell/>
          <table:table-cell office:value-type="float" office:value="2525068" calcext:value-type="float">
            <text:p>2525068</text:p>
          </table:table-cell>
          <table:table-cell/>
          <table:table-cell office:value-type="float" office:value="2510991" calcext:value-type="float">
            <text:p>2510991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43079" calcext:value-type="float">
            <text:p>243079</text:p>
          </table:table-cell>
          <table:table-cell table:number-columns-repeated="2"/>
          <table:table-cell office:value-type="float" office:value="241423" calcext:value-type="float">
            <text:p>241423</text:p>
          </table:table-cell>
          <table:table-cell table:number-columns-repeated="2"/>
          <table:table-cell office:value-type="float" office:value="426247" calcext:value-type="float">
            <text:p>426247</text:p>
          </table:table-cell>
          <table:table-cell table:number-columns-repeated="2"/>
          <table:table-cell office:value-type="float" office:value="434603" calcext:value-type="float">
            <text:p>434603</text:p>
          </table:table-cell>
          <table:table-cell table:number-columns-repeated="2"/>
          <table:table-cell office:value-type="float" office:value="422782" calcext:value-type="float">
            <text:p>422782</text:p>
          </table:table-cell>
          <table:table-cell table:number-columns-repeated="2"/>
          <table:table-cell office:value-type="float" office:value="244734" calcext:value-type="float">
            <text:p>244734</text:p>
          </table:table-cell>
          <table:table-cell table:number-columns-repeated="2"/>
          <table:table-cell office:value-type="float" office:value="463404" calcext:value-type="float">
            <text:p>463404</text:p>
          </table:table-cell>
          <table:table-cell table:number-columns-repeated="3"/>
          <table:table-cell office:value-type="float" office:value="249948" calcext:value-type="float">
            <text:p>249948</text:p>
          </table:table-cell>
          <table:table-cell table:number-columns-repeated="3"/>
          <table:table-cell office:value-type="float" office:value="442144" calcext:value-type="float">
            <text:p>442144</text:p>
          </table:table-cell>
          <table:table-cell/>
          <table:table-cell office:value-type="float" office:value="1243693" calcext:value-type="float">
            <text:p>1243693</text:p>
          </table:table-cell>
          <table:table-cell/>
          <table:table-cell office:value-type="float" office:value="1262306" calcext:value-type="float">
            <text:p>1262306</text:p>
          </table:table-cell>
          <table:table-cell/>
          <table:table-cell office:value-type="float" office:value="1975931" calcext:value-type="float">
            <text:p>1975931</text:p>
          </table:table-cell>
          <table:table-cell/>
          <table:table-cell office:value-type="float" office:value="2003610" calcext:value-type="float">
            <text:p>2003610</text:p>
          </table:table-cell>
          <table:table-cell table:number-columns-repeated="28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5997" calcext:value-type="float">
            <text:p>305997</text:p>
          </table:table-cell>
          <table:table-cell table:number-columns-repeated="2"/>
          <table:table-cell office:value-type="float" office:value="322463" calcext:value-type="float">
            <text:p>322463</text:p>
          </table:table-cell>
          <table:table-cell table:number-columns-repeated="2"/>
          <table:table-cell office:value-type="float" office:value="505231" calcext:value-type="float">
            <text:p>505231</text:p>
          </table:table-cell>
          <table:table-cell table:number-columns-repeated="2"/>
          <table:table-cell office:value-type="float" office:value="534635" calcext:value-type="float">
            <text:p>534635</text:p>
          </table:table-cell>
          <table:table-cell table:number-columns-repeated="2"/>
          <table:table-cell office:value-type="float" office:value="414310" calcext:value-type="float">
            <text:p>414310</text:p>
          </table:table-cell>
          <table:table-cell table:number-columns-repeated="2"/>
          <table:table-cell office:value-type="float" office:value="270536" calcext:value-type="float">
            <text:p>270536</text:p>
          </table:table-cell>
          <table:table-cell table:number-columns-repeated="2"/>
          <table:table-cell office:value-type="float" office:value="405875" calcext:value-type="float">
            <text:p>405875</text:p>
          </table:table-cell>
          <table:table-cell table:number-columns-repeated="3"/>
          <table:table-cell office:value-type="float" office:value="255730" calcext:value-type="float">
            <text:p>255730</text:p>
          </table:table-cell>
          <table:table-cell table:number-columns-repeated="3"/>
          <table:table-cell office:value-type="float" office:value="416313" calcext:value-type="float">
            <text:p>416313</text:p>
          </table:table-cell>
          <table:table-cell/>
          <table:table-cell office:value-type="float" office:value="1381630" calcext:value-type="float">
            <text:p>1381630</text:p>
          </table:table-cell>
          <table:table-cell table:number-columns-repeated="2"/>
          <table:table-cell office:value-type="float" office:value="902441" calcext:value-type="float">
            <text:p>902441</text:p>
          </table:table-cell>
          <table:table-cell/>
          <table:table-cell office:value-type="float" office:value="1888855" calcext:value-type="float">
            <text:p>1888855</text:p>
          </table:table-cell>
          <table:table-cell/>
          <table:table-cell office:value-type="float" office:value="1681220" calcext:value-type="float">
            <text:p>1681220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131072" calcext:value-type="float">
            <text:p>13107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07913" calcext:value-type="float">
            <text:p>307913</text:p>
          </table:table-cell>
          <table:table-cell table:number-columns-repeated="2"/>
          <table:table-cell office:value-type="float" office:value="306903" calcext:value-type="float">
            <text:p>306903</text:p>
          </table:table-cell>
          <table:table-cell table:number-columns-repeated="2"/>
          <table:table-cell office:value-type="float" office:value="516684" calcext:value-type="float">
            <text:p>516684</text:p>
          </table:table-cell>
          <table:table-cell table:number-columns-repeated="2"/>
          <table:table-cell office:value-type="float" office:value="539425" calcext:value-type="float">
            <text:p>539425</text:p>
          </table:table-cell>
          <table:table-cell table:number-columns-repeated="2"/>
          <table:table-cell office:value-type="float" office:value="511139" calcext:value-type="float">
            <text:p>511139</text:p>
          </table:table-cell>
          <table:table-cell table:number-columns-repeated="2"/>
          <table:table-cell office:value-type="float" office:value="264536" calcext:value-type="float">
            <text:p>264536</text:p>
          </table:table-cell>
          <table:table-cell table:number-columns-repeated="2"/>
          <table:table-cell office:value-type="float" office:value="419014" calcext:value-type="float">
            <text:p>419014</text:p>
          </table:table-cell>
          <table:table-cell table:number-columns-repeated="3"/>
          <table:table-cell office:value-type="float" office:value="283275" calcext:value-type="float">
            <text:p>283275</text:p>
          </table:table-cell>
          <table:table-cell table:number-columns-repeated="3"/>
          <table:table-cell office:value-type="float" office:value="444544" calcext:value-type="float">
            <text:p>444544</text:p>
          </table:table-cell>
          <table:table-cell table:number-columns-repeated="2"/>
          <table:table-cell office:value-type="float" office:value="892533" calcext:value-type="float">
            <text:p>892533</text:p>
          </table:table-cell>
          <table:table-cell table:number-columns-repeated="2"/>
          <table:table-cell office:value-type="float" office:value="806270" calcext:value-type="float">
            <text:p>806270</text:p>
          </table:table-cell>
          <table:table-cell/>
          <table:table-cell office:value-type="float" office:value="1854767" calcext:value-type="float">
            <text:p>1854767</text:p>
          </table:table-cell>
          <table:table-cell/>
          <table:table-cell office:value-type="float" office:value="2006429" calcext:value-type="float">
            <text:p>2006429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48598" calcext:value-type="float">
            <text:p>148598</text:p>
          </table:table-cell>
          <table:table-cell table:number-columns-repeated="2"/>
          <table:table-cell office:value-type="float" office:value="176923" calcext:value-type="float">
            <text:p>176923</text:p>
          </table:table-cell>
          <table:table-cell table:number-columns-repeated="2"/>
          <table:table-cell office:value-type="float" office:value="137323" calcext:value-type="float">
            <text:p>137323</text:p>
          </table:table-cell>
          <table:table-cell table:number-columns-repeated="2"/>
          <table:table-cell office:value-type="float" office:value="169956" calcext:value-type="float">
            <text:p>169956</text:p>
          </table:table-cell>
          <table:table-cell table:number-columns-repeated="2"/>
          <table:table-cell office:value-type="float" office:value="141204" calcext:value-type="float">
            <text:p>141204</text:p>
          </table:table-cell>
          <table:table-cell table:number-columns-repeated="2"/>
          <table:table-cell office:value-type="float" office:value="189513" calcext:value-type="float">
            <text:p>189513</text:p>
          </table:table-cell>
          <table:table-cell table:number-columns-repeated="2"/>
          <table:table-cell office:value-type="float" office:value="134887" calcext:value-type="float">
            <text:p>134887</text:p>
          </table:table-cell>
          <table:table-cell table:number-columns-repeated="3"/>
          <table:table-cell office:value-type="float" office:value="144080" calcext:value-type="float">
            <text:p>144080</text:p>
          </table:table-cell>
          <table:table-cell table:number-columns-repeated="3"/>
          <table:table-cell office:value-type="float" office:value="151949" calcext:value-type="float">
            <text:p>151949</text:p>
          </table:table-cell>
          <table:table-cell table:number-columns-repeated="2"/>
          <table:table-cell office:value-type="float" office:value="392574" calcext:value-type="float">
            <text:p>392574</text:p>
          </table:table-cell>
          <table:table-cell table:number-columns-repeated="2"/>
          <table:table-cell office:value-type="float" office:value="382294" calcext:value-type="float">
            <text:p>382294</text:p>
          </table:table-cell>
          <table:table-cell/>
          <table:table-cell office:value-type="float" office:value="2276567" calcext:value-type="float">
            <text:p>2276567</text:p>
          </table:table-cell>
          <table:table-cell/>
          <table:table-cell office:value-type="float" office:value="2281417" calcext:value-type="float">
            <text:p>2281417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5782" calcext:value-type="float">
            <text:p>295782</text:p>
          </table:table-cell>
          <table:table-cell table:number-columns-repeated="2"/>
          <table:table-cell office:value-type="float" office:value="307637" calcext:value-type="float">
            <text:p>307637</text:p>
          </table:table-cell>
          <table:table-cell table:number-columns-repeated="2"/>
          <table:table-cell office:value-type="float" office:value="278933" calcext:value-type="float">
            <text:p>278933</text:p>
          </table:table-cell>
          <table:table-cell table:number-columns-repeated="2"/>
          <table:table-cell office:value-type="float" office:value="278227" calcext:value-type="float">
            <text:p>278227</text:p>
          </table:table-cell>
          <table:table-cell table:number-columns-repeated="2"/>
          <table:table-cell office:value-type="float" office:value="242912" calcext:value-type="float">
            <text:p>242912</text:p>
          </table:table-cell>
          <table:table-cell table:number-columns-repeated="2"/>
          <table:table-cell office:value-type="float" office:value="299972" calcext:value-type="float">
            <text:p>299972</text:p>
          </table:table-cell>
          <table:table-cell table:number-columns-repeated="2"/>
          <table:table-cell office:value-type="float" office:value="245382" calcext:value-type="float">
            <text:p>245382</text:p>
          </table:table-cell>
          <table:table-cell table:number-columns-repeated="3"/>
          <table:table-cell office:value-type="float" office:value="303716" calcext:value-type="float">
            <text:p>303716</text:p>
          </table:table-cell>
          <table:table-cell table:number-columns-repeated="3"/>
          <table:table-cell office:value-type="float" office:value="242356" calcext:value-type="float">
            <text:p>242356</text:p>
          </table:table-cell>
          <table:table-cell table:number-columns-repeated="2"/>
          <table:table-cell office:value-type="float" office:value="399376" calcext:value-type="float">
            <text:p>399376</text:p>
          </table:table-cell>
          <table:table-cell table:number-columns-repeated="2"/>
          <table:table-cell office:value-type="float" office:value="412705" calcext:value-type="float">
            <text:p>412705</text:p>
          </table:table-cell>
          <table:table-cell/>
          <table:table-cell office:value-type="float" office:value="2549260" calcext:value-type="float">
            <text:p>2549260</text:p>
          </table:table-cell>
          <table:table-cell/>
          <table:table-cell office:value-type="float" office:value="2559755" calcext:value-type="float">
            <text:p>2559755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9332" calcext:value-type="float">
            <text:p>239332</text:p>
          </table:table-cell>
          <table:table-cell table:number-columns-repeated="2"/>
          <table:table-cell office:value-type="float" office:value="192998" calcext:value-type="float">
            <text:p>192998</text:p>
          </table:table-cell>
          <table:table-cell table:number-columns-repeated="2"/>
          <table:table-cell office:value-type="float" office:value="329533" calcext:value-type="float">
            <text:p>329533</text:p>
          </table:table-cell>
          <table:table-cell table:number-columns-repeated="2"/>
          <table:table-cell office:value-type="float" office:value="330222" calcext:value-type="float">
            <text:p>330222</text:p>
          </table:table-cell>
          <table:table-cell table:number-columns-repeated="2"/>
          <table:table-cell office:value-type="float" office:value="292438" calcext:value-type="float">
            <text:p>292438</text:p>
          </table:table-cell>
          <table:table-cell table:number-columns-repeated="2"/>
          <table:table-cell office:value-type="float" office:value="205636" calcext:value-type="float">
            <text:p>205636</text:p>
          </table:table-cell>
          <table:table-cell table:number-columns-repeated="2"/>
          <table:table-cell office:value-type="float" office:value="194778" calcext:value-type="float">
            <text:p>194778</text:p>
          </table:table-cell>
          <table:table-cell table:number-columns-repeated="3"/>
          <table:table-cell office:value-type="float" office:value="239642" calcext:value-type="float">
            <text:p>239642</text:p>
          </table:table-cell>
          <table:table-cell table:number-columns-repeated="3"/>
          <table:table-cell office:value-type="float" office:value="261563" calcext:value-type="float">
            <text:p>261563</text:p>
          </table:table-cell>
          <table:table-cell table:number-columns-repeated="2"/>
          <table:table-cell office:value-type="float" office:value="437663" calcext:value-type="float">
            <text:p>437663</text:p>
          </table:table-cell>
          <table:table-cell table:number-columns-repeated="2"/>
          <table:table-cell office:value-type="float" office:value="381167" calcext:value-type="float">
            <text:p>381167</text:p>
          </table:table-cell>
          <table:table-cell/>
          <table:table-cell office:value-type="float" office:value="2575551" calcext:value-type="float">
            <text:p>2575551</text:p>
          </table:table-cell>
          <table:table-cell/>
          <table:table-cell office:value-type="float" office:value="2574607" calcext:value-type="float">
            <text:p>2574607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2200" calcext:value-type="float">
            <text:p>242200</text:p>
          </table:table-cell>
          <table:table-cell table:number-columns-repeated="2"/>
          <table:table-cell office:value-type="float" office:value="243317" calcext:value-type="float">
            <text:p>243317</text:p>
          </table:table-cell>
          <table:table-cell table:number-columns-repeated="2"/>
          <table:table-cell office:value-type="float" office:value="394219" calcext:value-type="float">
            <text:p>394219</text:p>
          </table:table-cell>
          <table:table-cell table:number-columns-repeated="2"/>
          <table:table-cell office:value-type="float" office:value="394079" calcext:value-type="float">
            <text:p>394079</text:p>
          </table:table-cell>
          <table:table-cell table:number-columns-repeated="2"/>
          <table:table-cell office:value-type="float" office:value="347602" calcext:value-type="float">
            <text:p>347602</text:p>
          </table:table-cell>
          <table:table-cell table:number-columns-repeated="2"/>
          <table:table-cell office:value-type="float" office:value="242256" calcext:value-type="float">
            <text:p>242256</text:p>
          </table:table-cell>
          <table:table-cell table:number-columns-repeated="2"/>
          <table:table-cell office:value-type="float" office:value="342017" calcext:value-type="float">
            <text:p>342017</text:p>
          </table:table-cell>
          <table:table-cell table:number-columns-repeated="3"/>
          <table:table-cell office:value-type="float" office:value="245483" calcext:value-type="float">
            <text:p>245483</text:p>
          </table:table-cell>
          <table:table-cell table:number-columns-repeated="3"/>
          <table:table-cell office:value-type="float" office:value="346304" calcext:value-type="float">
            <text:p>346304</text:p>
          </table:table-cell>
          <table:table-cell table:number-columns-repeated="2"/>
          <table:table-cell office:value-type="float" office:value="417588" calcext:value-type="float">
            <text:p>417588</text:p>
          </table:table-cell>
          <table:table-cell table:number-columns-repeated="2"/>
          <table:table-cell office:value-type="float" office:value="420152" calcext:value-type="float">
            <text:p>420152</text:p>
          </table:table-cell>
          <table:table-cell/>
          <table:table-cell office:value-type="float" office:value="2581267" calcext:value-type="float">
            <text:p>2581267</text:p>
          </table:table-cell>
          <table:table-cell/>
          <table:table-cell office:value-type="float" office:value="2635662" calcext:value-type="float">
            <text:p>2635662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7060" calcext:value-type="float">
            <text:p>247060</text:p>
          </table:table-cell>
          <table:table-cell table:number-columns-repeated="2"/>
          <table:table-cell office:value-type="float" office:value="245870" calcext:value-type="float">
            <text:p>245870</text:p>
          </table:table-cell>
          <table:table-cell table:number-columns-repeated="2"/>
          <table:table-cell office:value-type="float" office:value="473977" calcext:value-type="float">
            <text:p>473977</text:p>
          </table:table-cell>
          <table:table-cell table:number-columns-repeated="2"/>
          <table:table-cell office:value-type="float" office:value="482515" calcext:value-type="float">
            <text:p>482515</text:p>
          </table:table-cell>
          <table:table-cell table:number-columns-repeated="2"/>
          <table:table-cell office:value-type="float" office:value="428504" calcext:value-type="float">
            <text:p>428504</text:p>
          </table:table-cell>
          <table:table-cell table:number-columns-repeated="2"/>
          <table:table-cell office:value-type="float" office:value="245943" calcext:value-type="float">
            <text:p>245943</text:p>
          </table:table-cell>
          <table:table-cell table:number-columns-repeated="2"/>
          <table:table-cell office:value-type="float" office:value="431295" calcext:value-type="float">
            <text:p>431295</text:p>
          </table:table-cell>
          <table:table-cell table:number-columns-repeated="3"/>
          <table:table-cell office:value-type="float" office:value="248756" calcext:value-type="float">
            <text:p>248756</text:p>
          </table:table-cell>
          <table:table-cell table:number-columns-repeated="3"/>
          <table:table-cell office:value-type="float" office:value="432881" calcext:value-type="float">
            <text:p>432881</text:p>
          </table:table-cell>
          <table:table-cell table:number-columns-repeated="2"/>
          <table:table-cell office:value-type="float" office:value="420525" calcext:value-type="float">
            <text:p>420525</text:p>
          </table:table-cell>
          <table:table-cell table:number-columns-repeated="2"/>
          <table:table-cell office:value-type="float" office:value="419006" calcext:value-type="float">
            <text:p>419006</text:p>
          </table:table-cell>
          <table:table-cell/>
          <table:table-cell office:value-type="float" office:value="2690245" calcext:value-type="float">
            <text:p>2690245</text:p>
          </table:table-cell>
          <table:table-cell/>
          <table:table-cell office:value-type="float" office:value="2678691" calcext:value-type="float">
            <text:p>267869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4371" calcext:value-type="float">
            <text:p>284371</text:p>
          </table:table-cell>
          <table:table-cell table:number-columns-repeated="2"/>
          <table:table-cell office:value-type="float" office:value="287968" calcext:value-type="float">
            <text:p>287968</text:p>
          </table:table-cell>
          <table:table-cell table:number-columns-repeated="2"/>
          <table:table-cell office:value-type="float" office:value="528143" calcext:value-type="float">
            <text:p>528143</text:p>
          </table:table-cell>
          <table:table-cell table:number-columns-repeated="2"/>
          <table:table-cell office:value-type="float" office:value="534751" calcext:value-type="float">
            <text:p>534751</text:p>
          </table:table-cell>
          <table:table-cell table:number-columns-repeated="2"/>
          <table:table-cell office:value-type="float" office:value="513975" calcext:value-type="float">
            <text:p>513975</text:p>
          </table:table-cell>
          <table:table-cell table:number-columns-repeated="2"/>
          <table:table-cell office:value-type="float" office:value="255295" calcext:value-type="float">
            <text:p>255295</text:p>
          </table:table-cell>
          <table:table-cell table:number-columns-repeated="2"/>
          <table:table-cell office:value-type="float" office:value="372478" calcext:value-type="float">
            <text:p>372478</text:p>
          </table:table-cell>
          <table:table-cell table:number-columns-repeated="3"/>
          <table:table-cell office:value-type="float" office:value="284834" calcext:value-type="float">
            <text:p>284834</text:p>
          </table:table-cell>
          <table:table-cell table:number-columns-repeated="3"/>
          <table:table-cell office:value-type="float" office:value="495152" calcext:value-type="float">
            <text:p>495152</text:p>
          </table:table-cell>
          <table:table-cell table:number-columns-repeated="2"/>
          <table:table-cell office:value-type="float" office:value="427959" calcext:value-type="float">
            <text:p>427959</text:p>
          </table:table-cell>
          <table:table-cell table:number-columns-repeated="2"/>
          <table:table-cell office:value-type="float" office:value="403744" calcext:value-type="float">
            <text:p>403744</text:p>
          </table:table-cell>
          <table:table-cell/>
          <table:table-cell office:value-type="float" office:value="2528504" calcext:value-type="float">
            <text:p>2528504</text:p>
          </table:table-cell>
          <table:table-cell/>
          <table:table-cell office:value-type="float" office:value="2533693" calcext:value-type="float">
            <text:p>2533693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8953" calcext:value-type="float">
            <text:p>298953</text:p>
          </table:table-cell>
          <table:table-cell table:number-columns-repeated="2"/>
          <table:table-cell office:value-type="float" office:value="296108" calcext:value-type="float">
            <text:p>296108</text:p>
          </table:table-cell>
          <table:table-cell table:number-columns-repeated="2"/>
          <table:table-cell office:value-type="float" office:value="548747" calcext:value-type="float">
            <text:p>548747</text:p>
          </table:table-cell>
          <table:table-cell table:number-columns-repeated="2"/>
          <table:table-cell office:value-type="float" office:value="537480" calcext:value-type="float">
            <text:p>537480</text:p>
          </table:table-cell>
          <table:table-cell table:number-columns-repeated="2"/>
          <table:table-cell office:value-type="float" office:value="520673" calcext:value-type="float">
            <text:p>520673</text:p>
          </table:table-cell>
          <table:table-cell table:number-columns-repeated="2"/>
          <table:table-cell office:value-type="float" office:value="302699" calcext:value-type="float">
            <text:p>302699</text:p>
          </table:table-cell>
          <table:table-cell table:number-columns-repeated="2"/>
          <table:table-cell office:value-type="float" office:value="516194" calcext:value-type="float">
            <text:p>516194</text:p>
          </table:table-cell>
          <table:table-cell table:number-columns-repeated="3"/>
          <table:table-cell office:value-type="float" office:value="305437" calcext:value-type="float">
            <text:p>305437</text:p>
          </table:table-cell>
          <table:table-cell table:number-columns-repeated="3"/>
          <table:table-cell office:value-type="float" office:value="527727" calcext:value-type="float">
            <text:p>527727</text:p>
          </table:table-cell>
          <table:table-cell table:number-columns-repeated="2"/>
          <table:table-cell office:value-type="float" office:value="421940" calcext:value-type="float">
            <text:p>421940</text:p>
          </table:table-cell>
          <table:table-cell table:number-columns-repeated="2"/>
          <table:table-cell office:value-type="float" office:value="423925" calcext:value-type="float">
            <text:p>423925</text:p>
          </table:table-cell>
          <table:table-cell/>
          <table:table-cell office:value-type="float" office:value="2199058" calcext:value-type="float">
            <text:p>2199058</text:p>
          </table:table-cell>
          <table:table-cell/>
          <table:table-cell office:value-type="float" office:value="2288186" calcext:value-type="float">
            <text:p>2288186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03730" calcext:value-type="float">
            <text:p>303730</text:p>
          </table:table-cell>
          <table:table-cell table:number-columns-repeated="2"/>
          <table:table-cell office:value-type="float" office:value="317934" calcext:value-type="float">
            <text:p>317934</text:p>
          </table:table-cell>
          <table:table-cell table:number-columns-repeated="2"/>
          <table:table-cell office:value-type="float" office:value="551263" calcext:value-type="float">
            <text:p>551263</text:p>
          </table:table-cell>
          <table:table-cell table:number-columns-repeated="2"/>
          <table:table-cell office:value-type="float" office:value="543770" calcext:value-type="float">
            <text:p>543770</text:p>
          </table:table-cell>
          <table:table-cell table:number-columns-repeated="2"/>
          <table:table-cell office:value-type="float" office:value="547141" calcext:value-type="float">
            <text:p>547141</text:p>
          </table:table-cell>
          <table:table-cell table:number-columns-repeated="2"/>
          <table:table-cell office:value-type="float" office:value="310832" calcext:value-type="float">
            <text:p>310832</text:p>
          </table:table-cell>
          <table:table-cell table:number-columns-repeated="2"/>
          <table:table-cell office:value-type="float" office:value="526078" calcext:value-type="float">
            <text:p>526078</text:p>
          </table:table-cell>
          <table:table-cell table:number-columns-repeated="3"/>
          <table:table-cell office:value-type="float" office:value="304066" calcext:value-type="float">
            <text:p>304066</text:p>
          </table:table-cell>
          <table:table-cell table:number-columns-repeated="3"/>
          <table:table-cell office:value-type="float" office:value="555698" calcext:value-type="float">
            <text:p>555698</text:p>
          </table:table-cell>
          <table:table-cell table:number-columns-repeated="2"/>
          <table:table-cell office:value-type="float" office:value="418871" calcext:value-type="float">
            <text:p>418871</text:p>
          </table:table-cell>
          <table:table-cell table:number-columns-repeated="2"/>
          <table:table-cell office:value-type="float" office:value="419979" calcext:value-type="float">
            <text:p>419979</text:p>
          </table:table-cell>
          <table:table-cell/>
          <table:table-cell office:value-type="float" office:value="2059821" calcext:value-type="float">
            <text:p>2059821</text:p>
          </table:table-cell>
          <table:table-cell/>
          <table:table-cell office:value-type="float" office:value="2093547" calcext:value-type="float">
            <text:p>2093547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262144" calcext:value-type="float">
            <text:p>26214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26135" calcext:value-type="float">
            <text:p>326135</text:p>
          </table:table-cell>
          <table:table-cell table:number-columns-repeated="2"/>
          <table:table-cell office:value-type="float" office:value="350118" calcext:value-type="float">
            <text:p>350118</text:p>
          </table:table-cell>
          <table:table-cell table:number-columns-repeated="2"/>
          <table:table-cell office:value-type="float" office:value="566716" calcext:value-type="float">
            <text:p>566716</text:p>
          </table:table-cell>
          <table:table-cell table:number-columns-repeated="2"/>
          <table:table-cell office:value-type="float" office:value="565891" calcext:value-type="float">
            <text:p>565891</text:p>
          </table:table-cell>
          <table:table-cell table:number-columns-repeated="2"/>
          <table:table-cell office:value-type="float" office:value="561070" calcext:value-type="float">
            <text:p>561070</text:p>
          </table:table-cell>
          <table:table-cell table:number-columns-repeated="2"/>
          <table:table-cell office:value-type="float" office:value="338180" calcext:value-type="float">
            <text:p>338180</text:p>
          </table:table-cell>
          <table:table-cell table:number-columns-repeated="2"/>
          <table:table-cell office:value-type="float" office:value="561973" calcext:value-type="float">
            <text:p>561973</text:p>
          </table:table-cell>
          <table:table-cell table:number-columns-repeated="3"/>
          <table:table-cell office:value-type="float" office:value="270754" calcext:value-type="float">
            <text:p>270754</text:p>
          </table:table-cell>
          <table:table-cell table:number-columns-repeated="3"/>
          <table:table-cell office:value-type="float" office:value="516154" calcext:value-type="float">
            <text:p>516154</text:p>
          </table:table-cell>
          <table:table-cell table:number-columns-repeated="2"/>
          <table:table-cell office:value-type="float" office:value="235843" calcext:value-type="float">
            <text:p>235843</text:p>
          </table:table-cell>
          <table:table-cell table:number-columns-repeated="2"/>
          <table:table-cell office:value-type="float" office:value="230554" calcext:value-type="float">
            <text:p>230554</text:p>
          </table:table-cell>
          <table:table-cell/>
          <table:table-cell office:value-type="float" office:value="2003315" calcext:value-type="float">
            <text:p>2003315</text:p>
          </table:table-cell>
          <table:table-cell/>
          <table:table-cell office:value-type="float" office:value="2091261" calcext:value-type="float">
            <text:p>2091261</text:p>
          </table:table-cell>
          <table:table-cell table:number-columns-repeated="27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6241" calcext:value-type="float">
            <text:p>206241</text:p>
          </table:table-cell>
          <table:table-cell table:number-columns-repeated="2"/>
          <table:table-cell office:value-type="float" office:value="219726" calcext:value-type="float">
            <text:p>219726</text:p>
          </table:table-cell>
          <table:table-cell table:number-columns-repeated="2"/>
          <table:table-cell office:value-type="float" office:value="186830" calcext:value-type="float">
            <text:p>186830</text:p>
          </table:table-cell>
          <table:table-cell table:number-columns-repeated="2"/>
          <table:table-cell office:value-type="float" office:value="187790" calcext:value-type="float">
            <text:p>187790</text:p>
          </table:table-cell>
          <table:table-cell table:number-columns-repeated="2"/>
          <table:table-cell office:value-type="float" office:value="151749" calcext:value-type="float">
            <text:p>151749</text:p>
          </table:table-cell>
          <table:table-cell table:number-columns-repeated="2"/>
          <table:table-cell office:value-type="float" office:value="213596" calcext:value-type="float">
            <text:p>213596</text:p>
          </table:table-cell>
          <table:table-cell table:number-columns-repeated="2"/>
          <table:table-cell office:value-type="float" office:value="152736" calcext:value-type="float">
            <text:p>152736</text:p>
          </table:table-cell>
          <table:table-cell table:number-columns-repeated="3"/>
          <table:table-cell office:value-type="float" office:value="205742" calcext:value-type="float">
            <text:p>205742</text:p>
          </table:table-cell>
          <table:table-cell table:number-columns-repeated="3"/>
          <table:table-cell office:value-type="float" office:value="152758" calcext:value-type="float">
            <text:p>152758</text:p>
          </table:table-cell>
          <table:table-cell table:number-columns-repeated="2"/>
          <table:table-cell office:value-type="float" office:value="303910" calcext:value-type="float">
            <text:p>303910</text:p>
          </table:table-cell>
          <table:table-cell table:number-columns-repeated="2"/>
          <table:table-cell office:value-type="float" office:value="300411" calcext:value-type="float">
            <text:p>300411</text:p>
          </table:table-cell>
          <table:table-cell/>
          <table:table-cell office:value-type="float" office:value="2293245" calcext:value-type="float">
            <text:p>2293245</text:p>
          </table:table-cell>
          <table:table-cell/>
          <table:table-cell office:value-type="float" office:value="2445199" calcext:value-type="float">
            <text:p>2445199</text:p>
          </table:table-cell>
          <table:table-cell table:number-columns-repeated="24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8514" calcext:value-type="float">
            <text:p>298514</text:p>
          </table:table-cell>
          <table:table-cell table:number-columns-repeated="2"/>
          <table:table-cell office:value-type="float" office:value="308989" calcext:value-type="float">
            <text:p>308989</text:p>
          </table:table-cell>
          <table:table-cell table:number-columns-repeated="2"/>
          <table:table-cell office:value-type="float" office:value="280800" calcext:value-type="float">
            <text:p>280800</text:p>
          </table:table-cell>
          <table:table-cell table:number-columns-repeated="2"/>
          <table:table-cell office:value-type="float" office:value="279779" calcext:value-type="float">
            <text:p>279779</text:p>
          </table:table-cell>
          <table:table-cell table:number-columns-repeated="2"/>
          <table:table-cell office:value-type="float" office:value="248805" calcext:value-type="float">
            <text:p>248805</text:p>
          </table:table-cell>
          <table:table-cell table:number-columns-repeated="2"/>
          <table:table-cell office:value-type="float" office:value="299844" calcext:value-type="float">
            <text:p>299844</text:p>
          </table:table-cell>
          <table:table-cell table:number-columns-repeated="2"/>
          <table:table-cell office:value-type="float" office:value="244459" calcext:value-type="float">
            <text:p>244459</text:p>
          </table:table-cell>
          <table:table-cell table:number-columns-repeated="3"/>
          <table:table-cell office:value-type="float" office:value="302933" calcext:value-type="float">
            <text:p>302933</text:p>
          </table:table-cell>
          <table:table-cell table:number-columns-repeated="3"/>
          <table:table-cell office:value-type="float" office:value="247572" calcext:value-type="float">
            <text:p>247572</text:p>
          </table:table-cell>
          <table:table-cell table:number-columns-repeated="2"/>
          <table:table-cell office:value-type="float" office:value="287934" calcext:value-type="float">
            <text:p>287934</text:p>
          </table:table-cell>
          <table:table-cell table:number-columns-repeated="2"/>
          <table:table-cell office:value-type="float" office:value="270281" calcext:value-type="float">
            <text:p>270281</text:p>
          </table:table-cell>
          <table:table-cell/>
          <table:table-cell office:value-type="float" office:value="2604571" calcext:value-type="float">
            <text:p>2604571</text:p>
          </table:table-cell>
          <table:table-cell/>
          <table:table-cell office:value-type="float" office:value="2599861" calcext:value-type="float">
            <text:p>2599861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33804" calcext:value-type="float">
            <text:p>233804</text:p>
          </table:table-cell>
          <table:table-cell table:number-columns-repeated="2"/>
          <table:table-cell office:value-type="float" office:value="240804" calcext:value-type="float">
            <text:p>240804</text:p>
          </table:table-cell>
          <table:table-cell table:number-columns-repeated="2"/>
          <table:table-cell office:value-type="float" office:value="336587" calcext:value-type="float">
            <text:p>336587</text:p>
          </table:table-cell>
          <table:table-cell table:number-columns-repeated="2"/>
          <table:table-cell office:value-type="float" office:value="335730" calcext:value-type="float">
            <text:p>335730</text:p>
          </table:table-cell>
          <table:table-cell table:number-columns-repeated="2"/>
          <table:table-cell office:value-type="float" office:value="298586" calcext:value-type="float">
            <text:p>298586</text:p>
          </table:table-cell>
          <table:table-cell table:number-columns-repeated="2"/>
          <table:table-cell office:value-type="float" office:value="239700" calcext:value-type="float">
            <text:p>239700</text:p>
          </table:table-cell>
          <table:table-cell table:number-columns-repeated="2"/>
          <table:table-cell office:value-type="float" office:value="299361" calcext:value-type="float">
            <text:p>299361</text:p>
          </table:table-cell>
          <table:table-cell table:number-columns-repeated="3"/>
          <table:table-cell office:value-type="float" office:value="239561" calcext:value-type="float">
            <text:p>239561</text:p>
          </table:table-cell>
          <table:table-cell table:number-columns-repeated="3"/>
          <table:table-cell office:value-type="float" office:value="300339" calcext:value-type="float">
            <text:p>300339</text:p>
          </table:table-cell>
          <table:table-cell table:number-columns-repeated="2"/>
          <table:table-cell office:value-type="float" office:value="303522" calcext:value-type="float">
            <text:p>303522</text:p>
          </table:table-cell>
          <table:table-cell table:number-columns-repeated="2"/>
          <table:table-cell office:value-type="float" office:value="248587" calcext:value-type="float">
            <text:p>248587</text:p>
          </table:table-cell>
          <table:table-cell/>
          <table:table-cell office:value-type="float" office:value="2536149" calcext:value-type="float">
            <text:p>2536149</text:p>
          </table:table-cell>
          <table:table-cell/>
          <table:table-cell office:value-type="float" office:value="2562667" calcext:value-type="float">
            <text:p>2562667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38911" calcext:value-type="float">
            <text:p>238911</text:p>
          </table:table-cell>
          <table:table-cell table:number-columns-repeated="2"/>
          <table:table-cell office:value-type="float" office:value="245318" calcext:value-type="float">
            <text:p>245318</text:p>
          </table:table-cell>
          <table:table-cell table:number-columns-repeated="2"/>
          <table:table-cell office:value-type="float" office:value="397569" calcext:value-type="float">
            <text:p>397569</text:p>
          </table:table-cell>
          <table:table-cell table:number-columns-repeated="2"/>
          <table:table-cell office:value-type="float" office:value="398424" calcext:value-type="float">
            <text:p>398424</text:p>
          </table:table-cell>
          <table:table-cell table:number-columns-repeated="2"/>
          <table:table-cell office:value-type="float" office:value="339832" calcext:value-type="float">
            <text:p>339832</text:p>
          </table:table-cell>
          <table:table-cell table:number-columns-repeated="2"/>
          <table:table-cell office:value-type="float" office:value="243944" calcext:value-type="float">
            <text:p>243944</text:p>
          </table:table-cell>
          <table:table-cell table:number-columns-repeated="2"/>
          <table:table-cell office:value-type="float" office:value="343409" calcext:value-type="float">
            <text:p>343409</text:p>
          </table:table-cell>
          <table:table-cell table:number-columns-repeated="3"/>
          <table:table-cell office:value-type="float" office:value="246346" calcext:value-type="float">
            <text:p>246346</text:p>
          </table:table-cell>
          <table:table-cell table:number-columns-repeated="3"/>
          <table:table-cell office:value-type="float" office:value="346083" calcext:value-type="float">
            <text:p>346083</text:p>
          </table:table-cell>
          <table:table-cell table:number-columns-repeated="2"/>
          <table:table-cell office:value-type="float" office:value="308512" calcext:value-type="float">
            <text:p>308512</text:p>
          </table:table-cell>
          <table:table-cell table:number-columns-repeated="2"/>
          <table:table-cell office:value-type="float" office:value="295478" calcext:value-type="float">
            <text:p>295478</text:p>
          </table:table-cell>
          <table:table-cell/>
          <table:table-cell office:value-type="float" office:value="2632118" calcext:value-type="float">
            <text:p>2632118</text:p>
          </table:table-cell>
          <table:table-cell/>
          <table:table-cell office:value-type="float" office:value="2635798" calcext:value-type="float">
            <text:p>2635798</text:p>
          </table:table-cell>
          <table:table-cell table:number-columns-repeated="25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6192" calcext:value-type="float">
            <text:p>246192</text:p>
          </table:table-cell>
          <table:table-cell table:number-columns-repeated="2"/>
          <table:table-cell office:value-type="float" office:value="248279" calcext:value-type="float">
            <text:p>248279</text:p>
          </table:table-cell>
          <table:table-cell table:number-columns-repeated="2"/>
          <table:table-cell office:value-type="float" office:value="469826" calcext:value-type="float">
            <text:p>469826</text:p>
          </table:table-cell>
          <table:table-cell table:number-columns-repeated="2"/>
          <table:table-cell office:value-type="float" office:value="467696" calcext:value-type="float">
            <text:p>467696</text:p>
          </table:table-cell>
          <table:table-cell table:number-columns-repeated="2"/>
          <table:table-cell office:value-type="float" office:value="418312" calcext:value-type="float">
            <text:p>418312</text:p>
          </table:table-cell>
          <table:table-cell table:number-columns-repeated="2"/>
          <table:table-cell office:value-type="float" office:value="186693" calcext:value-type="float">
            <text:p>186693</text:p>
          </table:table-cell>
          <table:table-cell table:number-columns-repeated="2"/>
          <table:table-cell office:value-type="float" office:value="416161" calcext:value-type="float">
            <text:p>416161</text:p>
          </table:table-cell>
          <table:table-cell table:number-columns-repeated="3"/>
          <table:table-cell office:value-type="float" office:value="131396" calcext:value-type="float">
            <text:p>131396</text:p>
          </table:table-cell>
          <table:table-cell table:number-columns-repeated="3"/>
          <table:table-cell office:value-type="float" office:value="415204" calcext:value-type="float">
            <text:p>415204</text:p>
          </table:table-cell>
          <table:table-cell table:number-columns-repeated="2"/>
          <table:table-cell office:value-type="float" office:value="221263" calcext:value-type="float">
            <text:p>221263</text:p>
          </table:table-cell>
          <table:table-cell table:number-columns-repeated="2"/>
          <table:table-cell office:value-type="float" office:value="218114" calcext:value-type="float">
            <text:p>218114</text:p>
          </table:table-cell>
          <table:table-cell/>
          <table:table-cell office:value-type="float" office:value="2634328" calcext:value-type="float">
            <text:p>2634328</text:p>
          </table:table-cell>
          <table:table-cell/>
          <table:table-cell office:value-type="float" office:value="2680321" calcext:value-type="float">
            <text:p>268032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159113" calcext:value-type="float">
            <text:p>159113</text:p>
          </table:table-cell>
          <table:table-cell table:number-columns-repeated="2"/>
          <table:table-cell office:value-type="float" office:value="261385" calcext:value-type="float">
            <text:p>261385</text:p>
          </table:table-cell>
          <table:table-cell table:number-columns-repeated="2"/>
          <table:table-cell office:value-type="float" office:value="517745" calcext:value-type="float">
            <text:p>517745</text:p>
          </table:table-cell>
          <table:table-cell table:number-columns-repeated="2"/>
          <table:table-cell office:value-type="float" office:value="536551" calcext:value-type="float">
            <text:p>536551</text:p>
          </table:table-cell>
          <table:table-cell table:number-columns-repeated="2"/>
          <table:table-cell office:value-type="float" office:value="481642" calcext:value-type="float">
            <text:p>481642</text:p>
          </table:table-cell>
          <table:table-cell table:number-columns-repeated="2"/>
          <table:table-cell office:value-type="float" office:value="281517" calcext:value-type="float">
            <text:p>281517</text:p>
          </table:table-cell>
          <table:table-cell table:number-columns-repeated="2"/>
          <table:table-cell office:value-type="float" office:value="502495" calcext:value-type="float">
            <text:p>502495</text:p>
          </table:table-cell>
          <table:table-cell table:number-columns-repeated="3"/>
          <table:table-cell office:value-type="float" office:value="287764" calcext:value-type="float">
            <text:p>287764</text:p>
          </table:table-cell>
          <table:table-cell table:number-columns-repeated="3"/>
          <table:table-cell office:value-type="float" office:value="503337" calcext:value-type="float">
            <text:p>503337</text:p>
          </table:table-cell>
          <table:table-cell table:number-columns-repeated="2"/>
          <table:table-cell office:value-type="float" office:value="307267" calcext:value-type="float">
            <text:p>307267</text:p>
          </table:table-cell>
          <table:table-cell table:number-columns-repeated="2"/>
          <table:table-cell office:value-type="float" office:value="308456" calcext:value-type="float">
            <text:p>308456</text:p>
          </table:table-cell>
          <table:table-cell/>
          <table:table-cell office:value-type="float" office:value="2561465" calcext:value-type="float">
            <text:p>2561465</text:p>
          </table:table-cell>
          <table:table-cell/>
          <table:table-cell office:value-type="float" office:value="2657211" calcext:value-type="float">
            <text:p>265721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2321" calcext:value-type="float">
            <text:p>302321</text:p>
          </table:table-cell>
          <table:table-cell table:number-columns-repeated="2"/>
          <table:table-cell office:value-type="float" office:value="310977" calcext:value-type="float">
            <text:p>310977</text:p>
          </table:table-cell>
          <table:table-cell table:number-columns-repeated="2"/>
          <table:table-cell office:value-type="float" office:value="551776" calcext:value-type="float">
            <text:p>551776</text:p>
          </table:table-cell>
          <table:table-cell table:number-columns-repeated="2"/>
          <table:table-cell office:value-type="float" office:value="550781" calcext:value-type="float">
            <text:p>550781</text:p>
          </table:table-cell>
          <table:table-cell table:number-columns-repeated="2"/>
          <table:table-cell office:value-type="float" office:value="543456" calcext:value-type="float">
            <text:p>543456</text:p>
          </table:table-cell>
          <table:table-cell table:number-columns-repeated="2"/>
          <table:table-cell office:value-type="float" office:value="278369" calcext:value-type="float">
            <text:p>278369</text:p>
          </table:table-cell>
          <table:table-cell table:number-columns-repeated="2"/>
          <table:table-cell office:value-type="float" office:value="530503" calcext:value-type="float">
            <text:p>530503</text:p>
          </table:table-cell>
          <table:table-cell table:number-columns-repeated="3"/>
          <table:table-cell office:value-type="float" office:value="175639" calcext:value-type="float">
            <text:p>175639</text:p>
          </table:table-cell>
          <table:table-cell table:number-columns-repeated="3"/>
          <table:table-cell office:value-type="float" office:value="363668" calcext:value-type="float">
            <text:p>363668</text:p>
          </table:table-cell>
          <table:table-cell table:number-columns-repeated="2"/>
          <table:table-cell office:value-type="float" office:value="308950" calcext:value-type="float">
            <text:p>308950</text:p>
          </table:table-cell>
          <table:table-cell table:number-columns-repeated="2"/>
          <table:table-cell office:value-type="float" office:value="303365" calcext:value-type="float">
            <text:p>303365</text:p>
          </table:table-cell>
          <table:table-cell/>
          <table:table-cell office:value-type="float" office:value="2332896" calcext:value-type="float">
            <text:p>2332896</text:p>
          </table:table-cell>
          <table:table-cell/>
          <table:table-cell office:value-type="float" office:value="2391132" calcext:value-type="float">
            <text:p>2391132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1074" calcext:value-type="float">
            <text:p>311074</text:p>
          </table:table-cell>
          <table:table-cell table:number-columns-repeated="2"/>
          <table:table-cell office:value-type="float" office:value="315177" calcext:value-type="float">
            <text:p>315177</text:p>
          </table:table-cell>
          <table:table-cell table:number-columns-repeated="2"/>
          <table:table-cell office:value-type="float" office:value="543473" calcext:value-type="float">
            <text:p>543473</text:p>
          </table:table-cell>
          <table:table-cell table:number-columns-repeated="2"/>
          <table:table-cell office:value-type="float" office:value="552786" calcext:value-type="float">
            <text:p>552786</text:p>
          </table:table-cell>
          <table:table-cell table:number-columns-repeated="2"/>
          <table:table-cell office:value-type="float" office:value="551545" calcext:value-type="float">
            <text:p>551545</text:p>
          </table:table-cell>
          <table:table-cell table:number-columns-repeated="2"/>
          <table:table-cell office:value-type="float" office:value="316397" calcext:value-type="float">
            <text:p>316397</text:p>
          </table:table-cell>
          <table:table-cell table:number-columns-repeated="2"/>
          <table:table-cell office:value-type="float" office:value="546214" calcext:value-type="float">
            <text:p>546214</text:p>
          </table:table-cell>
          <table:table-cell table:number-columns-repeated="3"/>
          <table:table-cell office:value-type="float" office:value="307329" calcext:value-type="float">
            <text:p>307329</text:p>
          </table:table-cell>
          <table:table-cell table:number-columns-repeated="3"/>
          <table:table-cell office:value-type="float" office:value="547371" calcext:value-type="float">
            <text:p>547371</text:p>
          </table:table-cell>
          <table:table-cell table:number-columns-repeated="2"/>
          <table:table-cell office:value-type="float" office:value="300912" calcext:value-type="float">
            <text:p>300912</text:p>
          </table:table-cell>
          <table:table-cell table:number-columns-repeated="2"/>
          <table:table-cell office:value-type="float" office:value="247410" calcext:value-type="float">
            <text:p>247410</text:p>
          </table:table-cell>
          <table:table-cell/>
          <table:table-cell office:value-type="float" office:value="2143908" calcext:value-type="float">
            <text:p>2143908</text:p>
          </table:table-cell>
          <table:table-cell/>
          <table:table-cell office:value-type="float" office:value="2148481" calcext:value-type="float">
            <text:p>2148481</text:p>
          </table:table-cell>
          <table:table-cell table:number-columns-repeated="26"/>
        </table:table-row>
        <table:table-row table:style-name="ro1">
          <table:table-cell table:number-columns-repeated="10"/>
          <table:table-cell office:value-type="float" office:value="524288" calcext:value-type="float">
            <text:p>524288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37816" calcext:value-type="float">
            <text:p>337816</text:p>
          </table:table-cell>
          <table:table-cell table:number-columns-repeated="2"/>
          <table:table-cell office:value-type="float" office:value="340125" calcext:value-type="float">
            <text:p>340125</text:p>
          </table:table-cell>
          <table:table-cell table:number-columns-repeated="2"/>
          <table:table-cell office:value-type="float" office:value="382614" calcext:value-type="float">
            <text:p>382614</text:p>
          </table:table-cell>
          <table:table-cell table:number-columns-repeated="2"/>
          <table:table-cell office:value-type="float" office:value="520717" calcext:value-type="float">
            <text:p>520717</text:p>
          </table:table-cell>
          <table:table-cell table:number-columns-repeated="2"/>
          <table:table-cell office:value-type="float" office:value="550319" calcext:value-type="float">
            <text:p>550319</text:p>
          </table:table-cell>
          <table:table-cell table:number-columns-repeated="2"/>
          <table:table-cell office:value-type="float" office:value="317189" calcext:value-type="float">
            <text:p>317189</text:p>
          </table:table-cell>
          <table:table-cell table:number-columns-repeated="2"/>
          <table:table-cell office:value-type="float" office:value="557849" calcext:value-type="float">
            <text:p>557849</text:p>
          </table:table-cell>
          <table:table-cell table:number-columns-repeated="3"/>
          <table:table-cell office:value-type="float" office:value="311059" calcext:value-type="float">
            <text:p>311059</text:p>
          </table:table-cell>
          <table:table-cell table:number-columns-repeated="3"/>
          <table:table-cell office:value-type="float" office:value="555083" calcext:value-type="float">
            <text:p>555083</text:p>
          </table:table-cell>
          <table:table-cell table:number-columns-repeated="2"/>
          <table:table-cell office:value-type="float" office:value="307716" calcext:value-type="float">
            <text:p>307716</text:p>
          </table:table-cell>
          <table:table-cell table:number-columns-repeated="2"/>
          <table:table-cell office:value-type="float" office:value="306358" calcext:value-type="float">
            <text:p>306358</text:p>
          </table:table-cell>
          <table:table-cell/>
          <table:table-cell office:value-type="float" office:value="2038419" calcext:value-type="float">
            <text:p>2038419</text:p>
          </table:table-cell>
          <table:table-cell/>
          <table:table-cell office:value-type="float" office:value="2077470" calcext:value-type="float">
            <text:p>207747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5875" calcext:value-type="float">
            <text:p>205875</text:p>
          </table:table-cell>
          <table:table-cell table:number-columns-repeated="2"/>
          <table:table-cell office:value-type="float" office:value="219789" calcext:value-type="float">
            <text:p>219789</text:p>
          </table:table-cell>
          <table:table-cell table:number-columns-repeated="2"/>
          <table:table-cell office:value-type="float" office:value="186970" calcext:value-type="float">
            <text:p>186970</text:p>
          </table:table-cell>
          <table:table-cell table:number-columns-repeated="2"/>
          <table:table-cell office:value-type="float" office:value="164087" calcext:value-type="float">
            <text:p>164087</text:p>
          </table:table-cell>
          <table:table-cell table:number-columns-repeated="2"/>
          <table:table-cell office:value-type="float" office:value="151736" calcext:value-type="float">
            <text:p>151736</text:p>
          </table:table-cell>
          <table:table-cell table:number-columns-repeated="2"/>
          <table:table-cell office:value-type="float" office:value="213146" calcext:value-type="float">
            <text:p>213146</text:p>
          </table:table-cell>
          <table:table-cell table:number-columns-repeated="2"/>
          <table:table-cell office:value-type="float" office:value="148788" calcext:value-type="float">
            <text:p>148788</text:p>
          </table:table-cell>
          <table:table-cell table:number-columns-repeated="3"/>
          <table:table-cell office:value-type="float" office:value="203939" calcext:value-type="float">
            <text:p>203939</text:p>
          </table:table-cell>
          <table:table-cell table:number-columns-repeated="3"/>
          <table:table-cell office:value-type="float" office:value="151846" calcext:value-type="float">
            <text:p>151846</text:p>
          </table:table-cell>
          <table:table-cell table:number-columns-repeated="2"/>
          <table:table-cell office:value-type="float" office:value="266937" calcext:value-type="float">
            <text:p>266937</text:p>
          </table:table-cell>
          <table:table-cell table:number-columns-repeated="2"/>
          <table:table-cell office:value-type="float" office:value="268494" calcext:value-type="float">
            <text:p>268494</text:p>
          </table:table-cell>
          <table:table-cell table:number-columns-repeated="2"/>
          <table:table-cell office:value-type="float" office:value="312974" calcext:value-type="float">
            <text:p>312974</text:p>
          </table:table-cell>
          <table:table-cell table:number-columns-repeated="2"/>
          <table:table-cell office:value-type="float" office:value="312547" calcext:value-type="float">
            <text:p>312547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300693" calcext:value-type="float">
            <text:p>300693</text:p>
          </table:table-cell>
          <table:table-cell table:number-columns-repeated="2"/>
          <table:table-cell office:value-type="float" office:value="297374" calcext:value-type="float">
            <text:p>297374</text:p>
          </table:table-cell>
          <table:table-cell table:number-columns-repeated="2"/>
          <table:table-cell office:value-type="float" office:value="280926" calcext:value-type="float">
            <text:p>280926</text:p>
          </table:table-cell>
          <table:table-cell table:number-columns-repeated="2"/>
          <table:table-cell office:value-type="float" office:value="280193" calcext:value-type="float">
            <text:p>280193</text:p>
          </table:table-cell>
          <table:table-cell table:number-columns-repeated="2"/>
          <table:table-cell office:value-type="float" office:value="247650" calcext:value-type="float">
            <text:p>247650</text:p>
          </table:table-cell>
          <table:table-cell table:number-columns-repeated="2"/>
          <table:table-cell office:value-type="float" office:value="197945" calcext:value-type="float">
            <text:p>197945</text:p>
          </table:table-cell>
          <table:table-cell table:number-columns-repeated="2"/>
          <table:table-cell office:value-type="float" office:value="224367" calcext:value-type="float">
            <text:p>224367</text:p>
          </table:table-cell>
          <table:table-cell table:number-columns-repeated="3"/>
          <table:table-cell office:value-type="float" office:value="181746" calcext:value-type="float">
            <text:p>181746</text:p>
          </table:table-cell>
          <table:table-cell table:number-columns-repeated="3"/>
          <table:table-cell office:value-type="float" office:value="226099" calcext:value-type="float">
            <text:p>226099</text:p>
          </table:table-cell>
          <table:table-cell table:number-columns-repeated="2"/>
          <table:table-cell office:value-type="float" office:value="244801" calcext:value-type="float">
            <text:p>244801</text:p>
          </table:table-cell>
          <table:table-cell table:number-columns-repeated="2"/>
          <table:table-cell office:value-type="float" office:value="275086" calcext:value-type="float">
            <text:p>275086</text:p>
          </table:table-cell>
          <table:table-cell table:number-columns-repeated="2"/>
          <table:table-cell office:value-type="float" office:value="382772" calcext:value-type="float">
            <text:p>382772</text:p>
          </table:table-cell>
          <table:table-cell table:number-columns-repeated="2"/>
          <table:table-cell office:value-type="float" office:value="380679" calcext:value-type="float">
            <text:p>380679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27966" calcext:value-type="float">
            <text:p>227966</text:p>
          </table:table-cell>
          <table:table-cell table:number-columns-repeated="2"/>
          <table:table-cell office:value-type="float" office:value="218273" calcext:value-type="float">
            <text:p>218273</text:p>
          </table:table-cell>
          <table:table-cell table:number-columns-repeated="2"/>
          <table:table-cell office:value-type="float" office:value="334831" calcext:value-type="float">
            <text:p>334831</text:p>
          </table:table-cell>
          <table:table-cell table:number-columns-repeated="2"/>
          <table:table-cell office:value-type="float" office:value="333048" calcext:value-type="float">
            <text:p>333048</text:p>
          </table:table-cell>
          <table:table-cell table:number-columns-repeated="2"/>
          <table:table-cell office:value-type="float" office:value="265205" calcext:value-type="float">
            <text:p>265205</text:p>
          </table:table-cell>
          <table:table-cell table:number-columns-repeated="2"/>
          <table:table-cell office:value-type="float" office:value="239415" calcext:value-type="float">
            <text:p>239415</text:p>
          </table:table-cell>
          <table:table-cell table:number-columns-repeated="2"/>
          <table:table-cell office:value-type="float" office:value="296115" calcext:value-type="float">
            <text:p>296115</text:p>
          </table:table-cell>
          <table:table-cell table:number-columns-repeated="3"/>
          <table:table-cell office:value-type="float" office:value="219761" calcext:value-type="float">
            <text:p>219761</text:p>
          </table:table-cell>
          <table:table-cell table:number-columns-repeated="3"/>
          <table:table-cell office:value-type="float" office:value="297581" calcext:value-type="float">
            <text:p>297581</text:p>
          </table:table-cell>
          <table:table-cell table:number-columns-repeated="2"/>
          <table:table-cell office:value-type="float" office:value="257196" calcext:value-type="float">
            <text:p>257196</text:p>
          </table:table-cell>
          <table:table-cell table:number-columns-repeated="2"/>
          <table:table-cell office:value-type="float" office:value="267424" calcext:value-type="float">
            <text:p>267424</text:p>
          </table:table-cell>
          <table:table-cell/>
          <table:table-cell office:value-type="float" office:value="2472342" calcext:value-type="float">
            <text:p>2472342</text:p>
          </table:table-cell>
          <table:table-cell/>
          <table:table-cell office:value-type="float" office:value="2544096" calcext:value-type="float">
            <text:p>2544096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43807" calcext:value-type="float">
            <text:p>243807</text:p>
          </table:table-cell>
          <table:table-cell table:number-columns-repeated="2"/>
          <table:table-cell office:value-type="float" office:value="244997" calcext:value-type="float">
            <text:p>244997</text:p>
          </table:table-cell>
          <table:table-cell table:number-columns-repeated="2"/>
          <table:table-cell office:value-type="float" office:value="397207" calcext:value-type="float">
            <text:p>397207</text:p>
          </table:table-cell>
          <table:table-cell table:number-columns-repeated="2"/>
          <table:table-cell office:value-type="float" office:value="397939" calcext:value-type="float">
            <text:p>397939</text:p>
          </table:table-cell>
          <table:table-cell table:number-columns-repeated="2"/>
          <table:table-cell office:value-type="float" office:value="347798" calcext:value-type="float">
            <text:p>347798</text:p>
          </table:table-cell>
          <table:table-cell table:number-columns-repeated="2"/>
          <table:table-cell office:value-type="float" office:value="141104" calcext:value-type="float">
            <text:p>141104</text:p>
          </table:table-cell>
          <table:table-cell table:number-columns-repeated="2"/>
          <table:table-cell office:value-type="float" office:value="286811" calcext:value-type="float">
            <text:p>286811</text:p>
          </table:table-cell>
          <table:table-cell table:number-columns-repeated="3"/>
          <table:table-cell office:value-type="float" office:value="245649" calcext:value-type="float">
            <text:p>245649</text:p>
          </table:table-cell>
          <table:table-cell table:number-columns-repeated="3"/>
          <table:table-cell office:value-type="float" office:value="300960" calcext:value-type="float">
            <text:p>300960</text:p>
          </table:table-cell>
          <table:table-cell table:number-columns-repeated="2"/>
          <table:table-cell office:value-type="float" office:value="255347" calcext:value-type="float">
            <text:p>255347</text:p>
          </table:table-cell>
          <table:table-cell table:number-columns-repeated="2"/>
          <table:table-cell office:value-type="float" office:value="221077" calcext:value-type="float">
            <text:p>221077</text:p>
          </table:table-cell>
          <table:table-cell table:number-columns-repeated="2"/>
          <table:table-cell office:value-type="float" office:value="856559" calcext:value-type="float">
            <text:p>856559</text:p>
          </table:table-cell>
          <table:table-cell/>
          <table:table-cell office:value-type="float" office:value="1207189" calcext:value-type="float">
            <text:p>120718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136376" calcext:value-type="float">
            <text:p>136376</text:p>
          </table:table-cell>
          <table:table-cell table:number-columns-repeated="2"/>
          <table:table-cell office:value-type="float" office:value="237283" calcext:value-type="float">
            <text:p>237283</text:p>
          </table:table-cell>
          <table:table-cell table:number-columns-repeated="2"/>
          <table:table-cell office:value-type="float" office:value="481378" calcext:value-type="float">
            <text:p>481378</text:p>
          </table:table-cell>
          <table:table-cell table:number-columns-repeated="2"/>
          <table:table-cell office:value-type="float" office:value="481162" calcext:value-type="float">
            <text:p>481162</text:p>
          </table:table-cell>
          <table:table-cell table:number-columns-repeated="2"/>
          <table:table-cell office:value-type="float" office:value="423159" calcext:value-type="float">
            <text:p>423159</text:p>
          </table:table-cell>
          <table:table-cell table:number-columns-repeated="2"/>
          <table:table-cell office:value-type="float" office:value="247455" calcext:value-type="float">
            <text:p>247455</text:p>
          </table:table-cell>
          <table:table-cell table:number-columns-repeated="2"/>
          <table:table-cell office:value-type="float" office:value="441871" calcext:value-type="float">
            <text:p>441871</text:p>
          </table:table-cell>
          <table:table-cell table:number-columns-repeated="3"/>
          <table:table-cell office:value-type="float" office:value="238515" calcext:value-type="float">
            <text:p>238515</text:p>
          </table:table-cell>
          <table:table-cell table:number-columns-repeated="3"/>
          <table:table-cell office:value-type="float" office:value="444907" calcext:value-type="float">
            <text:p>444907</text:p>
          </table:table-cell>
          <table:table-cell table:number-columns-repeated="2"/>
          <table:table-cell office:value-type="float" office:value="256585" calcext:value-type="float">
            <text:p>256585</text:p>
          </table:table-cell>
          <table:table-cell table:number-columns-repeated="2"/>
          <table:table-cell office:value-type="float" office:value="273724" calcext:value-type="float">
            <text:p>273724</text:p>
          </table:table-cell>
          <table:table-cell/>
          <table:table-cell office:value-type="float" office:value="2591273" calcext:value-type="float">
            <text:p>2591273</text:p>
          </table:table-cell>
          <table:table-cell/>
          <table:table-cell office:value-type="float" office:value="2601656" calcext:value-type="float">
            <text:p>26016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3765" calcext:value-type="float">
            <text:p>283765</text:p>
          </table:table-cell>
          <table:table-cell table:number-columns-repeated="2"/>
          <table:table-cell office:value-type="float" office:value="220429" calcext:value-type="float">
            <text:p>220429</text:p>
          </table:table-cell>
          <table:table-cell table:number-columns-repeated="2"/>
          <table:table-cell office:value-type="float" office:value="540606" calcext:value-type="float">
            <text:p>540606</text:p>
          </table:table-cell>
          <table:table-cell table:number-columns-repeated="2"/>
          <table:table-cell office:value-type="float" office:value="535117" calcext:value-type="float">
            <text:p>535117</text:p>
          </table:table-cell>
          <table:table-cell table:number-columns-repeated="2"/>
          <table:table-cell office:value-type="float" office:value="499350" calcext:value-type="float">
            <text:p>499350</text:p>
          </table:table-cell>
          <table:table-cell table:number-columns-repeated="2"/>
          <table:table-cell office:value-type="float" office:value="174400" calcext:value-type="float">
            <text:p>174400</text:p>
          </table:table-cell>
          <table:table-cell table:number-columns-repeated="2"/>
          <table:table-cell office:value-type="float" office:value="427596" calcext:value-type="float">
            <text:p>427596</text:p>
          </table:table-cell>
          <table:table-cell table:number-columns-repeated="3"/>
          <table:table-cell office:value-type="float" office:value="285803" calcext:value-type="float">
            <text:p>285803</text:p>
          </table:table-cell>
          <table:table-cell table:number-columns-repeated="3"/>
          <table:table-cell office:value-type="float" office:value="492605" calcext:value-type="float">
            <text:p>492605</text:p>
          </table:table-cell>
          <table:table-cell table:number-columns-repeated="2"/>
          <table:table-cell office:value-type="float" office:value="278695" calcext:value-type="float">
            <text:p>278695</text:p>
          </table:table-cell>
          <table:table-cell table:number-columns-repeated="2"/>
          <table:table-cell office:value-type="float" office:value="277996" calcext:value-type="float">
            <text:p>277996</text:p>
          </table:table-cell>
          <table:table-cell/>
          <table:table-cell office:value-type="float" office:value="2624536" calcext:value-type="float">
            <text:p>2624536</text:p>
          </table:table-cell>
          <table:table-cell/>
          <table:table-cell office:value-type="float" office:value="2605400" calcext:value-type="float">
            <text:p>260540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298966" calcext:value-type="float">
            <text:p>298966</text:p>
          </table:table-cell>
          <table:table-cell table:number-columns-repeated="2"/>
          <table:table-cell office:value-type="float" office:value="214016" calcext:value-type="float">
            <text:p>214016</text:p>
          </table:table-cell>
          <table:table-cell table:number-columns-repeated="2"/>
          <table:table-cell office:value-type="float" office:value="512756" calcext:value-type="float">
            <text:p>512756</text:p>
          </table:table-cell>
          <table:table-cell table:number-columns-repeated="2"/>
          <table:table-cell office:value-type="float" office:value="550939" calcext:value-type="float">
            <text:p>550939</text:p>
          </table:table-cell>
          <table:table-cell table:number-columns-repeated="2"/>
          <table:table-cell office:value-type="float" office:value="510951" calcext:value-type="float">
            <text:p>510951</text:p>
          </table:table-cell>
          <table:table-cell table:number-columns-repeated="2"/>
          <table:table-cell office:value-type="float" office:value="305687" calcext:value-type="float">
            <text:p>305687</text:p>
          </table:table-cell>
          <table:table-cell table:number-columns-repeated="2"/>
          <table:table-cell office:value-type="float" office:value="530302" calcext:value-type="float">
            <text:p>530302</text:p>
          </table:table-cell>
          <table:table-cell table:number-columns-repeated="3"/>
          <table:table-cell office:value-type="float" office:value="303496" calcext:value-type="float">
            <text:p>303496</text:p>
          </table:table-cell>
          <table:table-cell table:number-columns-repeated="3"/>
          <table:table-cell office:value-type="float" office:value="531578" calcext:value-type="float">
            <text:p>531578</text:p>
          </table:table-cell>
          <table:table-cell table:number-columns-repeated="2"/>
          <table:table-cell office:value-type="float" office:value="257281" calcext:value-type="float">
            <text:p>257281</text:p>
          </table:table-cell>
          <table:table-cell table:number-columns-repeated="2"/>
          <table:table-cell office:value-type="float" office:value="172510" calcext:value-type="float">
            <text:p>172510</text:p>
          </table:table-cell>
          <table:table-cell/>
          <table:table-cell office:value-type="float" office:value="2362813" calcext:value-type="float">
            <text:p>2362813</text:p>
          </table:table-cell>
          <table:table-cell/>
          <table:table-cell office:value-type="float" office:value="2352656" calcext:value-type="float">
            <text:p>2352656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8751" calcext:value-type="float">
            <text:p>318751</text:p>
          </table:table-cell>
          <table:table-cell table:number-columns-repeated="2"/>
          <table:table-cell office:value-type="float" office:value="314821" calcext:value-type="float">
            <text:p>314821</text:p>
          </table:table-cell>
          <table:table-cell table:number-columns-repeated="2"/>
          <table:table-cell office:value-type="float" office:value="555320" calcext:value-type="float">
            <text:p>555320</text:p>
          </table:table-cell>
          <table:table-cell table:number-columns-repeated="2"/>
          <table:table-cell office:value-type="float" office:value="549014" calcext:value-type="float">
            <text:p>549014</text:p>
          </table:table-cell>
          <table:table-cell table:number-columns-repeated="2"/>
          <table:table-cell office:value-type="float" office:value="551218" calcext:value-type="float">
            <text:p>551218</text:p>
          </table:table-cell>
          <table:table-cell table:number-columns-repeated="2"/>
          <table:table-cell office:value-type="float" office:value="314433" calcext:value-type="float">
            <text:p>314433</text:p>
          </table:table-cell>
          <table:table-cell table:number-columns-repeated="2"/>
          <table:table-cell office:value-type="float" office:value="547666" calcext:value-type="float">
            <text:p>547666</text:p>
          </table:table-cell>
          <table:table-cell table:number-columns-repeated="3"/>
          <table:table-cell office:value-type="float" office:value="315946" calcext:value-type="float">
            <text:p>315946</text:p>
          </table:table-cell>
          <table:table-cell table:number-columns-repeated="3"/>
          <table:table-cell office:value-type="float" office:value="549120" calcext:value-type="float">
            <text:p>549120</text:p>
          </table:table-cell>
          <table:table-cell table:number-columns-repeated="2"/>
          <table:table-cell office:value-type="float" office:value="219433" calcext:value-type="float">
            <text:p>219433</text:p>
          </table:table-cell>
          <table:table-cell table:number-columns-repeated="2"/>
          <table:table-cell office:value-type="float" office:value="195952" calcext:value-type="float">
            <text:p>195952</text:p>
          </table:table-cell>
          <table:table-cell/>
          <table:table-cell office:value-type="float" office:value="2099730" calcext:value-type="float">
            <text:p>2099730</text:p>
          </table:table-cell>
          <table:table-cell/>
          <table:table-cell office:value-type="float" office:value="2034700" calcext:value-type="float">
            <text:p>2034700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float" office:value="1048576" calcext:value-type="float">
            <text:p>1048576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15198" calcext:value-type="float">
            <text:p>315198</text:p>
          </table:table-cell>
          <table:table-cell table:number-columns-repeated="2"/>
          <table:table-cell office:value-type="float" office:value="321623" calcext:value-type="float">
            <text:p>321623</text:p>
          </table:table-cell>
          <table:table-cell table:number-columns-repeated="2"/>
          <table:table-cell office:value-type="float" office:value="562674" calcext:value-type="float">
            <text:p>562674</text:p>
          </table:table-cell>
          <table:table-cell table:number-columns-repeated="2"/>
          <table:table-cell office:value-type="float" office:value="561707" calcext:value-type="float">
            <text:p>561707</text:p>
          </table:table-cell>
          <table:table-cell table:number-columns-repeated="2"/>
          <table:table-cell office:value-type="float" office:value="558721" calcext:value-type="float">
            <text:p>558721</text:p>
          </table:table-cell>
          <table:table-cell table:number-columns-repeated="2"/>
          <table:table-cell office:value-type="float" office:value="316139" calcext:value-type="float">
            <text:p>316139</text:p>
          </table:table-cell>
          <table:table-cell table:number-columns-repeated="2"/>
          <table:table-cell office:value-type="float" office:value="565072" calcext:value-type="float">
            <text:p>565072</text:p>
          </table:table-cell>
          <table:table-cell table:number-columns-repeated="3"/>
          <table:table-cell office:value-type="float" office:value="317099" calcext:value-type="float">
            <text:p>317099</text:p>
          </table:table-cell>
          <table:table-cell table:number-columns-repeated="3"/>
          <table:table-cell office:value-type="float" office:value="566020" calcext:value-type="float">
            <text:p>566020</text:p>
          </table:table-cell>
          <table:table-cell table:number-columns-repeated="2"/>
          <table:table-cell office:value-type="float" office:value="249559" calcext:value-type="float">
            <text:p>249559</text:p>
          </table:table-cell>
          <table:table-cell table:number-columns-repeated="2"/>
          <table:table-cell office:value-type="float" office:value="275158" calcext:value-type="float">
            <text:p>275158</text:p>
          </table:table-cell>
          <table:table-cell/>
          <table:table-cell office:value-type="float" office:value="2007465" calcext:value-type="float">
            <text:p>2007465</text:p>
          </table:table-cell>
          <table:table-cell/>
          <table:table-cell office:value-type="float" office:value="1844399" calcext:value-type="float">
            <text:p>1844399</text:p>
          </table:table-cell>
          <table:table-cell table:number-columns-repeated="28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07121" calcext:value-type="float">
            <text:p>207121</text:p>
          </table:table-cell>
          <table:table-cell table:number-columns-repeated="2"/>
          <table:table-cell office:value-type="float" office:value="220402" calcext:value-type="float">
            <text:p>220402</text:p>
          </table:table-cell>
          <table:table-cell table:number-columns-repeated="2"/>
          <table:table-cell office:value-type="float" office:value="194338" calcext:value-type="float">
            <text:p>194338</text:p>
          </table:table-cell>
          <table:table-cell table:number-columns-repeated="2"/>
          <table:table-cell office:value-type="float" office:value="194298" calcext:value-type="float">
            <text:p>194298</text:p>
          </table:table-cell>
          <table:table-cell table:number-columns-repeated="2"/>
          <table:table-cell office:value-type="float" office:value="170248" calcext:value-type="float">
            <text:p>170248</text:p>
          </table:table-cell>
          <table:table-cell table:number-columns-repeated="2"/>
          <table:table-cell office:value-type="float" office:value="167843" calcext:value-type="float">
            <text:p>167843</text:p>
          </table:table-cell>
          <table:table-cell table:number-columns-repeated="2"/>
          <table:table-cell office:value-type="float" office:value="163801" calcext:value-type="float">
            <text:p>163801</text:p>
          </table:table-cell>
          <table:table-cell table:number-columns-repeated="3"/>
          <table:table-cell office:value-type="float" office:value="182143" calcext:value-type="float">
            <text:p>182143</text:p>
          </table:table-cell>
          <table:table-cell table:number-columns-repeated="3"/>
          <table:table-cell office:value-type="float" office:value="163964" calcext:value-type="float">
            <text:p>163964</text:p>
          </table:table-cell>
          <table:table-cell table:number-columns-repeated="2"/>
          <table:table-cell office:value-type="float" office:value="257714" calcext:value-type="float">
            <text:p>257714</text:p>
          </table:table-cell>
          <table:table-cell table:number-columns-repeated="2"/>
          <table:table-cell office:value-type="float" office:value="189176" calcext:value-type="float">
            <text:p>189176</text:p>
          </table:table-cell>
          <table:table-cell table:number-columns-repeated="2"/>
          <table:table-cell office:value-type="float" office:value="306555" calcext:value-type="float">
            <text:p>306555</text:p>
          </table:table-cell>
          <table:table-cell table:number-columns-repeated="2"/>
          <table:table-cell office:value-type="float" office:value="306992" calcext:value-type="float">
            <text:p>306992</text:p>
          </table:table-cell>
          <table:table-cell table:number-columns-repeated="23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99270" calcext:value-type="float">
            <text:p>299270</text:p>
          </table:table-cell>
          <table:table-cell table:number-columns-repeated="2"/>
          <table:table-cell office:value-type="float" office:value="309638" calcext:value-type="float">
            <text:p>309638</text:p>
          </table:table-cell>
          <table:table-cell table:number-columns-repeated="2"/>
          <table:table-cell office:value-type="float" office:value="281224" calcext:value-type="float">
            <text:p>281224</text:p>
          </table:table-cell>
          <table:table-cell table:number-columns-repeated="2"/>
          <table:table-cell office:value-type="float" office:value="280550" calcext:value-type="float">
            <text:p>280550</text:p>
          </table:table-cell>
          <table:table-cell table:number-columns-repeated="2"/>
          <table:table-cell office:value-type="float" office:value="247458" calcext:value-type="float">
            <text:p>247458</text:p>
          </table:table-cell>
          <table:table-cell table:number-columns-repeated="2"/>
          <table:table-cell office:value-type="float" office:value="271322" calcext:value-type="float">
            <text:p>271322</text:p>
          </table:table-cell>
          <table:table-cell table:number-columns-repeated="2"/>
          <table:table-cell office:value-type="float" office:value="229260" calcext:value-type="float">
            <text:p>229260</text:p>
          </table:table-cell>
          <table:table-cell table:number-columns-repeated="3"/>
          <table:table-cell office:value-type="float" office:value="301786" calcext:value-type="float">
            <text:p>301786</text:p>
          </table:table-cell>
          <table:table-cell table:number-columns-repeated="3"/>
          <table:table-cell office:value-type="float" office:value="231327" calcext:value-type="float">
            <text:p>231327</text:p>
          </table:table-cell>
          <table:table-cell table:number-columns-repeated="2"/>
          <table:table-cell office:value-type="float" office:value="256606" calcext:value-type="float">
            <text:p>256606</text:p>
          </table:table-cell>
          <table:table-cell table:number-columns-repeated="2"/>
          <table:table-cell office:value-type="float" office:value="244536" calcext:value-type="float">
            <text:p>244536</text:p>
          </table:table-cell>
          <table:table-cell table:number-columns-repeated="2"/>
          <table:table-cell office:value-type="float" office:value="376727" calcext:value-type="float">
            <text:p>376727</text:p>
          </table:table-cell>
          <table:table-cell table:number-columns-repeated="2"/>
          <table:table-cell office:value-type="float" office:value="369974" calcext:value-type="float">
            <text:p>36997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223617" calcext:value-type="float">
            <text:p>223617</text:p>
          </table:table-cell>
          <table:table-cell table:number-columns-repeated="2"/>
          <table:table-cell office:value-type="float" office:value="239732" calcext:value-type="float">
            <text:p>239732</text:p>
          </table:table-cell>
          <table:table-cell table:number-columns-repeated="2"/>
          <table:table-cell office:value-type="float" office:value="335204" calcext:value-type="float">
            <text:p>335204</text:p>
          </table:table-cell>
          <table:table-cell table:number-columns-repeated="2"/>
          <table:table-cell office:value-type="float" office:value="334676" calcext:value-type="float">
            <text:p>334676</text:p>
          </table:table-cell>
          <table:table-cell table:number-columns-repeated="2"/>
          <table:table-cell office:value-type="float" office:value="285082" calcext:value-type="float">
            <text:p>285082</text:p>
          </table:table-cell>
          <table:table-cell table:number-columns-repeated="2"/>
          <table:table-cell office:value-type="float" office:value="226039" calcext:value-type="float">
            <text:p>226039</text:p>
          </table:table-cell>
          <table:table-cell table:number-columns-repeated="2"/>
          <table:table-cell office:value-type="float" office:value="262269" calcext:value-type="float">
            <text:p>262269</text:p>
          </table:table-cell>
          <table:table-cell table:number-columns-repeated="3"/>
          <table:table-cell office:value-type="float" office:value="238822" calcext:value-type="float">
            <text:p>238822</text:p>
          </table:table-cell>
          <table:table-cell table:number-columns-repeated="3"/>
          <table:table-cell office:value-type="float" office:value="262215" calcext:value-type="float">
            <text:p>262215</text:p>
          </table:table-cell>
          <table:table-cell table:number-columns-repeated="2"/>
          <table:table-cell office:value-type="float" office:value="247621" calcext:value-type="float">
            <text:p>247621</text:p>
          </table:table-cell>
          <table:table-cell table:number-columns-repeated="2"/>
          <table:table-cell office:value-type="float" office:value="257272" calcext:value-type="float">
            <text:p>257272</text:p>
          </table:table-cell>
          <table:table-cell table:number-columns-repeated="2"/>
          <table:table-cell office:value-type="float" office:value="429750" calcext:value-type="float">
            <text:p>429750</text:p>
          </table:table-cell>
          <table:table-cell table:number-columns-repeated="2"/>
          <table:table-cell office:value-type="float" office:value="432923" calcext:value-type="float">
            <text:p>43292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36483" calcext:value-type="float">
            <text:p>236483</text:p>
          </table:table-cell>
          <table:table-cell table:number-columns-repeated="2"/>
          <table:table-cell office:value-type="float" office:value="190869" calcext:value-type="float">
            <text:p>190869</text:p>
          </table:table-cell>
          <table:table-cell table:number-columns-repeated="2"/>
          <table:table-cell office:value-type="float" office:value="396793" calcext:value-type="float">
            <text:p>396793</text:p>
          </table:table-cell>
          <table:table-cell table:number-columns-repeated="2"/>
          <table:table-cell office:value-type="float" office:value="398251" calcext:value-type="float">
            <text:p>398251</text:p>
          </table:table-cell>
          <table:table-cell table:number-columns-repeated="2"/>
          <table:table-cell office:value-type="float" office:value="321898" calcext:value-type="float">
            <text:p>321898</text:p>
          </table:table-cell>
          <table:table-cell table:number-columns-repeated="2"/>
          <table:table-cell office:value-type="float" office:value="229643" calcext:value-type="float">
            <text:p>229643</text:p>
          </table:table-cell>
          <table:table-cell table:number-columns-repeated="2"/>
          <table:table-cell office:value-type="float" office:value="337344" calcext:value-type="float">
            <text:p>337344</text:p>
          </table:table-cell>
          <table:table-cell table:number-columns-repeated="3"/>
          <table:table-cell office:value-type="float" office:value="229334" calcext:value-type="float">
            <text:p>229334</text:p>
          </table:table-cell>
          <table:table-cell table:number-columns-repeated="3"/>
          <table:table-cell office:value-type="float" office:value="338369" calcext:value-type="float">
            <text:p>338369</text:p>
          </table:table-cell>
          <table:table-cell table:number-columns-repeated="2"/>
          <table:table-cell office:value-type="float" office:value="261096" calcext:value-type="float">
            <text:p>261096</text:p>
          </table:table-cell>
          <table:table-cell table:number-columns-repeated="2"/>
          <table:table-cell office:value-type="float" office:value="258208" calcext:value-type="float">
            <text:p>258208</text:p>
          </table:table-cell>
          <table:table-cell table:number-columns-repeated="2"/>
          <table:table-cell office:value-type="float" office:value="456605" calcext:value-type="float">
            <text:p>456605</text:p>
          </table:table-cell>
          <table:table-cell table:number-columns-repeated="2"/>
          <table:table-cell office:value-type="float" office:value="460224" calcext:value-type="float">
            <text:p>460224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43655" calcext:value-type="float">
            <text:p>243655</text:p>
          </table:table-cell>
          <table:table-cell table:number-columns-repeated="2"/>
          <table:table-cell office:value-type="float" office:value="249133" calcext:value-type="float">
            <text:p>249133</text:p>
          </table:table-cell>
          <table:table-cell table:number-columns-repeated="2"/>
          <table:table-cell office:value-type="float" office:value="472696" calcext:value-type="float">
            <text:p>472696</text:p>
          </table:table-cell>
          <table:table-cell table:number-columns-repeated="2"/>
          <table:table-cell office:value-type="float" office:value="473035" calcext:value-type="float">
            <text:p>473035</text:p>
          </table:table-cell>
          <table:table-cell table:number-columns-repeated="2"/>
          <table:table-cell office:value-type="float" office:value="423644" calcext:value-type="float">
            <text:p>423644</text:p>
          </table:table-cell>
          <table:table-cell table:number-columns-repeated="2"/>
          <table:table-cell office:value-type="float" office:value="232984" calcext:value-type="float">
            <text:p>232984</text:p>
          </table:table-cell>
          <table:table-cell table:number-columns-repeated="2"/>
          <table:table-cell office:value-type="float" office:value="416398" calcext:value-type="float">
            <text:p>416398</text:p>
          </table:table-cell>
          <table:table-cell table:number-columns-repeated="3"/>
          <table:table-cell office:value-type="float" office:value="247781" calcext:value-type="float">
            <text:p>247781</text:p>
          </table:table-cell>
          <table:table-cell table:number-columns-repeated="3"/>
          <table:table-cell office:value-type="float" office:value="415977" calcext:value-type="float">
            <text:p>415977</text:p>
          </table:table-cell>
          <table:table-cell table:number-columns-repeated="2"/>
          <table:table-cell office:value-type="float" office:value="248584" calcext:value-type="float">
            <text:p>248584</text:p>
          </table:table-cell>
          <table:table-cell table:number-columns-repeated="2"/>
          <table:table-cell office:value-type="float" office:value="259273" calcext:value-type="float">
            <text:p>259273</text:p>
          </table:table-cell>
          <table:table-cell table:number-columns-repeated="2"/>
          <table:table-cell office:value-type="float" office:value="474965" calcext:value-type="float">
            <text:p>474965</text:p>
          </table:table-cell>
          <table:table-cell table:number-columns-repeated="2"/>
          <table:table-cell office:value-type="float" office:value="481122" calcext:value-type="float">
            <text:p>481122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87566" calcext:value-type="float">
            <text:p>287566</text:p>
          </table:table-cell>
          <table:table-cell table:number-columns-repeated="2"/>
          <table:table-cell office:value-type="float" office:value="286831" calcext:value-type="float">
            <text:p>286831</text:p>
          </table:table-cell>
          <table:table-cell table:number-columns-repeated="2"/>
          <table:table-cell office:value-type="float" office:value="534737" calcext:value-type="float">
            <text:p>534737</text:p>
          </table:table-cell>
          <table:table-cell table:number-columns-repeated="2"/>
          <table:table-cell office:value-type="float" office:value="534534" calcext:value-type="float">
            <text:p>534534</text:p>
          </table:table-cell>
          <table:table-cell table:number-columns-repeated="2"/>
          <table:table-cell office:value-type="float" office:value="497813" calcext:value-type="float">
            <text:p>497813</text:p>
          </table:table-cell>
          <table:table-cell table:number-columns-repeated="2"/>
          <table:table-cell office:value-type="float" office:value="265404" calcext:value-type="float">
            <text:p>265404</text:p>
          </table:table-cell>
          <table:table-cell table:number-columns-repeated="2"/>
          <table:table-cell office:value-type="float" office:value="482096" calcext:value-type="float">
            <text:p>482096</text:p>
          </table:table-cell>
          <table:table-cell table:number-columns-repeated="4"/>
          <table:table-cell office:value-type="float" office:value="45728" calcext:value-type="float">
            <text:p>45728</text:p>
          </table:table-cell>
          <table:table-cell table:number-columns-repeated="3"/>
          <table:table-cell office:value-type="float" office:value="481170" calcext:value-type="float">
            <text:p>481170</text:p>
          </table:table-cell>
          <table:table-cell table:number-columns-repeated="2"/>
          <table:table-cell office:value-type="float" office:value="259637" calcext:value-type="float">
            <text:p>259637</text:p>
          </table:table-cell>
          <table:table-cell table:number-columns-repeated="2"/>
          <table:table-cell office:value-type="float" office:value="251441" calcext:value-type="float">
            <text:p>251441</text:p>
          </table:table-cell>
          <table:table-cell table:number-columns-repeated="2"/>
          <table:table-cell office:value-type="float" office:value="431321" calcext:value-type="float">
            <text:p>431321</text:p>
          </table:table-cell>
          <table:table-cell table:number-columns-repeated="2"/>
          <table:table-cell office:value-type="float" office:value="461945" calcext:value-type="float">
            <text:p>461945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4042" calcext:value-type="float">
            <text:p>304042</text:p>
          </table:table-cell>
          <table:table-cell table:number-columns-repeated="2"/>
          <table:table-cell office:value-type="float" office:value="304473" calcext:value-type="float">
            <text:p>304473</text:p>
          </table:table-cell>
          <table:table-cell table:number-columns-repeated="2"/>
          <table:table-cell office:value-type="float" office:value="549959" calcext:value-type="float">
            <text:p>549959</text:p>
          </table:table-cell>
          <table:table-cell table:number-columns-repeated="2"/>
          <table:table-cell office:value-type="float" office:value="551713" calcext:value-type="float">
            <text:p>551713</text:p>
          </table:table-cell>
          <table:table-cell table:number-columns-repeated="2"/>
          <table:table-cell office:value-type="float" office:value="416372" calcext:value-type="float">
            <text:p>416372</text:p>
          </table:table-cell>
          <table:table-cell table:number-columns-repeated="2"/>
          <table:table-cell office:value-type="float" office:value="303638" calcext:value-type="float">
            <text:p>303638</text:p>
          </table:table-cell>
          <table:table-cell table:number-columns-repeated="2"/>
          <table:table-cell office:value-type="float" office:value="534025" calcext:value-type="float">
            <text:p>534025</text:p>
          </table:table-cell>
          <table:table-cell table:number-columns-repeated="3"/>
          <table:table-cell office:value-type="float" office:value="305278" calcext:value-type="float">
            <text:p>305278</text:p>
          </table:table-cell>
          <table:table-cell table:number-columns-repeated="3"/>
          <table:table-cell office:value-type="float" office:value="534953" calcext:value-type="float">
            <text:p>534953</text:p>
          </table:table-cell>
          <table:table-cell table:number-columns-repeated="2"/>
          <table:table-cell office:value-type="float" office:value="192146" calcext:value-type="float">
            <text:p>192146</text:p>
          </table:table-cell>
          <table:table-cell table:number-columns-repeated="2"/>
          <table:table-cell office:value-type="float" office:value="257544" calcext:value-type="float">
            <text:p>257544</text:p>
          </table:table-cell>
          <table:table-cell table:number-columns-repeated="2"/>
          <table:table-cell office:value-type="float" office:value="454580" calcext:value-type="float">
            <text:p>454580</text:p>
          </table:table-cell>
          <table:table-cell table:number-columns-repeated="2"/>
          <table:table-cell office:value-type="float" office:value="455493" calcext:value-type="float">
            <text:p>455493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315935" calcext:value-type="float">
            <text:p>315935</text:p>
          </table:table-cell>
          <table:table-cell table:number-columns-repeated="2"/>
          <table:table-cell office:value-type="float" office:value="310177" calcext:value-type="float">
            <text:p>310177</text:p>
          </table:table-cell>
          <table:table-cell table:number-columns-repeated="2"/>
          <table:table-cell office:value-type="float" office:value="544621" calcext:value-type="float">
            <text:p>544621</text:p>
          </table:table-cell>
          <table:table-cell table:number-columns-repeated="2"/>
          <table:table-cell office:value-type="float" office:value="558395" calcext:value-type="float">
            <text:p>558395</text:p>
          </table:table-cell>
          <table:table-cell table:number-columns-repeated="2"/>
          <table:table-cell office:value-type="float" office:value="546611" calcext:value-type="float">
            <text:p>546611</text:p>
          </table:table-cell>
          <table:table-cell table:number-columns-repeated="2"/>
          <table:table-cell office:value-type="float" office:value="310832" calcext:value-type="float">
            <text:p>310832</text:p>
          </table:table-cell>
          <table:table-cell table:number-columns-repeated="2"/>
          <table:table-cell office:value-type="float" office:value="552422" calcext:value-type="float">
            <text:p>552422</text:p>
          </table:table-cell>
          <table:table-cell table:number-columns-repeated="3"/>
          <table:table-cell office:value-type="float" office:value="314306" calcext:value-type="float">
            <text:p>314306</text:p>
          </table:table-cell>
          <table:table-cell table:number-columns-repeated="3"/>
          <table:table-cell office:value-type="float" office:value="544123" calcext:value-type="float">
            <text:p>544123</text:p>
          </table:table-cell>
          <table:table-cell table:number-columns-repeated="2"/>
          <table:table-cell office:value-type="float" office:value="192923" calcext:value-type="float">
            <text:p>192923</text:p>
          </table:table-cell>
          <table:table-cell table:number-columns-repeated="2"/>
          <table:table-cell office:value-type="float" office:value="242064" calcext:value-type="float">
            <text:p>242064</text:p>
          </table:table-cell>
          <table:table-cell table:number-columns-repeated="2"/>
          <table:table-cell office:value-type="float" office:value="465997" calcext:value-type="float">
            <text:p>465997</text:p>
          </table:table-cell>
          <table:table-cell table:number-columns-repeated="2"/>
          <table:table-cell office:value-type="float" office:value="466145" calcext:value-type="float">
            <text:p>46614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2097152" calcext:value-type="float">
            <text:p>2097152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21957" calcext:value-type="float">
            <text:p>321957</text:p>
          </table:table-cell>
          <table:table-cell table:number-columns-repeated="2"/>
          <table:table-cell office:value-type="float" office:value="308543" calcext:value-type="float">
            <text:p>308543</text:p>
          </table:table-cell>
          <table:table-cell table:number-columns-repeated="2"/>
          <table:table-cell office:value-type="float" office:value="565028" calcext:value-type="float">
            <text:p>565028</text:p>
          </table:table-cell>
          <table:table-cell table:number-columns-repeated="2"/>
          <table:table-cell office:value-type="float" office:value="565789" calcext:value-type="float">
            <text:p>565789</text:p>
          </table:table-cell>
          <table:table-cell table:number-columns-repeated="2"/>
          <table:table-cell office:value-type="float" office:value="565526" calcext:value-type="float">
            <text:p>565526</text:p>
          </table:table-cell>
          <table:table-cell table:number-columns-repeated="2"/>
          <table:table-cell office:value-type="float" office:value="315957" calcext:value-type="float">
            <text:p>315957</text:p>
          </table:table-cell>
          <table:table-cell table:number-columns-repeated="2"/>
          <table:table-cell office:value-type="float" office:value="569428" calcext:value-type="float">
            <text:p>569428</text:p>
          </table:table-cell>
          <table:table-cell table:number-columns-repeated="3"/>
          <table:table-cell office:value-type="float" office:value="321242" calcext:value-type="float">
            <text:p>321242</text:p>
          </table:table-cell>
          <table:table-cell table:number-columns-repeated="3"/>
          <table:table-cell office:value-type="float" office:value="523214" calcext:value-type="float">
            <text:p>523214</text:p>
          </table:table-cell>
          <table:table-cell table:number-columns-repeated="2"/>
          <table:table-cell office:value-type="float" office:value="259083" calcext:value-type="float">
            <text:p>259083</text:p>
          </table:table-cell>
          <table:table-cell table:number-columns-repeated="2"/>
          <table:table-cell office:value-type="float" office:value="226987" calcext:value-type="float">
            <text:p>226987</text:p>
          </table:table-cell>
          <table:table-cell table:number-columns-repeated="2"/>
          <table:table-cell office:value-type="float" office:value="448204" calcext:value-type="float">
            <text:p>448204</text:p>
          </table:table-cell>
          <table:table-cell table:number-columns-repeated="2"/>
          <table:table-cell office:value-type="float" office:value="449624" calcext:value-type="float">
            <text:p>449624</text:p>
          </table:table-cell>
          <table:table-cell table:number-columns-repeated="26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45643" calcext:value-type="float">
            <text:p>45643</text:p>
          </table:table-cell>
          <table:table-cell table:number-columns-repeated="2"/>
          <table:table-cell office:value-type="float" office:value="185148" calcext:value-type="float">
            <text:p>185148</text:p>
          </table:table-cell>
          <table:table-cell table:number-columns-repeated="2"/>
          <table:table-cell office:value-type="float" office:value="190629" calcext:value-type="float">
            <text:p>190629</text:p>
          </table:table-cell>
          <table:table-cell table:number-columns-repeated="2"/>
          <table:table-cell office:value-type="float" office:value="192245" calcext:value-type="float">
            <text:p>192245</text:p>
          </table:table-cell>
          <table:table-cell table:number-columns-repeated="2"/>
          <table:table-cell office:value-type="float" office:value="159771" calcext:value-type="float">
            <text:p>159771</text:p>
          </table:table-cell>
          <table:table-cell table:number-columns-repeated="2"/>
          <table:table-cell office:value-type="float" office:value="205669" calcext:value-type="float">
            <text:p>205669</text:p>
          </table:table-cell>
          <table:table-cell table:number-columns-repeated="2"/>
          <table:table-cell office:value-type="float" office:value="163031" calcext:value-type="float">
            <text:p>163031</text:p>
          </table:table-cell>
          <table:table-cell table:number-columns-repeated="3"/>
          <table:table-cell office:value-type="float" office:value="208586" calcext:value-type="float">
            <text:p>208586</text:p>
          </table:table-cell>
          <table:table-cell table:number-columns-repeated="3"/>
          <table:table-cell office:value-type="float" office:value="163385" calcext:value-type="float">
            <text:p>163385</text:p>
          </table:table-cell>
          <table:table-cell table:number-columns-repeated="2"/>
          <table:table-cell office:value-type="float" office:value="195931" calcext:value-type="float">
            <text:p>195931</text:p>
          </table:table-cell>
          <table:table-cell table:number-columns-repeated="2"/>
          <table:table-cell office:value-type="float" office:value="241993" calcext:value-type="float">
            <text:p>241993</text:p>
          </table:table-cell>
          <table:table-cell table:number-columns-repeated="2"/>
          <table:table-cell office:value-type="float" office:value="299203" calcext:value-type="float">
            <text:p>299203</text:p>
          </table:table-cell>
          <table:table-cell table:number-columns-repeated="2"/>
          <table:table-cell office:value-type="float" office:value="311779" calcext:value-type="float">
            <text:p>311779</text:p>
          </table:table-cell>
          <table:table-cell table:number-columns-repeated="22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2"/>
          <table:table-cell office:value-type="float" office:value="227432" calcext:value-type="float">
            <text:p>227432</text:p>
          </table:table-cell>
          <table:table-cell table:number-columns-repeated="2"/>
          <table:table-cell office:value-type="float" office:value="307196" calcext:value-type="float">
            <text:p>307196</text:p>
          </table:table-cell>
          <table:table-cell table:number-columns-repeated="2"/>
          <table:table-cell office:value-type="float" office:value="278581" calcext:value-type="float">
            <text:p>278581</text:p>
          </table:table-cell>
          <table:table-cell table:number-columns-repeated="2"/>
          <table:table-cell office:value-type="float" office:value="278560" calcext:value-type="float">
            <text:p>278560</text:p>
          </table:table-cell>
          <table:table-cell table:number-columns-repeated="2"/>
          <table:table-cell office:value-type="float" office:value="239402" calcext:value-type="float">
            <text:p>239402</text:p>
          </table:table-cell>
          <table:table-cell table:number-columns-repeated="2"/>
          <table:table-cell office:value-type="float" office:value="280794" calcext:value-type="float">
            <text:p>280794</text:p>
          </table:table-cell>
          <table:table-cell table:number-columns-repeated="2"/>
          <table:table-cell office:value-type="float" office:value="237991" calcext:value-type="float">
            <text:p>237991</text:p>
          </table:table-cell>
          <table:table-cell table:number-columns-repeated="3"/>
          <table:table-cell office:value-type="float" office:value="297791" calcext:value-type="float">
            <text:p>297791</text:p>
          </table:table-cell>
          <table:table-cell table:number-columns-repeated="3"/>
          <table:table-cell office:value-type="float" office:value="236836" calcext:value-type="float">
            <text:p>236836</text:p>
          </table:table-cell>
          <table:table-cell table:number-columns-repeated="2"/>
          <table:table-cell office:value-type="float" office:value="205462" calcext:value-type="float">
            <text:p>205462</text:p>
          </table:table-cell>
          <table:table-cell table:number-columns-repeated="2"/>
          <table:table-cell office:value-type="float" office:value="247565" calcext:value-type="float">
            <text:p>247565</text:p>
          </table:table-cell>
          <table:table-cell table:number-columns-repeated="2"/>
          <table:table-cell office:value-type="float" office:value="376979" calcext:value-type="float">
            <text:p>376979</text:p>
          </table:table-cell>
          <table:table-cell table:number-columns-repeated="2"/>
          <table:table-cell office:value-type="float" office:value="377963" calcext:value-type="float">
            <text:p>377963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256" calcext:value-type="float">
            <text:p>256</text:p>
          </table:table-cell>
          <table:table-cell table:number-columns-repeated="2"/>
          <table:table-cell office:value-type="float" office:value="187507" calcext:value-type="float">
            <text:p>187507</text:p>
          </table:table-cell>
          <table:table-cell table:number-columns-repeated="2"/>
          <table:table-cell office:value-type="float" office:value="232317" calcext:value-type="float">
            <text:p>232317</text:p>
          </table:table-cell>
          <table:table-cell table:number-columns-repeated="2"/>
          <table:table-cell office:value-type="float" office:value="328522" calcext:value-type="float">
            <text:p>328522</text:p>
          </table:table-cell>
          <table:table-cell table:number-columns-repeated="2"/>
          <table:table-cell office:value-type="float" office:value="332409" calcext:value-type="float">
            <text:p>332409</text:p>
          </table:table-cell>
          <table:table-cell table:number-columns-repeated="2"/>
          <table:table-cell office:value-type="float" office:value="276463" calcext:value-type="float">
            <text:p>276463</text:p>
          </table:table-cell>
          <table:table-cell table:number-columns-repeated="2"/>
          <table:table-cell office:value-type="float" office:value="232124" calcext:value-type="float">
            <text:p>232124</text:p>
          </table:table-cell>
          <table:table-cell table:number-columns-repeated="2"/>
          <table:table-cell office:value-type="float" office:value="276626" calcext:value-type="float">
            <text:p>276626</text:p>
          </table:table-cell>
          <table:table-cell table:number-columns-repeated="3"/>
          <table:table-cell office:value-type="float" office:value="232355" calcext:value-type="float">
            <text:p>232355</text:p>
          </table:table-cell>
          <table:table-cell table:number-columns-repeated="3"/>
          <table:table-cell office:value-type="float" office:value="276915" calcext:value-type="float">
            <text:p>276915</text:p>
          </table:table-cell>
          <table:table-cell table:number-columns-repeated="2"/>
          <table:table-cell office:value-type="float" office:value="242729" calcext:value-type="float">
            <text:p>242729</text:p>
          </table:table-cell>
          <table:table-cell table:number-columns-repeated="2"/>
          <table:table-cell office:value-type="float" office:value="248211" calcext:value-type="float">
            <text:p>248211</text:p>
          </table:table-cell>
          <table:table-cell table:number-columns-repeated="2"/>
          <table:table-cell office:value-type="float" office:value="425403" calcext:value-type="float">
            <text:p>425403</text:p>
          </table:table-cell>
          <table:table-cell table:number-columns-repeated="2"/>
          <table:table-cell office:value-type="float" office:value="427357" calcext:value-type="float">
            <text:p>427357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4"/>
          <table:table-cell office:value-type="float" office:value="512" calcext:value-type="float">
            <text:p>512</text:p>
          </table:table-cell>
          <table:table-cell table:number-columns-repeated="2"/>
          <table:table-cell office:value-type="float" office:value="204871" calcext:value-type="float">
            <text:p>204871</text:p>
          </table:table-cell>
          <table:table-cell table:number-columns-repeated="2"/>
          <table:table-cell office:value-type="float" office:value="239945" calcext:value-type="float">
            <text:p>239945</text:p>
          </table:table-cell>
          <table:table-cell table:number-columns-repeated="2"/>
          <table:table-cell office:value-type="float" office:value="390399" calcext:value-type="float">
            <text:p>390399</text:p>
          </table:table-cell>
          <table:table-cell table:number-columns-repeated="2"/>
          <table:table-cell office:value-type="float" office:value="387717" calcext:value-type="float">
            <text:p>387717</text:p>
          </table:table-cell>
          <table:table-cell table:number-columns-repeated="2"/>
          <table:table-cell office:value-type="float" office:value="334982" calcext:value-type="float">
            <text:p>334982</text:p>
          </table:table-cell>
          <table:table-cell table:number-columns-repeated="2"/>
          <table:table-cell office:value-type="float" office:value="237973" calcext:value-type="float">
            <text:p>237973</text:p>
          </table:table-cell>
          <table:table-cell table:number-columns-repeated="2"/>
          <table:table-cell office:value-type="float" office:value="334866" calcext:value-type="float">
            <text:p>334866</text:p>
          </table:table-cell>
          <table:table-cell table:number-columns-repeated="3"/>
          <table:table-cell office:value-type="float" office:value="237519" calcext:value-type="float">
            <text:p>237519</text:p>
          </table:table-cell>
          <table:table-cell table:number-columns-repeated="3"/>
          <table:table-cell office:value-type="float" office:value="335995" calcext:value-type="float">
            <text:p>335995</text:p>
          </table:table-cell>
          <table:table-cell table:number-columns-repeated="2"/>
          <table:table-cell office:value-type="float" office:value="244699" calcext:value-type="float">
            <text:p>244699</text:p>
          </table:table-cell>
          <table:table-cell table:number-columns-repeated="2"/>
          <table:table-cell office:value-type="float" office:value="248870" calcext:value-type="float">
            <text:p>248870</text:p>
          </table:table-cell>
          <table:table-cell table:number-columns-repeated="2"/>
          <table:table-cell office:value-type="float" office:value="454053" calcext:value-type="float">
            <text:p>454053</text:p>
          </table:table-cell>
          <table:table-cell table:number-columns-repeated="2"/>
          <table:table-cell office:value-type="float" office:value="454538" calcext:value-type="float">
            <text:p>454538</text:p>
          </table:table-cell>
          <table:table-cell table:number-columns-repeated="24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1024" calcext:value-type="float">
            <text:p>1024</text:p>
          </table:table-cell>
          <table:table-cell table:number-columns-repeated="2"/>
          <table:table-cell office:value-type="float" office:value="211724" calcext:value-type="float">
            <text:p>211724</text:p>
          </table:table-cell>
          <table:table-cell table:number-columns-repeated="2"/>
          <table:table-cell office:value-type="float" office:value="212936" calcext:value-type="float">
            <text:p>212936</text:p>
          </table:table-cell>
          <table:table-cell table:number-columns-repeated="2"/>
          <table:table-cell office:value-type="float" office:value="485847" calcext:value-type="float">
            <text:p>485847</text:p>
          </table:table-cell>
          <table:table-cell table:number-columns-repeated="2"/>
          <table:table-cell office:value-type="float" office:value="485861" calcext:value-type="float">
            <text:p>485861</text:p>
          </table:table-cell>
          <table:table-cell table:number-columns-repeated="2"/>
          <table:table-cell office:value-type="float" office:value="435527" calcext:value-type="float">
            <text:p>435527</text:p>
          </table:table-cell>
          <table:table-cell table:number-columns-repeated="2"/>
          <table:table-cell office:value-type="float" office:value="242270" calcext:value-type="float">
            <text:p>242270</text:p>
          </table:table-cell>
          <table:table-cell table:number-columns-repeated="2"/>
          <table:table-cell office:value-type="float" office:value="440259" calcext:value-type="float">
            <text:p>440259</text:p>
          </table:table-cell>
          <table:table-cell table:number-columns-repeated="3"/>
          <table:table-cell office:value-type="float" office:value="212051" calcext:value-type="float">
            <text:p>212051</text:p>
          </table:table-cell>
          <table:table-cell table:number-columns-repeated="3"/>
          <table:table-cell office:value-type="float" office:value="431100" calcext:value-type="float">
            <text:p>431100</text:p>
          </table:table-cell>
          <table:table-cell table:number-columns-repeated="2"/>
          <table:table-cell office:value-type="float" office:value="244687" calcext:value-type="float">
            <text:p>244687</text:p>
          </table:table-cell>
          <table:table-cell table:number-columns-repeated="2"/>
          <table:table-cell office:value-type="float" office:value="226324" calcext:value-type="float">
            <text:p>226324</text:p>
          </table:table-cell>
          <table:table-cell table:number-columns-repeated="2"/>
          <table:table-cell office:value-type="float" office:value="493281" calcext:value-type="float">
            <text:p>493281</text:p>
          </table:table-cell>
          <table:table-cell table:number-columns-repeated="2"/>
          <table:table-cell office:value-type="float" office:value="487869" calcext:value-type="float">
            <text:p>48786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2048" calcext:value-type="float">
            <text:p>2048</text:p>
          </table:table-cell>
          <table:table-cell table:number-columns-repeated="2"/>
          <table:table-cell office:value-type="float" office:value="273238" calcext:value-type="float">
            <text:p>273238</text:p>
          </table:table-cell>
          <table:table-cell table:number-columns-repeated="2"/>
          <table:table-cell office:value-type="float" office:value="270722" calcext:value-type="float">
            <text:p>270722</text:p>
          </table:table-cell>
          <table:table-cell table:number-columns-repeated="2"/>
          <table:table-cell office:value-type="float" office:value="506453" calcext:value-type="float">
            <text:p>506453</text:p>
          </table:table-cell>
          <table:table-cell table:number-columns-repeated="2"/>
          <table:table-cell office:value-type="float" office:value="527598" calcext:value-type="float">
            <text:p>527598</text:p>
          </table:table-cell>
          <table:table-cell table:number-columns-repeated="2"/>
          <table:table-cell office:value-type="float" office:value="493099" calcext:value-type="float">
            <text:p>493099</text:p>
          </table:table-cell>
          <table:table-cell table:number-columns-repeated="2"/>
          <table:table-cell office:value-type="float" office:value="279641" calcext:value-type="float">
            <text:p>279641</text:p>
          </table:table-cell>
          <table:table-cell table:number-columns-repeated="2"/>
          <table:table-cell office:value-type="float" office:value="496945" calcext:value-type="float">
            <text:p>496945</text:p>
          </table:table-cell>
          <table:table-cell table:number-columns-repeated="3"/>
          <table:table-cell office:value-type="float" office:value="266090" calcext:value-type="float">
            <text:p>266090</text:p>
          </table:table-cell>
          <table:table-cell table:number-columns-repeated="3"/>
          <table:table-cell office:value-type="float" office:value="482560" calcext:value-type="float">
            <text:p>482560</text:p>
          </table:table-cell>
          <table:table-cell table:number-columns-repeated="2"/>
          <table:table-cell office:value-type="float" office:value="247383" calcext:value-type="float">
            <text:p>247383</text:p>
          </table:table-cell>
          <table:table-cell table:number-columns-repeated="2"/>
          <table:table-cell office:value-type="float" office:value="250208" calcext:value-type="float">
            <text:p>250208</text:p>
          </table:table-cell>
          <table:table-cell table:number-columns-repeated="2"/>
          <table:table-cell office:value-type="float" office:value="459554" calcext:value-type="float">
            <text:p>459554</text:p>
          </table:table-cell>
          <table:table-cell table:number-columns-repeated="2"/>
          <table:table-cell office:value-type="float" office:value="458057" calcext:value-type="float">
            <text:p>458057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4096" calcext:value-type="float">
            <text:p>4096</text:p>
          </table:table-cell>
          <table:table-cell table:number-columns-repeated="2"/>
          <table:table-cell office:value-type="float" office:value="302289" calcext:value-type="float">
            <text:p>302289</text:p>
          </table:table-cell>
          <table:table-cell table:number-columns-repeated="2"/>
          <table:table-cell office:value-type="float" office:value="296665" calcext:value-type="float">
            <text:p>296665</text:p>
          </table:table-cell>
          <table:table-cell table:number-columns-repeated="2"/>
          <table:table-cell office:value-type="float" office:value="551651" calcext:value-type="float">
            <text:p>551651</text:p>
          </table:table-cell>
          <table:table-cell table:number-columns-repeated="2"/>
          <table:table-cell office:value-type="float" office:value="552168" calcext:value-type="float">
            <text:p>552168</text:p>
          </table:table-cell>
          <table:table-cell table:number-columns-repeated="2"/>
          <table:table-cell office:value-type="float" office:value="523668" calcext:value-type="float">
            <text:p>523668</text:p>
          </table:table-cell>
          <table:table-cell table:number-columns-repeated="2"/>
          <table:table-cell office:value-type="float" office:value="273501" calcext:value-type="float">
            <text:p>273501</text:p>
          </table:table-cell>
          <table:table-cell table:number-columns-repeated="2"/>
          <table:table-cell office:value-type="float" office:value="524686" calcext:value-type="float">
            <text:p>524686</text:p>
          </table:table-cell>
          <table:table-cell table:number-columns-repeated="3"/>
          <table:table-cell office:value-type="float" office:value="303137" calcext:value-type="float">
            <text:p>303137</text:p>
          </table:table-cell>
          <table:table-cell table:number-columns-repeated="3"/>
          <table:table-cell office:value-type="float" office:value="528081" calcext:value-type="float">
            <text:p>528081</text:p>
          </table:table-cell>
          <table:table-cell table:number-columns-repeated="2"/>
          <table:table-cell office:value-type="float" office:value="211598" calcext:value-type="float">
            <text:p>211598</text:p>
          </table:table-cell>
          <table:table-cell table:number-columns-repeated="2"/>
          <table:table-cell office:value-type="float" office:value="243169" calcext:value-type="float">
            <text:p>243169</text:p>
          </table:table-cell>
          <table:table-cell table:number-columns-repeated="2"/>
          <table:table-cell office:value-type="float" office:value="442378" calcext:value-type="float">
            <text:p>442378</text:p>
          </table:table-cell>
          <table:table-cell table:number-columns-repeated="2"/>
          <table:table-cell office:value-type="float" office:value="455215" calcext:value-type="float">
            <text:p>455215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3"/>
          <table:table-cell office:value-type="float" office:value="8192" calcext:value-type="float">
            <text:p>8192</text:p>
          </table:table-cell>
          <table:table-cell table:number-columns-repeated="2"/>
          <table:table-cell office:value-type="float" office:value="298738" calcext:value-type="float">
            <text:p>298738</text:p>
          </table:table-cell>
          <table:table-cell table:number-columns-repeated="2"/>
          <table:table-cell office:value-type="float" office:value="305209" calcext:value-type="float">
            <text:p>305209</text:p>
          </table:table-cell>
          <table:table-cell table:number-columns-repeated="2"/>
          <table:table-cell office:value-type="float" office:value="559348" calcext:value-type="float">
            <text:p>559348</text:p>
          </table:table-cell>
          <table:table-cell table:number-columns-repeated="2"/>
          <table:table-cell office:value-type="float" office:value="559727" calcext:value-type="float">
            <text:p>559727</text:p>
          </table:table-cell>
          <table:table-cell table:number-columns-repeated="2"/>
          <table:table-cell office:value-type="float" office:value="550385" calcext:value-type="float">
            <text:p>550385</text:p>
          </table:table-cell>
          <table:table-cell table:number-columns-repeated="2"/>
          <table:table-cell office:value-type="float" office:value="313818" calcext:value-type="float">
            <text:p>313818</text:p>
          </table:table-cell>
          <table:table-cell table:number-columns-repeated="2"/>
          <table:table-cell office:value-type="float" office:value="528883" calcext:value-type="float">
            <text:p>528883</text:p>
          </table:table-cell>
          <table:table-cell table:number-columns-repeated="3"/>
          <table:table-cell office:value-type="float" office:value="312318" calcext:value-type="float">
            <text:p>312318</text:p>
          </table:table-cell>
          <table:table-cell table:number-columns-repeated="3"/>
          <table:table-cell office:value-type="float" office:value="551738" calcext:value-type="float">
            <text:p>551738</text:p>
          </table:table-cell>
          <table:table-cell table:number-columns-repeated="2"/>
          <table:table-cell office:value-type="float" office:value="237224" calcext:value-type="float">
            <text:p>237224</text:p>
          </table:table-cell>
          <table:table-cell table:number-columns-repeated="2"/>
          <table:table-cell office:value-type="float" office:value="251281" calcext:value-type="float">
            <text:p>251281</text:p>
          </table:table-cell>
          <table:table-cell table:number-columns-repeated="2"/>
          <table:table-cell office:value-type="float" office:value="462343" calcext:value-type="float">
            <text:p>462343</text:p>
          </table:table-cell>
          <table:table-cell table:number-columns-repeated="2"/>
          <table:table-cell office:value-type="float" office:value="463569" calcext:value-type="float">
            <text:p>463569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float" office:value="4194304" calcext:value-type="float">
            <text:p>4194304</text:p>
          </table:table-cell>
          <table:table-cell table:number-columns-repeated="2"/>
          <table:table-cell office:value-type="float" office:value="16384" calcext:value-type="float">
            <text:p>16384</text:p>
          </table:table-cell>
          <table:table-cell table:number-columns-repeated="2"/>
          <table:table-cell office:value-type="float" office:value="315379" calcext:value-type="float">
            <text:p>315379</text:p>
          </table:table-cell>
          <table:table-cell table:number-columns-repeated="2"/>
          <table:table-cell office:value-type="float" office:value="318262" calcext:value-type="float">
            <text:p>318262</text:p>
          </table:table-cell>
          <table:table-cell table:number-columns-repeated="2"/>
          <table:table-cell office:value-type="float" office:value="576606" calcext:value-type="float">
            <text:p>576606</text:p>
          </table:table-cell>
          <table:table-cell table:number-columns-repeated="2"/>
          <table:table-cell office:value-type="float" office:value="575501" calcext:value-type="float">
            <text:p>575501</text:p>
          </table:table-cell>
          <table:table-cell table:number-columns-repeated="2"/>
          <table:table-cell office:value-type="float" office:value="575561" calcext:value-type="float">
            <text:p>575561</text:p>
          </table:table-cell>
          <table:table-cell table:number-columns-repeated="2"/>
          <table:table-cell office:value-type="float" office:value="311777" calcext:value-type="float">
            <text:p>311777</text:p>
          </table:table-cell>
          <table:table-cell table:number-columns-repeated="2"/>
          <table:table-cell office:value-type="float" office:value="570907" calcext:value-type="float">
            <text:p>570907</text:p>
          </table:table-cell>
          <table:table-cell table:number-columns-repeated="3"/>
          <table:table-cell office:value-type="float" office:value="327012" calcext:value-type="float">
            <text:p>327012</text:p>
          </table:table-cell>
          <table:table-cell table:number-columns-repeated="3"/>
          <table:table-cell office:value-type="float" office:value="539099" calcext:value-type="float">
            <text:p>539099</text:p>
          </table:table-cell>
          <table:table-cell table:number-columns-repeated="2"/>
          <table:table-cell office:value-type="float" office:value="237488" calcext:value-type="float">
            <text:p>237488</text:p>
          </table:table-cell>
          <table:table-cell table:number-columns-repeated="2"/>
          <table:table-cell office:value-type="float" office:value="223792" calcext:value-type="float">
            <text:p>223792</text:p>
          </table:table-cell>
          <table:table-cell table:number-columns-repeated="2"/>
          <table:table-cell office:value-type="float" office:value="447043" calcext:value-type="float">
            <text:p>447043</text:p>
          </table:table-cell>
          <table:table-cell table:number-columns-repeated="2"/>
          <table:table-cell office:value-type="float" office:value="454311" calcext:value-type="float">
            <text:p>454311</text:p>
          </table:table-cell>
          <table:table-cell table:number-columns-repeated="2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iozone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omplete.</text:p>
          </table:table-cell>
          <table:table-cell table:number-columns-repeated="77"/>
        </table:table-row>
        <table:table-row table:style-name="ro1">
          <table:table-cell office:value-type="string" calcext:value-type="string">
            <text:p>Exce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below:</text:p>
          </table:table-cell>
          <table:table-cell table:number-columns-repeated="76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Writ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0808" calcext:value-type="float">
            <text:p>20808</text:p>
          </table:table-cell>
          <table:table-cell office:value-type="float" office:value="30641" calcext:value-type="float">
            <text:p>30641</text:p>
          </table:table-cell>
          <table:table-cell office:value-type="float" office:value="56838" calcext:value-type="float">
            <text:p>56838</text:p>
          </table:table-cell>
          <table:table-cell office:value-type="float" office:value="39287" calcext:value-type="float">
            <text:p>39287</text:p>
          </table:table-cell>
          <table:table-cell office:value-type="float" office:value="109795" calcext:value-type="float">
            <text:p>109795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21398" calcext:value-type="float">
            <text:p>21398</text:p>
          </table:table-cell>
          <table:table-cell office:value-type="float" office:value="35728" calcext:value-type="float">
            <text:p>35728</text:p>
          </table:table-cell>
          <table:table-cell office:value-type="float" office:value="57787" calcext:value-type="float">
            <text:p>57787</text:p>
          </table:table-cell>
          <table:table-cell office:value-type="float" office:value="110583" calcext:value-type="float">
            <text:p>110583</text:p>
          </table:table-cell>
          <table:table-cell office:value-type="float" office:value="136083" calcext:value-type="float">
            <text:p>136083</text:p>
          </table:table-cell>
          <table:table-cell office:value-type="float" office:value="154514" calcext:value-type="float">
            <text:p>154514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21631" calcext:value-type="float">
            <text:p>21631</text:p>
          </table:table-cell>
          <table:table-cell office:value-type="float" office:value="37584" calcext:value-type="float">
            <text:p>37584</text:p>
          </table:table-cell>
          <table:table-cell office:value-type="float" office:value="67233" calcext:value-type="float">
            <text:p>67233</text:p>
          </table:table-cell>
          <table:table-cell office:value-type="float" office:value="108245" calcext:value-type="float">
            <text:p>108245</text:p>
          </table:table-cell>
          <table:table-cell office:value-type="float" office:value="126145" calcext:value-type="float">
            <text:p>126145</text:p>
          </table:table-cell>
          <table:table-cell office:value-type="float" office:value="199190" calcext:value-type="float">
            <text:p>199190</text:p>
          </table:table-cell>
          <table:table-cell office:value-type="float" office:value="171352" calcext:value-type="float">
            <text:p>171352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21709" calcext:value-type="float">
            <text:p>21709</text:p>
          </table:table-cell>
          <table:table-cell office:value-type="float" office:value="38640" calcext:value-type="float">
            <text:p>38640</text:p>
          </table:table-cell>
          <table:table-cell office:value-type="float" office:value="70175" calcext:value-type="float">
            <text:p>70175</text:p>
          </table:table-cell>
          <table:table-cell office:value-type="float" office:value="111454" calcext:value-type="float">
            <text:p>111454</text:p>
          </table:table-cell>
          <table:table-cell office:value-type="float" office:value="168871" calcext:value-type="float">
            <text:p>168871</text:p>
          </table:table-cell>
          <table:table-cell office:value-type="float" office:value="213155" calcext:value-type="float">
            <text:p>213155</text:p>
          </table:table-cell>
          <table:table-cell office:value-type="float" office:value="201028" calcext:value-type="float">
            <text:p>201028</text:p>
          </table:table-cell>
          <table:table-cell office:value-type="float" office:value="186663" calcext:value-type="float">
            <text:p>186663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22660" calcext:value-type="float">
            <text:p>22660</text:p>
          </table:table-cell>
          <table:table-cell office:value-type="float" office:value="40242" calcext:value-type="float">
            <text:p>40242</text:p>
          </table:table-cell>
          <table:table-cell office:value-type="float" office:value="79163" calcext:value-type="float">
            <text:p>79163</text:p>
          </table:table-cell>
          <table:table-cell office:value-type="float" office:value="123293" calcext:value-type="float">
            <text:p>123293</text:p>
          </table:table-cell>
          <table:table-cell office:value-type="float" office:value="184099" calcext:value-type="float">
            <text:p>184099</text:p>
          </table:table-cell>
          <table:table-cell office:value-type="float" office:value="258038" calcext:value-type="float">
            <text:p>258038</text:p>
          </table:table-cell>
          <table:table-cell office:value-type="float" office:value="215592" calcext:value-type="float">
            <text:p>215592</text:p>
          </table:table-cell>
          <table:table-cell office:value-type="float" office:value="214643" calcext:value-type="float">
            <text:p>214643</text:p>
          </table:table-cell>
          <table:table-cell office:value-type="float" office:value="227116" calcext:value-type="float">
            <text:p>227116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22129" calcext:value-type="float">
            <text:p>22129</text:p>
          </table:table-cell>
          <table:table-cell office:value-type="float" office:value="40834" calcext:value-type="float">
            <text:p>40834</text:p>
          </table:table-cell>
          <table:table-cell office:value-type="float" office:value="80196" calcext:value-type="float">
            <text:p>80196</text:p>
          </table:table-cell>
          <table:table-cell office:value-type="float" office:value="138518" calcext:value-type="float">
            <text:p>138518</text:p>
          </table:table-cell>
          <table:table-cell office:value-type="float" office:value="191512" calcext:value-type="float">
            <text:p>191512</text:p>
          </table:table-cell>
          <table:table-cell office:value-type="float" office:value="272982" calcext:value-type="float">
            <text:p>272982</text:p>
          </table:table-cell>
          <table:table-cell office:value-type="float" office:value="212271" calcext:value-type="float">
            <text:p>212271</text:p>
          </table:table-cell>
          <table:table-cell office:value-type="float" office:value="227467" calcext:value-type="float">
            <text:p>227467</text:p>
          </table:table-cell>
          <table:table-cell office:value-type="float" office:value="234792" calcext:value-type="float">
            <text:p>234792</text:p>
          </table:table-cell>
          <table:table-cell office:value-type="float" office:value="232692" calcext:value-type="float">
            <text:p>232692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22635" calcext:value-type="float">
            <text:p>22635</text:p>
          </table:table-cell>
          <table:table-cell office:value-type="float" office:value="40868" calcext:value-type="float">
            <text:p>40868</text:p>
          </table:table-cell>
          <table:table-cell office:value-type="float" office:value="61113" calcext:value-type="float">
            <text:p>61113</text:p>
          </table:table-cell>
          <table:table-cell office:value-type="float" office:value="140600" calcext:value-type="float">
            <text:p>140600</text:p>
          </table:table-cell>
          <table:table-cell office:value-type="float" office:value="199762" calcext:value-type="float">
            <text:p>199762</text:p>
          </table:table-cell>
          <table:table-cell office:value-type="float" office:value="283892" calcext:value-type="float">
            <text:p>283892</text:p>
          </table:table-cell>
          <table:table-cell office:value-type="float" office:value="235399" calcext:value-type="float">
            <text:p>235399</text:p>
          </table:table-cell>
          <table:table-cell office:value-type="float" office:value="244483" calcext:value-type="float">
            <text:p>244483</text:p>
          </table:table-cell>
          <table:table-cell office:value-type="float" office:value="248165" calcext:value-type="float">
            <text:p>248165</text:p>
          </table:table-cell>
          <table:table-cell office:value-type="float" office:value="277928" calcext:value-type="float">
            <text:p>277928</text:p>
          </table:table-cell>
          <table:table-cell office:value-type="float" office:value="308004" calcext:value-type="float">
            <text:p>308004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21899" calcext:value-type="float">
            <text:p>21899</text:p>
          </table:table-cell>
          <table:table-cell office:value-type="float" office:value="39950" calcext:value-type="float">
            <text:p>39950</text:p>
          </table:table-cell>
          <table:table-cell office:value-type="float" office:value="81329" calcext:value-type="float">
            <text:p>81329</text:p>
          </table:table-cell>
          <table:table-cell office:value-type="float" office:value="141960" calcext:value-type="float">
            <text:p>141960</text:p>
          </table:table-cell>
          <table:table-cell office:value-type="float" office:value="210886" calcext:value-type="float">
            <text:p>210886</text:p>
          </table:table-cell>
          <table:table-cell office:value-type="float" office:value="299125" calcext:value-type="float">
            <text:p>299125</text:p>
          </table:table-cell>
          <table:table-cell office:value-type="float" office:value="242031" calcext:value-type="float">
            <text:p>242031</text:p>
          </table:table-cell>
          <table:table-cell office:value-type="float" office:value="241833" calcext:value-type="float">
            <text:p>241833</text:p>
          </table:table-cell>
          <table:table-cell office:value-type="float" office:value="240258" calcext:value-type="float">
            <text:p>240258</text:p>
          </table:table-cell>
          <table:table-cell office:value-type="float" office:value="272886" calcext:value-type="float">
            <text:p>272886</text:p>
          </table:table-cell>
          <table:table-cell office:value-type="float" office:value="252453" calcext:value-type="float">
            <text:p>252453</text:p>
          </table:table-cell>
          <table:table-cell office:value-type="float" office:value="318989" calcext:value-type="float">
            <text:p>318989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1173" calcext:value-type="float">
            <text:p>21173</text:p>
          </table:table-cell>
          <table:table-cell office:value-type="float" office:value="42122" calcext:value-type="float">
            <text:p>42122</text:p>
          </table:table-cell>
          <table:table-cell office:value-type="float" office:value="80589" calcext:value-type="float">
            <text:p>80589</text:p>
          </table:table-cell>
          <table:table-cell office:value-type="float" office:value="143617" calcext:value-type="float">
            <text:p>143617</text:p>
          </table:table-cell>
          <table:table-cell office:value-type="float" office:value="215686" calcext:value-type="float">
            <text:p>215686</text:p>
          </table:table-cell>
          <table:table-cell office:value-type="float" office:value="284379" calcext:value-type="float">
            <text:p>284379</text:p>
          </table:table-cell>
          <table:table-cell office:value-type="float" office:value="241337" calcext:value-type="float">
            <text:p>241337</text:p>
          </table:table-cell>
          <table:table-cell office:value-type="float" office:value="244122" calcext:value-type="float">
            <text:p>244122</text:p>
          </table:table-cell>
          <table:table-cell office:value-type="float" office:value="194989" calcext:value-type="float">
            <text:p>194989</text:p>
          </table:table-cell>
          <table:table-cell office:value-type="float" office:value="263024" calcext:value-type="float">
            <text:p>263024</text:p>
          </table:table-cell>
          <table:table-cell office:value-type="float" office:value="289297" calcext:value-type="float">
            <text:p>289297</text:p>
          </table:table-cell>
          <table:table-cell office:value-type="float" office:value="302149" calcext:value-type="float">
            <text:p>302149</text:p>
          </table:table-cell>
          <table:table-cell office:value-type="float" office:value="301349" calcext:value-type="float">
            <text:p>30134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2758" calcext:value-type="float">
            <text:p>132758</text:p>
          </table:table-cell>
          <table:table-cell office:value-type="float" office:value="142667" calcext:value-type="float">
            <text:p>142667</text:p>
          </table:table-cell>
          <table:table-cell office:value-type="float" office:value="106965" calcext:value-type="float">
            <text:p>106965</text:p>
          </table:table-cell>
          <table:table-cell office:value-type="float" office:value="81473" calcext:value-type="float">
            <text:p>81473</text:p>
          </table:table-cell>
          <table:table-cell office:value-type="float" office:value="48703" calcext:value-type="float">
            <text:p>48703</text:p>
          </table:table-cell>
          <table:table-cell office:value-type="float" office:value="4629" calcext:value-type="float">
            <text:p>4629</text:p>
          </table:table-cell>
          <table:table-cell office:value-type="float" office:value="4770" calcext:value-type="float">
            <text:p>4770</text:p>
          </table:table-cell>
          <table:table-cell office:value-type="float" office:value="305411" calcext:value-type="float">
            <text:p>305411</text:p>
          </table:table-cell>
          <table:table-cell office:value-type="float" office:value="286912" calcext:value-type="float">
            <text:p>286912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9778" calcext:value-type="float">
            <text:p>59778</text:p>
          </table:table-cell>
          <table:table-cell office:value-type="float" office:value="131627" calcext:value-type="float">
            <text:p>131627</text:p>
          </table:table-cell>
          <table:table-cell office:value-type="float" office:value="219646" calcext:value-type="float">
            <text:p>219646</text:p>
          </table:table-cell>
          <table:table-cell office:value-type="float" office:value="206236" calcext:value-type="float">
            <text:p>206236</text:p>
          </table:table-cell>
          <table:table-cell office:value-type="float" office:value="216690" calcext:value-type="float">
            <text:p>216690</text:p>
          </table:table-cell>
          <table:table-cell office:value-type="float" office:value="285784" calcext:value-type="float">
            <text:p>285784</text:p>
          </table:table-cell>
          <table:table-cell office:value-type="float" office:value="306552" calcext:value-type="float">
            <text:p>306552</text:p>
          </table:table-cell>
          <table:table-cell office:value-type="float" office:value="366883" calcext:value-type="float">
            <text:p>366883</text:p>
          </table:table-cell>
          <table:table-cell office:value-type="float" office:value="269099" calcext:value-type="float">
            <text:p>269099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293" calcext:value-type="float">
            <text:p>205293</text:p>
          </table:table-cell>
          <table:table-cell office:value-type="float" office:value="298952" calcext:value-type="float">
            <text:p>298952</text:p>
          </table:table-cell>
          <table:table-cell office:value-type="float" office:value="237196" calcext:value-type="float">
            <text:p>237196</text:p>
          </table:table-cell>
          <table:table-cell office:value-type="float" office:value="240563" calcext:value-type="float">
            <text:p>240563</text:p>
          </table:table-cell>
          <table:table-cell office:value-type="float" office:value="144402" calcext:value-type="float">
            <text:p>144402</text:p>
          </table:table-cell>
          <table:table-cell office:value-type="float" office:value="22440" calcext:value-type="float">
            <text:p>22440</text:p>
          </table:table-cell>
          <table:table-cell office:value-type="float" office:value="243079" calcext:value-type="float">
            <text:p>243079</text:p>
          </table:table-cell>
          <table:table-cell office:value-type="float" office:value="305997" calcext:value-type="float">
            <text:p>305997</text:p>
          </table:table-cell>
          <table:table-cell office:value-type="float" office:value="307913" calcext:value-type="float">
            <text:p>307913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8598" calcext:value-type="float">
            <text:p>148598</text:p>
          </table:table-cell>
          <table:table-cell office:value-type="float" office:value="295782" calcext:value-type="float">
            <text:p>295782</text:p>
          </table:table-cell>
          <table:table-cell office:value-type="float" office:value="239332" calcext:value-type="float">
            <text:p>239332</text:p>
          </table:table-cell>
          <table:table-cell office:value-type="float" office:value="242200" calcext:value-type="float">
            <text:p>242200</text:p>
          </table:table-cell>
          <table:table-cell office:value-type="float" office:value="247060" calcext:value-type="float">
            <text:p>247060</text:p>
          </table:table-cell>
          <table:table-cell office:value-type="float" office:value="284371" calcext:value-type="float">
            <text:p>284371</text:p>
          </table:table-cell>
          <table:table-cell office:value-type="float" office:value="298953" calcext:value-type="float">
            <text:p>298953</text:p>
          </table:table-cell>
          <table:table-cell office:value-type="float" office:value="303730" calcext:value-type="float">
            <text:p>303730</text:p>
          </table:table-cell>
          <table:table-cell office:value-type="float" office:value="326135" calcext:value-type="float">
            <text:p>32613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6241" calcext:value-type="float">
            <text:p>206241</text:p>
          </table:table-cell>
          <table:table-cell office:value-type="float" office:value="298514" calcext:value-type="float">
            <text:p>298514</text:p>
          </table:table-cell>
          <table:table-cell office:value-type="float" office:value="233804" calcext:value-type="float">
            <text:p>233804</text:p>
          </table:table-cell>
          <table:table-cell office:value-type="float" office:value="238911" calcext:value-type="float">
            <text:p>238911</text:p>
          </table:table-cell>
          <table:table-cell office:value-type="float" office:value="246192" calcext:value-type="float">
            <text:p>246192</text:p>
          </table:table-cell>
          <table:table-cell office:value-type="float" office:value="159113" calcext:value-type="float">
            <text:p>159113</text:p>
          </table:table-cell>
          <table:table-cell office:value-type="float" office:value="302321" calcext:value-type="float">
            <text:p>302321</text:p>
          </table:table-cell>
          <table:table-cell office:value-type="float" office:value="311074" calcext:value-type="float">
            <text:p>311074</text:p>
          </table:table-cell>
          <table:table-cell office:value-type="float" office:value="337816" calcext:value-type="float">
            <text:p>33781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875" calcext:value-type="float">
            <text:p>205875</text:p>
          </table:table-cell>
          <table:table-cell office:value-type="float" office:value="300693" calcext:value-type="float">
            <text:p>300693</text:p>
          </table:table-cell>
          <table:table-cell office:value-type="float" office:value="227966" calcext:value-type="float">
            <text:p>227966</text:p>
          </table:table-cell>
          <table:table-cell office:value-type="float" office:value="243807" calcext:value-type="float">
            <text:p>243807</text:p>
          </table:table-cell>
          <table:table-cell office:value-type="float" office:value="136376" calcext:value-type="float">
            <text:p>136376</text:p>
          </table:table-cell>
          <table:table-cell office:value-type="float" office:value="283765" calcext:value-type="float">
            <text:p>283765</text:p>
          </table:table-cell>
          <table:table-cell office:value-type="float" office:value="298966" calcext:value-type="float">
            <text:p>298966</text:p>
          </table:table-cell>
          <table:table-cell office:value-type="float" office:value="318751" calcext:value-type="float">
            <text:p>318751</text:p>
          </table:table-cell>
          <table:table-cell office:value-type="float" office:value="315198" calcext:value-type="float">
            <text:p>31519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7121" calcext:value-type="float">
            <text:p>207121</text:p>
          </table:table-cell>
          <table:table-cell office:value-type="float" office:value="299270" calcext:value-type="float">
            <text:p>299270</text:p>
          </table:table-cell>
          <table:table-cell office:value-type="float" office:value="223617" calcext:value-type="float">
            <text:p>223617</text:p>
          </table:table-cell>
          <table:table-cell office:value-type="float" office:value="236483" calcext:value-type="float">
            <text:p>236483</text:p>
          </table:table-cell>
          <table:table-cell office:value-type="float" office:value="243655" calcext:value-type="float">
            <text:p>243655</text:p>
          </table:table-cell>
          <table:table-cell office:value-type="float" office:value="287566" calcext:value-type="float">
            <text:p>287566</text:p>
          </table:table-cell>
          <table:table-cell office:value-type="float" office:value="304042" calcext:value-type="float">
            <text:p>304042</text:p>
          </table:table-cell>
          <table:table-cell office:value-type="float" office:value="315935" calcext:value-type="float">
            <text:p>315935</text:p>
          </table:table-cell>
          <table:table-cell office:value-type="float" office:value="321957" calcext:value-type="float">
            <text:p>321957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5643" calcext:value-type="float">
            <text:p>45643</text:p>
          </table:table-cell>
          <table:table-cell office:value-type="float" office:value="227432" calcext:value-type="float">
            <text:p>227432</text:p>
          </table:table-cell>
          <table:table-cell office:value-type="float" office:value="187507" calcext:value-type="float">
            <text:p>187507</text:p>
          </table:table-cell>
          <table:table-cell office:value-type="float" office:value="204871" calcext:value-type="float">
            <text:p>204871</text:p>
          </table:table-cell>
          <table:table-cell office:value-type="float" office:value="211724" calcext:value-type="float">
            <text:p>211724</text:p>
          </table:table-cell>
          <table:table-cell office:value-type="float" office:value="273238" calcext:value-type="float">
            <text:p>273238</text:p>
          </table:table-cell>
          <table:table-cell office:value-type="float" office:value="302289" calcext:value-type="float">
            <text:p>302289</text:p>
          </table:table-cell>
          <table:table-cell office:value-type="float" office:value="298738" calcext:value-type="float">
            <text:p>298738</text:p>
          </table:table-cell>
          <table:table-cell office:value-type="float" office:value="315379" calcext:value-type="float">
            <text:p>315379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writ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2449" calcext:value-type="float">
            <text:p>22449</text:p>
          </table:table-cell>
          <table:table-cell/>
          <table:table-cell office:value-type="float" office:value="41332" calcext:value-type="float">
            <text:p>41332</text:p>
          </table:table-cell>
          <table:table-cell/>
          <table:table-cell office:value-type="float" office:value="63878" calcext:value-type="float">
            <text:p>63878</text:p>
          </table:table-cell>
          <table:table-cell/>
          <table:table-cell office:value-type="float" office:value="102993" calcext:value-type="float">
            <text:p>102993</text:p>
          </table:table-cell>
          <table:table-cell/>
          <table:table-cell office:value-type="float" office:value="115565" calcext:value-type="float">
            <text:p>115565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3500" calcext:value-type="float">
            <text:p>23500</text:p>
          </table:table-cell>
          <table:table-cell/>
          <table:table-cell office:value-type="float" office:value="39699" calcext:value-type="float">
            <text:p>39699</text:p>
          </table:table-cell>
          <table:table-cell/>
          <table:table-cell office:value-type="float" office:value="76821" calcext:value-type="float">
            <text:p>76821</text:p>
          </table:table-cell>
          <table:table-cell/>
          <table:table-cell office:value-type="float" office:value="122664" calcext:value-type="float">
            <text:p>122664</text:p>
          </table:table-cell>
          <table:table-cell/>
          <table:table-cell office:value-type="float" office:value="152562" calcext:value-type="float">
            <text:p>152562</text:p>
          </table:table-cell>
          <table:table-cell/>
          <table:table-cell office:value-type="float" office:value="176114" calcext:value-type="float">
            <text:p>176114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3054" calcext:value-type="float">
            <text:p>23054</text:p>
          </table:table-cell>
          <table:table-cell/>
          <table:table-cell office:value-type="float" office:value="40173" calcext:value-type="float">
            <text:p>40173</text:p>
          </table:table-cell>
          <table:table-cell/>
          <table:table-cell office:value-type="float" office:value="82370" calcext:value-type="float">
            <text:p>82370</text:p>
          </table:table-cell>
          <table:table-cell/>
          <table:table-cell office:value-type="float" office:value="136047" calcext:value-type="float">
            <text:p>136047</text:p>
          </table:table-cell>
          <table:table-cell/>
          <table:table-cell office:value-type="float" office:value="185668" calcext:value-type="float">
            <text:p>185668</text:p>
          </table:table-cell>
          <table:table-cell/>
          <table:table-cell office:value-type="float" office:value="252191" calcext:value-type="float">
            <text:p>252191</text:p>
          </table:table-cell>
          <table:table-cell/>
          <table:table-cell office:value-type="float" office:value="195958" calcext:value-type="float">
            <text:p>19595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3289" calcext:value-type="float">
            <text:p>23289</text:p>
          </table:table-cell>
          <table:table-cell/>
          <table:table-cell office:value-type="float" office:value="41225" calcext:value-type="float">
            <text:p>41225</text:p>
          </table:table-cell>
          <table:table-cell/>
          <table:table-cell office:value-type="float" office:value="77625" calcext:value-type="float">
            <text:p>77625</text:p>
          </table:table-cell>
          <table:table-cell/>
          <table:table-cell office:value-type="float" office:value="130469" calcext:value-type="float">
            <text:p>130469</text:p>
          </table:table-cell>
          <table:table-cell/>
          <table:table-cell office:value-type="float" office:value="192727" calcext:value-type="float">
            <text:p>192727</text:p>
          </table:table-cell>
          <table:table-cell/>
          <table:table-cell office:value-type="float" office:value="255718" calcext:value-type="float">
            <text:p>255718</text:p>
          </table:table-cell>
          <table:table-cell/>
          <table:table-cell office:value-type="float" office:value="203085" calcext:value-type="float">
            <text:p>203085</text:p>
          </table:table-cell>
          <table:table-cell/>
          <table:table-cell office:value-type="float" office:value="214468" calcext:value-type="float">
            <text:p>21446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4277" calcext:value-type="float">
            <text:p>24277</text:p>
          </table:table-cell>
          <table:table-cell/>
          <table:table-cell office:value-type="float" office:value="46888" calcext:value-type="float">
            <text:p>46888</text:p>
          </table:table-cell>
          <table:table-cell/>
          <table:table-cell office:value-type="float" office:value="85734" calcext:value-type="float">
            <text:p>85734</text:p>
          </table:table-cell>
          <table:table-cell/>
          <table:table-cell office:value-type="float" office:value="47948" calcext:value-type="float">
            <text:p>47948</text:p>
          </table:table-cell>
          <table:table-cell/>
          <table:table-cell office:value-type="float" office:value="187951" calcext:value-type="float">
            <text:p>187951</text:p>
          </table:table-cell>
          <table:table-cell/>
          <table:table-cell office:value-type="float" office:value="293780" calcext:value-type="float">
            <text:p>293780</text:p>
          </table:table-cell>
          <table:table-cell/>
          <table:table-cell office:value-type="float" office:value="227510" calcext:value-type="float">
            <text:p>227510</text:p>
          </table:table-cell>
          <table:table-cell/>
          <table:table-cell office:value-type="float" office:value="224458" calcext:value-type="float">
            <text:p>224458</text:p>
          </table:table-cell>
          <table:table-cell/>
          <table:table-cell office:value-type="float" office:value="238922" calcext:value-type="float">
            <text:p>23892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3343" calcext:value-type="float">
            <text:p>23343</text:p>
          </table:table-cell>
          <table:table-cell/>
          <table:table-cell office:value-type="float" office:value="43067" calcext:value-type="float">
            <text:p>43067</text:p>
          </table:table-cell>
          <table:table-cell/>
          <table:table-cell office:value-type="float" office:value="85947" calcext:value-type="float">
            <text:p>85947</text:p>
          </table:table-cell>
          <table:table-cell/>
          <table:table-cell office:value-type="float" office:value="149151" calcext:value-type="float">
            <text:p>149151</text:p>
          </table:table-cell>
          <table:table-cell/>
          <table:table-cell office:value-type="float" office:value="204816" calcext:value-type="float">
            <text:p>204816</text:p>
          </table:table-cell>
          <table:table-cell/>
          <table:table-cell office:value-type="float" office:value="294506" calcext:value-type="float">
            <text:p>294506</text:p>
          </table:table-cell>
          <table:table-cell/>
          <table:table-cell office:value-type="float" office:value="238034" calcext:value-type="float">
            <text:p>238034</text:p>
          </table:table-cell>
          <table:table-cell/>
          <table:table-cell office:value-type="float" office:value="234314" calcext:value-type="float">
            <text:p>234314</text:p>
          </table:table-cell>
          <table:table-cell/>
          <table:table-cell office:value-type="float" office:value="253707" calcext:value-type="float">
            <text:p>253707</text:p>
          </table:table-cell>
          <table:table-cell/>
          <table:table-cell office:value-type="float" office:value="295569" calcext:value-type="float">
            <text:p>29556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2021" calcext:value-type="float">
            <text:p>22021</text:p>
          </table:table-cell>
          <table:table-cell/>
          <table:table-cell office:value-type="float" office:value="43571" calcext:value-type="float">
            <text:p>43571</text:p>
          </table:table-cell>
          <table:table-cell/>
          <table:table-cell office:value-type="float" office:value="78578" calcext:value-type="float">
            <text:p>78578</text:p>
          </table:table-cell>
          <table:table-cell/>
          <table:table-cell office:value-type="float" office:value="147719" calcext:value-type="float">
            <text:p>147719</text:p>
          </table:table-cell>
          <table:table-cell/>
          <table:table-cell office:value-type="float" office:value="211431" calcext:value-type="float">
            <text:p>211431</text:p>
          </table:table-cell>
          <table:table-cell/>
          <table:table-cell office:value-type="float" office:value="303310" calcext:value-type="float">
            <text:p>303310</text:p>
          </table:table-cell>
          <table:table-cell/>
          <table:table-cell office:value-type="float" office:value="240399" calcext:value-type="float">
            <text:p>240399</text:p>
          </table:table-cell>
          <table:table-cell/>
          <table:table-cell office:value-type="float" office:value="251909" calcext:value-type="float">
            <text:p>251909</text:p>
          </table:table-cell>
          <table:table-cell/>
          <table:table-cell office:value-type="float" office:value="252056" calcext:value-type="float">
            <text:p>252056</text:p>
          </table:table-cell>
          <table:table-cell/>
          <table:table-cell office:value-type="float" office:value="272123" calcext:value-type="float">
            <text:p>272123</text:p>
          </table:table-cell>
          <table:table-cell/>
          <table:table-cell office:value-type="float" office:value="288190" calcext:value-type="float">
            <text:p>28819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3891" calcext:value-type="float">
            <text:p>23891</text:p>
          </table:table-cell>
          <table:table-cell/>
          <table:table-cell office:value-type="float" office:value="42459" calcext:value-type="float">
            <text:p>42459</text:p>
          </table:table-cell>
          <table:table-cell/>
          <table:table-cell office:value-type="float" office:value="86866" calcext:value-type="float">
            <text:p>86866</text:p>
          </table:table-cell>
          <table:table-cell/>
          <table:table-cell office:value-type="float" office:value="120097" calcext:value-type="float">
            <text:p>120097</text:p>
          </table:table-cell>
          <table:table-cell/>
          <table:table-cell office:value-type="float" office:value="223256" calcext:value-type="float">
            <text:p>223256</text:p>
          </table:table-cell>
          <table:table-cell/>
          <table:table-cell office:value-type="float" office:value="313242" calcext:value-type="float">
            <text:p>313242</text:p>
          </table:table-cell>
          <table:table-cell/>
          <table:table-cell office:value-type="float" office:value="244703" calcext:value-type="float">
            <text:p>244703</text:p>
          </table:table-cell>
          <table:table-cell/>
          <table:table-cell office:value-type="float" office:value="248179" calcext:value-type="float">
            <text:p>248179</text:p>
          </table:table-cell>
          <table:table-cell/>
          <table:table-cell office:value-type="float" office:value="248212" calcext:value-type="float">
            <text:p>248212</text:p>
          </table:table-cell>
          <table:table-cell/>
          <table:table-cell office:value-type="float" office:value="261926" calcext:value-type="float">
            <text:p>261926</text:p>
          </table:table-cell>
          <table:table-cell/>
          <table:table-cell office:value-type="float" office:value="295970" calcext:value-type="float">
            <text:p>295970</text:p>
          </table:table-cell>
          <table:table-cell/>
          <table:table-cell office:value-type="float" office:value="363099" calcext:value-type="float">
            <text:p>363099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3803" calcext:value-type="float">
            <text:p>23803</text:p>
          </table:table-cell>
          <table:table-cell/>
          <table:table-cell office:value-type="float" office:value="47141" calcext:value-type="float">
            <text:p>47141</text:p>
          </table:table-cell>
          <table:table-cell/>
          <table:table-cell office:value-type="float" office:value="86902" calcext:value-type="float">
            <text:p>86902</text:p>
          </table:table-cell>
          <table:table-cell/>
          <table:table-cell office:value-type="float" office:value="149894" calcext:value-type="float">
            <text:p>149894</text:p>
          </table:table-cell>
          <table:table-cell/>
          <table:table-cell office:value-type="float" office:value="222987" calcext:value-type="float">
            <text:p>222987</text:p>
          </table:table-cell>
          <table:table-cell/>
          <table:table-cell office:value-type="float" office:value="316446" calcext:value-type="float">
            <text:p>316446</text:p>
          </table:table-cell>
          <table:table-cell/>
          <table:table-cell office:value-type="float" office:value="245979" calcext:value-type="float">
            <text:p>245979</text:p>
          </table:table-cell>
          <table:table-cell/>
          <table:table-cell office:value-type="float" office:value="248736" calcext:value-type="float">
            <text:p>248736</text:p>
          </table:table-cell>
          <table:table-cell/>
          <table:table-cell office:value-type="float" office:value="203431" calcext:value-type="float">
            <text:p>203431</text:p>
          </table:table-cell>
          <table:table-cell/>
          <table:table-cell office:value-type="float" office:value="267092" calcext:value-type="float">
            <text:p>267092</text:p>
          </table:table-cell>
          <table:table-cell/>
          <table:table-cell office:value-type="float" office:value="259675" calcext:value-type="float">
            <text:p>259675</text:p>
          </table:table-cell>
          <table:table-cell/>
          <table:table-cell office:value-type="float" office:value="282624" calcext:value-type="float">
            <text:p>282624</text:p>
          </table:table-cell>
          <table:table-cell/>
          <table:table-cell office:value-type="float" office:value="294791" calcext:value-type="float">
            <text:p>2947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260" calcext:value-type="float">
            <text:p>134260</text:p>
          </table:table-cell>
          <table:table-cell/>
          <table:table-cell office:value-type="float" office:value="143212" calcext:value-type="float">
            <text:p>143212</text:p>
          </table:table-cell>
          <table:table-cell/>
          <table:table-cell office:value-type="float" office:value="105653" calcext:value-type="float">
            <text:p>105653</text:p>
          </table:table-cell>
          <table:table-cell/>
          <table:table-cell office:value-type="float" office:value="78775" calcext:value-type="float">
            <text:p>78775</text:p>
          </table:table-cell>
          <table:table-cell/>
          <table:table-cell office:value-type="float" office:value="41265" calcext:value-type="float">
            <text:p>41265</text:p>
          </table:table-cell>
          <table:table-cell/>
          <table:table-cell office:value-type="float" office:value="4633" calcext:value-type="float">
            <text:p>4633</text:p>
          </table:table-cell>
          <table:table-cell/>
          <table:table-cell office:value-type="float" office:value="143361" calcext:value-type="float">
            <text:p>143361</text:p>
          </table:table-cell>
          <table:table-cell/>
          <table:table-cell office:value-type="float" office:value="286593" calcext:value-type="float">
            <text:p>286593</text:p>
          </table:table-cell>
          <table:table-cell/>
          <table:table-cell office:value-type="float" office:value="239206" calcext:value-type="float">
            <text:p>23920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6004" calcext:value-type="float">
            <text:p>136004</text:p>
          </table:table-cell>
          <table:table-cell/>
          <table:table-cell office:value-type="float" office:value="201466" calcext:value-type="float">
            <text:p>201466</text:p>
          </table:table-cell>
          <table:table-cell/>
          <table:table-cell office:value-type="float" office:value="239821" calcext:value-type="float">
            <text:p>239821</text:p>
          </table:table-cell>
          <table:table-cell/>
          <table:table-cell office:value-type="float" office:value="207277" calcext:value-type="float">
            <text:p>207277</text:p>
          </table:table-cell>
          <table:table-cell/>
          <table:table-cell office:value-type="float" office:value="237321" calcext:value-type="float">
            <text:p>237321</text:p>
          </table:table-cell>
          <table:table-cell/>
          <table:table-cell office:value-type="float" office:value="286411" calcext:value-type="float">
            <text:p>286411</text:p>
          </table:table-cell>
          <table:table-cell/>
          <table:table-cell office:value-type="float" office:value="310455" calcext:value-type="float">
            <text:p>310455</text:p>
          </table:table-cell>
          <table:table-cell/>
          <table:table-cell office:value-type="float" office:value="344612" calcext:value-type="float">
            <text:p>344612</text:p>
          </table:table-cell>
          <table:table-cell/>
          <table:table-cell office:value-type="float" office:value="320476" calcext:value-type="float">
            <text:p>3204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794" calcext:value-type="float">
            <text:p>220794</text:p>
          </table:table-cell>
          <table:table-cell/>
          <table:table-cell office:value-type="float" office:value="300201" calcext:value-type="float">
            <text:p>300201</text:p>
          </table:table-cell>
          <table:table-cell/>
          <table:table-cell office:value-type="float" office:value="244499" calcext:value-type="float">
            <text:p>244499</text:p>
          </table:table-cell>
          <table:table-cell/>
          <table:table-cell office:value-type="float" office:value="239142" calcext:value-type="float">
            <text:p>239142</text:p>
          </table:table-cell>
          <table:table-cell/>
          <table:table-cell office:value-type="float" office:value="132052" calcext:value-type="float">
            <text:p>132052</text:p>
          </table:table-cell>
          <table:table-cell/>
          <table:table-cell office:value-type="float" office:value="6910" calcext:value-type="float">
            <text:p>6910</text:p>
          </table:table-cell>
          <table:table-cell/>
          <table:table-cell office:value-type="float" office:value="241423" calcext:value-type="float">
            <text:p>241423</text:p>
          </table:table-cell>
          <table:table-cell/>
          <table:table-cell office:value-type="float" office:value="322463" calcext:value-type="float">
            <text:p>322463</text:p>
          </table:table-cell>
          <table:table-cell/>
          <table:table-cell office:value-type="float" office:value="306903" calcext:value-type="float">
            <text:p>30690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6923" calcext:value-type="float">
            <text:p>176923</text:p>
          </table:table-cell>
          <table:table-cell/>
          <table:table-cell office:value-type="float" office:value="307637" calcext:value-type="float">
            <text:p>307637</text:p>
          </table:table-cell>
          <table:table-cell/>
          <table:table-cell office:value-type="float" office:value="192998" calcext:value-type="float">
            <text:p>192998</text:p>
          </table:table-cell>
          <table:table-cell/>
          <table:table-cell office:value-type="float" office:value="243317" calcext:value-type="float">
            <text:p>243317</text:p>
          </table:table-cell>
          <table:table-cell/>
          <table:table-cell office:value-type="float" office:value="245870" calcext:value-type="float">
            <text:p>245870</text:p>
          </table:table-cell>
          <table:table-cell/>
          <table:table-cell office:value-type="float" office:value="287968" calcext:value-type="float">
            <text:p>287968</text:p>
          </table:table-cell>
          <table:table-cell/>
          <table:table-cell office:value-type="float" office:value="296108" calcext:value-type="float">
            <text:p>296108</text:p>
          </table:table-cell>
          <table:table-cell/>
          <table:table-cell office:value-type="float" office:value="317934" calcext:value-type="float">
            <text:p>317934</text:p>
          </table:table-cell>
          <table:table-cell/>
          <table:table-cell office:value-type="float" office:value="350118" calcext:value-type="float">
            <text:p>35011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726" calcext:value-type="float">
            <text:p>219726</text:p>
          </table:table-cell>
          <table:table-cell/>
          <table:table-cell office:value-type="float" office:value="308989" calcext:value-type="float">
            <text:p>308989</text:p>
          </table:table-cell>
          <table:table-cell/>
          <table:table-cell office:value-type="float" office:value="240804" calcext:value-type="float">
            <text:p>240804</text:p>
          </table:table-cell>
          <table:table-cell/>
          <table:table-cell office:value-type="float" office:value="245318" calcext:value-type="float">
            <text:p>245318</text:p>
          </table:table-cell>
          <table:table-cell/>
          <table:table-cell office:value-type="float" office:value="248279" calcext:value-type="float">
            <text:p>248279</text:p>
          </table:table-cell>
          <table:table-cell/>
          <table:table-cell office:value-type="float" office:value="261385" calcext:value-type="float">
            <text:p>261385</text:p>
          </table:table-cell>
          <table:table-cell/>
          <table:table-cell office:value-type="float" office:value="310977" calcext:value-type="float">
            <text:p>310977</text:p>
          </table:table-cell>
          <table:table-cell/>
          <table:table-cell office:value-type="float" office:value="315177" calcext:value-type="float">
            <text:p>315177</text:p>
          </table:table-cell>
          <table:table-cell/>
          <table:table-cell office:value-type="float" office:value="340125" calcext:value-type="float">
            <text:p>3401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9789" calcext:value-type="float">
            <text:p>219789</text:p>
          </table:table-cell>
          <table:table-cell/>
          <table:table-cell office:value-type="float" office:value="297374" calcext:value-type="float">
            <text:p>297374</text:p>
          </table:table-cell>
          <table:table-cell/>
          <table:table-cell office:value-type="float" office:value="218273" calcext:value-type="float">
            <text:p>218273</text:p>
          </table:table-cell>
          <table:table-cell/>
          <table:table-cell office:value-type="float" office:value="244997" calcext:value-type="float">
            <text:p>244997</text:p>
          </table:table-cell>
          <table:table-cell/>
          <table:table-cell office:value-type="float" office:value="237283" calcext:value-type="float">
            <text:p>237283</text:p>
          </table:table-cell>
          <table:table-cell/>
          <table:table-cell office:value-type="float" office:value="220429" calcext:value-type="float">
            <text:p>220429</text:p>
          </table:table-cell>
          <table:table-cell/>
          <table:table-cell office:value-type="float" office:value="214016" calcext:value-type="float">
            <text:p>214016</text:p>
          </table:table-cell>
          <table:table-cell/>
          <table:table-cell office:value-type="float" office:value="314821" calcext:value-type="float">
            <text:p>314821</text:p>
          </table:table-cell>
          <table:table-cell/>
          <table:table-cell office:value-type="float" office:value="321623" calcext:value-type="float">
            <text:p>32162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0402" calcext:value-type="float">
            <text:p>220402</text:p>
          </table:table-cell>
          <table:table-cell/>
          <table:table-cell office:value-type="float" office:value="309638" calcext:value-type="float">
            <text:p>309638</text:p>
          </table:table-cell>
          <table:table-cell/>
          <table:table-cell office:value-type="float" office:value="239732" calcext:value-type="float">
            <text:p>239732</text:p>
          </table:table-cell>
          <table:table-cell/>
          <table:table-cell office:value-type="float" office:value="190869" calcext:value-type="float">
            <text:p>190869</text:p>
          </table:table-cell>
          <table:table-cell/>
          <table:table-cell office:value-type="float" office:value="249133" calcext:value-type="float">
            <text:p>249133</text:p>
          </table:table-cell>
          <table:table-cell/>
          <table:table-cell office:value-type="float" office:value="286831" calcext:value-type="float">
            <text:p>286831</text:p>
          </table:table-cell>
          <table:table-cell/>
          <table:table-cell office:value-type="float" office:value="304473" calcext:value-type="float">
            <text:p>304473</text:p>
          </table:table-cell>
          <table:table-cell/>
          <table:table-cell office:value-type="float" office:value="310177" calcext:value-type="float">
            <text:p>310177</text:p>
          </table:table-cell>
          <table:table-cell/>
          <table:table-cell office:value-type="float" office:value="308543" calcext:value-type="float">
            <text:p>3085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5148" calcext:value-type="float">
            <text:p>185148</text:p>
          </table:table-cell>
          <table:table-cell/>
          <table:table-cell office:value-type="float" office:value="307196" calcext:value-type="float">
            <text:p>307196</text:p>
          </table:table-cell>
          <table:table-cell/>
          <table:table-cell office:value-type="float" office:value="232317" calcext:value-type="float">
            <text:p>232317</text:p>
          </table:table-cell>
          <table:table-cell/>
          <table:table-cell office:value-type="float" office:value="239945" calcext:value-type="float">
            <text:p>239945</text:p>
          </table:table-cell>
          <table:table-cell/>
          <table:table-cell office:value-type="float" office:value="212936" calcext:value-type="float">
            <text:p>212936</text:p>
          </table:table-cell>
          <table:table-cell/>
          <table:table-cell office:value-type="float" office:value="270722" calcext:value-type="float">
            <text:p>270722</text:p>
          </table:table-cell>
          <table:table-cell/>
          <table:table-cell office:value-type="float" office:value="296665" calcext:value-type="float">
            <text:p>296665</text:p>
          </table:table-cell>
          <table:table-cell/>
          <table:table-cell office:value-type="float" office:value="305209" calcext:value-type="float">
            <text:p>305209</text:p>
          </table:table-cell>
          <table:table-cell/>
          <table:table-cell office:value-type="float" office:value="318262" calcext:value-type="float">
            <text:p>31826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ader report</text:p>
          </table:table-cell>
          <table:table-cell table:number-columns-repeated="79"/>
        </table:table-row>
        <table:table-row table:style-name="ro1">
          <table:table-cell table:number-columns-repeated="3"/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64</text:p>
          </table:table-cell>
          <table:table-cell table:style-name="ce2" office:value-type="string" calcext:value-type="string">
            <text:p>128</text:p>
          </table:table-cell>
          <table:table-cell table:style-name="ce2" office:value-type="string" calcext:value-type="string">
            <text:p>256</text:p>
          </table:table-cell>
          <table:table-cell table:style-name="ce2" office:value-type="string" calcext:value-type="string">
            <text:p>512</text:p>
          </table:table-cell>
          <table:table-cell table:style-name="ce2" office:value-type="string" calcext:value-type="string">
            <text:p>1024</text:p>
          </table:table-cell>
          <table:table-cell table:style-name="ce2" office:value-type="string" calcext:value-type="string">
            <text:p>2048</text:p>
          </table:table-cell>
          <table:table-cell table:style-name="ce2" office:value-type="string" calcext:value-type="string">
            <text:p>4096</text:p>
          </table:table-cell>
          <table:table-cell table:style-name="ce2" office:value-type="string" calcext:value-type="string">
            <text:p>8192</text:p>
          </table:table-cell>
          <table:table-cell table:style-name="ce2" office:value-type="string" calcext:value-type="string">
            <text:p>16384</text:p>
          </table:table-cell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53"/>
        </table:table-row>
        <table:table-row table:style-name="ro1">
          <table:table-cell table:number-columns-repeated="2"/>
          <table:table-cell table:style-name="ce2" office:value-type="string" calcext:value-type="string">
            <text:p>64</text:p>
          </table:table-cell>
          <table:table-cell office:value-type="float" office:value="21069" calcext:value-type="float">
            <text:p>21069</text:p>
          </table:table-cell>
          <table:table-cell office:value-type="float" office:value="32207" calcext:value-type="float">
            <text:p>32207</text:p>
          </table:table-cell>
          <table:table-cell office:value-type="float" office:value="57183" calcext:value-type="float">
            <text:p>57183</text:p>
          </table:table-cell>
          <table:table-cell office:value-type="float" office:value="113717" calcext:value-type="float">
            <text:p>113717</text:p>
          </table:table-cell>
          <table:table-cell office:value-type="float" office:value="144046" calcext:value-type="float">
            <text:p>144046</text:p>
          </table:table-cell>
          <table:table-cell table:number-columns-repeated="72"/>
        </table:table-row>
        <table:table-row table:style-name="ro1">
          <table:table-cell table:number-columns-repeated="2"/>
          <table:table-cell table:style-name="ce2" office:value-type="string" calcext:value-type="string">
            <text:p>128</text:p>
          </table:table-cell>
          <table:table-cell office:value-type="float" office:value="19114" calcext:value-type="float">
            <text:p>19114</text:p>
          </table:table-cell>
          <table:table-cell office:value-type="float" office:value="32819" calcext:value-type="float">
            <text:p>32819</text:p>
          </table:table-cell>
          <table:table-cell office:value-type="float" office:value="59438" calcext:value-type="float">
            <text:p>59438</text:p>
          </table:table-cell>
          <table:table-cell office:value-type="float" office:value="78469" calcext:value-type="float">
            <text:p>78469</text:p>
          </table:table-cell>
          <table:table-cell office:value-type="float" office:value="142380" calcext:value-type="float">
            <text:p>142380</text:p>
          </table:table-cell>
          <table:table-cell office:value-type="float" office:value="150164" calcext:value-type="float">
            <text:p>150164</text:p>
          </table:table-cell>
          <table:table-cell table:number-columns-repeated="71"/>
        </table:table-row>
        <table:table-row table:style-name="ro1">
          <table:table-cell table:number-columns-repeated="2"/>
          <table:table-cell table:style-name="ce2" office:value-type="string" calcext:value-type="string">
            <text:p>256</text:p>
          </table:table-cell>
          <table:table-cell office:value-type="float" office:value="18898" calcext:value-type="float">
            <text:p>18898</text:p>
          </table:table-cell>
          <table:table-cell office:value-type="float" office:value="34860" calcext:value-type="float">
            <text:p>34860</text:p>
          </table:table-cell>
          <table:table-cell office:value-type="float" office:value="52808" calcext:value-type="float">
            <text:p>52808</text:p>
          </table:table-cell>
          <table:table-cell office:value-type="float" office:value="87080" calcext:value-type="float">
            <text:p>87080</text:p>
          </table:table-cell>
          <table:table-cell office:value-type="float" office:value="134999" calcext:value-type="float">
            <text:p>134999</text:p>
          </table:table-cell>
          <table:table-cell office:value-type="float" office:value="162808" calcext:value-type="float">
            <text:p>162808</text:p>
          </table:table-cell>
          <table:table-cell office:value-type="float" office:value="194913" calcext:value-type="float">
            <text:p>194913</text:p>
          </table:table-cell>
          <table:table-cell table:number-columns-repeated="70"/>
        </table:table-row>
        <table:table-row table:style-name="ro1">
          <table:table-cell table:number-columns-repeated="2"/>
          <table:table-cell table:style-name="ce2" office:value-type="string" calcext:value-type="string">
            <text:p>512</text:p>
          </table:table-cell>
          <table:table-cell office:value-type="float" office:value="17108" calcext:value-type="float">
            <text:p>17108</text:p>
          </table:table-cell>
          <table:table-cell office:value-type="float" office:value="30545" calcext:value-type="float">
            <text:p>30545</text:p>
          </table:table-cell>
          <table:table-cell office:value-type="float" office:value="54482" calcext:value-type="float">
            <text:p>54482</text:p>
          </table:table-cell>
          <table:table-cell office:value-type="float" office:value="92217" calcext:value-type="float">
            <text:p>92217</text:p>
          </table:table-cell>
          <table:table-cell office:value-type="float" office:value="146881" calcext:value-type="float">
            <text:p>146881</text:p>
          </table:table-cell>
          <table:table-cell office:value-type="float" office:value="167478" calcext:value-type="float">
            <text:p>167478</text:p>
          </table:table-cell>
          <table:table-cell office:value-type="float" office:value="203878" calcext:value-type="float">
            <text:p>203878</text:p>
          </table:table-cell>
          <table:table-cell office:value-type="float" office:value="236435" calcext:value-type="float">
            <text:p>236435</text:p>
          </table:table-cell>
          <table:table-cell table:number-columns-repeated="69"/>
        </table:table-row>
        <table:table-row table:style-name="ro1">
          <table:table-cell table:number-columns-repeated="2"/>
          <table:table-cell table:style-name="ce2" office:value-type="string" calcext:value-type="string">
            <text:p>1024</text:p>
          </table:table-cell>
          <table:table-cell office:value-type="float" office:value="17272" calcext:value-type="float">
            <text:p>17272</text:p>
          </table:table-cell>
          <table:table-cell office:value-type="float" office:value="30864" calcext:value-type="float">
            <text:p>30864</text:p>
          </table:table-cell>
          <table:table-cell office:value-type="float" office:value="56477" calcext:value-type="float">
            <text:p>56477</text:p>
          </table:table-cell>
          <table:table-cell office:value-type="float" office:value="101974" calcext:value-type="float">
            <text:p>101974</text:p>
          </table:table-cell>
          <table:table-cell office:value-type="float" office:value="142807" calcext:value-type="float">
            <text:p>142807</text:p>
          </table:table-cell>
          <table:table-cell office:value-type="float" office:value="164868" calcext:value-type="float">
            <text:p>164868</text:p>
          </table:table-cell>
          <table:table-cell office:value-type="float" office:value="197351" calcext:value-type="float">
            <text:p>197351</text:p>
          </table:table-cell>
          <table:table-cell office:value-type="float" office:value="363004" calcext:value-type="float">
            <text:p>363004</text:p>
          </table:table-cell>
          <table:table-cell office:value-type="float" office:value="312052" calcext:value-type="float">
            <text:p>312052</text:p>
          </table:table-cell>
          <table:table-cell table:number-columns-repeated="68"/>
        </table:table-row>
        <table:table-row table:style-name="ro1">
          <table:table-cell table:number-columns-repeated="2"/>
          <table:table-cell table:style-name="ce2" office:value-type="string" calcext:value-type="string">
            <text:p>2048</text:p>
          </table:table-cell>
          <table:table-cell office:value-type="float" office:value="19258" calcext:value-type="float">
            <text:p>19258</text:p>
          </table:table-cell>
          <table:table-cell office:value-type="float" office:value="29179" calcext:value-type="float">
            <text:p>29179</text:p>
          </table:table-cell>
          <table:table-cell office:value-type="float" office:value="53008" calcext:value-type="float">
            <text:p>53008</text:p>
          </table:table-cell>
          <table:table-cell office:value-type="float" office:value="100403" calcext:value-type="float">
            <text:p>100403</text:p>
          </table:table-cell>
          <table:table-cell office:value-type="float" office:value="170621" calcext:value-type="float">
            <text:p>170621</text:p>
          </table:table-cell>
          <table:table-cell office:value-type="float" office:value="181865" calcext:value-type="float">
            <text:p>181865</text:p>
          </table:table-cell>
          <table:table-cell office:value-type="float" office:value="278302" calcext:value-type="float">
            <text:p>278302</text:p>
          </table:table-cell>
          <table:table-cell office:value-type="float" office:value="246883" calcext:value-type="float">
            <text:p>246883</text:p>
          </table:table-cell>
          <table:table-cell office:value-type="float" office:value="403507" calcext:value-type="float">
            <text:p>403507</text:p>
          </table:table-cell>
          <table:table-cell office:value-type="float" office:value="396837" calcext:value-type="float">
            <text:p>396837</text:p>
          </table:table-cell>
          <table:table-cell table:number-columns-repeated="67"/>
        </table:table-row>
        <table:table-row table:style-name="ro1">
          <table:table-cell table:number-columns-repeated="2"/>
          <table:table-cell table:style-name="ce2" office:value-type="string" calcext:value-type="string">
            <text:p>4096</text:p>
          </table:table-cell>
          <table:table-cell office:value-type="float" office:value="18766" calcext:value-type="float">
            <text:p>18766</text:p>
          </table:table-cell>
          <table:table-cell office:value-type="float" office:value="29777" calcext:value-type="float">
            <text:p>29777</text:p>
          </table:table-cell>
          <table:table-cell office:value-type="float" office:value="50443" calcext:value-type="float">
            <text:p>50443</text:p>
          </table:table-cell>
          <table:table-cell office:value-type="float" office:value="94701" calcext:value-type="float">
            <text:p>94701</text:p>
          </table:table-cell>
          <table:table-cell office:value-type="float" office:value="158110" calcext:value-type="float">
            <text:p>158110</text:p>
          </table:table-cell>
          <table:table-cell office:value-type="float" office:value="224224" calcext:value-type="float">
            <text:p>224224</text:p>
          </table:table-cell>
          <table:table-cell office:value-type="float" office:value="279672" calcext:value-type="float">
            <text:p>279672</text:p>
          </table:table-cell>
          <table:table-cell office:value-type="float" office:value="318494" calcext:value-type="float">
            <text:p>318494</text:p>
          </table:table-cell>
          <table:table-cell office:value-type="float" office:value="383097" calcext:value-type="float">
            <text:p>383097</text:p>
          </table:table-cell>
          <table:table-cell office:value-type="float" office:value="487305" calcext:value-type="float">
            <text:p>487305</text:p>
          </table:table-cell>
          <table:table-cell office:value-type="float" office:value="554487" calcext:value-type="float">
            <text:p>554487</text:p>
          </table:table-cell>
          <table:table-cell table:number-columns-repeated="66"/>
        </table:table-row>
        <table:table-row table:style-name="ro1">
          <table:table-cell table:number-columns-repeated="2"/>
          <table:table-cell table:style-name="ce2" office:value-type="string" calcext:value-type="string">
            <text:p>8192</text:p>
          </table:table-cell>
          <table:table-cell office:value-type="float" office:value="18768" calcext:value-type="float">
            <text:p>18768</text:p>
          </table:table-cell>
          <table:table-cell office:value-type="float" office:value="31483" calcext:value-type="float">
            <text:p>31483</text:p>
          </table:table-cell>
          <table:table-cell office:value-type="float" office:value="52189" calcext:value-type="float">
            <text:p>52189</text:p>
          </table:table-cell>
          <table:table-cell office:value-type="float" office:value="92535" calcext:value-type="float">
            <text:p>92535</text:p>
          </table:table-cell>
          <table:table-cell office:value-type="float" office:value="143561" calcext:value-type="float">
            <text:p>143561</text:p>
          </table:table-cell>
          <table:table-cell office:value-type="float" office:value="261499" calcext:value-type="float">
            <text:p>261499</text:p>
          </table:table-cell>
          <table:table-cell office:value-type="float" office:value="304904" calcext:value-type="float">
            <text:p>304904</text:p>
          </table:table-cell>
          <table:table-cell office:value-type="float" office:value="354199" calcext:value-type="float">
            <text:p>354199</text:p>
          </table:table-cell>
          <table:table-cell office:value-type="float" office:value="448621" calcext:value-type="float">
            <text:p>448621</text:p>
          </table:table-cell>
          <table:table-cell office:value-type="float" office:value="487349" calcext:value-type="float">
            <text:p>487349</text:p>
          </table:table-cell>
          <table:table-cell office:value-type="float" office:value="497192" calcext:value-type="float">
            <text:p>497192</text:p>
          </table:table-cell>
          <table:table-cell office:value-type="float" office:value="515398" calcext:value-type="float">
            <text:p>515398</text:p>
          </table:table-cell>
          <table:table-cell table:number-columns-repeated="65"/>
        </table:table-row>
        <table:table-row table:style-name="ro1">
          <table:table-cell table:number-columns-repeated="2"/>
          <table:table-cell table:style-name="ce2" office:value-type="string" calcext:value-type="string">
            <text:p>16384</text:p>
          </table:table-cell>
          <table:table-cell office:value-type="float" office:value="21235" calcext:value-type="float">
            <text:p>21235</text:p>
          </table:table-cell>
          <table:table-cell office:value-type="float" office:value="31470" calcext:value-type="float">
            <text:p>31470</text:p>
          </table:table-cell>
          <table:table-cell office:value-type="float" office:value="51755" calcext:value-type="float">
            <text:p>51755</text:p>
          </table:table-cell>
          <table:table-cell office:value-type="float" office:value="96047" calcext:value-type="float">
            <text:p>96047</text:p>
          </table:table-cell>
          <table:table-cell office:value-type="float" office:value="190390" calcext:value-type="float">
            <text:p>190390</text:p>
          </table:table-cell>
          <table:table-cell office:value-type="float" office:value="273644" calcext:value-type="float">
            <text:p>273644</text:p>
          </table:table-cell>
          <table:table-cell office:value-type="float" office:value="338322" calcext:value-type="float">
            <text:p>338322</text:p>
          </table:table-cell>
          <table:table-cell office:value-type="float" office:value="379931" calcext:value-type="float">
            <text:p>379931</text:p>
          </table:table-cell>
          <table:table-cell office:value-type="float" office:value="459114" calcext:value-type="float">
            <text:p>459114</text:p>
          </table:table-cell>
          <table:table-cell office:value-type="float" office:value="511226" calcext:value-type="float">
            <text:p>511226</text:p>
          </table:table-cell>
          <table:table-cell office:value-type="float" office:value="533778" calcext:value-type="float">
            <text:p>533778</text:p>
          </table:table-cell>
          <table:table-cell office:value-type="float" office:value="568068" calcext:value-type="float">
            <text:p>568068</text:p>
          </table:table-cell>
          <table:table-cell office:value-type="float" office:value="508120" calcext:value-type="float">
            <text:p>508120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3276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9719" calcext:value-type="float">
            <text:p>179719</text:p>
          </table:table-cell>
          <table:table-cell office:value-type="float" office:value="248875" calcext:value-type="float">
            <text:p>248875</text:p>
          </table:table-cell>
          <table:table-cell office:value-type="float" office:value="328107" calcext:value-type="float">
            <text:p>328107</text:p>
          </table:table-cell>
          <table:table-cell office:value-type="float" office:value="363590" calcext:value-type="float">
            <text:p>363590</text:p>
          </table:table-cell>
          <table:table-cell office:value-type="float" office:value="464791" calcext:value-type="float">
            <text:p>464791</text:p>
          </table:table-cell>
          <table:table-cell office:value-type="float" office:value="529525" calcext:value-type="float">
            <text:p>529525</text:p>
          </table:table-cell>
          <table:table-cell office:value-type="float" office:value="388142" calcext:value-type="float">
            <text:p>388142</text:p>
          </table:table-cell>
          <table:table-cell office:value-type="float" office:value="299541" calcext:value-type="float">
            <text:p>299541</text:p>
          </table:table-cell>
          <table:table-cell office:value-type="float" office:value="422805" calcext:value-type="float">
            <text:p>42280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6553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5775" calcext:value-type="float">
            <text:p>175775</text:p>
          </table:table-cell>
          <table:table-cell office:value-type="float" office:value="219709" calcext:value-type="float">
            <text:p>219709</text:p>
          </table:table-cell>
          <table:table-cell office:value-type="float" office:value="328268" calcext:value-type="float">
            <text:p>328268</text:p>
          </table:table-cell>
          <table:table-cell office:value-type="float" office:value="390586" calcext:value-type="float">
            <text:p>390586</text:p>
          </table:table-cell>
          <table:table-cell office:value-type="float" office:value="477183" calcext:value-type="float">
            <text:p>477183</text:p>
          </table:table-cell>
          <table:table-cell office:value-type="float" office:value="541651" calcext:value-type="float">
            <text:p>541651</text:p>
          </table:table-cell>
          <table:table-cell office:value-type="float" office:value="566602" calcext:value-type="float">
            <text:p>566602</text:p>
          </table:table-cell>
          <table:table-cell office:value-type="float" office:value="560099" calcext:value-type="float">
            <text:p>560099</text:p>
          </table:table-cell>
          <table:table-cell office:value-type="float" office:value="361955" calcext:value-type="float">
            <text:p>361955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3107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1743" calcext:value-type="float">
            <text:p>191743</text:p>
          </table:table-cell>
          <table:table-cell office:value-type="float" office:value="284368" calcext:value-type="float">
            <text:p>284368</text:p>
          </table:table-cell>
          <table:table-cell office:value-type="float" office:value="330068" calcext:value-type="float">
            <text:p>330068</text:p>
          </table:table-cell>
          <table:table-cell office:value-type="float" office:value="389896" calcext:value-type="float">
            <text:p>389896</text:p>
          </table:table-cell>
          <table:table-cell office:value-type="float" office:value="474435" calcext:value-type="float">
            <text:p>474435</text:p>
          </table:table-cell>
          <table:table-cell office:value-type="float" office:value="317914" calcext:value-type="float">
            <text:p>317914</text:p>
          </table:table-cell>
          <table:table-cell office:value-type="float" office:value="426247" calcext:value-type="float">
            <text:p>426247</text:p>
          </table:table-cell>
          <table:table-cell office:value-type="float" office:value="505231" calcext:value-type="float">
            <text:p>505231</text:p>
          </table:table-cell>
          <table:table-cell office:value-type="float" office:value="516684" calcext:value-type="float">
            <text:p>51668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6214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323" calcext:value-type="float">
            <text:p>137323</text:p>
          </table:table-cell>
          <table:table-cell office:value-type="float" office:value="278933" calcext:value-type="float">
            <text:p>278933</text:p>
          </table:table-cell>
          <table:table-cell office:value-type="float" office:value="329533" calcext:value-type="float">
            <text:p>329533</text:p>
          </table:table-cell>
          <table:table-cell office:value-type="float" office:value="394219" calcext:value-type="float">
            <text:p>394219</text:p>
          </table:table-cell>
          <table:table-cell office:value-type="float" office:value="473977" calcext:value-type="float">
            <text:p>473977</text:p>
          </table:table-cell>
          <table:table-cell office:value-type="float" office:value="528143" calcext:value-type="float">
            <text:p>528143</text:p>
          </table:table-cell>
          <table:table-cell office:value-type="float" office:value="548747" calcext:value-type="float">
            <text:p>548747</text:p>
          </table:table-cell>
          <table:table-cell office:value-type="float" office:value="551263" calcext:value-type="float">
            <text:p>551263</text:p>
          </table:table-cell>
          <table:table-cell office:value-type="float" office:value="566716" calcext:value-type="float">
            <text:p>566716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52428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830" calcext:value-type="float">
            <text:p>186830</text:p>
          </table:table-cell>
          <table:table-cell office:value-type="float" office:value="280800" calcext:value-type="float">
            <text:p>280800</text:p>
          </table:table-cell>
          <table:table-cell office:value-type="float" office:value="336587" calcext:value-type="float">
            <text:p>336587</text:p>
          </table:table-cell>
          <table:table-cell office:value-type="float" office:value="397569" calcext:value-type="float">
            <text:p>397569</text:p>
          </table:table-cell>
          <table:table-cell office:value-type="float" office:value="469826" calcext:value-type="float">
            <text:p>469826</text:p>
          </table:table-cell>
          <table:table-cell office:value-type="float" office:value="517745" calcext:value-type="float">
            <text:p>517745</text:p>
          </table:table-cell>
          <table:table-cell office:value-type="float" office:value="551776" calcext:value-type="float">
            <text:p>551776</text:p>
          </table:table-cell>
          <table:table-cell office:value-type="float" office:value="543473" calcext:value-type="float">
            <text:p>543473</text:p>
          </table:table-cell>
          <table:table-cell office:value-type="float" office:value="382614" calcext:value-type="float">
            <text:p>38261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104857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86970" calcext:value-type="float">
            <text:p>186970</text:p>
          </table:table-cell>
          <table:table-cell office:value-type="float" office:value="280926" calcext:value-type="float">
            <text:p>280926</text:p>
          </table:table-cell>
          <table:table-cell office:value-type="float" office:value="334831" calcext:value-type="float">
            <text:p>334831</text:p>
          </table:table-cell>
          <table:table-cell office:value-type="float" office:value="397207" calcext:value-type="float">
            <text:p>397207</text:p>
          </table:table-cell>
          <table:table-cell office:value-type="float" office:value="481378" calcext:value-type="float">
            <text:p>481378</text:p>
          </table:table-cell>
          <table:table-cell office:value-type="float" office:value="540606" calcext:value-type="float">
            <text:p>540606</text:p>
          </table:table-cell>
          <table:table-cell office:value-type="float" office:value="512756" calcext:value-type="float">
            <text:p>512756</text:p>
          </table:table-cell>
          <table:table-cell office:value-type="float" office:value="555320" calcext:value-type="float">
            <text:p>555320</text:p>
          </table:table-cell>
          <table:table-cell office:value-type="float" office:value="562674" calcext:value-type="float">
            <text:p>562674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209715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4338" calcext:value-type="float">
            <text:p>194338</text:p>
          </table:table-cell>
          <table:table-cell office:value-type="float" office:value="281224" calcext:value-type="float">
            <text:p>281224</text:p>
          </table:table-cell>
          <table:table-cell office:value-type="float" office:value="335204" calcext:value-type="float">
            <text:p>335204</text:p>
          </table:table-cell>
          <table:table-cell office:value-type="float" office:value="396793" calcext:value-type="float">
            <text:p>396793</text:p>
          </table:table-cell>
          <table:table-cell office:value-type="float" office:value="472696" calcext:value-type="float">
            <text:p>472696</text:p>
          </table:table-cell>
          <table:table-cell office:value-type="float" office:value="534737" calcext:value-type="float">
            <text:p>534737</text:p>
          </table:table-cell>
          <table:table-cell office:value-type="float" office:value="549959" calcext:value-type="float">
            <text:p>549959</text:p>
          </table:table-cell>
          <table:table-cell office:value-type="float" office:value="544621" calcext:value-type="float">
            <text:p>544621</text:p>
          </table:table-cell>
          <table:table-cell office:value-type="float" office:value="565028" calcext:value-type="float">
            <text:p>565028</text:p>
          </table:table-cell>
          <table:table-cell table:number-columns-repeated="64"/>
        </table:table-row>
        <table:table-row table:style-name="ro1">
          <table:table-cell table:number-columns-repeated="2"/>
          <table:table-cell table:style-name="ce2" office:value-type="string" calcext:value-type="string">
            <text:p>41943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90629" calcext:value-type="float">
            <text:p>190629</text:p>
          </table:table-cell>
          <table:table-cell office:value-type="float" office:value="278581" calcext:value-type="float">
            <text:p>278581</text:p>
          </table:table-cell>
          <table:table-cell office:value-type="float" office:value="328522" calcext:value-type="float">
            <text:p>328522</text:p>
          </table:table-cell>
          <table:table-cell office:value-type="float" office:value="390399" calcext:value-type="float">
            <text:p>390399</text:p>
          </table:table-cell>
          <table:table-cell office:value-type="float" office:value="485847" calcext:value-type="float">
            <text:p>485847</text:p>
          </table:table-cell>
          <table:table-cell office:value-type="float" office:value="506453" calcext:value-type="float">
            <text:p>506453</text:p>
          </table:table-cell>
          <table:table-cell office:value-type="float" office:value="551651" calcext:value-type="float">
            <text:p>551651</text:p>
          </table:table-cell>
          <table:table-cell office:value-type="float" office:value="559348" calcext:value-type="float">
            <text:p>559348</text:p>
          </table:table-cell>
          <table:table-cell office:value-type="float" office:value="576606" calcext:value-type="float">
            <text:p>576606</text:p>
          </table:table-cell>
          <table:table-cell table:number-columns-repeated="64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Reader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817" calcext:value-type="float">
            <text:p>20817</text:p>
          </table:table-cell>
          <table:table-cell/>
          <table:table-cell office:value-type="float" office:value="29250" calcext:value-type="float">
            <text:p>29250</text:p>
          </table:table-cell>
          <table:table-cell/>
          <table:table-cell office:value-type="float" office:value="55305" calcext:value-type="float">
            <text:p>55305</text:p>
          </table:table-cell>
          <table:table-cell/>
          <table:table-cell office:value-type="float" office:value="97338" calcext:value-type="float">
            <text:p>97338</text:p>
          </table:table-cell>
          <table:table-cell/>
          <table:table-cell office:value-type="float" office:value="135621" calcext:value-type="float">
            <text:p>13562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780" calcext:value-type="float">
            <text:p>18780</text:p>
          </table:table-cell>
          <table:table-cell/>
          <table:table-cell office:value-type="float" office:value="10410" calcext:value-type="float">
            <text:p>10410</text:p>
          </table:table-cell>
          <table:table-cell/>
          <table:table-cell office:value-type="float" office:value="57699" calcext:value-type="float">
            <text:p>57699</text:p>
          </table:table-cell>
          <table:table-cell/>
          <table:table-cell office:value-type="float" office:value="91285" calcext:value-type="float">
            <text:p>91285</text:p>
          </table:table-cell>
          <table:table-cell/>
          <table:table-cell office:value-type="float" office:value="146503" calcext:value-type="float">
            <text:p>146503</text:p>
          </table:table-cell>
          <table:table-cell/>
          <table:table-cell office:value-type="float" office:value="194440" calcext:value-type="float">
            <text:p>19444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8857" calcext:value-type="float">
            <text:p>18857</text:p>
          </table:table-cell>
          <table:table-cell/>
          <table:table-cell office:value-type="float" office:value="35400" calcext:value-type="float">
            <text:p>35400</text:p>
          </table:table-cell>
          <table:table-cell/>
          <table:table-cell office:value-type="float" office:value="56421" calcext:value-type="float">
            <text:p>56421</text:p>
          </table:table-cell>
          <table:table-cell/>
          <table:table-cell office:value-type="float" office:value="89397" calcext:value-type="float">
            <text:p>89397</text:p>
          </table:table-cell>
          <table:table-cell/>
          <table:table-cell office:value-type="float" office:value="132553" calcext:value-type="float">
            <text:p>132553</text:p>
          </table:table-cell>
          <table:table-cell/>
          <table:table-cell office:value-type="float" office:value="147908" calcext:value-type="float">
            <text:p>147908</text:p>
          </table:table-cell>
          <table:table-cell/>
          <table:table-cell office:value-type="float" office:value="190263" calcext:value-type="float">
            <text:p>190263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972" calcext:value-type="float">
            <text:p>16972</text:p>
          </table:table-cell>
          <table:table-cell/>
          <table:table-cell office:value-type="float" office:value="30017" calcext:value-type="float">
            <text:p>30017</text:p>
          </table:table-cell>
          <table:table-cell/>
          <table:table-cell office:value-type="float" office:value="53987" calcext:value-type="float">
            <text:p>53987</text:p>
          </table:table-cell>
          <table:table-cell/>
          <table:table-cell office:value-type="float" office:value="94508" calcext:value-type="float">
            <text:p>94508</text:p>
          </table:table-cell>
          <table:table-cell/>
          <table:table-cell office:value-type="float" office:value="148096" calcext:value-type="float">
            <text:p>148096</text:p>
          </table:table-cell>
          <table:table-cell/>
          <table:table-cell office:value-type="float" office:value="165380" calcext:value-type="float">
            <text:p>165380</text:p>
          </table:table-cell>
          <table:table-cell/>
          <table:table-cell office:value-type="float" office:value="192249" calcext:value-type="float">
            <text:p>192249</text:p>
          </table:table-cell>
          <table:table-cell/>
          <table:table-cell office:value-type="float" office:value="231915" calcext:value-type="float">
            <text:p>23191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260" calcext:value-type="float">
            <text:p>17260</text:p>
          </table:table-cell>
          <table:table-cell/>
          <table:table-cell office:value-type="float" office:value="31248" calcext:value-type="float">
            <text:p>31248</text:p>
          </table:table-cell>
          <table:table-cell/>
          <table:table-cell office:value-type="float" office:value="54166" calcext:value-type="float">
            <text:p>54166</text:p>
          </table:table-cell>
          <table:table-cell/>
          <table:table-cell office:value-type="float" office:value="102250" calcext:value-type="float">
            <text:p>102250</text:p>
          </table:table-cell>
          <table:table-cell/>
          <table:table-cell office:value-type="float" office:value="145473" calcext:value-type="float">
            <text:p>145473</text:p>
          </table:table-cell>
          <table:table-cell/>
          <table:table-cell office:value-type="float" office:value="165556" calcext:value-type="float">
            <text:p>165556</text:p>
          </table:table-cell>
          <table:table-cell/>
          <table:table-cell office:value-type="float" office:value="189349" calcext:value-type="float">
            <text:p>189349</text:p>
          </table:table-cell>
          <table:table-cell/>
          <table:table-cell office:value-type="float" office:value="360018" calcext:value-type="float">
            <text:p>360018</text:p>
          </table:table-cell>
          <table:table-cell/>
          <table:table-cell office:value-type="float" office:value="282810" calcext:value-type="float">
            <text:p>28281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9266" calcext:value-type="float">
            <text:p>19266</text:p>
          </table:table-cell>
          <table:table-cell/>
          <table:table-cell office:value-type="float" office:value="28882" calcext:value-type="float">
            <text:p>28882</text:p>
          </table:table-cell>
          <table:table-cell/>
          <table:table-cell office:value-type="float" office:value="54339" calcext:value-type="float">
            <text:p>54339</text:p>
          </table:table-cell>
          <table:table-cell/>
          <table:table-cell office:value-type="float" office:value="98832" calcext:value-type="float">
            <text:p>98832</text:p>
          </table:table-cell>
          <table:table-cell/>
          <table:table-cell office:value-type="float" office:value="81696" calcext:value-type="float">
            <text:p>81696</text:p>
          </table:table-cell>
          <table:table-cell/>
          <table:table-cell office:value-type="float" office:value="182055" calcext:value-type="float">
            <text:p>182055</text:p>
          </table:table-cell>
          <table:table-cell/>
          <table:table-cell office:value-type="float" office:value="281044" calcext:value-type="float">
            <text:p>281044</text:p>
          </table:table-cell>
          <table:table-cell/>
          <table:table-cell office:value-type="float" office:value="239840" calcext:value-type="float">
            <text:p>239840</text:p>
          </table:table-cell>
          <table:table-cell/>
          <table:table-cell office:value-type="float" office:value="381335" calcext:value-type="float">
            <text:p>381335</text:p>
          </table:table-cell>
          <table:table-cell/>
          <table:table-cell office:value-type="float" office:value="421807" calcext:value-type="float">
            <text:p>42180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799" calcext:value-type="float">
            <text:p>17799</text:p>
          </table:table-cell>
          <table:table-cell/>
          <table:table-cell office:value-type="float" office:value="28222" calcext:value-type="float">
            <text:p>28222</text:p>
          </table:table-cell>
          <table:table-cell/>
          <table:table-cell office:value-type="float" office:value="50064" calcext:value-type="float">
            <text:p>50064</text:p>
          </table:table-cell>
          <table:table-cell/>
          <table:table-cell office:value-type="float" office:value="96316" calcext:value-type="float">
            <text:p>96316</text:p>
          </table:table-cell>
          <table:table-cell/>
          <table:table-cell office:value-type="float" office:value="161536" calcext:value-type="float">
            <text:p>161536</text:p>
          </table:table-cell>
          <table:table-cell/>
          <table:table-cell office:value-type="float" office:value="219879" calcext:value-type="float">
            <text:p>219879</text:p>
          </table:table-cell>
          <table:table-cell/>
          <table:table-cell office:value-type="float" office:value="268752" calcext:value-type="float">
            <text:p>268752</text:p>
          </table:table-cell>
          <table:table-cell/>
          <table:table-cell office:value-type="float" office:value="318506" calcext:value-type="float">
            <text:p>318506</text:p>
          </table:table-cell>
          <table:table-cell/>
          <table:table-cell office:value-type="float" office:value="255092" calcext:value-type="float">
            <text:p>255092</text:p>
          </table:table-cell>
          <table:table-cell/>
          <table:table-cell office:value-type="float" office:value="491044" calcext:value-type="float">
            <text:p>491044</text:p>
          </table:table-cell>
          <table:table-cell/>
          <table:table-cell office:value-type="float" office:value="509300" calcext:value-type="float">
            <text:p>50930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9909" calcext:value-type="float">
            <text:p>19909</text:p>
          </table:table-cell>
          <table:table-cell/>
          <table:table-cell office:value-type="float" office:value="32590" calcext:value-type="float">
            <text:p>32590</text:p>
          </table:table-cell>
          <table:table-cell/>
          <table:table-cell office:value-type="float" office:value="52485" calcext:value-type="float">
            <text:p>52485</text:p>
          </table:table-cell>
          <table:table-cell/>
          <table:table-cell office:value-type="float" office:value="81677" calcext:value-type="float">
            <text:p>81677</text:p>
          </table:table-cell>
          <table:table-cell/>
          <table:table-cell office:value-type="float" office:value="181962" calcext:value-type="float">
            <text:p>181962</text:p>
          </table:table-cell>
          <table:table-cell/>
          <table:table-cell office:value-type="float" office:value="255888" calcext:value-type="float">
            <text:p>255888</text:p>
          </table:table-cell>
          <table:table-cell/>
          <table:table-cell office:value-type="float" office:value="303556" calcext:value-type="float">
            <text:p>303556</text:p>
          </table:table-cell>
          <table:table-cell/>
          <table:table-cell office:value-type="float" office:value="361717" calcext:value-type="float">
            <text:p>361717</text:p>
          </table:table-cell>
          <table:table-cell/>
          <table:table-cell office:value-type="float" office:value="431001" calcext:value-type="float">
            <text:p>431001</text:p>
          </table:table-cell>
          <table:table-cell/>
          <table:table-cell office:value-type="float" office:value="497851" calcext:value-type="float">
            <text:p>497851</text:p>
          </table:table-cell>
          <table:table-cell/>
          <table:table-cell office:value-type="float" office:value="348163" calcext:value-type="float">
            <text:p>348163</text:p>
          </table:table-cell>
          <table:table-cell/>
          <table:table-cell office:value-type="float" office:value="513872" calcext:value-type="float">
            <text:p>51387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1650" calcext:value-type="float">
            <text:p>21650</text:p>
          </table:table-cell>
          <table:table-cell/>
          <table:table-cell office:value-type="float" office:value="30887" calcext:value-type="float">
            <text:p>30887</text:p>
          </table:table-cell>
          <table:table-cell/>
          <table:table-cell office:value-type="float" office:value="50162" calcext:value-type="float">
            <text:p>50162</text:p>
          </table:table-cell>
          <table:table-cell/>
          <table:table-cell office:value-type="float" office:value="95487" calcext:value-type="float">
            <text:p>95487</text:p>
          </table:table-cell>
          <table:table-cell/>
          <table:table-cell office:value-type="float" office:value="189221" calcext:value-type="float">
            <text:p>189221</text:p>
          </table:table-cell>
          <table:table-cell/>
          <table:table-cell office:value-type="float" office:value="242173" calcext:value-type="float">
            <text:p>242173</text:p>
          </table:table-cell>
          <table:table-cell/>
          <table:table-cell office:value-type="float" office:value="339503" calcext:value-type="float">
            <text:p>339503</text:p>
          </table:table-cell>
          <table:table-cell/>
          <table:table-cell office:value-type="float" office:value="377628" calcext:value-type="float">
            <text:p>377628</text:p>
          </table:table-cell>
          <table:table-cell/>
          <table:table-cell office:value-type="float" office:value="444043" calcext:value-type="float">
            <text:p>444043</text:p>
          </table:table-cell>
          <table:table-cell/>
          <table:table-cell office:value-type="float" office:value="478882" calcext:value-type="float">
            <text:p>478882</text:p>
          </table:table-cell>
          <table:table-cell/>
          <table:table-cell office:value-type="float" office:value="545911" calcext:value-type="float">
            <text:p>545911</text:p>
          </table:table-cell>
          <table:table-cell/>
          <table:table-cell office:value-type="float" office:value="553760" calcext:value-type="float">
            <text:p>553760</text:p>
          </table:table-cell>
          <table:table-cell/>
          <table:table-cell office:value-type="float" office:value="506919" calcext:value-type="float">
            <text:p>5069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5206" calcext:value-type="float">
            <text:p>165206</text:p>
          </table:table-cell>
          <table:table-cell/>
          <table:table-cell office:value-type="float" office:value="222970" calcext:value-type="float">
            <text:p>222970</text:p>
          </table:table-cell>
          <table:table-cell/>
          <table:table-cell office:value-type="float" office:value="329231" calcext:value-type="float">
            <text:p>329231</text:p>
          </table:table-cell>
          <table:table-cell/>
          <table:table-cell office:value-type="float" office:value="362014" calcext:value-type="float">
            <text:p>362014</text:p>
          </table:table-cell>
          <table:table-cell/>
          <table:table-cell office:value-type="float" office:value="465296" calcext:value-type="float">
            <text:p>465296</text:p>
          </table:table-cell>
          <table:table-cell/>
          <table:table-cell office:value-type="float" office:value="484032" calcext:value-type="float">
            <text:p>484032</text:p>
          </table:table-cell>
          <table:table-cell/>
          <table:table-cell office:value-type="float" office:value="385950" calcext:value-type="float">
            <text:p>385950</text:p>
          </table:table-cell>
          <table:table-cell/>
          <table:table-cell office:value-type="float" office:value="342378" calcext:value-type="float">
            <text:p>342378</text:p>
          </table:table-cell>
          <table:table-cell/>
          <table:table-cell office:value-type="float" office:value="508557" calcext:value-type="float">
            <text:p>5085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1625" calcext:value-type="float">
            <text:p>171625</text:p>
          </table:table-cell>
          <table:table-cell/>
          <table:table-cell office:value-type="float" office:value="247982" calcext:value-type="float">
            <text:p>247982</text:p>
          </table:table-cell>
          <table:table-cell/>
          <table:table-cell office:value-type="float" office:value="277326" calcext:value-type="float">
            <text:p>277326</text:p>
          </table:table-cell>
          <table:table-cell/>
          <table:table-cell office:value-type="float" office:value="329602" calcext:value-type="float">
            <text:p>329602</text:p>
          </table:table-cell>
          <table:table-cell/>
          <table:table-cell office:value-type="float" office:value="470142" calcext:value-type="float">
            <text:p>470142</text:p>
          </table:table-cell>
          <table:table-cell/>
          <table:table-cell office:value-type="float" office:value="544503" calcext:value-type="float">
            <text:p>544503</text:p>
          </table:table-cell>
          <table:table-cell/>
          <table:table-cell office:value-type="float" office:value="528121" calcext:value-type="float">
            <text:p>528121</text:p>
          </table:table-cell>
          <table:table-cell/>
          <table:table-cell office:value-type="float" office:value="566450" calcext:value-type="float">
            <text:p>566450</text:p>
          </table:table-cell>
          <table:table-cell/>
          <table:table-cell office:value-type="float" office:value="428951" calcext:value-type="float">
            <text:p>42895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4478" calcext:value-type="float">
            <text:p>194478</text:p>
          </table:table-cell>
          <table:table-cell/>
          <table:table-cell office:value-type="float" office:value="278181" calcext:value-type="float">
            <text:p>278181</text:p>
          </table:table-cell>
          <table:table-cell/>
          <table:table-cell office:value-type="float" office:value="340186" calcext:value-type="float">
            <text:p>340186</text:p>
          </table:table-cell>
          <table:table-cell/>
          <table:table-cell office:value-type="float" office:value="396692" calcext:value-type="float">
            <text:p>396692</text:p>
          </table:table-cell>
          <table:table-cell/>
          <table:table-cell office:value-type="float" office:value="490119" calcext:value-type="float">
            <text:p>490119</text:p>
          </table:table-cell>
          <table:table-cell/>
          <table:table-cell office:value-type="float" office:value="317460" calcext:value-type="float">
            <text:p>317460</text:p>
          </table:table-cell>
          <table:table-cell/>
          <table:table-cell office:value-type="float" office:value="434603" calcext:value-type="float">
            <text:p>434603</text:p>
          </table:table-cell>
          <table:table-cell/>
          <table:table-cell office:value-type="float" office:value="534635" calcext:value-type="float">
            <text:p>534635</text:p>
          </table:table-cell>
          <table:table-cell/>
          <table:table-cell office:value-type="float" office:value="539425" calcext:value-type="float">
            <text:p>53942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9956" calcext:value-type="float">
            <text:p>169956</text:p>
          </table:table-cell>
          <table:table-cell/>
          <table:table-cell office:value-type="float" office:value="278227" calcext:value-type="float">
            <text:p>278227</text:p>
          </table:table-cell>
          <table:table-cell/>
          <table:table-cell office:value-type="float" office:value="330222" calcext:value-type="float">
            <text:p>330222</text:p>
          </table:table-cell>
          <table:table-cell/>
          <table:table-cell office:value-type="float" office:value="394079" calcext:value-type="float">
            <text:p>394079</text:p>
          </table:table-cell>
          <table:table-cell/>
          <table:table-cell office:value-type="float" office:value="482515" calcext:value-type="float">
            <text:p>482515</text:p>
          </table:table-cell>
          <table:table-cell/>
          <table:table-cell office:value-type="float" office:value="534751" calcext:value-type="float">
            <text:p>534751</text:p>
          </table:table-cell>
          <table:table-cell/>
          <table:table-cell office:value-type="float" office:value="537480" calcext:value-type="float">
            <text:p>537480</text:p>
          </table:table-cell>
          <table:table-cell/>
          <table:table-cell office:value-type="float" office:value="543770" calcext:value-type="float">
            <text:p>543770</text:p>
          </table:table-cell>
          <table:table-cell/>
          <table:table-cell office:value-type="float" office:value="565891" calcext:value-type="float">
            <text:p>5658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7790" calcext:value-type="float">
            <text:p>187790</text:p>
          </table:table-cell>
          <table:table-cell/>
          <table:table-cell office:value-type="float" office:value="279779" calcext:value-type="float">
            <text:p>279779</text:p>
          </table:table-cell>
          <table:table-cell/>
          <table:table-cell office:value-type="float" office:value="335730" calcext:value-type="float">
            <text:p>335730</text:p>
          </table:table-cell>
          <table:table-cell/>
          <table:table-cell office:value-type="float" office:value="398424" calcext:value-type="float">
            <text:p>398424</text:p>
          </table:table-cell>
          <table:table-cell/>
          <table:table-cell office:value-type="float" office:value="467696" calcext:value-type="float">
            <text:p>467696</text:p>
          </table:table-cell>
          <table:table-cell/>
          <table:table-cell office:value-type="float" office:value="536551" calcext:value-type="float">
            <text:p>536551</text:p>
          </table:table-cell>
          <table:table-cell/>
          <table:table-cell office:value-type="float" office:value="550781" calcext:value-type="float">
            <text:p>550781</text:p>
          </table:table-cell>
          <table:table-cell/>
          <table:table-cell office:value-type="float" office:value="552786" calcext:value-type="float">
            <text:p>552786</text:p>
          </table:table-cell>
          <table:table-cell/>
          <table:table-cell office:value-type="float" office:value="520717" calcext:value-type="float">
            <text:p>52071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4087" calcext:value-type="float">
            <text:p>164087</text:p>
          </table:table-cell>
          <table:table-cell/>
          <table:table-cell office:value-type="float" office:value="280193" calcext:value-type="float">
            <text:p>280193</text:p>
          </table:table-cell>
          <table:table-cell/>
          <table:table-cell office:value-type="float" office:value="333048" calcext:value-type="float">
            <text:p>333048</text:p>
          </table:table-cell>
          <table:table-cell/>
          <table:table-cell office:value-type="float" office:value="397939" calcext:value-type="float">
            <text:p>397939</text:p>
          </table:table-cell>
          <table:table-cell/>
          <table:table-cell office:value-type="float" office:value="481162" calcext:value-type="float">
            <text:p>481162</text:p>
          </table:table-cell>
          <table:table-cell/>
          <table:table-cell office:value-type="float" office:value="535117" calcext:value-type="float">
            <text:p>535117</text:p>
          </table:table-cell>
          <table:table-cell/>
          <table:table-cell office:value-type="float" office:value="550939" calcext:value-type="float">
            <text:p>550939</text:p>
          </table:table-cell>
          <table:table-cell/>
          <table:table-cell office:value-type="float" office:value="549014" calcext:value-type="float">
            <text:p>549014</text:p>
          </table:table-cell>
          <table:table-cell/>
          <table:table-cell office:value-type="float" office:value="561707" calcext:value-type="float">
            <text:p>56170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4298" calcext:value-type="float">
            <text:p>194298</text:p>
          </table:table-cell>
          <table:table-cell/>
          <table:table-cell office:value-type="float" office:value="280550" calcext:value-type="float">
            <text:p>280550</text:p>
          </table:table-cell>
          <table:table-cell/>
          <table:table-cell office:value-type="float" office:value="334676" calcext:value-type="float">
            <text:p>334676</text:p>
          </table:table-cell>
          <table:table-cell/>
          <table:table-cell office:value-type="float" office:value="398251" calcext:value-type="float">
            <text:p>398251</text:p>
          </table:table-cell>
          <table:table-cell/>
          <table:table-cell office:value-type="float" office:value="473035" calcext:value-type="float">
            <text:p>473035</text:p>
          </table:table-cell>
          <table:table-cell/>
          <table:table-cell office:value-type="float" office:value="534534" calcext:value-type="float">
            <text:p>534534</text:p>
          </table:table-cell>
          <table:table-cell/>
          <table:table-cell office:value-type="float" office:value="551713" calcext:value-type="float">
            <text:p>551713</text:p>
          </table:table-cell>
          <table:table-cell/>
          <table:table-cell office:value-type="float" office:value="558395" calcext:value-type="float">
            <text:p>558395</text:p>
          </table:table-cell>
          <table:table-cell/>
          <table:table-cell office:value-type="float" office:value="565789" calcext:value-type="float">
            <text:p>5657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2245" calcext:value-type="float">
            <text:p>192245</text:p>
          </table:table-cell>
          <table:table-cell/>
          <table:table-cell office:value-type="float" office:value="278560" calcext:value-type="float">
            <text:p>278560</text:p>
          </table:table-cell>
          <table:table-cell/>
          <table:table-cell office:value-type="float" office:value="332409" calcext:value-type="float">
            <text:p>332409</text:p>
          </table:table-cell>
          <table:table-cell/>
          <table:table-cell office:value-type="float" office:value="387717" calcext:value-type="float">
            <text:p>387717</text:p>
          </table:table-cell>
          <table:table-cell/>
          <table:table-cell office:value-type="float" office:value="485861" calcext:value-type="float">
            <text:p>485861</text:p>
          </table:table-cell>
          <table:table-cell/>
          <table:table-cell office:value-type="float" office:value="527598" calcext:value-type="float">
            <text:p>527598</text:p>
          </table:table-cell>
          <table:table-cell/>
          <table:table-cell office:value-type="float" office:value="552168" calcext:value-type="float">
            <text:p>552168</text:p>
          </table:table-cell>
          <table:table-cell/>
          <table:table-cell office:value-type="float" office:value="559727" calcext:value-type="float">
            <text:p>559727</text:p>
          </table:table-cell>
          <table:table-cell/>
          <table:table-cell office:value-type="float" office:value="575501" calcext:value-type="float">
            <text:p>57550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011" calcext:value-type="float">
            <text:p>18011</text:p>
          </table:table-cell>
          <table:table-cell/>
          <table:table-cell office:value-type="float" office:value="29955" calcext:value-type="float">
            <text:p>29955</text:p>
          </table:table-cell>
          <table:table-cell/>
          <table:table-cell office:value-type="float" office:value="51163" calcext:value-type="float">
            <text:p>51163</text:p>
          </table:table-cell>
          <table:table-cell/>
          <table:table-cell office:value-type="float" office:value="104523" calcext:value-type="float">
            <text:p>104523</text:p>
          </table:table-cell>
          <table:table-cell/>
          <table:table-cell office:value-type="float" office:value="136781" calcext:value-type="float">
            <text:p>13678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9095" calcext:value-type="float">
            <text:p>19095</text:p>
          </table:table-cell>
          <table:table-cell/>
          <table:table-cell office:value-type="float" office:value="33259" calcext:value-type="float">
            <text:p>33259</text:p>
          </table:table-cell>
          <table:table-cell/>
          <table:table-cell office:value-type="float" office:value="54040" calcext:value-type="float">
            <text:p>54040</text:p>
          </table:table-cell>
          <table:table-cell/>
          <table:table-cell office:value-type="float" office:value="88202" calcext:value-type="float">
            <text:p>88202</text:p>
          </table:table-cell>
          <table:table-cell/>
          <table:table-cell office:value-type="float" office:value="135924" calcext:value-type="float">
            <text:p>135924</text:p>
          </table:table-cell>
          <table:table-cell/>
          <table:table-cell office:value-type="float" office:value="161270" calcext:value-type="float">
            <text:p>161270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7563" calcext:value-type="float">
            <text:p>17563</text:p>
          </table:table-cell>
          <table:table-cell/>
          <table:table-cell office:value-type="float" office:value="34557" calcext:value-type="float">
            <text:p>34557</text:p>
          </table:table-cell>
          <table:table-cell/>
          <table:table-cell office:value-type="float" office:value="54825" calcext:value-type="float">
            <text:p>54825</text:p>
          </table:table-cell>
          <table:table-cell/>
          <table:table-cell office:value-type="float" office:value="75380" calcext:value-type="float">
            <text:p>75380</text:p>
          </table:table-cell>
          <table:table-cell/>
          <table:table-cell office:value-type="float" office:value="123343" calcext:value-type="float">
            <text:p>123343</text:p>
          </table:table-cell>
          <table:table-cell/>
          <table:table-cell office:value-type="float" office:value="157800" calcext:value-type="float">
            <text:p>157800</text:p>
          </table:table-cell>
          <table:table-cell/>
          <table:table-cell office:value-type="float" office:value="185198" calcext:value-type="float">
            <text:p>185198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1598" calcext:value-type="float">
            <text:p>11598</text:p>
          </table:table-cell>
          <table:table-cell/>
          <table:table-cell office:value-type="float" office:value="29504" calcext:value-type="float">
            <text:p>29504</text:p>
          </table:table-cell>
          <table:table-cell/>
          <table:table-cell office:value-type="float" office:value="50928" calcext:value-type="float">
            <text:p>50928</text:p>
          </table:table-cell>
          <table:table-cell/>
          <table:table-cell office:value-type="float" office:value="91574" calcext:value-type="float">
            <text:p>91574</text:p>
          </table:table-cell>
          <table:table-cell/>
          <table:table-cell office:value-type="float" office:value="77660" calcext:value-type="float">
            <text:p>77660</text:p>
          </table:table-cell>
          <table:table-cell/>
          <table:table-cell office:value-type="float" office:value="161748" calcext:value-type="float">
            <text:p>161748</text:p>
          </table:table-cell>
          <table:table-cell/>
          <table:table-cell office:value-type="float" office:value="199836" calcext:value-type="float">
            <text:p>199836</text:p>
          </table:table-cell>
          <table:table-cell/>
          <table:table-cell office:value-type="float" office:value="235132" calcext:value-type="float">
            <text:p>23513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6350" calcext:value-type="float">
            <text:p>16350</text:p>
          </table:table-cell>
          <table:table-cell/>
          <table:table-cell office:value-type="float" office:value="30393" calcext:value-type="float">
            <text:p>30393</text:p>
          </table:table-cell>
          <table:table-cell/>
          <table:table-cell office:value-type="float" office:value="54314" calcext:value-type="float">
            <text:p>54314</text:p>
          </table:table-cell>
          <table:table-cell/>
          <table:table-cell office:value-type="float" office:value="96554" calcext:value-type="float">
            <text:p>96554</text:p>
          </table:table-cell>
          <table:table-cell/>
          <table:table-cell office:value-type="float" office:value="131994" calcext:value-type="float">
            <text:p>131994</text:p>
          </table:table-cell>
          <table:table-cell/>
          <table:table-cell office:value-type="float" office:value="161605" calcext:value-type="float">
            <text:p>161605</text:p>
          </table:table-cell>
          <table:table-cell/>
          <table:table-cell office:value-type="float" office:value="187449" calcext:value-type="float">
            <text:p>187449</text:p>
          </table:table-cell>
          <table:table-cell/>
          <table:table-cell office:value-type="float" office:value="362272" calcext:value-type="float">
            <text:p>362272</text:p>
          </table:table-cell>
          <table:table-cell/>
          <table:table-cell office:value-type="float" office:value="273350" calcext:value-type="float">
            <text:p>273350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173" calcext:value-type="float">
            <text:p>17173</text:p>
          </table:table-cell>
          <table:table-cell/>
          <table:table-cell office:value-type="float" office:value="31727" calcext:value-type="float">
            <text:p>31727</text:p>
          </table:table-cell>
          <table:table-cell/>
          <table:table-cell office:value-type="float" office:value="62075" calcext:value-type="float">
            <text:p>62075</text:p>
          </table:table-cell>
          <table:table-cell/>
          <table:table-cell office:value-type="float" office:value="98505" calcext:value-type="float">
            <text:p>98505</text:p>
          </table:table-cell>
          <table:table-cell/>
          <table:table-cell office:value-type="float" office:value="157938" calcext:value-type="float">
            <text:p>157938</text:p>
          </table:table-cell>
          <table:table-cell/>
          <table:table-cell office:value-type="float" office:value="181251" calcext:value-type="float">
            <text:p>181251</text:p>
          </table:table-cell>
          <table:table-cell/>
          <table:table-cell office:value-type="float" office:value="260400" calcext:value-type="float">
            <text:p>260400</text:p>
          </table:table-cell>
          <table:table-cell/>
          <table:table-cell office:value-type="float" office:value="236607" calcext:value-type="float">
            <text:p>236607</text:p>
          </table:table-cell>
          <table:table-cell/>
          <table:table-cell office:value-type="float" office:value="445352" calcext:value-type="float">
            <text:p>445352</text:p>
          </table:table-cell>
          <table:table-cell/>
          <table:table-cell office:value-type="float" office:value="395435" calcext:value-type="float">
            <text:p>395435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484" calcext:value-type="float">
            <text:p>17484</text:p>
          </table:table-cell>
          <table:table-cell/>
          <table:table-cell office:value-type="float" office:value="31823" calcext:value-type="float">
            <text:p>31823</text:p>
          </table:table-cell>
          <table:table-cell/>
          <table:table-cell office:value-type="float" office:value="55297" calcext:value-type="float">
            <text:p>55297</text:p>
          </table:table-cell>
          <table:table-cell/>
          <table:table-cell office:value-type="float" office:value="73198" calcext:value-type="float">
            <text:p>73198</text:p>
          </table:table-cell>
          <table:table-cell/>
          <table:table-cell office:value-type="float" office:value="152531" calcext:value-type="float">
            <text:p>152531</text:p>
          </table:table-cell>
          <table:table-cell/>
          <table:table-cell office:value-type="float" office:value="215716" calcext:value-type="float">
            <text:p>215716</text:p>
          </table:table-cell>
          <table:table-cell/>
          <table:table-cell office:value-type="float" office:value="261845" calcext:value-type="float">
            <text:p>261845</text:p>
          </table:table-cell>
          <table:table-cell/>
          <table:table-cell office:value-type="float" office:value="322073" calcext:value-type="float">
            <text:p>322073</text:p>
          </table:table-cell>
          <table:table-cell/>
          <table:table-cell office:value-type="float" office:value="377087" calcext:value-type="float">
            <text:p>377087</text:p>
          </table:table-cell>
          <table:table-cell/>
          <table:table-cell office:value-type="float" office:value="503701" calcext:value-type="float">
            <text:p>503701</text:p>
          </table:table-cell>
          <table:table-cell/>
          <table:table-cell office:value-type="float" office:value="507313" calcext:value-type="float">
            <text:p>50731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7920" calcext:value-type="float">
            <text:p>17920</text:p>
          </table:table-cell>
          <table:table-cell/>
          <table:table-cell office:value-type="float" office:value="33248" calcext:value-type="float">
            <text:p>33248</text:p>
          </table:table-cell>
          <table:table-cell/>
          <table:table-cell office:value-type="float" office:value="55197" calcext:value-type="float">
            <text:p>55197</text:p>
          </table:table-cell>
          <table:table-cell/>
          <table:table-cell office:value-type="float" office:value="101595" calcext:value-type="float">
            <text:p>101595</text:p>
          </table:table-cell>
          <table:table-cell/>
          <table:table-cell office:value-type="float" office:value="165368" calcext:value-type="float">
            <text:p>165368</text:p>
          </table:table-cell>
          <table:table-cell/>
          <table:table-cell office:value-type="float" office:value="237074" calcext:value-type="float">
            <text:p>237074</text:p>
          </table:table-cell>
          <table:table-cell/>
          <table:table-cell office:value-type="float" office:value="226716" calcext:value-type="float">
            <text:p>226716</text:p>
          </table:table-cell>
          <table:table-cell/>
          <table:table-cell office:value-type="float" office:value="341753" calcext:value-type="float">
            <text:p>341753</text:p>
          </table:table-cell>
          <table:table-cell/>
          <table:table-cell office:value-type="float" office:value="397316" calcext:value-type="float">
            <text:p>397316</text:p>
          </table:table-cell>
          <table:table-cell/>
          <table:table-cell office:value-type="float" office:value="481041" calcext:value-type="float">
            <text:p>481041</text:p>
          </table:table-cell>
          <table:table-cell/>
          <table:table-cell office:value-type="float" office:value="494724" calcext:value-type="float">
            <text:p>494724</text:p>
          </table:table-cell>
          <table:table-cell/>
          <table:table-cell office:value-type="float" office:value="521020" calcext:value-type="float">
            <text:p>521020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7969" calcext:value-type="float">
            <text:p>17969</text:p>
          </table:table-cell>
          <table:table-cell/>
          <table:table-cell office:value-type="float" office:value="34018" calcext:value-type="float">
            <text:p>34018</text:p>
          </table:table-cell>
          <table:table-cell/>
          <table:table-cell office:value-type="float" office:value="60002" calcext:value-type="float">
            <text:p>60002</text:p>
          </table:table-cell>
          <table:table-cell/>
          <table:table-cell office:value-type="float" office:value="106496" calcext:value-type="float">
            <text:p>106496</text:p>
          </table:table-cell>
          <table:table-cell/>
          <table:table-cell office:value-type="float" office:value="156362" calcext:value-type="float">
            <text:p>156362</text:p>
          </table:table-cell>
          <table:table-cell/>
          <table:table-cell office:value-type="float" office:value="250790" calcext:value-type="float">
            <text:p>250790</text:p>
          </table:table-cell>
          <table:table-cell/>
          <table:table-cell office:value-type="float" office:value="303949" calcext:value-type="float">
            <text:p>303949</text:p>
          </table:table-cell>
          <table:table-cell/>
          <table:table-cell office:value-type="float" office:value="334699" calcext:value-type="float">
            <text:p>334699</text:p>
          </table:table-cell>
          <table:table-cell/>
          <table:table-cell office:value-type="float" office:value="414849" calcext:value-type="float">
            <text:p>414849</text:p>
          </table:table-cell>
          <table:table-cell/>
          <table:table-cell office:value-type="float" office:value="495031" calcext:value-type="float">
            <text:p>495031</text:p>
          </table:table-cell>
          <table:table-cell/>
          <table:table-cell office:value-type="float" office:value="515482" calcext:value-type="float">
            <text:p>515482</text:p>
          </table:table-cell>
          <table:table-cell/>
          <table:table-cell office:value-type="float" office:value="561509" calcext:value-type="float">
            <text:p>561509</text:p>
          </table:table-cell>
          <table:table-cell/>
          <table:table-cell office:value-type="float" office:value="374867" calcext:value-type="float">
            <text:p>3748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150" calcext:value-type="float">
            <text:p>150150</text:p>
          </table:table-cell>
          <table:table-cell/>
          <table:table-cell office:value-type="float" office:value="217536" calcext:value-type="float">
            <text:p>217536</text:p>
          </table:table-cell>
          <table:table-cell/>
          <table:table-cell office:value-type="float" office:value="251186" calcext:value-type="float">
            <text:p>251186</text:p>
          </table:table-cell>
          <table:table-cell/>
          <table:table-cell office:value-type="float" office:value="288242" calcext:value-type="float">
            <text:p>288242</text:p>
          </table:table-cell>
          <table:table-cell/>
          <table:table-cell office:value-type="float" office:value="409541" calcext:value-type="float">
            <text:p>409541</text:p>
          </table:table-cell>
          <table:table-cell/>
          <table:table-cell office:value-type="float" office:value="484597" calcext:value-type="float">
            <text:p>484597</text:p>
          </table:table-cell>
          <table:table-cell/>
          <table:table-cell office:value-type="float" office:value="333817" calcext:value-type="float">
            <text:p>333817</text:p>
          </table:table-cell>
          <table:table-cell/>
          <table:table-cell office:value-type="float" office:value="358415" calcext:value-type="float">
            <text:p>358415</text:p>
          </table:table-cell>
          <table:table-cell/>
          <table:table-cell office:value-type="float" office:value="499691" calcext:value-type="float">
            <text:p>4996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901" calcext:value-type="float">
            <text:p>150901</text:p>
          </table:table-cell>
          <table:table-cell/>
          <table:table-cell office:value-type="float" office:value="204153" calcext:value-type="float">
            <text:p>204153</text:p>
          </table:table-cell>
          <table:table-cell/>
          <table:table-cell office:value-type="float" office:value="262269" calcext:value-type="float">
            <text:p>262269</text:p>
          </table:table-cell>
          <table:table-cell/>
          <table:table-cell office:value-type="float" office:value="306956" calcext:value-type="float">
            <text:p>306956</text:p>
          </table:table-cell>
          <table:table-cell/>
          <table:table-cell office:value-type="float" office:value="423035" calcext:value-type="float">
            <text:p>423035</text:p>
          </table:table-cell>
          <table:table-cell/>
          <table:table-cell office:value-type="float" office:value="483243" calcext:value-type="float">
            <text:p>483243</text:p>
          </table:table-cell>
          <table:table-cell/>
          <table:table-cell office:value-type="float" office:value="525410" calcext:value-type="float">
            <text:p>525410</text:p>
          </table:table-cell>
          <table:table-cell/>
          <table:table-cell office:value-type="float" office:value="552592" calcext:value-type="float">
            <text:p>552592</text:p>
          </table:table-cell>
          <table:table-cell/>
          <table:table-cell office:value-type="float" office:value="494076" calcext:value-type="float">
            <text:p>49407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035" calcext:value-type="float">
            <text:p>170035</text:p>
          </table:table-cell>
          <table:table-cell/>
          <table:table-cell office:value-type="float" office:value="249094" calcext:value-type="float">
            <text:p>249094</text:p>
          </table:table-cell>
          <table:table-cell/>
          <table:table-cell office:value-type="float" office:value="296126" calcext:value-type="float">
            <text:p>296126</text:p>
          </table:table-cell>
          <table:table-cell/>
          <table:table-cell office:value-type="float" office:value="348487" calcext:value-type="float">
            <text:p>348487</text:p>
          </table:table-cell>
          <table:table-cell/>
          <table:table-cell office:value-type="float" office:value="419796" calcext:value-type="float">
            <text:p>419796</text:p>
          </table:table-cell>
          <table:table-cell/>
          <table:table-cell office:value-type="float" office:value="275893" calcext:value-type="float">
            <text:p>275893</text:p>
          </table:table-cell>
          <table:table-cell/>
          <table:table-cell office:value-type="float" office:value="422782" calcext:value-type="float">
            <text:p>422782</text:p>
          </table:table-cell>
          <table:table-cell/>
          <table:table-cell office:value-type="float" office:value="414310" calcext:value-type="float">
            <text:p>414310</text:p>
          </table:table-cell>
          <table:table-cell/>
          <table:table-cell office:value-type="float" office:value="511139" calcext:value-type="float">
            <text:p>5111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1204" calcext:value-type="float">
            <text:p>141204</text:p>
          </table:table-cell>
          <table:table-cell/>
          <table:table-cell office:value-type="float" office:value="242912" calcext:value-type="float">
            <text:p>242912</text:p>
          </table:table-cell>
          <table:table-cell/>
          <table:table-cell office:value-type="float" office:value="292438" calcext:value-type="float">
            <text:p>292438</text:p>
          </table:table-cell>
          <table:table-cell/>
          <table:table-cell office:value-type="float" office:value="347602" calcext:value-type="float">
            <text:p>347602</text:p>
          </table:table-cell>
          <table:table-cell/>
          <table:table-cell office:value-type="float" office:value="428504" calcext:value-type="float">
            <text:p>428504</text:p>
          </table:table-cell>
          <table:table-cell/>
          <table:table-cell office:value-type="float" office:value="513975" calcext:value-type="float">
            <text:p>513975</text:p>
          </table:table-cell>
          <table:table-cell/>
          <table:table-cell office:value-type="float" office:value="520673" calcext:value-type="float">
            <text:p>520673</text:p>
          </table:table-cell>
          <table:table-cell/>
          <table:table-cell office:value-type="float" office:value="547141" calcext:value-type="float">
            <text:p>547141</text:p>
          </table:table-cell>
          <table:table-cell/>
          <table:table-cell office:value-type="float" office:value="561070" calcext:value-type="float">
            <text:p>5610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749" calcext:value-type="float">
            <text:p>151749</text:p>
          </table:table-cell>
          <table:table-cell/>
          <table:table-cell office:value-type="float" office:value="248805" calcext:value-type="float">
            <text:p>248805</text:p>
          </table:table-cell>
          <table:table-cell/>
          <table:table-cell office:value-type="float" office:value="298586" calcext:value-type="float">
            <text:p>298586</text:p>
          </table:table-cell>
          <table:table-cell/>
          <table:table-cell office:value-type="float" office:value="339832" calcext:value-type="float">
            <text:p>339832</text:p>
          </table:table-cell>
          <table:table-cell/>
          <table:table-cell office:value-type="float" office:value="418312" calcext:value-type="float">
            <text:p>418312</text:p>
          </table:table-cell>
          <table:table-cell/>
          <table:table-cell office:value-type="float" office:value="481642" calcext:value-type="float">
            <text:p>481642</text:p>
          </table:table-cell>
          <table:table-cell/>
          <table:table-cell office:value-type="float" office:value="543456" calcext:value-type="float">
            <text:p>543456</text:p>
          </table:table-cell>
          <table:table-cell/>
          <table:table-cell office:value-type="float" office:value="551545" calcext:value-type="float">
            <text:p>551545</text:p>
          </table:table-cell>
          <table:table-cell/>
          <table:table-cell office:value-type="float" office:value="550319" calcext:value-type="float">
            <text:p>5503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736" calcext:value-type="float">
            <text:p>151736</text:p>
          </table:table-cell>
          <table:table-cell/>
          <table:table-cell office:value-type="float" office:value="247650" calcext:value-type="float">
            <text:p>247650</text:p>
          </table:table-cell>
          <table:table-cell/>
          <table:table-cell office:value-type="float" office:value="265205" calcext:value-type="float">
            <text:p>265205</text:p>
          </table:table-cell>
          <table:table-cell/>
          <table:table-cell office:value-type="float" office:value="347798" calcext:value-type="float">
            <text:p>347798</text:p>
          </table:table-cell>
          <table:table-cell/>
          <table:table-cell office:value-type="float" office:value="423159" calcext:value-type="float">
            <text:p>423159</text:p>
          </table:table-cell>
          <table:table-cell/>
          <table:table-cell office:value-type="float" office:value="499350" calcext:value-type="float">
            <text:p>499350</text:p>
          </table:table-cell>
          <table:table-cell/>
          <table:table-cell office:value-type="float" office:value="510951" calcext:value-type="float">
            <text:p>510951</text:p>
          </table:table-cell>
          <table:table-cell/>
          <table:table-cell office:value-type="float" office:value="551218" calcext:value-type="float">
            <text:p>551218</text:p>
          </table:table-cell>
          <table:table-cell/>
          <table:table-cell office:value-type="float" office:value="558721" calcext:value-type="float">
            <text:p>55872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248" calcext:value-type="float">
            <text:p>170248</text:p>
          </table:table-cell>
          <table:table-cell/>
          <table:table-cell office:value-type="float" office:value="247458" calcext:value-type="float">
            <text:p>247458</text:p>
          </table:table-cell>
          <table:table-cell/>
          <table:table-cell office:value-type="float" office:value="285082" calcext:value-type="float">
            <text:p>285082</text:p>
          </table:table-cell>
          <table:table-cell/>
          <table:table-cell office:value-type="float" office:value="321898" calcext:value-type="float">
            <text:p>321898</text:p>
          </table:table-cell>
          <table:table-cell/>
          <table:table-cell office:value-type="float" office:value="423644" calcext:value-type="float">
            <text:p>423644</text:p>
          </table:table-cell>
          <table:table-cell/>
          <table:table-cell office:value-type="float" office:value="497813" calcext:value-type="float">
            <text:p>497813</text:p>
          </table:table-cell>
          <table:table-cell/>
          <table:table-cell office:value-type="float" office:value="416372" calcext:value-type="float">
            <text:p>416372</text:p>
          </table:table-cell>
          <table:table-cell/>
          <table:table-cell office:value-type="float" office:value="546611" calcext:value-type="float">
            <text:p>546611</text:p>
          </table:table-cell>
          <table:table-cell/>
          <table:table-cell office:value-type="float" office:value="565526" calcext:value-type="float">
            <text:p>5655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9771" calcext:value-type="float">
            <text:p>159771</text:p>
          </table:table-cell>
          <table:table-cell/>
          <table:table-cell office:value-type="float" office:value="239402" calcext:value-type="float">
            <text:p>239402</text:p>
          </table:table-cell>
          <table:table-cell/>
          <table:table-cell office:value-type="float" office:value="276463" calcext:value-type="float">
            <text:p>276463</text:p>
          </table:table-cell>
          <table:table-cell/>
          <table:table-cell office:value-type="float" office:value="334982" calcext:value-type="float">
            <text:p>334982</text:p>
          </table:table-cell>
          <table:table-cell/>
          <table:table-cell office:value-type="float" office:value="435527" calcext:value-type="float">
            <text:p>435527</text:p>
          </table:table-cell>
          <table:table-cell/>
          <table:table-cell office:value-type="float" office:value="493099" calcext:value-type="float">
            <text:p>493099</text:p>
          </table:table-cell>
          <table:table-cell/>
          <table:table-cell office:value-type="float" office:value="523668" calcext:value-type="float">
            <text:p>523668</text:p>
          </table:table-cell>
          <table:table-cell/>
          <table:table-cell office:value-type="float" office:value="550385" calcext:value-type="float">
            <text:p>550385</text:p>
          </table:table-cell>
          <table:table-cell/>
          <table:table-cell office:value-type="float" office:value="575561" calcext:value-type="float">
            <text:p>575561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andom 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9767" calcext:value-type="float">
            <text:p>19767</text:p>
          </table:table-cell>
          <table:table-cell/>
          <table:table-cell office:value-type="float" office:value="35283" calcext:value-type="float">
            <text:p>35283</text:p>
          </table:table-cell>
          <table:table-cell/>
          <table:table-cell office:value-type="float" office:value="63128" calcext:value-type="float">
            <text:p>63128</text:p>
          </table:table-cell>
          <table:table-cell/>
          <table:table-cell office:value-type="float" office:value="77688" calcext:value-type="float">
            <text:p>77688</text:p>
          </table:table-cell>
          <table:table-cell/>
          <table:table-cell office:value-type="float" office:value="90947" calcext:value-type="float">
            <text:p>90947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1315" calcext:value-type="float">
            <text:p>21315</text:p>
          </table:table-cell>
          <table:table-cell/>
          <table:table-cell office:value-type="float" office:value="36900" calcext:value-type="float">
            <text:p>36900</text:p>
          </table:table-cell>
          <table:table-cell/>
          <table:table-cell office:value-type="float" office:value="70060" calcext:value-type="float">
            <text:p>70060</text:p>
          </table:table-cell>
          <table:table-cell/>
          <table:table-cell office:value-type="float" office:value="117323" calcext:value-type="float">
            <text:p>117323</text:p>
          </table:table-cell>
          <table:table-cell/>
          <table:table-cell office:value-type="float" office:value="137812" calcext:value-type="float">
            <text:p>137812</text:p>
          </table:table-cell>
          <table:table-cell/>
          <table:table-cell office:value-type="float" office:value="173207" calcext:value-type="float">
            <text:p>173207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2717" calcext:value-type="float">
            <text:p>22717</text:p>
          </table:table-cell>
          <table:table-cell/>
          <table:table-cell office:value-type="float" office:value="35795" calcext:value-type="float">
            <text:p>35795</text:p>
          </table:table-cell>
          <table:table-cell/>
          <table:table-cell office:value-type="float" office:value="70467" calcext:value-type="float">
            <text:p>70467</text:p>
          </table:table-cell>
          <table:table-cell/>
          <table:table-cell office:value-type="float" office:value="118677" calcext:value-type="float">
            <text:p>118677</text:p>
          </table:table-cell>
          <table:table-cell/>
          <table:table-cell office:value-type="float" office:value="175655" calcext:value-type="float">
            <text:p>175655</text:p>
          </table:table-cell>
          <table:table-cell/>
          <table:table-cell office:value-type="float" office:value="209424" calcext:value-type="float">
            <text:p>209424</text:p>
          </table:table-cell>
          <table:table-cell/>
          <table:table-cell office:value-type="float" office:value="180957" calcext:value-type="float">
            <text:p>18095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2797" calcext:value-type="float">
            <text:p>22797</text:p>
          </table:table-cell>
          <table:table-cell/>
          <table:table-cell office:value-type="float" office:value="38346" calcext:value-type="float">
            <text:p>38346</text:p>
          </table:table-cell>
          <table:table-cell/>
          <table:table-cell office:value-type="float" office:value="71757" calcext:value-type="float">
            <text:p>71757</text:p>
          </table:table-cell>
          <table:table-cell/>
          <table:table-cell office:value-type="float" office:value="130005" calcext:value-type="float">
            <text:p>130005</text:p>
          </table:table-cell>
          <table:table-cell/>
          <table:table-cell office:value-type="float" office:value="169295" calcext:value-type="float">
            <text:p>169295</text:p>
          </table:table-cell>
          <table:table-cell/>
          <table:table-cell office:value-type="float" office:value="250820" calcext:value-type="float">
            <text:p>250820</text:p>
          </table:table-cell>
          <table:table-cell/>
          <table:table-cell office:value-type="float" office:value="205878" calcext:value-type="float">
            <text:p>205878</text:p>
          </table:table-cell>
          <table:table-cell/>
          <table:table-cell office:value-type="float" office:value="205614" calcext:value-type="float">
            <text:p>20561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2914" calcext:value-type="float">
            <text:p>22914</text:p>
          </table:table-cell>
          <table:table-cell/>
          <table:table-cell office:value-type="float" office:value="42890" calcext:value-type="float">
            <text:p>42890</text:p>
          </table:table-cell>
          <table:table-cell/>
          <table:table-cell office:value-type="float" office:value="73599" calcext:value-type="float">
            <text:p>73599</text:p>
          </table:table-cell>
          <table:table-cell/>
          <table:table-cell office:value-type="float" office:value="124324" calcext:value-type="float">
            <text:p>124324</text:p>
          </table:table-cell>
          <table:table-cell/>
          <table:table-cell office:value-type="float" office:value="189633" calcext:value-type="float">
            <text:p>189633</text:p>
          </table:table-cell>
          <table:table-cell/>
          <table:table-cell office:value-type="float" office:value="266091" calcext:value-type="float">
            <text:p>266091</text:p>
          </table:table-cell>
          <table:table-cell/>
          <table:table-cell office:value-type="float" office:value="222265" calcext:value-type="float">
            <text:p>222265</text:p>
          </table:table-cell>
          <table:table-cell/>
          <table:table-cell office:value-type="float" office:value="219178" calcext:value-type="float">
            <text:p>219178</text:p>
          </table:table-cell>
          <table:table-cell/>
          <table:table-cell office:value-type="float" office:value="211055" calcext:value-type="float">
            <text:p>211055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9807" calcext:value-type="float">
            <text:p>19807</text:p>
          </table:table-cell>
          <table:table-cell/>
          <table:table-cell office:value-type="float" office:value="39354" calcext:value-type="float">
            <text:p>39354</text:p>
          </table:table-cell>
          <table:table-cell/>
          <table:table-cell office:value-type="float" office:value="82656" calcext:value-type="float">
            <text:p>82656</text:p>
          </table:table-cell>
          <table:table-cell/>
          <table:table-cell office:value-type="float" office:value="129277" calcext:value-type="float">
            <text:p>129277</text:p>
          </table:table-cell>
          <table:table-cell/>
          <table:table-cell office:value-type="float" office:value="197540" calcext:value-type="float">
            <text:p>197540</text:p>
          </table:table-cell>
          <table:table-cell/>
          <table:table-cell office:value-type="float" office:value="283389" calcext:value-type="float">
            <text:p>283389</text:p>
          </table:table-cell>
          <table:table-cell/>
          <table:table-cell office:value-type="float" office:value="225040" calcext:value-type="float">
            <text:p>225040</text:p>
          </table:table-cell>
          <table:table-cell/>
          <table:table-cell office:value-type="float" office:value="232550" calcext:value-type="float">
            <text:p>232550</text:p>
          </table:table-cell>
          <table:table-cell/>
          <table:table-cell office:value-type="float" office:value="253779" calcext:value-type="float">
            <text:p>253779</text:p>
          </table:table-cell>
          <table:table-cell/>
          <table:table-cell office:value-type="float" office:value="338339" calcext:value-type="float">
            <text:p>338339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3352" calcext:value-type="float">
            <text:p>23352</text:p>
          </table:table-cell>
          <table:table-cell/>
          <table:table-cell office:value-type="float" office:value="43917" calcext:value-type="float">
            <text:p>43917</text:p>
          </table:table-cell>
          <table:table-cell/>
          <table:table-cell office:value-type="float" office:value="74585" calcext:value-type="float">
            <text:p>74585</text:p>
          </table:table-cell>
          <table:table-cell/>
          <table:table-cell office:value-type="float" office:value="129562" calcext:value-type="float">
            <text:p>129562</text:p>
          </table:table-cell>
          <table:table-cell/>
          <table:table-cell office:value-type="float" office:value="201256" calcext:value-type="float">
            <text:p>201256</text:p>
          </table:table-cell>
          <table:table-cell/>
          <table:table-cell office:value-type="float" office:value="288924" calcext:value-type="float">
            <text:p>288924</text:p>
          </table:table-cell>
          <table:table-cell/>
          <table:table-cell office:value-type="float" office:value="236302" calcext:value-type="float">
            <text:p>236302</text:p>
          </table:table-cell>
          <table:table-cell/>
          <table:table-cell office:value-type="float" office:value="238073" calcext:value-type="float">
            <text:p>238073</text:p>
          </table:table-cell>
          <table:table-cell/>
          <table:table-cell office:value-type="float" office:value="245709" calcext:value-type="float">
            <text:p>245709</text:p>
          </table:table-cell>
          <table:table-cell/>
          <table:table-cell office:value-type="float" office:value="286575" calcext:value-type="float">
            <text:p>286575</text:p>
          </table:table-cell>
          <table:table-cell/>
          <table:table-cell office:value-type="float" office:value="289198" calcext:value-type="float">
            <text:p>28919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231" calcext:value-type="float">
            <text:p>22231</text:p>
          </table:table-cell>
          <table:table-cell/>
          <table:table-cell office:value-type="float" office:value="44050" calcext:value-type="float">
            <text:p>44050</text:p>
          </table:table-cell>
          <table:table-cell/>
          <table:table-cell office:value-type="float" office:value="82380" calcext:value-type="float">
            <text:p>82380</text:p>
          </table:table-cell>
          <table:table-cell/>
          <table:table-cell office:value-type="float" office:value="132684" calcext:value-type="float">
            <text:p>132684</text:p>
          </table:table-cell>
          <table:table-cell/>
          <table:table-cell office:value-type="float" office:value="218634" calcext:value-type="float">
            <text:p>218634</text:p>
          </table:table-cell>
          <table:table-cell/>
          <table:table-cell office:value-type="float" office:value="301885" calcext:value-type="float">
            <text:p>301885</text:p>
          </table:table-cell>
          <table:table-cell/>
          <table:table-cell office:value-type="float" office:value="237468" calcext:value-type="float">
            <text:p>237468</text:p>
          </table:table-cell>
          <table:table-cell/>
          <table:table-cell office:value-type="float" office:value="241743" calcext:value-type="float">
            <text:p>241743</text:p>
          </table:table-cell>
          <table:table-cell/>
          <table:table-cell office:value-type="float" office:value="249433" calcext:value-type="float">
            <text:p>249433</text:p>
          </table:table-cell>
          <table:table-cell/>
          <table:table-cell office:value-type="float" office:value="290207" calcext:value-type="float">
            <text:p>290207</text:p>
          </table:table-cell>
          <table:table-cell/>
          <table:table-cell office:value-type="float" office:value="285218" calcext:value-type="float">
            <text:p>285218</text:p>
          </table:table-cell>
          <table:table-cell/>
          <table:table-cell office:value-type="float" office:value="305716" calcext:value-type="float">
            <text:p>30571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504" calcext:value-type="float">
            <text:p>22504</text:p>
          </table:table-cell>
          <table:table-cell/>
          <table:table-cell office:value-type="float" office:value="42173" calcext:value-type="float">
            <text:p>42173</text:p>
          </table:table-cell>
          <table:table-cell/>
          <table:table-cell office:value-type="float" office:value="82130" calcext:value-type="float">
            <text:p>82130</text:p>
          </table:table-cell>
          <table:table-cell/>
          <table:table-cell office:value-type="float" office:value="145428" calcext:value-type="float">
            <text:p>145428</text:p>
          </table:table-cell>
          <table:table-cell/>
          <table:table-cell office:value-type="float" office:value="214727" calcext:value-type="float">
            <text:p>214727</text:p>
          </table:table-cell>
          <table:table-cell/>
          <table:table-cell office:value-type="float" office:value="306792" calcext:value-type="float">
            <text:p>306792</text:p>
          </table:table-cell>
          <table:table-cell/>
          <table:table-cell office:value-type="float" office:value="205310" calcext:value-type="float">
            <text:p>205310</text:p>
          </table:table-cell>
          <table:table-cell/>
          <table:table-cell office:value-type="float" office:value="246480" calcext:value-type="float">
            <text:p>246480</text:p>
          </table:table-cell>
          <table:table-cell/>
          <table:table-cell office:value-type="float" office:value="198503" calcext:value-type="float">
            <text:p>198503</text:p>
          </table:table-cell>
          <table:table-cell/>
          <table:table-cell office:value-type="float" office:value="261137" calcext:value-type="float">
            <text:p>261137</text:p>
          </table:table-cell>
          <table:table-cell/>
          <table:table-cell office:value-type="float" office:value="279911" calcext:value-type="float">
            <text:p>279911</text:p>
          </table:table-cell>
          <table:table-cell/>
          <table:table-cell office:value-type="float" office:value="295169" calcext:value-type="float">
            <text:p>295169</text:p>
          </table:table-cell>
          <table:table-cell/>
          <table:table-cell office:value-type="float" office:value="291485" calcext:value-type="float">
            <text:p>29148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212" calcext:value-type="float">
            <text:p>134212</text:p>
          </table:table-cell>
          <table:table-cell/>
          <table:table-cell office:value-type="float" office:value="137817" calcext:value-type="float">
            <text:p>137817</text:p>
          </table:table-cell>
          <table:table-cell/>
          <table:table-cell office:value-type="float" office:value="99114" calcext:value-type="float">
            <text:p>99114</text:p>
          </table:table-cell>
          <table:table-cell/>
          <table:table-cell office:value-type="float" office:value="72943" calcext:value-type="float">
            <text:p>72943</text:p>
          </table:table-cell>
          <table:table-cell/>
          <table:table-cell office:value-type="float" office:value="33391" calcext:value-type="float">
            <text:p>33391</text:p>
          </table:table-cell>
          <table:table-cell/>
          <table:table-cell office:value-type="float" office:value="4635" calcext:value-type="float">
            <text:p>4635</text:p>
          </table:table-cell>
          <table:table-cell/>
          <table:table-cell office:value-type="float" office:value="237850" calcext:value-type="float">
            <text:p>237850</text:p>
          </table:table-cell>
          <table:table-cell/>
          <table:table-cell office:value-type="float" office:value="308166" calcext:value-type="float">
            <text:p>308166</text:p>
          </table:table-cell>
          <table:table-cell/>
          <table:table-cell office:value-type="float" office:value="247826" calcext:value-type="float">
            <text:p>24782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625" calcext:value-type="float">
            <text:p>186625</text:p>
          </table:table-cell>
          <table:table-cell/>
          <table:table-cell office:value-type="float" office:value="288917" calcext:value-type="float">
            <text:p>288917</text:p>
          </table:table-cell>
          <table:table-cell/>
          <table:table-cell office:value-type="float" office:value="193053" calcext:value-type="float">
            <text:p>193053</text:p>
          </table:table-cell>
          <table:table-cell/>
          <table:table-cell office:value-type="float" office:value="207877" calcext:value-type="float">
            <text:p>207877</text:p>
          </table:table-cell>
          <table:table-cell/>
          <table:table-cell office:value-type="float" office:value="248869" calcext:value-type="float">
            <text:p>248869</text:p>
          </table:table-cell>
          <table:table-cell/>
          <table:table-cell office:value-type="float" office:value="267196" calcext:value-type="float">
            <text:p>267196</text:p>
          </table:table-cell>
          <table:table-cell/>
          <table:table-cell office:value-type="float" office:value="309725" calcext:value-type="float">
            <text:p>309725</text:p>
          </table:table-cell>
          <table:table-cell/>
          <table:table-cell office:value-type="float" office:value="283032" calcext:value-type="float">
            <text:p>283032</text:p>
          </table:table-cell>
          <table:table-cell/>
          <table:table-cell office:value-type="float" office:value="326930" calcext:value-type="float">
            <text:p>32693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4540" calcext:value-type="float">
            <text:p>214540</text:p>
          </table:table-cell>
          <table:table-cell/>
          <table:table-cell office:value-type="float" office:value="299863" calcext:value-type="float">
            <text:p>299863</text:p>
          </table:table-cell>
          <table:table-cell/>
          <table:table-cell office:value-type="float" office:value="235001" calcext:value-type="float">
            <text:p>235001</text:p>
          </table:table-cell>
          <table:table-cell/>
          <table:table-cell office:value-type="float" office:value="181407" calcext:value-type="float">
            <text:p>181407</text:p>
          </table:table-cell>
          <table:table-cell/>
          <table:table-cell office:value-type="float" office:value="117371" calcext:value-type="float">
            <text:p>117371</text:p>
          </table:table-cell>
          <table:table-cell/>
          <table:table-cell office:value-type="float" office:value="226818" calcext:value-type="float">
            <text:p>226818</text:p>
          </table:table-cell>
          <table:table-cell/>
          <table:table-cell office:value-type="float" office:value="244734" calcext:value-type="float">
            <text:p>244734</text:p>
          </table:table-cell>
          <table:table-cell/>
          <table:table-cell office:value-type="float" office:value="270536" calcext:value-type="float">
            <text:p>270536</text:p>
          </table:table-cell>
          <table:table-cell/>
          <table:table-cell office:value-type="float" office:value="264536" calcext:value-type="float">
            <text:p>26453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513" calcext:value-type="float">
            <text:p>189513</text:p>
          </table:table-cell>
          <table:table-cell/>
          <table:table-cell office:value-type="float" office:value="299972" calcext:value-type="float">
            <text:p>299972</text:p>
          </table:table-cell>
          <table:table-cell/>
          <table:table-cell office:value-type="float" office:value="205636" calcext:value-type="float">
            <text:p>205636</text:p>
          </table:table-cell>
          <table:table-cell/>
          <table:table-cell office:value-type="float" office:value="242256" calcext:value-type="float">
            <text:p>242256</text:p>
          </table:table-cell>
          <table:table-cell/>
          <table:table-cell office:value-type="float" office:value="245943" calcext:value-type="float">
            <text:p>245943</text:p>
          </table:table-cell>
          <table:table-cell/>
          <table:table-cell office:value-type="float" office:value="255295" calcext:value-type="float">
            <text:p>255295</text:p>
          </table:table-cell>
          <table:table-cell/>
          <table:table-cell office:value-type="float" office:value="302699" calcext:value-type="float">
            <text:p>302699</text:p>
          </table:table-cell>
          <table:table-cell/>
          <table:table-cell office:value-type="float" office:value="310832" calcext:value-type="float">
            <text:p>310832</text:p>
          </table:table-cell>
          <table:table-cell/>
          <table:table-cell office:value-type="float" office:value="338180" calcext:value-type="float">
            <text:p>33818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3596" calcext:value-type="float">
            <text:p>213596</text:p>
          </table:table-cell>
          <table:table-cell/>
          <table:table-cell office:value-type="float" office:value="299844" calcext:value-type="float">
            <text:p>299844</text:p>
          </table:table-cell>
          <table:table-cell/>
          <table:table-cell office:value-type="float" office:value="239700" calcext:value-type="float">
            <text:p>239700</text:p>
          </table:table-cell>
          <table:table-cell/>
          <table:table-cell office:value-type="float" office:value="243944" calcext:value-type="float">
            <text:p>243944</text:p>
          </table:table-cell>
          <table:table-cell/>
          <table:table-cell office:value-type="float" office:value="186693" calcext:value-type="float">
            <text:p>186693</text:p>
          </table:table-cell>
          <table:table-cell/>
          <table:table-cell office:value-type="float" office:value="281517" calcext:value-type="float">
            <text:p>281517</text:p>
          </table:table-cell>
          <table:table-cell/>
          <table:table-cell office:value-type="float" office:value="278369" calcext:value-type="float">
            <text:p>278369</text:p>
          </table:table-cell>
          <table:table-cell/>
          <table:table-cell office:value-type="float" office:value="316397" calcext:value-type="float">
            <text:p>316397</text:p>
          </table:table-cell>
          <table:table-cell/>
          <table:table-cell office:value-type="float" office:value="317189" calcext:value-type="float">
            <text:p>31718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13146" calcext:value-type="float">
            <text:p>213146</text:p>
          </table:table-cell>
          <table:table-cell/>
          <table:table-cell office:value-type="float" office:value="197945" calcext:value-type="float">
            <text:p>197945</text:p>
          </table:table-cell>
          <table:table-cell/>
          <table:table-cell office:value-type="float" office:value="239415" calcext:value-type="float">
            <text:p>239415</text:p>
          </table:table-cell>
          <table:table-cell/>
          <table:table-cell office:value-type="float" office:value="141104" calcext:value-type="float">
            <text:p>141104</text:p>
          </table:table-cell>
          <table:table-cell/>
          <table:table-cell office:value-type="float" office:value="247455" calcext:value-type="float">
            <text:p>247455</text:p>
          </table:table-cell>
          <table:table-cell/>
          <table:table-cell office:value-type="float" office:value="174400" calcext:value-type="float">
            <text:p>174400</text:p>
          </table:table-cell>
          <table:table-cell/>
          <table:table-cell office:value-type="float" office:value="305687" calcext:value-type="float">
            <text:p>305687</text:p>
          </table:table-cell>
          <table:table-cell/>
          <table:table-cell office:value-type="float" office:value="314433" calcext:value-type="float">
            <text:p>314433</text:p>
          </table:table-cell>
          <table:table-cell/>
          <table:table-cell office:value-type="float" office:value="316139" calcext:value-type="float">
            <text:p>31613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7843" calcext:value-type="float">
            <text:p>167843</text:p>
          </table:table-cell>
          <table:table-cell/>
          <table:table-cell office:value-type="float" office:value="271322" calcext:value-type="float">
            <text:p>271322</text:p>
          </table:table-cell>
          <table:table-cell/>
          <table:table-cell office:value-type="float" office:value="226039" calcext:value-type="float">
            <text:p>226039</text:p>
          </table:table-cell>
          <table:table-cell/>
          <table:table-cell office:value-type="float" office:value="229643" calcext:value-type="float">
            <text:p>229643</text:p>
          </table:table-cell>
          <table:table-cell/>
          <table:table-cell office:value-type="float" office:value="232984" calcext:value-type="float">
            <text:p>232984</text:p>
          </table:table-cell>
          <table:table-cell/>
          <table:table-cell office:value-type="float" office:value="265404" calcext:value-type="float">
            <text:p>265404</text:p>
          </table:table-cell>
          <table:table-cell/>
          <table:table-cell office:value-type="float" office:value="303638" calcext:value-type="float">
            <text:p>303638</text:p>
          </table:table-cell>
          <table:table-cell/>
          <table:table-cell office:value-type="float" office:value="310832" calcext:value-type="float">
            <text:p>310832</text:p>
          </table:table-cell>
          <table:table-cell/>
          <table:table-cell office:value-type="float" office:value="315957" calcext:value-type="float">
            <text:p>31595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5669" calcext:value-type="float">
            <text:p>205669</text:p>
          </table:table-cell>
          <table:table-cell/>
          <table:table-cell office:value-type="float" office:value="280794" calcext:value-type="float">
            <text:p>280794</text:p>
          </table:table-cell>
          <table:table-cell/>
          <table:table-cell office:value-type="float" office:value="232124" calcext:value-type="float">
            <text:p>232124</text:p>
          </table:table-cell>
          <table:table-cell/>
          <table:table-cell office:value-type="float" office:value="237973" calcext:value-type="float">
            <text:p>237973</text:p>
          </table:table-cell>
          <table:table-cell/>
          <table:table-cell office:value-type="float" office:value="242270" calcext:value-type="float">
            <text:p>242270</text:p>
          </table:table-cell>
          <table:table-cell/>
          <table:table-cell office:value-type="float" office:value="279641" calcext:value-type="float">
            <text:p>279641</text:p>
          </table:table-cell>
          <table:table-cell/>
          <table:table-cell office:value-type="float" office:value="273501" calcext:value-type="float">
            <text:p>273501</text:p>
          </table:table-cell>
          <table:table-cell/>
          <table:table-cell office:value-type="float" office:value="313818" calcext:value-type="float">
            <text:p>313818</text:p>
          </table:table-cell>
          <table:table-cell/>
          <table:table-cell office:value-type="float" office:value="311777" calcext:value-type="float">
            <text:p>31177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Backward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0415" calcext:value-type="float">
            <text:p>20415</text:p>
          </table:table-cell>
          <table:table-cell/>
          <table:table-cell office:value-type="float" office:value="34087" calcext:value-type="float">
            <text:p>34087</text:p>
          </table:table-cell>
          <table:table-cell/>
          <table:table-cell office:value-type="float" office:value="51517" calcext:value-type="float">
            <text:p>51517</text:p>
          </table:table-cell>
          <table:table-cell/>
          <table:table-cell office:value-type="float" office:value="72685" calcext:value-type="float">
            <text:p>72685</text:p>
          </table:table-cell>
          <table:table-cell/>
          <table:table-cell office:value-type="float" office:value="83300" calcext:value-type="float">
            <text:p>83300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7711" calcext:value-type="float">
            <text:p>17711</text:p>
          </table:table-cell>
          <table:table-cell/>
          <table:table-cell office:value-type="float" office:value="28768" calcext:value-type="float">
            <text:p>28768</text:p>
          </table:table-cell>
          <table:table-cell/>
          <table:table-cell office:value-type="float" office:value="59171" calcext:value-type="float">
            <text:p>59171</text:p>
          </table:table-cell>
          <table:table-cell/>
          <table:table-cell office:value-type="float" office:value="95075" calcext:value-type="float">
            <text:p>95075</text:p>
          </table:table-cell>
          <table:table-cell/>
          <table:table-cell office:value-type="float" office:value="123719" calcext:value-type="float">
            <text:p>123719</text:p>
          </table:table-cell>
          <table:table-cell/>
          <table:table-cell office:value-type="float" office:value="130346" calcext:value-type="float">
            <text:p>130346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7827" calcext:value-type="float">
            <text:p>17827</text:p>
          </table:table-cell>
          <table:table-cell/>
          <table:table-cell office:value-type="float" office:value="12109" calcext:value-type="float">
            <text:p>12109</text:p>
          </table:table-cell>
          <table:table-cell/>
          <table:table-cell office:value-type="float" office:value="55856" calcext:value-type="float">
            <text:p>55856</text:p>
          </table:table-cell>
          <table:table-cell/>
          <table:table-cell office:value-type="float" office:value="87951" calcext:value-type="float">
            <text:p>87951</text:p>
          </table:table-cell>
          <table:table-cell/>
          <table:table-cell office:value-type="float" office:value="122534" calcext:value-type="float">
            <text:p>122534</text:p>
          </table:table-cell>
          <table:table-cell/>
          <table:table-cell office:value-type="float" office:value="146052" calcext:value-type="float">
            <text:p>146052</text:p>
          </table:table-cell>
          <table:table-cell/>
          <table:table-cell office:value-type="float" office:value="161036" calcext:value-type="float">
            <text:p>161036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6571" calcext:value-type="float">
            <text:p>16571</text:p>
          </table:table-cell>
          <table:table-cell/>
          <table:table-cell office:value-type="float" office:value="30244" calcext:value-type="float">
            <text:p>30244</text:p>
          </table:table-cell>
          <table:table-cell/>
          <table:table-cell office:value-type="float" office:value="55432" calcext:value-type="float">
            <text:p>55432</text:p>
          </table:table-cell>
          <table:table-cell/>
          <table:table-cell office:value-type="float" office:value="89706" calcext:value-type="float">
            <text:p>89706</text:p>
          </table:table-cell>
          <table:table-cell/>
          <table:table-cell office:value-type="float" office:value="123776" calcext:value-type="float">
            <text:p>123776</text:p>
          </table:table-cell>
          <table:table-cell/>
          <table:table-cell office:value-type="float" office:value="185419" calcext:value-type="float">
            <text:p>185419</text:p>
          </table:table-cell>
          <table:table-cell/>
          <table:table-cell office:value-type="float" office:value="184544" calcext:value-type="float">
            <text:p>184544</text:p>
          </table:table-cell>
          <table:table-cell/>
          <table:table-cell office:value-type="float" office:value="207405" calcext:value-type="float">
            <text:p>20740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7001" calcext:value-type="float">
            <text:p>17001</text:p>
          </table:table-cell>
          <table:table-cell/>
          <table:table-cell office:value-type="float" office:value="33641" calcext:value-type="float">
            <text:p>33641</text:p>
          </table:table-cell>
          <table:table-cell/>
          <table:table-cell office:value-type="float" office:value="53595" calcext:value-type="float">
            <text:p>53595</text:p>
          </table:table-cell>
          <table:table-cell/>
          <table:table-cell office:value-type="float" office:value="86407" calcext:value-type="float">
            <text:p>86407</text:p>
          </table:table-cell>
          <table:table-cell/>
          <table:table-cell office:value-type="float" office:value="128198" calcext:value-type="float">
            <text:p>128198</text:p>
          </table:table-cell>
          <table:table-cell/>
          <table:table-cell office:value-type="float" office:value="205408" calcext:value-type="float">
            <text:p>205408</text:p>
          </table:table-cell>
          <table:table-cell/>
          <table:table-cell office:value-type="float" office:value="164866" calcext:value-type="float">
            <text:p>164866</text:p>
          </table:table-cell>
          <table:table-cell/>
          <table:table-cell office:value-type="float" office:value="220594" calcext:value-type="float">
            <text:p>220594</text:p>
          </table:table-cell>
          <table:table-cell/>
          <table:table-cell office:value-type="float" office:value="245022" calcext:value-type="float">
            <text:p>245022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5927" calcext:value-type="float">
            <text:p>15927</text:p>
          </table:table-cell>
          <table:table-cell/>
          <table:table-cell office:value-type="float" office:value="30724" calcext:value-type="float">
            <text:p>30724</text:p>
          </table:table-cell>
          <table:table-cell/>
          <table:table-cell office:value-type="float" office:value="62368" calcext:value-type="float">
            <text:p>62368</text:p>
          </table:table-cell>
          <table:table-cell/>
          <table:table-cell office:value-type="float" office:value="90171" calcext:value-type="float">
            <text:p>90171</text:p>
          </table:table-cell>
          <table:table-cell/>
          <table:table-cell office:value-type="float" office:value="159693" calcext:value-type="float">
            <text:p>159693</text:p>
          </table:table-cell>
          <table:table-cell/>
          <table:table-cell office:value-type="float" office:value="179232" calcext:value-type="float">
            <text:p>179232</text:p>
          </table:table-cell>
          <table:table-cell/>
          <table:table-cell office:value-type="float" office:value="254476" calcext:value-type="float">
            <text:p>254476</text:p>
          </table:table-cell>
          <table:table-cell/>
          <table:table-cell office:value-type="float" office:value="247612" calcext:value-type="float">
            <text:p>247612</text:p>
          </table:table-cell>
          <table:table-cell/>
          <table:table-cell office:value-type="float" office:value="374858" calcext:value-type="float">
            <text:p>374858</text:p>
          </table:table-cell>
          <table:table-cell/>
          <table:table-cell office:value-type="float" office:value="372377" calcext:value-type="float">
            <text:p>37237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090" calcext:value-type="float">
            <text:p>17090</text:p>
          </table:table-cell>
          <table:table-cell/>
          <table:table-cell office:value-type="float" office:value="33183" calcext:value-type="float">
            <text:p>33183</text:p>
          </table:table-cell>
          <table:table-cell/>
          <table:table-cell office:value-type="float" office:value="56024" calcext:value-type="float">
            <text:p>56024</text:p>
          </table:table-cell>
          <table:table-cell/>
          <table:table-cell office:value-type="float" office:value="95590" calcext:value-type="float">
            <text:p>95590</text:p>
          </table:table-cell>
          <table:table-cell/>
          <table:table-cell office:value-type="float" office:value="149553" calcext:value-type="float">
            <text:p>149553</text:p>
          </table:table-cell>
          <table:table-cell/>
          <table:table-cell office:value-type="float" office:value="207619" calcext:value-type="float">
            <text:p>207619</text:p>
          </table:table-cell>
          <table:table-cell/>
          <table:table-cell office:value-type="float" office:value="250366" calcext:value-type="float">
            <text:p>250366</text:p>
          </table:table-cell>
          <table:table-cell/>
          <table:table-cell office:value-type="float" office:value="300902" calcext:value-type="float">
            <text:p>300902</text:p>
          </table:table-cell>
          <table:table-cell/>
          <table:table-cell office:value-type="float" office:value="401718" calcext:value-type="float">
            <text:p>401718</text:p>
          </table:table-cell>
          <table:table-cell/>
          <table:table-cell office:value-type="float" office:value="446742" calcext:value-type="float">
            <text:p>446742</text:p>
          </table:table-cell>
          <table:table-cell/>
          <table:table-cell office:value-type="float" office:value="463442" calcext:value-type="float">
            <text:p>46344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557" calcext:value-type="float">
            <text:p>18557</text:p>
          </table:table-cell>
          <table:table-cell/>
          <table:table-cell office:value-type="float" office:value="33849" calcext:value-type="float">
            <text:p>33849</text:p>
          </table:table-cell>
          <table:table-cell/>
          <table:table-cell office:value-type="float" office:value="59714" calcext:value-type="float">
            <text:p>59714</text:p>
          </table:table-cell>
          <table:table-cell/>
          <table:table-cell office:value-type="float" office:value="99385" calcext:value-type="float">
            <text:p>99385</text:p>
          </table:table-cell>
          <table:table-cell/>
          <table:table-cell office:value-type="float" office:value="162814" calcext:value-type="float">
            <text:p>162814</text:p>
          </table:table-cell>
          <table:table-cell/>
          <table:table-cell office:value-type="float" office:value="231569" calcext:value-type="float">
            <text:p>231569</text:p>
          </table:table-cell>
          <table:table-cell/>
          <table:table-cell office:value-type="float" office:value="274003" calcext:value-type="float">
            <text:p>274003</text:p>
          </table:table-cell>
          <table:table-cell/>
          <table:table-cell office:value-type="float" office:value="318448" calcext:value-type="float">
            <text:p>318448</text:p>
          </table:table-cell>
          <table:table-cell/>
          <table:table-cell office:value-type="float" office:value="393001" calcext:value-type="float">
            <text:p>393001</text:p>
          </table:table-cell>
          <table:table-cell/>
          <table:table-cell office:value-type="float" office:value="490624" calcext:value-type="float">
            <text:p>490624</text:p>
          </table:table-cell>
          <table:table-cell/>
          <table:table-cell office:value-type="float" office:value="480069" calcext:value-type="float">
            <text:p>480069</text:p>
          </table:table-cell>
          <table:table-cell/>
          <table:table-cell office:value-type="float" office:value="518802" calcext:value-type="float">
            <text:p>51880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328" calcext:value-type="float">
            <text:p>18328</text:p>
          </table:table-cell>
          <table:table-cell/>
          <table:table-cell office:value-type="float" office:value="32983" calcext:value-type="float">
            <text:p>32983</text:p>
          </table:table-cell>
          <table:table-cell/>
          <table:table-cell office:value-type="float" office:value="58330" calcext:value-type="float">
            <text:p>58330</text:p>
          </table:table-cell>
          <table:table-cell/>
          <table:table-cell office:value-type="float" office:value="104347" calcext:value-type="float">
            <text:p>104347</text:p>
          </table:table-cell>
          <table:table-cell/>
          <table:table-cell office:value-type="float" office:value="172285" calcext:value-type="float">
            <text:p>172285</text:p>
          </table:table-cell>
          <table:table-cell/>
          <table:table-cell office:value-type="float" office:value="241769" calcext:value-type="float">
            <text:p>241769</text:p>
          </table:table-cell>
          <table:table-cell/>
          <table:table-cell office:value-type="float" office:value="291100" calcext:value-type="float">
            <text:p>291100</text:p>
          </table:table-cell>
          <table:table-cell/>
          <table:table-cell office:value-type="float" office:value="349292" calcext:value-type="float">
            <text:p>349292</text:p>
          </table:table-cell>
          <table:table-cell/>
          <table:table-cell office:value-type="float" office:value="405169" calcext:value-type="float">
            <text:p>405169</text:p>
          </table:table-cell>
          <table:table-cell/>
          <table:table-cell office:value-type="float" office:value="502987" calcext:value-type="float">
            <text:p>502987</text:p>
          </table:table-cell>
          <table:table-cell/>
          <table:table-cell office:value-type="float" office:value="465042" calcext:value-type="float">
            <text:p>465042</text:p>
          </table:table-cell>
          <table:table-cell/>
          <table:table-cell office:value-type="float" office:value="431264" calcext:value-type="float">
            <text:p>431264</text:p>
          </table:table-cell>
          <table:table-cell/>
          <table:table-cell office:value-type="float" office:value="517794" calcext:value-type="float">
            <text:p>51779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2569" calcext:value-type="float">
            <text:p>142569</text:p>
          </table:table-cell>
          <table:table-cell/>
          <table:table-cell office:value-type="float" office:value="215738" calcext:value-type="float">
            <text:p>215738</text:p>
          </table:table-cell>
          <table:table-cell/>
          <table:table-cell office:value-type="float" office:value="255765" calcext:value-type="float">
            <text:p>255765</text:p>
          </table:table-cell>
          <table:table-cell/>
          <table:table-cell office:value-type="float" office:value="309290" calcext:value-type="float">
            <text:p>309290</text:p>
          </table:table-cell>
          <table:table-cell/>
          <table:table-cell office:value-type="float" office:value="401033" calcext:value-type="float">
            <text:p>401033</text:p>
          </table:table-cell>
          <table:table-cell/>
          <table:table-cell office:value-type="float" office:value="468092" calcext:value-type="float">
            <text:p>468092</text:p>
          </table:table-cell>
          <table:table-cell/>
          <table:table-cell office:value-type="float" office:value="417653" calcext:value-type="float">
            <text:p>417653</text:p>
          </table:table-cell>
          <table:table-cell/>
          <table:table-cell office:value-type="float" office:value="405724" calcext:value-type="float">
            <text:p>405724</text:p>
          </table:table-cell>
          <table:table-cell/>
          <table:table-cell office:value-type="float" office:value="369422" calcext:value-type="float">
            <text:p>3694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6312" calcext:value-type="float">
            <text:p>146312</text:p>
          </table:table-cell>
          <table:table-cell/>
          <table:table-cell office:value-type="float" office:value="193700" calcext:value-type="float">
            <text:p>193700</text:p>
          </table:table-cell>
          <table:table-cell/>
          <table:table-cell office:value-type="float" office:value="262579" calcext:value-type="float">
            <text:p>262579</text:p>
          </table:table-cell>
          <table:table-cell/>
          <table:table-cell office:value-type="float" office:value="281083" calcext:value-type="float">
            <text:p>281083</text:p>
          </table:table-cell>
          <table:table-cell/>
          <table:table-cell office:value-type="float" office:value="431813" calcext:value-type="float">
            <text:p>431813</text:p>
          </table:table-cell>
          <table:table-cell/>
          <table:table-cell office:value-type="float" office:value="493833" calcext:value-type="float">
            <text:p>493833</text:p>
          </table:table-cell>
          <table:table-cell/>
          <table:table-cell office:value-type="float" office:value="553922" calcext:value-type="float">
            <text:p>553922</text:p>
          </table:table-cell>
          <table:table-cell/>
          <table:table-cell office:value-type="float" office:value="399426" calcext:value-type="float">
            <text:p>399426</text:p>
          </table:table-cell>
          <table:table-cell/>
          <table:table-cell office:value-type="float" office:value="554069" calcext:value-type="float">
            <text:p>55406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162" calcext:value-type="float">
            <text:p>170162</text:p>
          </table:table-cell>
          <table:table-cell/>
          <table:table-cell office:value-type="float" office:value="250310" calcext:value-type="float">
            <text:p>250310</text:p>
          </table:table-cell>
          <table:table-cell/>
          <table:table-cell office:value-type="float" office:value="301537" calcext:value-type="float">
            <text:p>301537</text:p>
          </table:table-cell>
          <table:table-cell/>
          <table:table-cell office:value-type="float" office:value="349224" calcext:value-type="float">
            <text:p>349224</text:p>
          </table:table-cell>
          <table:table-cell/>
          <table:table-cell office:value-type="float" office:value="408874" calcext:value-type="float">
            <text:p>408874</text:p>
          </table:table-cell>
          <table:table-cell/>
          <table:table-cell office:value-type="float" office:value="422619" calcext:value-type="float">
            <text:p>422619</text:p>
          </table:table-cell>
          <table:table-cell/>
          <table:table-cell office:value-type="float" office:value="463404" calcext:value-type="float">
            <text:p>463404</text:p>
          </table:table-cell>
          <table:table-cell/>
          <table:table-cell office:value-type="float" office:value="405875" calcext:value-type="float">
            <text:p>405875</text:p>
          </table:table-cell>
          <table:table-cell/>
          <table:table-cell office:value-type="float" office:value="419014" calcext:value-type="float">
            <text:p>4190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4887" calcext:value-type="float">
            <text:p>134887</text:p>
          </table:table-cell>
          <table:table-cell/>
          <table:table-cell office:value-type="float" office:value="245382" calcext:value-type="float">
            <text:p>245382</text:p>
          </table:table-cell>
          <table:table-cell/>
          <table:table-cell office:value-type="float" office:value="194778" calcext:value-type="float">
            <text:p>194778</text:p>
          </table:table-cell>
          <table:table-cell/>
          <table:table-cell office:value-type="float" office:value="342017" calcext:value-type="float">
            <text:p>342017</text:p>
          </table:table-cell>
          <table:table-cell/>
          <table:table-cell office:value-type="float" office:value="431295" calcext:value-type="float">
            <text:p>431295</text:p>
          </table:table-cell>
          <table:table-cell/>
          <table:table-cell office:value-type="float" office:value="372478" calcext:value-type="float">
            <text:p>372478</text:p>
          </table:table-cell>
          <table:table-cell/>
          <table:table-cell office:value-type="float" office:value="516194" calcext:value-type="float">
            <text:p>516194</text:p>
          </table:table-cell>
          <table:table-cell/>
          <table:table-cell office:value-type="float" office:value="526078" calcext:value-type="float">
            <text:p>526078</text:p>
          </table:table-cell>
          <table:table-cell/>
          <table:table-cell office:value-type="float" office:value="561973" calcext:value-type="float">
            <text:p>56197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736" calcext:value-type="float">
            <text:p>152736</text:p>
          </table:table-cell>
          <table:table-cell/>
          <table:table-cell office:value-type="float" office:value="244459" calcext:value-type="float">
            <text:p>244459</text:p>
          </table:table-cell>
          <table:table-cell/>
          <table:table-cell office:value-type="float" office:value="299361" calcext:value-type="float">
            <text:p>299361</text:p>
          </table:table-cell>
          <table:table-cell/>
          <table:table-cell office:value-type="float" office:value="343409" calcext:value-type="float">
            <text:p>343409</text:p>
          </table:table-cell>
          <table:table-cell/>
          <table:table-cell office:value-type="float" office:value="416161" calcext:value-type="float">
            <text:p>416161</text:p>
          </table:table-cell>
          <table:table-cell/>
          <table:table-cell office:value-type="float" office:value="502495" calcext:value-type="float">
            <text:p>502495</text:p>
          </table:table-cell>
          <table:table-cell/>
          <table:table-cell office:value-type="float" office:value="530503" calcext:value-type="float">
            <text:p>530503</text:p>
          </table:table-cell>
          <table:table-cell/>
          <table:table-cell office:value-type="float" office:value="546214" calcext:value-type="float">
            <text:p>546214</text:p>
          </table:table-cell>
          <table:table-cell/>
          <table:table-cell office:value-type="float" office:value="557849" calcext:value-type="float">
            <text:p>55784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8788" calcext:value-type="float">
            <text:p>148788</text:p>
          </table:table-cell>
          <table:table-cell/>
          <table:table-cell office:value-type="float" office:value="224367" calcext:value-type="float">
            <text:p>224367</text:p>
          </table:table-cell>
          <table:table-cell/>
          <table:table-cell office:value-type="float" office:value="296115" calcext:value-type="float">
            <text:p>296115</text:p>
          </table:table-cell>
          <table:table-cell/>
          <table:table-cell office:value-type="float" office:value="286811" calcext:value-type="float">
            <text:p>286811</text:p>
          </table:table-cell>
          <table:table-cell/>
          <table:table-cell office:value-type="float" office:value="441871" calcext:value-type="float">
            <text:p>441871</text:p>
          </table:table-cell>
          <table:table-cell/>
          <table:table-cell office:value-type="float" office:value="427596" calcext:value-type="float">
            <text:p>427596</text:p>
          </table:table-cell>
          <table:table-cell/>
          <table:table-cell office:value-type="float" office:value="530302" calcext:value-type="float">
            <text:p>530302</text:p>
          </table:table-cell>
          <table:table-cell/>
          <table:table-cell office:value-type="float" office:value="547666" calcext:value-type="float">
            <text:p>547666</text:p>
          </table:table-cell>
          <table:table-cell/>
          <table:table-cell office:value-type="float" office:value="565072" calcext:value-type="float">
            <text:p>56507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801" calcext:value-type="float">
            <text:p>163801</text:p>
          </table:table-cell>
          <table:table-cell/>
          <table:table-cell office:value-type="float" office:value="229260" calcext:value-type="float">
            <text:p>229260</text:p>
          </table:table-cell>
          <table:table-cell/>
          <table:table-cell office:value-type="float" office:value="262269" calcext:value-type="float">
            <text:p>262269</text:p>
          </table:table-cell>
          <table:table-cell/>
          <table:table-cell office:value-type="float" office:value="337344" calcext:value-type="float">
            <text:p>337344</text:p>
          </table:table-cell>
          <table:table-cell/>
          <table:table-cell office:value-type="float" office:value="416398" calcext:value-type="float">
            <text:p>416398</text:p>
          </table:table-cell>
          <table:table-cell/>
          <table:table-cell office:value-type="float" office:value="482096" calcext:value-type="float">
            <text:p>482096</text:p>
          </table:table-cell>
          <table:table-cell/>
          <table:table-cell office:value-type="float" office:value="534025" calcext:value-type="float">
            <text:p>534025</text:p>
          </table:table-cell>
          <table:table-cell/>
          <table:table-cell office:value-type="float" office:value="552422" calcext:value-type="float">
            <text:p>552422</text:p>
          </table:table-cell>
          <table:table-cell/>
          <table:table-cell office:value-type="float" office:value="569428" calcext:value-type="float">
            <text:p>56942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031" calcext:value-type="float">
            <text:p>163031</text:p>
          </table:table-cell>
          <table:table-cell/>
          <table:table-cell office:value-type="float" office:value="237991" calcext:value-type="float">
            <text:p>237991</text:p>
          </table:table-cell>
          <table:table-cell/>
          <table:table-cell office:value-type="float" office:value="276626" calcext:value-type="float">
            <text:p>276626</text:p>
          </table:table-cell>
          <table:table-cell/>
          <table:table-cell office:value-type="float" office:value="334866" calcext:value-type="float">
            <text:p>334866</text:p>
          </table:table-cell>
          <table:table-cell/>
          <table:table-cell office:value-type="float" office:value="440259" calcext:value-type="float">
            <text:p>440259</text:p>
          </table:table-cell>
          <table:table-cell/>
          <table:table-cell office:value-type="float" office:value="496945" calcext:value-type="float">
            <text:p>496945</text:p>
          </table:table-cell>
          <table:table-cell/>
          <table:table-cell office:value-type="float" office:value="524686" calcext:value-type="float">
            <text:p>524686</text:p>
          </table:table-cell>
          <table:table-cell/>
          <table:table-cell office:value-type="float" office:value="528883" calcext:value-type="float">
            <text:p>528883</text:p>
          </table:table-cell>
          <table:table-cell/>
          <table:table-cell office:value-type="float" office:value="570907" calcext:value-type="float">
            <text:p>570907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cord re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18833" calcext:value-type="float">
            <text:p>18833</text:p>
          </table:table-cell>
          <table:table-cell/>
          <table:table-cell office:value-type="float" office:value="38318" calcext:value-type="float">
            <text:p>38318</text:p>
          </table:table-cell>
          <table:table-cell/>
          <table:table-cell office:value-type="float" office:value="59275" calcext:value-type="float">
            <text:p>59275</text:p>
          </table:table-cell>
          <table:table-cell/>
          <table:table-cell office:value-type="float" office:value="98446" calcext:value-type="float">
            <text:p>98446</text:p>
          </table:table-cell>
          <table:table-cell/>
          <table:table-cell office:value-type="float" office:value="126833" calcext:value-type="float">
            <text:p>12683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22620" calcext:value-type="float">
            <text:p>22620</text:p>
          </table:table-cell>
          <table:table-cell/>
          <table:table-cell office:value-type="float" office:value="41286" calcext:value-type="float">
            <text:p>41286</text:p>
          </table:table-cell>
          <table:table-cell/>
          <table:table-cell office:value-type="float" office:value="72246" calcext:value-type="float">
            <text:p>72246</text:p>
          </table:table-cell>
          <table:table-cell/>
          <table:table-cell office:value-type="float" office:value="106987" calcext:value-type="float">
            <text:p>106987</text:p>
          </table:table-cell>
          <table:table-cell/>
          <table:table-cell office:value-type="float" office:value="157441" calcext:value-type="float">
            <text:p>157441</text:p>
          </table:table-cell>
          <table:table-cell/>
          <table:table-cell office:value-type="float" office:value="206318" calcext:value-type="float">
            <text:p>206318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22764" calcext:value-type="float">
            <text:p>22764</text:p>
          </table:table-cell>
          <table:table-cell/>
          <table:table-cell office:value-type="float" office:value="39716" calcext:value-type="float">
            <text:p>39716</text:p>
          </table:table-cell>
          <table:table-cell/>
          <table:table-cell office:value-type="float" office:value="72377" calcext:value-type="float">
            <text:p>72377</text:p>
          </table:table-cell>
          <table:table-cell/>
          <table:table-cell office:value-type="float" office:value="123611" calcext:value-type="float">
            <text:p>123611</text:p>
          </table:table-cell>
          <table:table-cell/>
          <table:table-cell office:value-type="float" office:value="187381" calcext:value-type="float">
            <text:p>187381</text:p>
          </table:table-cell>
          <table:table-cell/>
          <table:table-cell office:value-type="float" office:value="243809" calcext:value-type="float">
            <text:p>243809</text:p>
          </table:table-cell>
          <table:table-cell/>
          <table:table-cell office:value-type="float" office:value="198757" calcext:value-type="float">
            <text:p>198757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22768" calcext:value-type="float">
            <text:p>22768</text:p>
          </table:table-cell>
          <table:table-cell/>
          <table:table-cell office:value-type="float" office:value="37657" calcext:value-type="float">
            <text:p>37657</text:p>
          </table:table-cell>
          <table:table-cell/>
          <table:table-cell office:value-type="float" office:value="72526" calcext:value-type="float">
            <text:p>72526</text:p>
          </table:table-cell>
          <table:table-cell/>
          <table:table-cell office:value-type="float" office:value="83843" calcext:value-type="float">
            <text:p>83843</text:p>
          </table:table-cell>
          <table:table-cell/>
          <table:table-cell office:value-type="float" office:value="187435" calcext:value-type="float">
            <text:p>187435</text:p>
          </table:table-cell>
          <table:table-cell/>
          <table:table-cell office:value-type="float" office:value="270327" calcext:value-type="float">
            <text:p>270327</text:p>
          </table:table-cell>
          <table:table-cell/>
          <table:table-cell office:value-type="float" office:value="214891" calcext:value-type="float">
            <text:p>214891</text:p>
          </table:table-cell>
          <table:table-cell/>
          <table:table-cell office:value-type="float" office:value="214414" calcext:value-type="float">
            <text:p>214414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22912" calcext:value-type="float">
            <text:p>22912</text:p>
          </table:table-cell>
          <table:table-cell/>
          <table:table-cell office:value-type="float" office:value="44054" calcext:value-type="float">
            <text:p>44054</text:p>
          </table:table-cell>
          <table:table-cell/>
          <table:table-cell office:value-type="float" office:value="72507" calcext:value-type="float">
            <text:p>72507</text:p>
          </table:table-cell>
          <table:table-cell/>
          <table:table-cell office:value-type="float" office:value="129713" calcext:value-type="float">
            <text:p>129713</text:p>
          </table:table-cell>
          <table:table-cell/>
          <table:table-cell office:value-type="float" office:value="196112" calcext:value-type="float">
            <text:p>196112</text:p>
          </table:table-cell>
          <table:table-cell/>
          <table:table-cell office:value-type="float" office:value="279254" calcext:value-type="float">
            <text:p>279254</text:p>
          </table:table-cell>
          <table:table-cell/>
          <table:table-cell office:value-type="float" office:value="222681" calcext:value-type="float">
            <text:p>222681</text:p>
          </table:table-cell>
          <table:table-cell/>
          <table:table-cell office:value-type="float" office:value="229390" calcext:value-type="float">
            <text:p>229390</text:p>
          </table:table-cell>
          <table:table-cell/>
          <table:table-cell office:value-type="float" office:value="277123" calcext:value-type="float">
            <text:p>277123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23478" calcext:value-type="float">
            <text:p>23478</text:p>
          </table:table-cell>
          <table:table-cell/>
          <table:table-cell office:value-type="float" office:value="40949" calcext:value-type="float">
            <text:p>40949</text:p>
          </table:table-cell>
          <table:table-cell/>
          <table:table-cell office:value-type="float" office:value="82163" calcext:value-type="float">
            <text:p>82163</text:p>
          </table:table-cell>
          <table:table-cell/>
          <table:table-cell office:value-type="float" office:value="131953" calcext:value-type="float">
            <text:p>131953</text:p>
          </table:table-cell>
          <table:table-cell/>
          <table:table-cell office:value-type="float" office:value="198265" calcext:value-type="float">
            <text:p>198265</text:p>
          </table:table-cell>
          <table:table-cell/>
          <table:table-cell office:value-type="float" office:value="290855" calcext:value-type="float">
            <text:p>290855</text:p>
          </table:table-cell>
          <table:table-cell/>
          <table:table-cell office:value-type="float" office:value="246785" calcext:value-type="float">
            <text:p>246785</text:p>
          </table:table-cell>
          <table:table-cell/>
          <table:table-cell office:value-type="float" office:value="232976" calcext:value-type="float">
            <text:p>232976</text:p>
          </table:table-cell>
          <table:table-cell/>
          <table:table-cell office:value-type="float" office:value="212788" calcext:value-type="float">
            <text:p>212788</text:p>
          </table:table-cell>
          <table:table-cell/>
          <table:table-cell office:value-type="float" office:value="307854" calcext:value-type="float">
            <text:p>307854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23196" calcext:value-type="float">
            <text:p>23196</text:p>
          </table:table-cell>
          <table:table-cell/>
          <table:table-cell office:value-type="float" office:value="44232" calcext:value-type="float">
            <text:p>44232</text:p>
          </table:table-cell>
          <table:table-cell/>
          <table:table-cell office:value-type="float" office:value="82855" calcext:value-type="float">
            <text:p>82855</text:p>
          </table:table-cell>
          <table:table-cell/>
          <table:table-cell office:value-type="float" office:value="133659" calcext:value-type="float">
            <text:p>133659</text:p>
          </table:table-cell>
          <table:table-cell/>
          <table:table-cell office:value-type="float" office:value="205213" calcext:value-type="float">
            <text:p>205213</text:p>
          </table:table-cell>
          <table:table-cell/>
          <table:table-cell office:value-type="float" office:value="294901" calcext:value-type="float">
            <text:p>294901</text:p>
          </table:table-cell>
          <table:table-cell/>
          <table:table-cell office:value-type="float" office:value="234077" calcext:value-type="float">
            <text:p>234077</text:p>
          </table:table-cell>
          <table:table-cell/>
          <table:table-cell office:value-type="float" office:value="237720" calcext:value-type="float">
            <text:p>237720</text:p>
          </table:table-cell>
          <table:table-cell/>
          <table:table-cell office:value-type="float" office:value="252221" calcext:value-type="float">
            <text:p>252221</text:p>
          </table:table-cell>
          <table:table-cell/>
          <table:table-cell office:value-type="float" office:value="277311" calcext:value-type="float">
            <text:p>277311</text:p>
          </table:table-cell>
          <table:table-cell/>
          <table:table-cell office:value-type="float" office:value="308850" calcext:value-type="float">
            <text:p>308850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22140" calcext:value-type="float">
            <text:p>22140</text:p>
          </table:table-cell>
          <table:table-cell/>
          <table:table-cell office:value-type="float" office:value="40237" calcext:value-type="float">
            <text:p>40237</text:p>
          </table:table-cell>
          <table:table-cell/>
          <table:table-cell office:value-type="float" office:value="83678" calcext:value-type="float">
            <text:p>83678</text:p>
          </table:table-cell>
          <table:table-cell/>
          <table:table-cell office:value-type="float" office:value="147562" calcext:value-type="float">
            <text:p>147562</text:p>
          </table:table-cell>
          <table:table-cell/>
          <table:table-cell office:value-type="float" office:value="216710" calcext:value-type="float">
            <text:p>216710</text:p>
          </table:table-cell>
          <table:table-cell/>
          <table:table-cell office:value-type="float" office:value="302103" calcext:value-type="float">
            <text:p>302103</text:p>
          </table:table-cell>
          <table:table-cell/>
          <table:table-cell office:value-type="float" office:value="242792" calcext:value-type="float">
            <text:p>242792</text:p>
          </table:table-cell>
          <table:table-cell/>
          <table:table-cell office:value-type="float" office:value="245960" calcext:value-type="float">
            <text:p>245960</text:p>
          </table:table-cell>
          <table:table-cell/>
          <table:table-cell office:value-type="float" office:value="253728" calcext:value-type="float">
            <text:p>253728</text:p>
          </table:table-cell>
          <table:table-cell/>
          <table:table-cell office:value-type="float" office:value="279849" calcext:value-type="float">
            <text:p>279849</text:p>
          </table:table-cell>
          <table:table-cell/>
          <table:table-cell office:value-type="float" office:value="298353" calcext:value-type="float">
            <text:p>298353</text:p>
          </table:table-cell>
          <table:table-cell/>
          <table:table-cell office:value-type="float" office:value="331236" calcext:value-type="float">
            <text:p>331236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22291" calcext:value-type="float">
            <text:p>22291</text:p>
          </table:table-cell>
          <table:table-cell/>
          <table:table-cell office:value-type="float" office:value="43490" calcext:value-type="float">
            <text:p>43490</text:p>
          </table:table-cell>
          <table:table-cell/>
          <table:table-cell office:value-type="float" office:value="82142" calcext:value-type="float">
            <text:p>82142</text:p>
          </table:table-cell>
          <table:table-cell/>
          <table:table-cell office:value-type="float" office:value="137544" calcext:value-type="float">
            <text:p>137544</text:p>
          </table:table-cell>
          <table:table-cell/>
          <table:table-cell office:value-type="float" office:value="216420" calcext:value-type="float">
            <text:p>216420</text:p>
          </table:table-cell>
          <table:table-cell/>
          <table:table-cell office:value-type="float" office:value="306407" calcext:value-type="float">
            <text:p>306407</text:p>
          </table:table-cell>
          <table:table-cell/>
          <table:table-cell office:value-type="float" office:value="243520" calcext:value-type="float">
            <text:p>243520</text:p>
          </table:table-cell>
          <table:table-cell/>
          <table:table-cell office:value-type="float" office:value="235540" calcext:value-type="float">
            <text:p>235540</text:p>
          </table:table-cell>
          <table:table-cell/>
          <table:table-cell office:value-type="float" office:value="200595" calcext:value-type="float">
            <text:p>200595</text:p>
          </table:table-cell>
          <table:table-cell/>
          <table:table-cell office:value-type="float" office:value="268517" calcext:value-type="float">
            <text:p>268517</text:p>
          </table:table-cell>
          <table:table-cell/>
          <table:table-cell office:value-type="float" office:value="278776" calcext:value-type="float">
            <text:p>278776</text:p>
          </table:table-cell>
          <table:table-cell/>
          <table:table-cell office:value-type="float" office:value="292781" calcext:value-type="float">
            <text:p>292781</text:p>
          </table:table-cell>
          <table:table-cell/>
          <table:table-cell office:value-type="float" office:value="290610" calcext:value-type="float">
            <text:p>2906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30688" calcext:value-type="float">
            <text:p>130688</text:p>
          </table:table-cell>
          <table:table-cell/>
          <table:table-cell office:value-type="float" office:value="130654" calcext:value-type="float">
            <text:p>130654</text:p>
          </table:table-cell>
          <table:table-cell/>
          <table:table-cell office:value-type="float" office:value="96091" calcext:value-type="float">
            <text:p>96091</text:p>
          </table:table-cell>
          <table:table-cell/>
          <table:table-cell office:value-type="float" office:value="66925" calcext:value-type="float">
            <text:p>66925</text:p>
          </table:table-cell>
          <table:table-cell/>
          <table:table-cell office:value-type="float" office:value="25097" calcext:value-type="float">
            <text:p>25097</text:p>
          </table:table-cell>
          <table:table-cell/>
          <table:table-cell office:value-type="float" office:value="4635" calcext:value-type="float">
            <text:p>4635</text:p>
          </table:table-cell>
          <table:table-cell/>
          <table:table-cell office:value-type="float" office:value="259884" calcext:value-type="float">
            <text:p>259884</text:p>
          </table:table-cell>
          <table:table-cell/>
          <table:table-cell office:value-type="float" office:value="287117" calcext:value-type="float">
            <text:p>287117</text:p>
          </table:table-cell>
          <table:table-cell/>
          <table:table-cell office:value-type="float" office:value="236445" calcext:value-type="float">
            <text:p>23644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3366" calcext:value-type="float">
            <text:p>183366</text:p>
          </table:table-cell>
          <table:table-cell/>
          <table:table-cell office:value-type="float" office:value="305490" calcext:value-type="float">
            <text:p>305490</text:p>
          </table:table-cell>
          <table:table-cell/>
          <table:table-cell office:value-type="float" office:value="187841" calcext:value-type="float">
            <text:p>187841</text:p>
          </table:table-cell>
          <table:table-cell/>
          <table:table-cell office:value-type="float" office:value="190707" calcext:value-type="float">
            <text:p>190707</text:p>
          </table:table-cell>
          <table:table-cell/>
          <table:table-cell office:value-type="float" office:value="247730" calcext:value-type="float">
            <text:p>247730</text:p>
          </table:table-cell>
          <table:table-cell/>
          <table:table-cell office:value-type="float" office:value="292509" calcext:value-type="float">
            <text:p>292509</text:p>
          </table:table-cell>
          <table:table-cell/>
          <table:table-cell office:value-type="float" office:value="312752" calcext:value-type="float">
            <text:p>312752</text:p>
          </table:table-cell>
          <table:table-cell/>
          <table:table-cell office:value-type="float" office:value="283286" calcext:value-type="float">
            <text:p>283286</text:p>
          </table:table-cell>
          <table:table-cell/>
          <table:table-cell office:value-type="float" office:value="320140" calcext:value-type="float">
            <text:p>32014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3859" calcext:value-type="float">
            <text:p>173859</text:p>
          </table:table-cell>
          <table:table-cell/>
          <table:table-cell office:value-type="float" office:value="308369" calcext:value-type="float">
            <text:p>308369</text:p>
          </table:table-cell>
          <table:table-cell/>
          <table:table-cell office:value-type="float" office:value="242028" calcext:value-type="float">
            <text:p>242028</text:p>
          </table:table-cell>
          <table:table-cell/>
          <table:table-cell office:value-type="float" office:value="164088" calcext:value-type="float">
            <text:p>164088</text:p>
          </table:table-cell>
          <table:table-cell/>
          <table:table-cell office:value-type="float" office:value="99128" calcext:value-type="float">
            <text:p>99128</text:p>
          </table:table-cell>
          <table:table-cell/>
          <table:table-cell office:value-type="float" office:value="280828" calcext:value-type="float">
            <text:p>280828</text:p>
          </table:table-cell>
          <table:table-cell/>
          <table:table-cell office:value-type="float" office:value="249948" calcext:value-type="float">
            <text:p>249948</text:p>
          </table:table-cell>
          <table:table-cell/>
          <table:table-cell office:value-type="float" office:value="255730" calcext:value-type="float">
            <text:p>255730</text:p>
          </table:table-cell>
          <table:table-cell/>
          <table:table-cell office:value-type="float" office:value="283275" calcext:value-type="float">
            <text:p>28327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4080" calcext:value-type="float">
            <text:p>144080</text:p>
          </table:table-cell>
          <table:table-cell/>
          <table:table-cell office:value-type="float" office:value="303716" calcext:value-type="float">
            <text:p>303716</text:p>
          </table:table-cell>
          <table:table-cell/>
          <table:table-cell office:value-type="float" office:value="239642" calcext:value-type="float">
            <text:p>239642</text:p>
          </table:table-cell>
          <table:table-cell/>
          <table:table-cell office:value-type="float" office:value="245483" calcext:value-type="float">
            <text:p>245483</text:p>
          </table:table-cell>
          <table:table-cell/>
          <table:table-cell office:value-type="float" office:value="248756" calcext:value-type="float">
            <text:p>248756</text:p>
          </table:table-cell>
          <table:table-cell/>
          <table:table-cell office:value-type="float" office:value="284834" calcext:value-type="float">
            <text:p>284834</text:p>
          </table:table-cell>
          <table:table-cell/>
          <table:table-cell office:value-type="float" office:value="305437" calcext:value-type="float">
            <text:p>305437</text:p>
          </table:table-cell>
          <table:table-cell/>
          <table:table-cell office:value-type="float" office:value="304066" calcext:value-type="float">
            <text:p>304066</text:p>
          </table:table-cell>
          <table:table-cell/>
          <table:table-cell office:value-type="float" office:value="270754" calcext:value-type="float">
            <text:p>2707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5742" calcext:value-type="float">
            <text:p>205742</text:p>
          </table:table-cell>
          <table:table-cell/>
          <table:table-cell office:value-type="float" office:value="302933" calcext:value-type="float">
            <text:p>302933</text:p>
          </table:table-cell>
          <table:table-cell/>
          <table:table-cell office:value-type="float" office:value="239561" calcext:value-type="float">
            <text:p>239561</text:p>
          </table:table-cell>
          <table:table-cell/>
          <table:table-cell office:value-type="float" office:value="246346" calcext:value-type="float">
            <text:p>246346</text:p>
          </table:table-cell>
          <table:table-cell/>
          <table:table-cell office:value-type="float" office:value="131396" calcext:value-type="float">
            <text:p>131396</text:p>
          </table:table-cell>
          <table:table-cell/>
          <table:table-cell office:value-type="float" office:value="287764" calcext:value-type="float">
            <text:p>287764</text:p>
          </table:table-cell>
          <table:table-cell/>
          <table:table-cell office:value-type="float" office:value="175639" calcext:value-type="float">
            <text:p>175639</text:p>
          </table:table-cell>
          <table:table-cell/>
          <table:table-cell office:value-type="float" office:value="307329" calcext:value-type="float">
            <text:p>307329</text:p>
          </table:table-cell>
          <table:table-cell/>
          <table:table-cell office:value-type="float" office:value="311059" calcext:value-type="float">
            <text:p>3110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3939" calcext:value-type="float">
            <text:p>203939</text:p>
          </table:table-cell>
          <table:table-cell/>
          <table:table-cell office:value-type="float" office:value="181746" calcext:value-type="float">
            <text:p>181746</text:p>
          </table:table-cell>
          <table:table-cell/>
          <table:table-cell office:value-type="float" office:value="219761" calcext:value-type="float">
            <text:p>219761</text:p>
          </table:table-cell>
          <table:table-cell/>
          <table:table-cell office:value-type="float" office:value="245649" calcext:value-type="float">
            <text:p>245649</text:p>
          </table:table-cell>
          <table:table-cell/>
          <table:table-cell office:value-type="float" office:value="238515" calcext:value-type="float">
            <text:p>238515</text:p>
          </table:table-cell>
          <table:table-cell/>
          <table:table-cell office:value-type="float" office:value="285803" calcext:value-type="float">
            <text:p>285803</text:p>
          </table:table-cell>
          <table:table-cell/>
          <table:table-cell office:value-type="float" office:value="303496" calcext:value-type="float">
            <text:p>303496</text:p>
          </table:table-cell>
          <table:table-cell/>
          <table:table-cell office:value-type="float" office:value="315946" calcext:value-type="float">
            <text:p>315946</text:p>
          </table:table-cell>
          <table:table-cell/>
          <table:table-cell office:value-type="float" office:value="317099" calcext:value-type="float">
            <text:p>3170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143" calcext:value-type="float">
            <text:p>182143</text:p>
          </table:table-cell>
          <table:table-cell/>
          <table:table-cell office:value-type="float" office:value="301786" calcext:value-type="float">
            <text:p>301786</text:p>
          </table:table-cell>
          <table:table-cell/>
          <table:table-cell office:value-type="float" office:value="238822" calcext:value-type="float">
            <text:p>238822</text:p>
          </table:table-cell>
          <table:table-cell/>
          <table:table-cell office:value-type="float" office:value="229334" calcext:value-type="float">
            <text:p>229334</text:p>
          </table:table-cell>
          <table:table-cell/>
          <table:table-cell office:value-type="float" office:value="247781" calcext:value-type="float">
            <text:p>247781</text:p>
          </table:table-cell>
          <table:table-cell/>
          <table:table-cell office:value-type="float" office:value="45728" calcext:value-type="float">
            <text:p>45728</text:p>
          </table:table-cell>
          <table:table-cell/>
          <table:table-cell office:value-type="float" office:value="305278" calcext:value-type="float">
            <text:p>305278</text:p>
          </table:table-cell>
          <table:table-cell/>
          <table:table-cell office:value-type="float" office:value="314306" calcext:value-type="float">
            <text:p>314306</text:p>
          </table:table-cell>
          <table:table-cell/>
          <table:table-cell office:value-type="float" office:value="321242" calcext:value-type="float">
            <text:p>32124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8586" calcext:value-type="float">
            <text:p>208586</text:p>
          </table:table-cell>
          <table:table-cell/>
          <table:table-cell office:value-type="float" office:value="297791" calcext:value-type="float">
            <text:p>297791</text:p>
          </table:table-cell>
          <table:table-cell/>
          <table:table-cell office:value-type="float" office:value="232355" calcext:value-type="float">
            <text:p>232355</text:p>
          </table:table-cell>
          <table:table-cell/>
          <table:table-cell office:value-type="float" office:value="237519" calcext:value-type="float">
            <text:p>237519</text:p>
          </table:table-cell>
          <table:table-cell/>
          <table:table-cell office:value-type="float" office:value="212051" calcext:value-type="float">
            <text:p>212051</text:p>
          </table:table-cell>
          <table:table-cell/>
          <table:table-cell office:value-type="float" office:value="266090" calcext:value-type="float">
            <text:p>266090</text:p>
          </table:table-cell>
          <table:table-cell/>
          <table:table-cell office:value-type="float" office:value="303137" calcext:value-type="float">
            <text:p>303137</text:p>
          </table:table-cell>
          <table:table-cell/>
          <table:table-cell office:value-type="float" office:value="312318" calcext:value-type="float">
            <text:p>312318</text:p>
          </table:table-cell>
          <table:table-cell/>
          <table:table-cell office:value-type="float" office:value="327012" calcext:value-type="float">
            <text:p>32701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Stride 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21391" calcext:value-type="float">
            <text:p>21391</text:p>
          </table:table-cell>
          <table:table-cell/>
          <table:table-cell office:value-type="float" office:value="29130" calcext:value-type="float">
            <text:p>29130</text:p>
          </table:table-cell>
          <table:table-cell/>
          <table:table-cell office:value-type="float" office:value="62979" calcext:value-type="float">
            <text:p>62979</text:p>
          </table:table-cell>
          <table:table-cell/>
          <table:table-cell office:value-type="float" office:value="95565" calcext:value-type="float">
            <text:p>95565</text:p>
          </table:table-cell>
          <table:table-cell/>
          <table:table-cell office:value-type="float" office:value="105802" calcext:value-type="float">
            <text:p>105802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18004" calcext:value-type="float">
            <text:p>18004</text:p>
          </table:table-cell>
          <table:table-cell/>
          <table:table-cell office:value-type="float" office:value="38251" calcext:value-type="float">
            <text:p>38251</text:p>
          </table:table-cell>
          <table:table-cell/>
          <table:table-cell office:value-type="float" office:value="47752" calcext:value-type="float">
            <text:p>47752</text:p>
          </table:table-cell>
          <table:table-cell/>
          <table:table-cell office:value-type="float" office:value="97926" calcext:value-type="float">
            <text:p>97926</text:p>
          </table:table-cell>
          <table:table-cell/>
          <table:table-cell office:value-type="float" office:value="117657" calcext:value-type="float">
            <text:p>117657</text:p>
          </table:table-cell>
          <table:table-cell/>
          <table:table-cell office:value-type="float" office:value="172413" calcext:value-type="float">
            <text:p>172413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16437" calcext:value-type="float">
            <text:p>16437</text:p>
          </table:table-cell>
          <table:table-cell/>
          <table:table-cell office:value-type="float" office:value="32458" calcext:value-type="float">
            <text:p>32458</text:p>
          </table:table-cell>
          <table:table-cell/>
          <table:table-cell office:value-type="float" office:value="67909" calcext:value-type="float">
            <text:p>67909</text:p>
          </table:table-cell>
          <table:table-cell/>
          <table:table-cell office:value-type="float" office:value="82909" calcext:value-type="float">
            <text:p>82909</text:p>
          </table:table-cell>
          <table:table-cell/>
          <table:table-cell office:value-type="float" office:value="129364" calcext:value-type="float">
            <text:p>129364</text:p>
          </table:table-cell>
          <table:table-cell/>
          <table:table-cell office:value-type="float" office:value="173582" calcext:value-type="float">
            <text:p>173582</text:p>
          </table:table-cell>
          <table:table-cell/>
          <table:table-cell office:value-type="float" office:value="174244" calcext:value-type="float">
            <text:p>174244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18778" calcext:value-type="float">
            <text:p>18778</text:p>
          </table:table-cell>
          <table:table-cell/>
          <table:table-cell office:value-type="float" office:value="30311" calcext:value-type="float">
            <text:p>30311</text:p>
          </table:table-cell>
          <table:table-cell/>
          <table:table-cell office:value-type="float" office:value="55152" calcext:value-type="float">
            <text:p>55152</text:p>
          </table:table-cell>
          <table:table-cell/>
          <table:table-cell office:value-type="float" office:value="75028" calcext:value-type="float">
            <text:p>75028</text:p>
          </table:table-cell>
          <table:table-cell/>
          <table:table-cell office:value-type="float" office:value="152648" calcext:value-type="float">
            <text:p>152648</text:p>
          </table:table-cell>
          <table:table-cell/>
          <table:table-cell office:value-type="float" office:value="151591" calcext:value-type="float">
            <text:p>151591</text:p>
          </table:table-cell>
          <table:table-cell/>
          <table:table-cell office:value-type="float" office:value="231266" calcext:value-type="float">
            <text:p>231266</text:p>
          </table:table-cell>
          <table:table-cell/>
          <table:table-cell office:value-type="float" office:value="206835" calcext:value-type="float">
            <text:p>206835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18735" calcext:value-type="float">
            <text:p>18735</text:p>
          </table:table-cell>
          <table:table-cell/>
          <table:table-cell office:value-type="float" office:value="32684" calcext:value-type="float">
            <text:p>32684</text:p>
          </table:table-cell>
          <table:table-cell/>
          <table:table-cell office:value-type="float" office:value="58699" calcext:value-type="float">
            <text:p>58699</text:p>
          </table:table-cell>
          <table:table-cell/>
          <table:table-cell office:value-type="float" office:value="101020" calcext:value-type="float">
            <text:p>101020</text:p>
          </table:table-cell>
          <table:table-cell/>
          <table:table-cell office:value-type="float" office:value="152351" calcext:value-type="float">
            <text:p>152351</text:p>
          </table:table-cell>
          <table:table-cell/>
          <table:table-cell office:value-type="float" office:value="158063" calcext:value-type="float">
            <text:p>158063</text:p>
          </table:table-cell>
          <table:table-cell/>
          <table:table-cell office:value-type="float" office:value="182067" calcext:value-type="float">
            <text:p>182067</text:p>
          </table:table-cell>
          <table:table-cell/>
          <table:table-cell office:value-type="float" office:value="328068" calcext:value-type="float">
            <text:p>328068</text:p>
          </table:table-cell>
          <table:table-cell/>
          <table:table-cell office:value-type="float" office:value="280771" calcext:value-type="float">
            <text:p>280771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17801" calcext:value-type="float">
            <text:p>17801</text:p>
          </table:table-cell>
          <table:table-cell/>
          <table:table-cell office:value-type="float" office:value="26641" calcext:value-type="float">
            <text:p>26641</text:p>
          </table:table-cell>
          <table:table-cell/>
          <table:table-cell office:value-type="float" office:value="62077" calcext:value-type="float">
            <text:p>62077</text:p>
          </table:table-cell>
          <table:table-cell/>
          <table:table-cell office:value-type="float" office:value="102445" calcext:value-type="float">
            <text:p>102445</text:p>
          </table:table-cell>
          <table:table-cell/>
          <table:table-cell office:value-type="float" office:value="168445" calcext:value-type="float">
            <text:p>168445</text:p>
          </table:table-cell>
          <table:table-cell/>
          <table:table-cell office:value-type="float" office:value="154249" calcext:value-type="float">
            <text:p>154249</text:p>
          </table:table-cell>
          <table:table-cell/>
          <table:table-cell office:value-type="float" office:value="188929" calcext:value-type="float">
            <text:p>188929</text:p>
          </table:table-cell>
          <table:table-cell/>
          <table:table-cell office:value-type="float" office:value="203251" calcext:value-type="float">
            <text:p>203251</text:p>
          </table:table-cell>
          <table:table-cell/>
          <table:table-cell office:value-type="float" office:value="279251" calcext:value-type="float">
            <text:p>279251</text:p>
          </table:table-cell>
          <table:table-cell/>
          <table:table-cell office:value-type="float" office:value="348797" calcext:value-type="float">
            <text:p>348797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17443" calcext:value-type="float">
            <text:p>17443</text:p>
          </table:table-cell>
          <table:table-cell/>
          <table:table-cell office:value-type="float" office:value="34731" calcext:value-type="float">
            <text:p>34731</text:p>
          </table:table-cell>
          <table:table-cell/>
          <table:table-cell office:value-type="float" office:value="61253" calcext:value-type="float">
            <text:p>61253</text:p>
          </table:table-cell>
          <table:table-cell/>
          <table:table-cell office:value-type="float" office:value="103139" calcext:value-type="float">
            <text:p>103139</text:p>
          </table:table-cell>
          <table:table-cell/>
          <table:table-cell office:value-type="float" office:value="167048" calcext:value-type="float">
            <text:p>167048</text:p>
          </table:table-cell>
          <table:table-cell/>
          <table:table-cell office:value-type="float" office:value="230382" calcext:value-type="float">
            <text:p>230382</text:p>
          </table:table-cell>
          <table:table-cell/>
          <table:table-cell office:value-type="float" office:value="200699" calcext:value-type="float">
            <text:p>200699</text:p>
          </table:table-cell>
          <table:table-cell/>
          <table:table-cell office:value-type="float" office:value="219100" calcext:value-type="float">
            <text:p>219100</text:p>
          </table:table-cell>
          <table:table-cell/>
          <table:table-cell office:value-type="float" office:value="276983" calcext:value-type="float">
            <text:p>276983</text:p>
          </table:table-cell>
          <table:table-cell/>
          <table:table-cell office:value-type="float" office:value="345118" calcext:value-type="float">
            <text:p>345118</text:p>
          </table:table-cell>
          <table:table-cell/>
          <table:table-cell office:value-type="float" office:value="468312" calcext:value-type="float">
            <text:p>468312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18701" calcext:value-type="float">
            <text:p>18701</text:p>
          </table:table-cell>
          <table:table-cell/>
          <table:table-cell office:value-type="float" office:value="34347" calcext:value-type="float">
            <text:p>34347</text:p>
          </table:table-cell>
          <table:table-cell/>
          <table:table-cell office:value-type="float" office:value="61648" calcext:value-type="float">
            <text:p>61648</text:p>
          </table:table-cell>
          <table:table-cell/>
          <table:table-cell office:value-type="float" office:value="106222" calcext:value-type="float">
            <text:p>106222</text:p>
          </table:table-cell>
          <table:table-cell/>
          <table:table-cell office:value-type="float" office:value="174522" calcext:value-type="float">
            <text:p>174522</text:p>
          </table:table-cell>
          <table:table-cell/>
          <table:table-cell office:value-type="float" office:value="252273" calcext:value-type="float">
            <text:p>252273</text:p>
          </table:table-cell>
          <table:table-cell/>
          <table:table-cell office:value-type="float" office:value="291430" calcext:value-type="float">
            <text:p>291430</text:p>
          </table:table-cell>
          <table:table-cell/>
          <table:table-cell office:value-type="float" office:value="230094" calcext:value-type="float">
            <text:p>230094</text:p>
          </table:table-cell>
          <table:table-cell/>
          <table:table-cell office:value-type="float" office:value="235995" calcext:value-type="float">
            <text:p>235995</text:p>
          </table:table-cell>
          <table:table-cell/>
          <table:table-cell office:value-type="float" office:value="328830" calcext:value-type="float">
            <text:p>328830</text:p>
          </table:table-cell>
          <table:table-cell/>
          <table:table-cell office:value-type="float" office:value="468020" calcext:value-type="float">
            <text:p>468020</text:p>
          </table:table-cell>
          <table:table-cell/>
          <table:table-cell office:value-type="float" office:value="500027" calcext:value-type="float">
            <text:p>50002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18633" calcext:value-type="float">
            <text:p>18633</text:p>
          </table:table-cell>
          <table:table-cell/>
          <table:table-cell office:value-type="float" office:value="34366" calcext:value-type="float">
            <text:p>34366</text:p>
          </table:table-cell>
          <table:table-cell/>
          <table:table-cell office:value-type="float" office:value="61674" calcext:value-type="float">
            <text:p>61674</text:p>
          </table:table-cell>
          <table:table-cell/>
          <table:table-cell office:value-type="float" office:value="106466" calcext:value-type="float">
            <text:p>106466</text:p>
          </table:table-cell>
          <table:table-cell/>
          <table:table-cell office:value-type="float" office:value="173565" calcext:value-type="float">
            <text:p>173565</text:p>
          </table:table-cell>
          <table:table-cell/>
          <table:table-cell office:value-type="float" office:value="251992" calcext:value-type="float">
            <text:p>251992</text:p>
          </table:table-cell>
          <table:table-cell/>
          <table:table-cell office:value-type="float" office:value="299507" calcext:value-type="float">
            <text:p>299507</text:p>
          </table:table-cell>
          <table:table-cell/>
          <table:table-cell office:value-type="float" office:value="344505" calcext:value-type="float">
            <text:p>344505</text:p>
          </table:table-cell>
          <table:table-cell/>
          <table:table-cell office:value-type="float" office:value="283601" calcext:value-type="float">
            <text:p>283601</text:p>
          </table:table-cell>
          <table:table-cell/>
          <table:table-cell office:value-type="float" office:value="476356" calcext:value-type="float">
            <text:p>476356</text:p>
          </table:table-cell>
          <table:table-cell/>
          <table:table-cell office:value-type="float" office:value="382384" calcext:value-type="float">
            <text:p>382384</text:p>
          </table:table-cell>
          <table:table-cell/>
          <table:table-cell office:value-type="float" office:value="507381" calcext:value-type="float">
            <text:p>507381</text:p>
          </table:table-cell>
          <table:table-cell/>
          <table:table-cell office:value-type="float" office:value="572252" calcext:value-type="float">
            <text:p>57225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0000" calcext:value-type="float">
            <text:p>150000</text:p>
          </table:table-cell>
          <table:table-cell/>
          <table:table-cell office:value-type="float" office:value="215391" calcext:value-type="float">
            <text:p>215391</text:p>
          </table:table-cell>
          <table:table-cell/>
          <table:table-cell office:value-type="float" office:value="242355" calcext:value-type="float">
            <text:p>242355</text:p>
          </table:table-cell>
          <table:table-cell/>
          <table:table-cell office:value-type="float" office:value="327845" calcext:value-type="float">
            <text:p>327845</text:p>
          </table:table-cell>
          <table:table-cell/>
          <table:table-cell office:value-type="float" office:value="394931" calcext:value-type="float">
            <text:p>394931</text:p>
          </table:table-cell>
          <table:table-cell/>
          <table:table-cell office:value-type="float" office:value="263874" calcext:value-type="float">
            <text:p>263874</text:p>
          </table:table-cell>
          <table:table-cell/>
          <table:table-cell office:value-type="float" office:value="256650" calcext:value-type="float">
            <text:p>256650</text:p>
          </table:table-cell>
          <table:table-cell/>
          <table:table-cell office:value-type="float" office:value="241864" calcext:value-type="float">
            <text:p>241864</text:p>
          </table:table-cell>
          <table:table-cell/>
          <table:table-cell office:value-type="float" office:value="347622" calcext:value-type="float">
            <text:p>3476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249" calcext:value-type="float">
            <text:p>151249</text:p>
          </table:table-cell>
          <table:table-cell/>
          <table:table-cell office:value-type="float" office:value="231922" calcext:value-type="float">
            <text:p>231922</text:p>
          </table:table-cell>
          <table:table-cell/>
          <table:table-cell office:value-type="float" office:value="240612" calcext:value-type="float">
            <text:p>240612</text:p>
          </table:table-cell>
          <table:table-cell/>
          <table:table-cell office:value-type="float" office:value="291475" calcext:value-type="float">
            <text:p>291475</text:p>
          </table:table-cell>
          <table:table-cell/>
          <table:table-cell office:value-type="float" office:value="414980" calcext:value-type="float">
            <text:p>414980</text:p>
          </table:table-cell>
          <table:table-cell/>
          <table:table-cell office:value-type="float" office:value="528477" calcext:value-type="float">
            <text:p>528477</text:p>
          </table:table-cell>
          <table:table-cell/>
          <table:table-cell office:value-type="float" office:value="474203" calcext:value-type="float">
            <text:p>474203</text:p>
          </table:table-cell>
          <table:table-cell/>
          <table:table-cell office:value-type="float" office:value="309807" calcext:value-type="float">
            <text:p>309807</text:p>
          </table:table-cell>
          <table:table-cell/>
          <table:table-cell office:value-type="float" office:value="529702" calcext:value-type="float">
            <text:p>52970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70968" calcext:value-type="float">
            <text:p>170968</text:p>
          </table:table-cell>
          <table:table-cell/>
          <table:table-cell office:value-type="float" office:value="242187" calcext:value-type="float">
            <text:p>242187</text:p>
          </table:table-cell>
          <table:table-cell/>
          <table:table-cell office:value-type="float" office:value="296717" calcext:value-type="float">
            <text:p>296717</text:p>
          </table:table-cell>
          <table:table-cell/>
          <table:table-cell office:value-type="float" office:value="348473" calcext:value-type="float">
            <text:p>348473</text:p>
          </table:table-cell>
          <table:table-cell/>
          <table:table-cell office:value-type="float" office:value="397328" calcext:value-type="float">
            <text:p>397328</text:p>
          </table:table-cell>
          <table:table-cell/>
          <table:table-cell office:value-type="float" office:value="262447" calcext:value-type="float">
            <text:p>262447</text:p>
          </table:table-cell>
          <table:table-cell/>
          <table:table-cell office:value-type="float" office:value="442144" calcext:value-type="float">
            <text:p>442144</text:p>
          </table:table-cell>
          <table:table-cell/>
          <table:table-cell office:value-type="float" office:value="416313" calcext:value-type="float">
            <text:p>416313</text:p>
          </table:table-cell>
          <table:table-cell/>
          <table:table-cell office:value-type="float" office:value="444544" calcext:value-type="float">
            <text:p>4445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949" calcext:value-type="float">
            <text:p>151949</text:p>
          </table:table-cell>
          <table:table-cell/>
          <table:table-cell office:value-type="float" office:value="242356" calcext:value-type="float">
            <text:p>242356</text:p>
          </table:table-cell>
          <table:table-cell/>
          <table:table-cell office:value-type="float" office:value="261563" calcext:value-type="float">
            <text:p>261563</text:p>
          </table:table-cell>
          <table:table-cell/>
          <table:table-cell office:value-type="float" office:value="346304" calcext:value-type="float">
            <text:p>346304</text:p>
          </table:table-cell>
          <table:table-cell/>
          <table:table-cell office:value-type="float" office:value="432881" calcext:value-type="float">
            <text:p>432881</text:p>
          </table:table-cell>
          <table:table-cell/>
          <table:table-cell office:value-type="float" office:value="495152" calcext:value-type="float">
            <text:p>495152</text:p>
          </table:table-cell>
          <table:table-cell/>
          <table:table-cell office:value-type="float" office:value="527727" calcext:value-type="float">
            <text:p>527727</text:p>
          </table:table-cell>
          <table:table-cell/>
          <table:table-cell office:value-type="float" office:value="555698" calcext:value-type="float">
            <text:p>555698</text:p>
          </table:table-cell>
          <table:table-cell/>
          <table:table-cell office:value-type="float" office:value="516154" calcext:value-type="float">
            <text:p>5161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2758" calcext:value-type="float">
            <text:p>152758</text:p>
          </table:table-cell>
          <table:table-cell/>
          <table:table-cell office:value-type="float" office:value="247572" calcext:value-type="float">
            <text:p>247572</text:p>
          </table:table-cell>
          <table:table-cell/>
          <table:table-cell office:value-type="float" office:value="300339" calcext:value-type="float">
            <text:p>300339</text:p>
          </table:table-cell>
          <table:table-cell/>
          <table:table-cell office:value-type="float" office:value="346083" calcext:value-type="float">
            <text:p>346083</text:p>
          </table:table-cell>
          <table:table-cell/>
          <table:table-cell office:value-type="float" office:value="415204" calcext:value-type="float">
            <text:p>415204</text:p>
          </table:table-cell>
          <table:table-cell/>
          <table:table-cell office:value-type="float" office:value="503337" calcext:value-type="float">
            <text:p>503337</text:p>
          </table:table-cell>
          <table:table-cell/>
          <table:table-cell office:value-type="float" office:value="363668" calcext:value-type="float">
            <text:p>363668</text:p>
          </table:table-cell>
          <table:table-cell/>
          <table:table-cell office:value-type="float" office:value="547371" calcext:value-type="float">
            <text:p>547371</text:p>
          </table:table-cell>
          <table:table-cell/>
          <table:table-cell office:value-type="float" office:value="555083" calcext:value-type="float">
            <text:p>5550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51846" calcext:value-type="float">
            <text:p>151846</text:p>
          </table:table-cell>
          <table:table-cell/>
          <table:table-cell office:value-type="float" office:value="226099" calcext:value-type="float">
            <text:p>226099</text:p>
          </table:table-cell>
          <table:table-cell/>
          <table:table-cell office:value-type="float" office:value="297581" calcext:value-type="float">
            <text:p>297581</text:p>
          </table:table-cell>
          <table:table-cell/>
          <table:table-cell office:value-type="float" office:value="300960" calcext:value-type="float">
            <text:p>300960</text:p>
          </table:table-cell>
          <table:table-cell/>
          <table:table-cell office:value-type="float" office:value="444907" calcext:value-type="float">
            <text:p>444907</text:p>
          </table:table-cell>
          <table:table-cell/>
          <table:table-cell office:value-type="float" office:value="492605" calcext:value-type="float">
            <text:p>492605</text:p>
          </table:table-cell>
          <table:table-cell/>
          <table:table-cell office:value-type="float" office:value="531578" calcext:value-type="float">
            <text:p>531578</text:p>
          </table:table-cell>
          <table:table-cell/>
          <table:table-cell office:value-type="float" office:value="549120" calcext:value-type="float">
            <text:p>549120</text:p>
          </table:table-cell>
          <table:table-cell/>
          <table:table-cell office:value-type="float" office:value="566020" calcext:value-type="float">
            <text:p>56602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964" calcext:value-type="float">
            <text:p>163964</text:p>
          </table:table-cell>
          <table:table-cell/>
          <table:table-cell office:value-type="float" office:value="231327" calcext:value-type="float">
            <text:p>231327</text:p>
          </table:table-cell>
          <table:table-cell/>
          <table:table-cell office:value-type="float" office:value="262215" calcext:value-type="float">
            <text:p>262215</text:p>
          </table:table-cell>
          <table:table-cell/>
          <table:table-cell office:value-type="float" office:value="338369" calcext:value-type="float">
            <text:p>338369</text:p>
          </table:table-cell>
          <table:table-cell/>
          <table:table-cell office:value-type="float" office:value="415977" calcext:value-type="float">
            <text:p>415977</text:p>
          </table:table-cell>
          <table:table-cell/>
          <table:table-cell office:value-type="float" office:value="481170" calcext:value-type="float">
            <text:p>481170</text:p>
          </table:table-cell>
          <table:table-cell/>
          <table:table-cell office:value-type="float" office:value="534953" calcext:value-type="float">
            <text:p>534953</text:p>
          </table:table-cell>
          <table:table-cell/>
          <table:table-cell office:value-type="float" office:value="544123" calcext:value-type="float">
            <text:p>544123</text:p>
          </table:table-cell>
          <table:table-cell/>
          <table:table-cell office:value-type="float" office:value="523214" calcext:value-type="float">
            <text:p>52321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63385" calcext:value-type="float">
            <text:p>163385</text:p>
          </table:table-cell>
          <table:table-cell/>
          <table:table-cell office:value-type="float" office:value="236836" calcext:value-type="float">
            <text:p>236836</text:p>
          </table:table-cell>
          <table:table-cell/>
          <table:table-cell office:value-type="float" office:value="276915" calcext:value-type="float">
            <text:p>276915</text:p>
          </table:table-cell>
          <table:table-cell/>
          <table:table-cell office:value-type="float" office:value="335995" calcext:value-type="float">
            <text:p>335995</text:p>
          </table:table-cell>
          <table:table-cell/>
          <table:table-cell office:value-type="float" office:value="431100" calcext:value-type="float">
            <text:p>431100</text:p>
          </table:table-cell>
          <table:table-cell/>
          <table:table-cell office:value-type="float" office:value="482560" calcext:value-type="float">
            <text:p>482560</text:p>
          </table:table-cell>
          <table:table-cell/>
          <table:table-cell office:value-type="float" office:value="528081" calcext:value-type="float">
            <text:p>528081</text:p>
          </table:table-cell>
          <table:table-cell/>
          <table:table-cell office:value-type="float" office:value="551738" calcext:value-type="float">
            <text:p>551738</text:p>
          </table:table-cell>
          <table:table-cell/>
          <table:table-cell office:value-type="float" office:value="539099" calcext:value-type="float">
            <text:p>539099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422163" calcext:value-type="float">
            <text:p>422163</text:p>
          </table:table-cell>
          <table:table-cell/>
          <table:table-cell office:value-type="float" office:value="546541" calcext:value-type="float">
            <text:p>546541</text:p>
          </table:table-cell>
          <table:table-cell/>
          <table:table-cell office:value-type="float" office:value="629921" calcext:value-type="float">
            <text:p>629921</text:p>
          </table:table-cell>
          <table:table-cell/>
          <table:table-cell office:value-type="float" office:value="699453" calcext:value-type="float">
            <text:p>699453</text:p>
          </table:table-cell>
          <table:table-cell/>
          <table:table-cell office:value-type="float" office:value="743321" calcext:value-type="float">
            <text:p>74332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528270" calcext:value-type="float">
            <text:p>528270</text:p>
          </table:table-cell>
          <table:table-cell/>
          <table:table-cell office:value-type="float" office:value="736902" calcext:value-type="float">
            <text:p>736902</text:p>
          </table:table-cell>
          <table:table-cell/>
          <table:table-cell office:value-type="float" office:value="933625" calcext:value-type="float">
            <text:p>933625</text:p>
          </table:table-cell>
          <table:table-cell/>
          <table:table-cell office:value-type="float" office:value="1036437" calcext:value-type="float">
            <text:p>1036437</text:p>
          </table:table-cell>
          <table:table-cell/>
          <table:table-cell office:value-type="float" office:value="1024819" calcext:value-type="float">
            <text:p>1024819</text:p>
          </table:table-cell>
          <table:table-cell/>
          <table:table-cell office:value-type="float" office:value="1084745" calcext:value-type="float">
            <text:p>108474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22265" calcext:value-type="float">
            <text:p>622265</text:p>
          </table:table-cell>
          <table:table-cell/>
          <table:table-cell office:value-type="float" office:value="921858" calcext:value-type="float">
            <text:p>921858</text:p>
          </table:table-cell>
          <table:table-cell/>
          <table:table-cell office:value-type="float" office:value="1197941" calcext:value-type="float">
            <text:p>1197941</text:p>
          </table:table-cell>
          <table:table-cell/>
          <table:table-cell office:value-type="float" office:value="1430967" calcext:value-type="float">
            <text:p>1430967</text:p>
          </table:table-cell>
          <table:table-cell/>
          <table:table-cell office:value-type="float" office:value="1675392" calcext:value-type="float">
            <text:p>1675392</text:p>
          </table:table-cell>
          <table:table-cell/>
          <table:table-cell office:value-type="float" office:value="1662337" calcext:value-type="float">
            <text:p>1662337</text:p>
          </table:table-cell>
          <table:table-cell/>
          <table:table-cell office:value-type="float" office:value="1739130" calcext:value-type="float">
            <text:p>173913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652395" calcext:value-type="float">
            <text:p>652395</text:p>
          </table:table-cell>
          <table:table-cell/>
          <table:table-cell office:value-type="float" office:value="1004118" calcext:value-type="float">
            <text:p>1004118</text:p>
          </table:table-cell>
          <table:table-cell/>
          <table:table-cell office:value-type="float" office:value="1393197" calcext:value-type="float">
            <text:p>1393197</text:p>
          </table:table-cell>
          <table:table-cell/>
          <table:table-cell office:value-type="float" office:value="1627980" calcext:value-type="float">
            <text:p>1627980</text:p>
          </table:table-cell>
          <table:table-cell/>
          <table:table-cell office:value-type="float" office:value="1924088" calcext:value-type="float">
            <text:p>1924088</text:p>
          </table:table-cell>
          <table:table-cell/>
          <table:table-cell office:value-type="float" office:value="2102669" calcext:value-type="float">
            <text:p>2102669</text:p>
          </table:table-cell>
          <table:table-cell/>
          <table:table-cell office:value-type="float" office:value="2083842" calcext:value-type="float">
            <text:p>2083842</text:p>
          </table:table-cell>
          <table:table-cell/>
          <table:table-cell office:value-type="float" office:value="2154882" calcext:value-type="float">
            <text:p>215488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681485" calcext:value-type="float">
            <text:p>681485</text:p>
          </table:table-cell>
          <table:table-cell/>
          <table:table-cell office:value-type="float" office:value="1077667" calcext:value-type="float">
            <text:p>1077667</text:p>
          </table:table-cell>
          <table:table-cell/>
          <table:table-cell office:value-type="float" office:value="1554341" calcext:value-type="float">
            <text:p>1554341</text:p>
          </table:table-cell>
          <table:table-cell/>
          <table:table-cell office:value-type="float" office:value="1890694" calcext:value-type="float">
            <text:p>1890694</text:p>
          </table:table-cell>
          <table:table-cell/>
          <table:table-cell office:value-type="float" office:value="1961685" calcext:value-type="float">
            <text:p>1961685</text:p>
          </table:table-cell>
          <table:table-cell/>
          <table:table-cell office:value-type="float" office:value="2423095" calcext:value-type="float">
            <text:p>2423095</text:p>
          </table:table-cell>
          <table:table-cell/>
          <table:table-cell office:value-type="float" office:value="2390847" calcext:value-type="float">
            <text:p>2390847</text:p>
          </table:table-cell>
          <table:table-cell/>
          <table:table-cell office:value-type="float" office:value="2568991" calcext:value-type="float">
            <text:p>2568991</text:p>
          </table:table-cell>
          <table:table-cell/>
          <table:table-cell office:value-type="float" office:value="2545997" calcext:value-type="float">
            <text:p>254599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698094" calcext:value-type="float">
            <text:p>698094</text:p>
          </table:table-cell>
          <table:table-cell/>
          <table:table-cell office:value-type="float" office:value="1100897" calcext:value-type="float">
            <text:p>1100897</text:p>
          </table:table-cell>
          <table:table-cell/>
          <table:table-cell office:value-type="float" office:value="1582567" calcext:value-type="float">
            <text:p>1582567</text:p>
          </table:table-cell>
          <table:table-cell/>
          <table:table-cell office:value-type="float" office:value="2057051" calcext:value-type="float">
            <text:p>2057051</text:p>
          </table:table-cell>
          <table:table-cell/>
          <table:table-cell office:value-type="float" office:value="2314647" calcext:value-type="float">
            <text:p>2314647</text:p>
          </table:table-cell>
          <table:table-cell/>
          <table:table-cell office:value-type="float" office:value="2574805" calcext:value-type="float">
            <text:p>2574805</text:p>
          </table:table-cell>
          <table:table-cell/>
          <table:table-cell office:value-type="float" office:value="2766446" calcext:value-type="float">
            <text:p>2766446</text:p>
          </table:table-cell>
          <table:table-cell/>
          <table:table-cell office:value-type="float" office:value="2779964" calcext:value-type="float">
            <text:p>2779964</text:p>
          </table:table-cell>
          <table:table-cell/>
          <table:table-cell office:value-type="float" office:value="2620601" calcext:value-type="float">
            <text:p>2620601</text:p>
          </table:table-cell>
          <table:table-cell/>
          <table:table-cell office:value-type="float" office:value="2613911" calcext:value-type="float">
            <text:p>261391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667927" calcext:value-type="float">
            <text:p>667927</text:p>
          </table:table-cell>
          <table:table-cell/>
          <table:table-cell office:value-type="float" office:value="1135254" calcext:value-type="float">
            <text:p>1135254</text:p>
          </table:table-cell>
          <table:table-cell/>
          <table:table-cell office:value-type="float" office:value="1640499" calcext:value-type="float">
            <text:p>1640499</text:p>
          </table:table-cell>
          <table:table-cell/>
          <table:table-cell office:value-type="float" office:value="2075395" calcext:value-type="float">
            <text:p>2075395</text:p>
          </table:table-cell>
          <table:table-cell/>
          <table:table-cell office:value-type="float" office:value="2432015" calcext:value-type="float">
            <text:p>2432015</text:p>
          </table:table-cell>
          <table:table-cell/>
          <table:table-cell office:value-type="float" office:value="2601791" calcext:value-type="float">
            <text:p>2601791</text:p>
          </table:table-cell>
          <table:table-cell/>
          <table:table-cell office:value-type="float" office:value="2865337" calcext:value-type="float">
            <text:p>2865337</text:p>
          </table:table-cell>
          <table:table-cell/>
          <table:table-cell office:value-type="float" office:value="2902494" calcext:value-type="float">
            <text:p>2902494</text:p>
          </table:table-cell>
          <table:table-cell/>
          <table:table-cell office:value-type="float" office:value="2927805" calcext:value-type="float">
            <text:p>2927805</text:p>
          </table:table-cell>
          <table:table-cell/>
          <table:table-cell office:value-type="float" office:value="2668056" calcext:value-type="float">
            <text:p>2668056</text:p>
          </table:table-cell>
          <table:table-cell/>
          <table:table-cell office:value-type="float" office:value="2506271" calcext:value-type="float">
            <text:p>2506271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87357" calcext:value-type="float">
            <text:p>687357</text:p>
          </table:table-cell>
          <table:table-cell/>
          <table:table-cell office:value-type="float" office:value="1146167" calcext:value-type="float">
            <text:p>1146167</text:p>
          </table:table-cell>
          <table:table-cell/>
          <table:table-cell office:value-type="float" office:value="1650315" calcext:value-type="float">
            <text:p>1650315</text:p>
          </table:table-cell>
          <table:table-cell/>
          <table:table-cell office:value-type="float" office:value="2113301" calcext:value-type="float">
            <text:p>2113301</text:p>
          </table:table-cell>
          <table:table-cell/>
          <table:table-cell office:value-type="float" office:value="2481672" calcext:value-type="float">
            <text:p>2481672</text:p>
          </table:table-cell>
          <table:table-cell/>
          <table:table-cell office:value-type="float" office:value="2620098" calcext:value-type="float">
            <text:p>2620098</text:p>
          </table:table-cell>
          <table:table-cell/>
          <table:table-cell office:value-type="float" office:value="2905582" calcext:value-type="float">
            <text:p>2905582</text:p>
          </table:table-cell>
          <table:table-cell/>
          <table:table-cell office:value-type="float" office:value="2895825" calcext:value-type="float">
            <text:p>2895825</text:p>
          </table:table-cell>
          <table:table-cell/>
          <table:table-cell office:value-type="float" office:value="3044900" calcext:value-type="float">
            <text:p>3044900</text:p>
          </table:table-cell>
          <table:table-cell/>
          <table:table-cell office:value-type="float" office:value="2887760" calcext:value-type="float">
            <text:p>2887760</text:p>
          </table:table-cell>
          <table:table-cell/>
          <table:table-cell office:value-type="float" office:value="2738334" calcext:value-type="float">
            <text:p>2738334</text:p>
          </table:table-cell>
          <table:table-cell/>
          <table:table-cell office:value-type="float" office:value="2643262" calcext:value-type="float">
            <text:p>2643262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00320" calcext:value-type="float">
            <text:p>700320</text:p>
          </table:table-cell>
          <table:table-cell/>
          <table:table-cell office:value-type="float" office:value="1107199" calcext:value-type="float">
            <text:p>1107199</text:p>
          </table:table-cell>
          <table:table-cell/>
          <table:table-cell office:value-type="float" office:value="1488669" calcext:value-type="float">
            <text:p>1488669</text:p>
          </table:table-cell>
          <table:table-cell/>
          <table:table-cell office:value-type="float" office:value="2063917" calcext:value-type="float">
            <text:p>2063917</text:p>
          </table:table-cell>
          <table:table-cell/>
          <table:table-cell office:value-type="float" office:value="2399742" calcext:value-type="float">
            <text:p>2399742</text:p>
          </table:table-cell>
          <table:table-cell/>
          <table:table-cell office:value-type="float" office:value="2631883" calcext:value-type="float">
            <text:p>2631883</text:p>
          </table:table-cell>
          <table:table-cell/>
          <table:table-cell office:value-type="float" office:value="2835632" calcext:value-type="float">
            <text:p>2835632</text:p>
          </table:table-cell>
          <table:table-cell/>
          <table:table-cell office:value-type="float" office:value="2925035" calcext:value-type="float">
            <text:p>2925035</text:p>
          </table:table-cell>
          <table:table-cell/>
          <table:table-cell office:value-type="float" office:value="2920863" calcext:value-type="float">
            <text:p>2920863</text:p>
          </table:table-cell>
          <table:table-cell/>
          <table:table-cell office:value-type="float" office:value="2940680" calcext:value-type="float">
            <text:p>2940680</text:p>
          </table:table-cell>
          <table:table-cell/>
          <table:table-cell office:value-type="float" office:value="2711325" calcext:value-type="float">
            <text:p>2711325</text:p>
          </table:table-cell>
          <table:table-cell/>
          <table:table-cell office:value-type="float" office:value="2612786" calcext:value-type="float">
            <text:p>2612786</text:p>
          </table:table-cell>
          <table:table-cell/>
          <table:table-cell office:value-type="float" office:value="2630277" calcext:value-type="float">
            <text:p>263027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79804" calcext:value-type="float">
            <text:p>2379804</text:p>
          </table:table-cell>
          <table:table-cell/>
          <table:table-cell office:value-type="float" office:value="2500648" calcext:value-type="float">
            <text:p>2500648</text:p>
          </table:table-cell>
          <table:table-cell/>
          <table:table-cell office:value-type="float" office:value="2759875" calcext:value-type="float">
            <text:p>2759875</text:p>
          </table:table-cell>
          <table:table-cell/>
          <table:table-cell office:value-type="float" office:value="2832519" calcext:value-type="float">
            <text:p>2832519</text:p>
          </table:table-cell>
          <table:table-cell/>
          <table:table-cell office:value-type="float" office:value="2973232" calcext:value-type="float">
            <text:p>2973232</text:p>
          </table:table-cell>
          <table:table-cell/>
          <table:table-cell office:value-type="float" office:value="2887048" calcext:value-type="float">
            <text:p>2887048</text:p>
          </table:table-cell>
          <table:table-cell/>
          <table:table-cell office:value-type="float" office:value="2648261" calcext:value-type="float">
            <text:p>2648261</text:p>
          </table:table-cell>
          <table:table-cell/>
          <table:table-cell office:value-type="float" office:value="2473411" calcext:value-type="float">
            <text:p>2473411</text:p>
          </table:table-cell>
          <table:table-cell/>
          <table:table-cell office:value-type="float" office:value="1856691" calcext:value-type="float">
            <text:p>185669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64816" calcext:value-type="float">
            <text:p>1864816</text:p>
          </table:table-cell>
          <table:table-cell/>
          <table:table-cell office:value-type="float" office:value="2488504" calcext:value-type="float">
            <text:p>2488504</text:p>
          </table:table-cell>
          <table:table-cell/>
          <table:table-cell office:value-type="float" office:value="2214884" calcext:value-type="float">
            <text:p>2214884</text:p>
          </table:table-cell>
          <table:table-cell/>
          <table:table-cell office:value-type="float" office:value="2219339" calcext:value-type="float">
            <text:p>2219339</text:p>
          </table:table-cell>
          <table:table-cell/>
          <table:table-cell office:value-type="float" office:value="2898258" calcext:value-type="float">
            <text:p>2898258</text:p>
          </table:table-cell>
          <table:table-cell/>
          <table:table-cell office:value-type="float" office:value="2907761" calcext:value-type="float">
            <text:p>2907761</text:p>
          </table:table-cell>
          <table:table-cell/>
          <table:table-cell office:value-type="float" office:value="2774774" calcext:value-type="float">
            <text:p>2774774</text:p>
          </table:table-cell>
          <table:table-cell/>
          <table:table-cell office:value-type="float" office:value="2621733" calcext:value-type="float">
            <text:p>2621733</text:p>
          </table:table-cell>
          <table:table-cell/>
          <table:table-cell office:value-type="float" office:value="2568337" calcext:value-type="float">
            <text:p>256833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26698" calcext:value-type="float">
            <text:p>2326698</text:p>
          </table:table-cell>
          <table:table-cell/>
          <table:table-cell office:value-type="float" office:value="2449348" calcext:value-type="float">
            <text:p>2449348</text:p>
          </table:table-cell>
          <table:table-cell/>
          <table:table-cell office:value-type="float" office:value="2333520" calcext:value-type="float">
            <text:p>2333520</text:p>
          </table:table-cell>
          <table:table-cell/>
          <table:table-cell office:value-type="float" office:value="2863784" calcext:value-type="float">
            <text:p>2863784</text:p>
          </table:table-cell>
          <table:table-cell/>
          <table:table-cell office:value-type="float" office:value="1903177" calcext:value-type="float">
            <text:p>1903177</text:p>
          </table:table-cell>
          <table:table-cell/>
          <table:table-cell office:value-type="float" office:value="1488388" calcext:value-type="float">
            <text:p>1488388</text:p>
          </table:table-cell>
          <table:table-cell/>
          <table:table-cell office:value-type="float" office:value="1243693" calcext:value-type="float">
            <text:p>1243693</text:p>
          </table:table-cell>
          <table:table-cell/>
          <table:table-cell office:value-type="float" office:value="1381630" calcext:value-type="float">
            <text:p>1381630</text:p>
          </table:table-cell>
          <table:table-cell/>
          <table:table-cell office:value-type="float" office:value="892533" calcext:value-type="float">
            <text:p>89253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92574" calcext:value-type="float">
            <text:p>392574</text:p>
          </table:table-cell>
          <table:table-cell/>
          <table:table-cell office:value-type="float" office:value="399376" calcext:value-type="float">
            <text:p>399376</text:p>
          </table:table-cell>
          <table:table-cell/>
          <table:table-cell office:value-type="float" office:value="437663" calcext:value-type="float">
            <text:p>437663</text:p>
          </table:table-cell>
          <table:table-cell/>
          <table:table-cell office:value-type="float" office:value="417588" calcext:value-type="float">
            <text:p>417588</text:p>
          </table:table-cell>
          <table:table-cell/>
          <table:table-cell office:value-type="float" office:value="420525" calcext:value-type="float">
            <text:p>420525</text:p>
          </table:table-cell>
          <table:table-cell/>
          <table:table-cell office:value-type="float" office:value="427959" calcext:value-type="float">
            <text:p>427959</text:p>
          </table:table-cell>
          <table:table-cell/>
          <table:table-cell office:value-type="float" office:value="421940" calcext:value-type="float">
            <text:p>421940</text:p>
          </table:table-cell>
          <table:table-cell/>
          <table:table-cell office:value-type="float" office:value="418871" calcext:value-type="float">
            <text:p>418871</text:p>
          </table:table-cell>
          <table:table-cell/>
          <table:table-cell office:value-type="float" office:value="235843" calcext:value-type="float">
            <text:p>23584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3910" calcext:value-type="float">
            <text:p>303910</text:p>
          </table:table-cell>
          <table:table-cell/>
          <table:table-cell office:value-type="float" office:value="287934" calcext:value-type="float">
            <text:p>287934</text:p>
          </table:table-cell>
          <table:table-cell/>
          <table:table-cell office:value-type="float" office:value="303522" calcext:value-type="float">
            <text:p>303522</text:p>
          </table:table-cell>
          <table:table-cell/>
          <table:table-cell office:value-type="float" office:value="308512" calcext:value-type="float">
            <text:p>308512</text:p>
          </table:table-cell>
          <table:table-cell/>
          <table:table-cell office:value-type="float" office:value="221263" calcext:value-type="float">
            <text:p>221263</text:p>
          </table:table-cell>
          <table:table-cell/>
          <table:table-cell office:value-type="float" office:value="307267" calcext:value-type="float">
            <text:p>307267</text:p>
          </table:table-cell>
          <table:table-cell/>
          <table:table-cell office:value-type="float" office:value="308950" calcext:value-type="float">
            <text:p>308950</text:p>
          </table:table-cell>
          <table:table-cell/>
          <table:table-cell office:value-type="float" office:value="300912" calcext:value-type="float">
            <text:p>300912</text:p>
          </table:table-cell>
          <table:table-cell/>
          <table:table-cell office:value-type="float" office:value="307716" calcext:value-type="float">
            <text:p>30771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6937" calcext:value-type="float">
            <text:p>266937</text:p>
          </table:table-cell>
          <table:table-cell/>
          <table:table-cell office:value-type="float" office:value="244801" calcext:value-type="float">
            <text:p>244801</text:p>
          </table:table-cell>
          <table:table-cell/>
          <table:table-cell office:value-type="float" office:value="257196" calcext:value-type="float">
            <text:p>257196</text:p>
          </table:table-cell>
          <table:table-cell/>
          <table:table-cell office:value-type="float" office:value="255347" calcext:value-type="float">
            <text:p>255347</text:p>
          </table:table-cell>
          <table:table-cell/>
          <table:table-cell office:value-type="float" office:value="256585" calcext:value-type="float">
            <text:p>256585</text:p>
          </table:table-cell>
          <table:table-cell/>
          <table:table-cell office:value-type="float" office:value="278695" calcext:value-type="float">
            <text:p>278695</text:p>
          </table:table-cell>
          <table:table-cell/>
          <table:table-cell office:value-type="float" office:value="257281" calcext:value-type="float">
            <text:p>257281</text:p>
          </table:table-cell>
          <table:table-cell/>
          <table:table-cell office:value-type="float" office:value="219433" calcext:value-type="float">
            <text:p>219433</text:p>
          </table:table-cell>
          <table:table-cell/>
          <table:table-cell office:value-type="float" office:value="249559" calcext:value-type="float">
            <text:p>24955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7714" calcext:value-type="float">
            <text:p>257714</text:p>
          </table:table-cell>
          <table:table-cell/>
          <table:table-cell office:value-type="float" office:value="256606" calcext:value-type="float">
            <text:p>256606</text:p>
          </table:table-cell>
          <table:table-cell/>
          <table:table-cell office:value-type="float" office:value="247621" calcext:value-type="float">
            <text:p>247621</text:p>
          </table:table-cell>
          <table:table-cell/>
          <table:table-cell office:value-type="float" office:value="261096" calcext:value-type="float">
            <text:p>261096</text:p>
          </table:table-cell>
          <table:table-cell/>
          <table:table-cell office:value-type="float" office:value="248584" calcext:value-type="float">
            <text:p>248584</text:p>
          </table:table-cell>
          <table:table-cell/>
          <table:table-cell office:value-type="float" office:value="259637" calcext:value-type="float">
            <text:p>259637</text:p>
          </table:table-cell>
          <table:table-cell/>
          <table:table-cell office:value-type="float" office:value="192146" calcext:value-type="float">
            <text:p>192146</text:p>
          </table:table-cell>
          <table:table-cell/>
          <table:table-cell office:value-type="float" office:value="192923" calcext:value-type="float">
            <text:p>192923</text:p>
          </table:table-cell>
          <table:table-cell/>
          <table:table-cell office:value-type="float" office:value="259083" calcext:value-type="float">
            <text:p>25908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95931" calcext:value-type="float">
            <text:p>195931</text:p>
          </table:table-cell>
          <table:table-cell/>
          <table:table-cell office:value-type="float" office:value="205462" calcext:value-type="float">
            <text:p>205462</text:p>
          </table:table-cell>
          <table:table-cell/>
          <table:table-cell office:value-type="float" office:value="242729" calcext:value-type="float">
            <text:p>242729</text:p>
          </table:table-cell>
          <table:table-cell/>
          <table:table-cell office:value-type="float" office:value="244699" calcext:value-type="float">
            <text:p>244699</text:p>
          </table:table-cell>
          <table:table-cell/>
          <table:table-cell office:value-type="float" office:value="244687" calcext:value-type="float">
            <text:p>244687</text:p>
          </table:table-cell>
          <table:table-cell/>
          <table:table-cell office:value-type="float" office:value="247383" calcext:value-type="float">
            <text:p>247383</text:p>
          </table:table-cell>
          <table:table-cell/>
          <table:table-cell office:value-type="float" office:value="211598" calcext:value-type="float">
            <text:p>211598</text:p>
          </table:table-cell>
          <table:table-cell/>
          <table:table-cell office:value-type="float" office:value="237224" calcext:value-type="float">
            <text:p>237224</text:p>
          </table:table-cell>
          <table:table-cell/>
          <table:table-cell office:value-type="float" office:value="237488" calcext:value-type="float">
            <text:p>237488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write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549356" calcext:value-type="float">
            <text:p>549356</text:p>
          </table:table-cell>
          <table:table-cell/>
          <table:table-cell office:value-type="float" office:value="765550" calcext:value-type="float">
            <text:p>765550</text:p>
          </table:table-cell>
          <table:table-cell/>
          <table:table-cell office:value-type="float" office:value="963855" calcext:value-type="float">
            <text:p>963855</text:p>
          </table:table-cell>
          <table:table-cell/>
          <table:table-cell office:value-type="float" office:value="1196261" calcext:value-type="float">
            <text:p>1196261</text:p>
          </table:table-cell>
          <table:table-cell/>
          <table:table-cell office:value-type="float" office:value="1269841" calcext:value-type="float">
            <text:p>1269841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646791" calcext:value-type="float">
            <text:p>646791</text:p>
          </table:table-cell>
          <table:table-cell/>
          <table:table-cell office:value-type="float" office:value="1009463" calcext:value-type="float">
            <text:p>1009463</text:p>
          </table:table-cell>
          <table:table-cell/>
          <table:table-cell office:value-type="float" office:value="1319587" calcext:value-type="float">
            <text:p>1319587</text:p>
          </table:table-cell>
          <table:table-cell/>
          <table:table-cell office:value-type="float" office:value="1564792" calcext:value-type="float">
            <text:p>1564792</text:p>
          </table:table-cell>
          <table:table-cell/>
          <table:table-cell office:value-type="float" office:value="1699867" calcext:value-type="float">
            <text:p>1699867</text:p>
          </table:table-cell>
          <table:table-cell/>
          <table:table-cell office:value-type="float" office:value="1865889" calcext:value-type="float">
            <text:p>1865889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683030" calcext:value-type="float">
            <text:p>683030</text:p>
          </table:table-cell>
          <table:table-cell/>
          <table:table-cell office:value-type="float" office:value="1073375" calcext:value-type="float">
            <text:p>1073375</text:p>
          </table:table-cell>
          <table:table-cell/>
          <table:table-cell office:value-type="float" office:value="1538461" calcext:value-type="float">
            <text:p>1538461</text:p>
          </table:table-cell>
          <table:table-cell/>
          <table:table-cell office:value-type="float" office:value="1904761" calcext:value-type="float">
            <text:p>1904761</text:p>
          </table:table-cell>
          <table:table-cell/>
          <table:table-cell office:value-type="float" office:value="2216450" calcext:value-type="float">
            <text:p>2216450</text:p>
          </table:table-cell>
          <table:table-cell/>
          <table:table-cell office:value-type="float" office:value="2365988" calcext:value-type="float">
            <text:p>2365988</text:p>
          </table:table-cell>
          <table:table-cell/>
          <table:table-cell office:value-type="float" office:value="2473429" calcext:value-type="float">
            <text:p>2473429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578008" calcext:value-type="float">
            <text:p>578008</text:p>
          </table:table-cell>
          <table:table-cell/>
          <table:table-cell office:value-type="float" office:value="1123053" calcext:value-type="float">
            <text:p>1123053</text:p>
          </table:table-cell>
          <table:table-cell/>
          <table:table-cell office:value-type="float" office:value="1682550" calcext:value-type="float">
            <text:p>1682550</text:p>
          </table:table-cell>
          <table:table-cell/>
          <table:table-cell office:value-type="float" office:value="2045545" calcext:value-type="float">
            <text:p>2045545</text:p>
          </table:table-cell>
          <table:table-cell/>
          <table:table-cell office:value-type="float" office:value="2518445" calcext:value-type="float">
            <text:p>2518445</text:p>
          </table:table-cell>
          <table:table-cell/>
          <table:table-cell office:value-type="float" office:value="2878021" calcext:value-type="float">
            <text:p>2878021</text:p>
          </table:table-cell>
          <table:table-cell/>
          <table:table-cell office:value-type="float" office:value="2994152" calcext:value-type="float">
            <text:p>2994152</text:p>
          </table:table-cell>
          <table:table-cell/>
          <table:table-cell office:value-type="float" office:value="2874789" calcext:value-type="float">
            <text:p>2874789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735737" calcext:value-type="float">
            <text:p>735737</text:p>
          </table:table-cell>
          <table:table-cell/>
          <table:table-cell office:value-type="float" office:value="1186146" calcext:value-type="float">
            <text:p>1186146</text:p>
          </table:table-cell>
          <table:table-cell/>
          <table:table-cell office:value-type="float" office:value="1737949" calcext:value-type="float">
            <text:p>1737949</text:p>
          </table:table-cell>
          <table:table-cell/>
          <table:table-cell office:value-type="float" office:value="2226086" calcext:value-type="float">
            <text:p>2226086</text:p>
          </table:table-cell>
          <table:table-cell/>
          <table:table-cell office:value-type="float" office:value="1752824" calcext:value-type="float">
            <text:p>1752824</text:p>
          </table:table-cell>
          <table:table-cell/>
          <table:table-cell office:value-type="float" office:value="2791712" calcext:value-type="float">
            <text:p>2791712</text:p>
          </table:table-cell>
          <table:table-cell/>
          <table:table-cell office:value-type="float" office:value="3090854" calcext:value-type="float">
            <text:p>3090854</text:p>
          </table:table-cell>
          <table:table-cell/>
          <table:table-cell office:value-type="float" office:value="3172242" calcext:value-type="float">
            <text:p>3172242</text:p>
          </table:table-cell>
          <table:table-cell/>
          <table:table-cell office:value-type="float" office:value="3090854" calcext:value-type="float">
            <text:p>3090854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25932" calcext:value-type="float">
            <text:p>725932</text:p>
          </table:table-cell>
          <table:table-cell/>
          <table:table-cell office:value-type="float" office:value="1179587" calcext:value-type="float">
            <text:p>1179587</text:p>
          </table:table-cell>
          <table:table-cell/>
          <table:table-cell office:value-type="float" office:value="1738687" calcext:value-type="float">
            <text:p>1738687</text:p>
          </table:table-cell>
          <table:table-cell/>
          <table:table-cell office:value-type="float" office:value="2394761" calcext:value-type="float">
            <text:p>2394761</text:p>
          </table:table-cell>
          <table:table-cell/>
          <table:table-cell office:value-type="float" office:value="2812800" calcext:value-type="float">
            <text:p>2812800</text:p>
          </table:table-cell>
          <table:table-cell/>
          <table:table-cell office:value-type="float" office:value="3025110" calcext:value-type="float">
            <text:p>3025110</text:p>
          </table:table-cell>
          <table:table-cell/>
          <table:table-cell office:value-type="float" office:value="3348046" calcext:value-type="float">
            <text:p>3348046</text:p>
          </table:table-cell>
          <table:table-cell/>
          <table:table-cell office:value-type="float" office:value="3294723" calcext:value-type="float">
            <text:p>3294723</text:p>
          </table:table-cell>
          <table:table-cell/>
          <table:table-cell office:value-type="float" office:value="3375082" calcext:value-type="float">
            <text:p>3375082</text:p>
          </table:table-cell>
          <table:table-cell/>
          <table:table-cell office:value-type="float" office:value="3131498" calcext:value-type="float">
            <text:p>3131498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10284" calcext:value-type="float">
            <text:p>710284</text:p>
          </table:table-cell>
          <table:table-cell/>
          <table:table-cell office:value-type="float" office:value="1135223" calcext:value-type="float">
            <text:p>1135223</text:p>
          </table:table-cell>
          <table:table-cell/>
          <table:table-cell office:value-type="float" office:value="1616991" calcext:value-type="float">
            <text:p>1616991</text:p>
          </table:table-cell>
          <table:table-cell/>
          <table:table-cell office:value-type="float" office:value="2099759" calcext:value-type="float">
            <text:p>2099759</text:p>
          </table:table-cell>
          <table:table-cell/>
          <table:table-cell office:value-type="float" office:value="2412675" calcext:value-type="float">
            <text:p>2412675</text:p>
          </table:table-cell>
          <table:table-cell/>
          <table:table-cell office:value-type="float" office:value="2606095" calcext:value-type="float">
            <text:p>2606095</text:p>
          </table:table-cell>
          <table:table-cell/>
          <table:table-cell office:value-type="float" office:value="2808557" calcext:value-type="float">
            <text:p>2808557</text:p>
          </table:table-cell>
          <table:table-cell/>
          <table:table-cell office:value-type="float" office:value="2856146" calcext:value-type="float">
            <text:p>2856146</text:p>
          </table:table-cell>
          <table:table-cell/>
          <table:table-cell office:value-type="float" office:value="2856545" calcext:value-type="float">
            <text:p>2856545</text:p>
          </table:table-cell>
          <table:table-cell/>
          <table:table-cell office:value-type="float" office:value="2166851" calcext:value-type="float">
            <text:p>2166851</text:p>
          </table:table-cell>
          <table:table-cell/>
          <table:table-cell office:value-type="float" office:value="2478818" calcext:value-type="float">
            <text:p>2478818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94284" calcext:value-type="float">
            <text:p>694284</text:p>
          </table:table-cell>
          <table:table-cell/>
          <table:table-cell office:value-type="float" office:value="1133213" calcext:value-type="float">
            <text:p>1133213</text:p>
          </table:table-cell>
          <table:table-cell/>
          <table:table-cell office:value-type="float" office:value="1602503" calcext:value-type="float">
            <text:p>1602503</text:p>
          </table:table-cell>
          <table:table-cell/>
          <table:table-cell office:value-type="float" office:value="2021468" calcext:value-type="float">
            <text:p>2021468</text:p>
          </table:table-cell>
          <table:table-cell/>
          <table:table-cell office:value-type="float" office:value="2373117" calcext:value-type="float">
            <text:p>2373117</text:p>
          </table:table-cell>
          <table:table-cell/>
          <table:table-cell office:value-type="float" office:value="2522400" calcext:value-type="float">
            <text:p>2522400</text:p>
          </table:table-cell>
          <table:table-cell/>
          <table:table-cell office:value-type="float" office:value="2686342" calcext:value-type="float">
            <text:p>2686342</text:p>
          </table:table-cell>
          <table:table-cell/>
          <table:table-cell office:value-type="float" office:value="2858638" calcext:value-type="float">
            <text:p>2858638</text:p>
          </table:table-cell>
          <table:table-cell/>
          <table:table-cell office:value-type="float" office:value="2861534" calcext:value-type="float">
            <text:p>2861534</text:p>
          </table:table-cell>
          <table:table-cell/>
          <table:table-cell office:value-type="float" office:value="2738425" calcext:value-type="float">
            <text:p>2738425</text:p>
          </table:table-cell>
          <table:table-cell/>
          <table:table-cell office:value-type="float" office:value="2543546" calcext:value-type="float">
            <text:p>2543546</text:p>
          </table:table-cell>
          <table:table-cell/>
          <table:table-cell office:value-type="float" office:value="2448808" calcext:value-type="float">
            <text:p>2448808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705787" calcext:value-type="float">
            <text:p>705787</text:p>
          </table:table-cell>
          <table:table-cell/>
          <table:table-cell office:value-type="float" office:value="1111073" calcext:value-type="float">
            <text:p>1111073</text:p>
          </table:table-cell>
          <table:table-cell/>
          <table:table-cell office:value-type="float" office:value="1550252" calcext:value-type="float">
            <text:p>1550252</text:p>
          </table:table-cell>
          <table:table-cell/>
          <table:table-cell office:value-type="float" office:value="2039662" calcext:value-type="float">
            <text:p>2039662</text:p>
          </table:table-cell>
          <table:table-cell/>
          <table:table-cell office:value-type="float" office:value="2324433" calcext:value-type="float">
            <text:p>2324433</text:p>
          </table:table-cell>
          <table:table-cell/>
          <table:table-cell office:value-type="float" office:value="2572541" calcext:value-type="float">
            <text:p>2572541</text:p>
          </table:table-cell>
          <table:table-cell/>
          <table:table-cell office:value-type="float" office:value="2712133" calcext:value-type="float">
            <text:p>2712133</text:p>
          </table:table-cell>
          <table:table-cell/>
          <table:table-cell office:value-type="float" office:value="2799152" calcext:value-type="float">
            <text:p>2799152</text:p>
          </table:table-cell>
          <table:table-cell/>
          <table:table-cell office:value-type="float" office:value="2755929" calcext:value-type="float">
            <text:p>2755929</text:p>
          </table:table-cell>
          <table:table-cell/>
          <table:table-cell office:value-type="float" office:value="2732214" calcext:value-type="float">
            <text:p>2732214</text:p>
          </table:table-cell>
          <table:table-cell/>
          <table:table-cell office:value-type="float" office:value="2543980" calcext:value-type="float">
            <text:p>2543980</text:p>
          </table:table-cell>
          <table:table-cell/>
          <table:table-cell office:value-type="float" office:value="2459543" calcext:value-type="float">
            <text:p>2459543</text:p>
          </table:table-cell>
          <table:table-cell/>
          <table:table-cell office:value-type="float" office:value="2495658" calcext:value-type="float">
            <text:p>24956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04003" calcext:value-type="float">
            <text:p>2304003</text:p>
          </table:table-cell>
          <table:table-cell/>
          <table:table-cell office:value-type="float" office:value="2489742" calcext:value-type="float">
            <text:p>2489742</text:p>
          </table:table-cell>
          <table:table-cell/>
          <table:table-cell office:value-type="float" office:value="2641196" calcext:value-type="float">
            <text:p>2641196</text:p>
          </table:table-cell>
          <table:table-cell/>
          <table:table-cell office:value-type="float" office:value="2702292" calcext:value-type="float">
            <text:p>2702292</text:p>
          </table:table-cell>
          <table:table-cell/>
          <table:table-cell office:value-type="float" office:value="2740074" calcext:value-type="float">
            <text:p>2740074</text:p>
          </table:table-cell>
          <table:table-cell/>
          <table:table-cell office:value-type="float" office:value="2809978" calcext:value-type="float">
            <text:p>2809978</text:p>
          </table:table-cell>
          <table:table-cell/>
          <table:table-cell office:value-type="float" office:value="2601646" calcext:value-type="float">
            <text:p>2601646</text:p>
          </table:table-cell>
          <table:table-cell/>
          <table:table-cell office:value-type="float" office:value="1556386" calcext:value-type="float">
            <text:p>1556386</text:p>
          </table:table-cell>
          <table:table-cell/>
          <table:table-cell office:value-type="float" office:value="1397213" calcext:value-type="float">
            <text:p>1397213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090142" calcext:value-type="float">
            <text:p>2090142</text:p>
          </table:table-cell>
          <table:table-cell/>
          <table:table-cell office:value-type="float" office:value="1814466" calcext:value-type="float">
            <text:p>1814466</text:p>
          </table:table-cell>
          <table:table-cell/>
          <table:table-cell office:value-type="float" office:value="2616134" calcext:value-type="float">
            <text:p>2616134</text:p>
          </table:table-cell>
          <table:table-cell/>
          <table:table-cell office:value-type="float" office:value="2748924" calcext:value-type="float">
            <text:p>2748924</text:p>
          </table:table-cell>
          <table:table-cell/>
          <table:table-cell office:value-type="float" office:value="2863834" calcext:value-type="float">
            <text:p>2863834</text:p>
          </table:table-cell>
          <table:table-cell/>
          <table:table-cell office:value-type="float" office:value="2873730" calcext:value-type="float">
            <text:p>2873730</text:p>
          </table:table-cell>
          <table:table-cell/>
          <table:table-cell office:value-type="float" office:value="2674032" calcext:value-type="float">
            <text:p>2674032</text:p>
          </table:table-cell>
          <table:table-cell/>
          <table:table-cell office:value-type="float" office:value="2562221" calcext:value-type="float">
            <text:p>2562221</text:p>
          </table:table-cell>
          <table:table-cell/>
          <table:table-cell office:value-type="float" office:value="2483666" calcext:value-type="float">
            <text:p>2483666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18491" calcext:value-type="float">
            <text:p>2318491</text:p>
          </table:table-cell>
          <table:table-cell/>
          <table:table-cell office:value-type="float" office:value="2524095" calcext:value-type="float">
            <text:p>2524095</text:p>
          </table:table-cell>
          <table:table-cell/>
          <table:table-cell office:value-type="float" office:value="2264226" calcext:value-type="float">
            <text:p>2264226</text:p>
          </table:table-cell>
          <table:table-cell/>
          <table:table-cell office:value-type="float" office:value="2450988" calcext:value-type="float">
            <text:p>2450988</text:p>
          </table:table-cell>
          <table:table-cell/>
          <table:table-cell office:value-type="float" office:value="1719637" calcext:value-type="float">
            <text:p>1719637</text:p>
          </table:table-cell>
          <table:table-cell/>
          <table:table-cell office:value-type="float" office:value="630222" calcext:value-type="float">
            <text:p>630222</text:p>
          </table:table-cell>
          <table:table-cell/>
          <table:table-cell office:value-type="float" office:value="1262306" calcext:value-type="float">
            <text:p>1262306</text:p>
          </table:table-cell>
          <table:table-cell/>
          <table:table-cell office:value-type="float" office:value="902441" calcext:value-type="float">
            <text:p>902441</text:p>
          </table:table-cell>
          <table:table-cell/>
          <table:table-cell office:value-type="float" office:value="806270" calcext:value-type="float">
            <text:p>8062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82294" calcext:value-type="float">
            <text:p>382294</text:p>
          </table:table-cell>
          <table:table-cell/>
          <table:table-cell office:value-type="float" office:value="412705" calcext:value-type="float">
            <text:p>412705</text:p>
          </table:table-cell>
          <table:table-cell/>
          <table:table-cell office:value-type="float" office:value="381167" calcext:value-type="float">
            <text:p>381167</text:p>
          </table:table-cell>
          <table:table-cell/>
          <table:table-cell office:value-type="float" office:value="420152" calcext:value-type="float">
            <text:p>420152</text:p>
          </table:table-cell>
          <table:table-cell/>
          <table:table-cell office:value-type="float" office:value="419006" calcext:value-type="float">
            <text:p>419006</text:p>
          </table:table-cell>
          <table:table-cell/>
          <table:table-cell office:value-type="float" office:value="403744" calcext:value-type="float">
            <text:p>403744</text:p>
          </table:table-cell>
          <table:table-cell/>
          <table:table-cell office:value-type="float" office:value="423925" calcext:value-type="float">
            <text:p>423925</text:p>
          </table:table-cell>
          <table:table-cell/>
          <table:table-cell office:value-type="float" office:value="419979" calcext:value-type="float">
            <text:p>419979</text:p>
          </table:table-cell>
          <table:table-cell/>
          <table:table-cell office:value-type="float" office:value="230554" calcext:value-type="float">
            <text:p>23055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0411" calcext:value-type="float">
            <text:p>300411</text:p>
          </table:table-cell>
          <table:table-cell/>
          <table:table-cell office:value-type="float" office:value="270281" calcext:value-type="float">
            <text:p>270281</text:p>
          </table:table-cell>
          <table:table-cell/>
          <table:table-cell office:value-type="float" office:value="248587" calcext:value-type="float">
            <text:p>248587</text:p>
          </table:table-cell>
          <table:table-cell/>
          <table:table-cell office:value-type="float" office:value="295478" calcext:value-type="float">
            <text:p>295478</text:p>
          </table:table-cell>
          <table:table-cell/>
          <table:table-cell office:value-type="float" office:value="218114" calcext:value-type="float">
            <text:p>218114</text:p>
          </table:table-cell>
          <table:table-cell/>
          <table:table-cell office:value-type="float" office:value="308456" calcext:value-type="float">
            <text:p>308456</text:p>
          </table:table-cell>
          <table:table-cell/>
          <table:table-cell office:value-type="float" office:value="303365" calcext:value-type="float">
            <text:p>303365</text:p>
          </table:table-cell>
          <table:table-cell/>
          <table:table-cell office:value-type="float" office:value="247410" calcext:value-type="float">
            <text:p>247410</text:p>
          </table:table-cell>
          <table:table-cell/>
          <table:table-cell office:value-type="float" office:value="306358" calcext:value-type="float">
            <text:p>3063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68494" calcext:value-type="float">
            <text:p>268494</text:p>
          </table:table-cell>
          <table:table-cell/>
          <table:table-cell office:value-type="float" office:value="275086" calcext:value-type="float">
            <text:p>275086</text:p>
          </table:table-cell>
          <table:table-cell/>
          <table:table-cell office:value-type="float" office:value="267424" calcext:value-type="float">
            <text:p>267424</text:p>
          </table:table-cell>
          <table:table-cell/>
          <table:table-cell office:value-type="float" office:value="221077" calcext:value-type="float">
            <text:p>221077</text:p>
          </table:table-cell>
          <table:table-cell/>
          <table:table-cell office:value-type="float" office:value="273724" calcext:value-type="float">
            <text:p>273724</text:p>
          </table:table-cell>
          <table:table-cell/>
          <table:table-cell office:value-type="float" office:value="277996" calcext:value-type="float">
            <text:p>277996</text:p>
          </table:table-cell>
          <table:table-cell/>
          <table:table-cell office:value-type="float" office:value="172510" calcext:value-type="float">
            <text:p>172510</text:p>
          </table:table-cell>
          <table:table-cell/>
          <table:table-cell office:value-type="float" office:value="195952" calcext:value-type="float">
            <text:p>195952</text:p>
          </table:table-cell>
          <table:table-cell/>
          <table:table-cell office:value-type="float" office:value="275158" calcext:value-type="float">
            <text:p>275158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9176" calcext:value-type="float">
            <text:p>189176</text:p>
          </table:table-cell>
          <table:table-cell/>
          <table:table-cell office:value-type="float" office:value="244536" calcext:value-type="float">
            <text:p>244536</text:p>
          </table:table-cell>
          <table:table-cell/>
          <table:table-cell office:value-type="float" office:value="257272" calcext:value-type="float">
            <text:p>257272</text:p>
          </table:table-cell>
          <table:table-cell/>
          <table:table-cell office:value-type="float" office:value="258208" calcext:value-type="float">
            <text:p>258208</text:p>
          </table:table-cell>
          <table:table-cell/>
          <table:table-cell office:value-type="float" office:value="259273" calcext:value-type="float">
            <text:p>259273</text:p>
          </table:table-cell>
          <table:table-cell/>
          <table:table-cell office:value-type="float" office:value="251441" calcext:value-type="float">
            <text:p>251441</text:p>
          </table:table-cell>
          <table:table-cell/>
          <table:table-cell office:value-type="float" office:value="257544" calcext:value-type="float">
            <text:p>257544</text:p>
          </table:table-cell>
          <table:table-cell/>
          <table:table-cell office:value-type="float" office:value="242064" calcext:value-type="float">
            <text:p>242064</text:p>
          </table:table-cell>
          <table:table-cell/>
          <table:table-cell office:value-type="float" office:value="226987" calcext:value-type="float">
            <text:p>22698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1993" calcext:value-type="float">
            <text:p>241993</text:p>
          </table:table-cell>
          <table:table-cell/>
          <table:table-cell office:value-type="float" office:value="247565" calcext:value-type="float">
            <text:p>247565</text:p>
          </table:table-cell>
          <table:table-cell/>
          <table:table-cell office:value-type="float" office:value="248211" calcext:value-type="float">
            <text:p>248211</text:p>
          </table:table-cell>
          <table:table-cell/>
          <table:table-cell office:value-type="float" office:value="248870" calcext:value-type="float">
            <text:p>248870</text:p>
          </table:table-cell>
          <table:table-cell/>
          <table:table-cell office:value-type="float" office:value="226324" calcext:value-type="float">
            <text:p>226324</text:p>
          </table:table-cell>
          <table:table-cell/>
          <table:table-cell office:value-type="float" office:value="250208" calcext:value-type="float">
            <text:p>250208</text:p>
          </table:table-cell>
          <table:table-cell/>
          <table:table-cell office:value-type="float" office:value="243169" calcext:value-type="float">
            <text:p>243169</text:p>
          </table:table-cell>
          <table:table-cell/>
          <table:table-cell office:value-type="float" office:value="251281" calcext:value-type="float">
            <text:p>251281</text:p>
          </table:table-cell>
          <table:table-cell/>
          <table:table-cell office:value-type="float" office:value="223792" calcext:value-type="float">
            <text:p>223792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634920" calcext:value-type="float">
            <text:p>634920</text:p>
          </table:table-cell>
          <table:table-cell/>
          <table:table-cell office:value-type="float" office:value="1063122" calcext:value-type="float">
            <text:p>1063122</text:p>
          </table:table-cell>
          <table:table-cell/>
          <table:table-cell office:value-type="float" office:value="1471264" calcext:value-type="float">
            <text:p>1471264</text:p>
          </table:table-cell>
          <table:table-cell/>
          <table:table-cell office:value-type="float" office:value="1772853" calcext:value-type="float">
            <text:p>1772853</text:p>
          </table:table-cell>
          <table:table-cell/>
          <table:table-cell office:value-type="float" office:value="2091503" calcext:value-type="float">
            <text:p>2091503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48100" calcext:value-type="float">
            <text:p>748100</text:p>
          </table:table-cell>
          <table:table-cell/>
          <table:table-cell office:value-type="float" office:value="1234329" calcext:value-type="float">
            <text:p>1234329</text:p>
          </table:table-cell>
          <table:table-cell/>
          <table:table-cell office:value-type="float" office:value="1800281" calcext:value-type="float">
            <text:p>1800281</text:p>
          </table:table-cell>
          <table:table-cell/>
          <table:table-cell office:value-type="float" office:value="2365988" calcext:value-type="float">
            <text:p>2365988</text:p>
          </table:table-cell>
          <table:table-cell/>
          <table:table-cell office:value-type="float" office:value="2633744" calcext:value-type="float">
            <text:p>2633744</text:p>
          </table:table-cell>
          <table:table-cell/>
          <table:table-cell office:value-type="float" office:value="2689075" calcext:value-type="float">
            <text:p>2689075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785999" calcext:value-type="float">
            <text:p>785999</text:p>
          </table:table-cell>
          <table:table-cell/>
          <table:table-cell office:value-type="float" office:value="1328489" calcext:value-type="float">
            <text:p>1328489</text:p>
          </table:table-cell>
          <table:table-cell/>
          <table:table-cell office:value-type="float" office:value="2038216" calcext:value-type="float">
            <text:p>2038216</text:p>
          </table:table-cell>
          <table:table-cell/>
          <table:table-cell office:value-type="float" office:value="2726304" calcext:value-type="float">
            <text:p>2726304</text:p>
          </table:table-cell>
          <table:table-cell/>
          <table:table-cell office:value-type="float" office:value="3337679" calcext:value-type="float">
            <text:p>3337679</text:p>
          </table:table-cell>
          <table:table-cell/>
          <table:table-cell office:value-type="float" office:value="3088057" calcext:value-type="float">
            <text:p>3088057</text:p>
          </table:table-cell>
          <table:table-cell/>
          <table:table-cell office:value-type="float" office:value="1610062" calcext:value-type="float">
            <text:p>1610062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05031" calcext:value-type="float">
            <text:p>805031</text:p>
          </table:table-cell>
          <table:table-cell/>
          <table:table-cell office:value-type="float" office:value="1344890" calcext:value-type="float">
            <text:p>1344890</text:p>
          </table:table-cell>
          <table:table-cell/>
          <table:table-cell office:value-type="float" office:value="2069523" calcext:value-type="float">
            <text:p>2069523</text:p>
          </table:table-cell>
          <table:table-cell/>
          <table:table-cell office:value-type="float" office:value="2693319" calcext:value-type="float">
            <text:p>2693319</text:p>
          </table:table-cell>
          <table:table-cell/>
          <table:table-cell office:value-type="float" office:value="3723636" calcext:value-type="float">
            <text:p>3723636</text:p>
          </table:table-cell>
          <table:table-cell/>
          <table:table-cell office:value-type="float" office:value="3761939" calcext:value-type="float">
            <text:p>3761939</text:p>
          </table:table-cell>
          <table:table-cell/>
          <table:table-cell office:value-type="float" office:value="2289803" calcext:value-type="float">
            <text:p>2289803</text:p>
          </table:table-cell>
          <table:table-cell/>
          <table:table-cell office:value-type="float" office:value="1680341" calcext:value-type="float">
            <text:p>1680341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07953" calcext:value-type="float">
            <text:p>807953</text:p>
          </table:table-cell>
          <table:table-cell/>
          <table:table-cell office:value-type="float" office:value="911599" calcext:value-type="float">
            <text:p>911599</text:p>
          </table:table-cell>
          <table:table-cell/>
          <table:table-cell office:value-type="float" office:value="2211663" calcext:value-type="float">
            <text:p>2211663</text:p>
          </table:table-cell>
          <table:table-cell/>
          <table:table-cell office:value-type="float" office:value="3125763" calcext:value-type="float">
            <text:p>3125763</text:p>
          </table:table-cell>
          <table:table-cell/>
          <table:table-cell office:value-type="float" office:value="3745427" calcext:value-type="float">
            <text:p>3745427</text:p>
          </table:table-cell>
          <table:table-cell/>
          <table:table-cell office:value-type="float" office:value="4068335" calcext:value-type="float">
            <text:p>4068335</text:p>
          </table:table-cell>
          <table:table-cell/>
          <table:table-cell office:value-type="float" office:value="2884507" calcext:value-type="float">
            <text:p>2884507</text:p>
          </table:table-cell>
          <table:table-cell/>
          <table:table-cell office:value-type="float" office:value="2404884" calcext:value-type="float">
            <text:p>2404884</text:p>
          </table:table-cell>
          <table:table-cell/>
          <table:table-cell office:value-type="float" office:value="1575627" calcext:value-type="float">
            <text:p>157562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798970" calcext:value-type="float">
            <text:p>798970</text:p>
          </table:table-cell>
          <table:table-cell/>
          <table:table-cell office:value-type="float" office:value="1387157" calcext:value-type="float">
            <text:p>1387157</text:p>
          </table:table-cell>
          <table:table-cell/>
          <table:table-cell office:value-type="float" office:value="2056018" calcext:value-type="float">
            <text:p>2056018</text:p>
          </table:table-cell>
          <table:table-cell/>
          <table:table-cell office:value-type="float" office:value="3249246" calcext:value-type="float">
            <text:p>3249246</text:p>
          </table:table-cell>
          <table:table-cell/>
          <table:table-cell office:value-type="float" office:value="4342663" calcext:value-type="float">
            <text:p>4342663</text:p>
          </table:table-cell>
          <table:table-cell/>
          <table:table-cell office:value-type="float" office:value="4638731" calcext:value-type="float">
            <text:p>4638731</text:p>
          </table:table-cell>
          <table:table-cell/>
          <table:table-cell office:value-type="float" office:value="3712835" calcext:value-type="float">
            <text:p>3712835</text:p>
          </table:table-cell>
          <table:table-cell/>
          <table:table-cell office:value-type="float" office:value="3342036" calcext:value-type="float">
            <text:p>3342036</text:p>
          </table:table-cell>
          <table:table-cell/>
          <table:table-cell office:value-type="float" office:value="2479719" calcext:value-type="float">
            <text:p>2479719</text:p>
          </table:table-cell>
          <table:table-cell/>
          <table:table-cell office:value-type="float" office:value="1683241" calcext:value-type="float">
            <text:p>1683241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05052" calcext:value-type="float">
            <text:p>705052</text:p>
          </table:table-cell>
          <table:table-cell/>
          <table:table-cell office:value-type="float" office:value="1170386" calcext:value-type="float">
            <text:p>1170386</text:p>
          </table:table-cell>
          <table:table-cell/>
          <table:table-cell office:value-type="float" office:value="1691234" calcext:value-type="float">
            <text:p>1691234</text:p>
          </table:table-cell>
          <table:table-cell/>
          <table:table-cell office:value-type="float" office:value="2330318" calcext:value-type="float">
            <text:p>2330318</text:p>
          </table:table-cell>
          <table:table-cell/>
          <table:table-cell office:value-type="float" office:value="2673280" calcext:value-type="float">
            <text:p>2673280</text:p>
          </table:table-cell>
          <table:table-cell/>
          <table:table-cell office:value-type="float" office:value="2836565" calcext:value-type="float">
            <text:p>2836565</text:p>
          </table:table-cell>
          <table:table-cell/>
          <table:table-cell office:value-type="float" office:value="2622950" calcext:value-type="float">
            <text:p>2622950</text:p>
          </table:table-cell>
          <table:table-cell/>
          <table:table-cell office:value-type="float" office:value="2576424" calcext:value-type="float">
            <text:p>2576424</text:p>
          </table:table-cell>
          <table:table-cell/>
          <table:table-cell office:value-type="float" office:value="2253769" calcext:value-type="float">
            <text:p>2253769</text:p>
          </table:table-cell>
          <table:table-cell/>
          <table:table-cell office:value-type="float" office:value="1859029" calcext:value-type="float">
            <text:p>1859029</text:p>
          </table:table-cell>
          <table:table-cell/>
          <table:table-cell office:value-type="float" office:value="1262833" calcext:value-type="float">
            <text:p>1262833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683019" calcext:value-type="float">
            <text:p>683019</text:p>
          </table:table-cell>
          <table:table-cell/>
          <table:table-cell office:value-type="float" office:value="1133260" calcext:value-type="float">
            <text:p>1133260</text:p>
          </table:table-cell>
          <table:table-cell/>
          <table:table-cell office:value-type="float" office:value="1679376" calcext:value-type="float">
            <text:p>1679376</text:p>
          </table:table-cell>
          <table:table-cell/>
          <table:table-cell office:value-type="float" office:value="2134500" calcext:value-type="float">
            <text:p>2134500</text:p>
          </table:table-cell>
          <table:table-cell/>
          <table:table-cell office:value-type="float" office:value="2604272" calcext:value-type="float">
            <text:p>2604272</text:p>
          </table:table-cell>
          <table:table-cell/>
          <table:table-cell office:value-type="float" office:value="2713301" calcext:value-type="float">
            <text:p>2713301</text:p>
          </table:table-cell>
          <table:table-cell/>
          <table:table-cell office:value-type="float" office:value="2594046" calcext:value-type="float">
            <text:p>2594046</text:p>
          </table:table-cell>
          <table:table-cell/>
          <table:table-cell office:value-type="float" office:value="2575776" calcext:value-type="float">
            <text:p>2575776</text:p>
          </table:table-cell>
          <table:table-cell/>
          <table:table-cell office:value-type="float" office:value="2347748" calcext:value-type="float">
            <text:p>2347748</text:p>
          </table:table-cell>
          <table:table-cell/>
          <table:table-cell office:value-type="float" office:value="2050922" calcext:value-type="float">
            <text:p>2050922</text:p>
          </table:table-cell>
          <table:table-cell/>
          <table:table-cell office:value-type="float" office:value="1601501" calcext:value-type="float">
            <text:p>1601501</text:p>
          </table:table-cell>
          <table:table-cell/>
          <table:table-cell office:value-type="float" office:value="1269211" calcext:value-type="float">
            <text:p>1269211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78252" calcext:value-type="float">
            <text:p>678252</text:p>
          </table:table-cell>
          <table:table-cell/>
          <table:table-cell office:value-type="float" office:value="1106884" calcext:value-type="float">
            <text:p>1106884</text:p>
          </table:table-cell>
          <table:table-cell/>
          <table:table-cell office:value-type="float" office:value="1611836" calcext:value-type="float">
            <text:p>1611836</text:p>
          </table:table-cell>
          <table:table-cell/>
          <table:table-cell office:value-type="float" office:value="2088038" calcext:value-type="float">
            <text:p>2088038</text:p>
          </table:table-cell>
          <table:table-cell/>
          <table:table-cell office:value-type="float" office:value="2317463" calcext:value-type="float">
            <text:p>2317463</text:p>
          </table:table-cell>
          <table:table-cell/>
          <table:table-cell office:value-type="float" office:value="2679137" calcext:value-type="float">
            <text:p>2679137</text:p>
          </table:table-cell>
          <table:table-cell/>
          <table:table-cell office:value-type="float" office:value="2486002" calcext:value-type="float">
            <text:p>2486002</text:p>
          </table:table-cell>
          <table:table-cell/>
          <table:table-cell office:value-type="float" office:value="2487361" calcext:value-type="float">
            <text:p>2487361</text:p>
          </table:table-cell>
          <table:table-cell/>
          <table:table-cell office:value-type="float" office:value="2558400" calcext:value-type="float">
            <text:p>2558400</text:p>
          </table:table-cell>
          <table:table-cell/>
          <table:table-cell office:value-type="float" office:value="2249529" calcext:value-type="float">
            <text:p>2249529</text:p>
          </table:table-cell>
          <table:table-cell/>
          <table:table-cell office:value-type="float" office:value="1888297" calcext:value-type="float">
            <text:p>1888297</text:p>
          </table:table-cell>
          <table:table-cell/>
          <table:table-cell office:value-type="float" office:value="1624123" calcext:value-type="float">
            <text:p>1624123</text:p>
          </table:table-cell>
          <table:table-cell/>
          <table:table-cell office:value-type="float" office:value="1287210" calcext:value-type="float">
            <text:p>128721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384618" calcext:value-type="float">
            <text:p>2384618</text:p>
          </table:table-cell>
          <table:table-cell/>
          <table:table-cell office:value-type="float" office:value="2593164" calcext:value-type="float">
            <text:p>2593164</text:p>
          </table:table-cell>
          <table:table-cell/>
          <table:table-cell office:value-type="float" office:value="2555228" calcext:value-type="float">
            <text:p>2555228</text:p>
          </table:table-cell>
          <table:table-cell/>
          <table:table-cell office:value-type="float" office:value="2566818" calcext:value-type="float">
            <text:p>2566818</text:p>
          </table:table-cell>
          <table:table-cell/>
          <table:table-cell office:value-type="float" office:value="2630087" calcext:value-type="float">
            <text:p>2630087</text:p>
          </table:table-cell>
          <table:table-cell/>
          <table:table-cell office:value-type="float" office:value="2492507" calcext:value-type="float">
            <text:p>2492507</text:p>
          </table:table-cell>
          <table:table-cell/>
          <table:table-cell office:value-type="float" office:value="1556238" calcext:value-type="float">
            <text:p>1556238</text:p>
          </table:table-cell>
          <table:table-cell/>
          <table:table-cell office:value-type="float" office:value="1123003" calcext:value-type="float">
            <text:p>1123003</text:p>
          </table:table-cell>
          <table:table-cell/>
          <table:table-cell office:value-type="float" office:value="750519" calcext:value-type="float">
            <text:p>7505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933005" calcext:value-type="float">
            <text:p>933005</text:p>
          </table:table-cell>
          <table:table-cell/>
          <table:table-cell office:value-type="float" office:value="1969609" calcext:value-type="float">
            <text:p>1969609</text:p>
          </table:table-cell>
          <table:table-cell/>
          <table:table-cell office:value-type="float" office:value="2463963" calcext:value-type="float">
            <text:p>2463963</text:p>
          </table:table-cell>
          <table:table-cell/>
          <table:table-cell office:value-type="float" office:value="2222018" calcext:value-type="float">
            <text:p>2222018</text:p>
          </table:table-cell>
          <table:table-cell/>
          <table:table-cell office:value-type="float" office:value="2530650" calcext:value-type="float">
            <text:p>2530650</text:p>
          </table:table-cell>
          <table:table-cell/>
          <table:table-cell office:value-type="float" office:value="2565471" calcext:value-type="float">
            <text:p>2565471</text:p>
          </table:table-cell>
          <table:table-cell/>
          <table:table-cell office:value-type="float" office:value="2249830" calcext:value-type="float">
            <text:p>2249830</text:p>
          </table:table-cell>
          <table:table-cell/>
          <table:table-cell office:value-type="float" office:value="2014459" calcext:value-type="float">
            <text:p>2014459</text:p>
          </table:table-cell>
          <table:table-cell/>
          <table:table-cell office:value-type="float" office:value="1839829" calcext:value-type="float">
            <text:p>18398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31839" calcext:value-type="float">
            <text:p>2431839</text:p>
          </table:table-cell>
          <table:table-cell/>
          <table:table-cell office:value-type="float" office:value="2603579" calcext:value-type="float">
            <text:p>2603579</text:p>
          </table:table-cell>
          <table:table-cell/>
          <table:table-cell office:value-type="float" office:value="2503739" calcext:value-type="float">
            <text:p>2503739</text:p>
          </table:table-cell>
          <table:table-cell/>
          <table:table-cell office:value-type="float" office:value="2631915" calcext:value-type="float">
            <text:p>2631915</text:p>
          </table:table-cell>
          <table:table-cell/>
          <table:table-cell office:value-type="float" office:value="2674311" calcext:value-type="float">
            <text:p>2674311</text:p>
          </table:table-cell>
          <table:table-cell/>
          <table:table-cell office:value-type="float" office:value="2525068" calcext:value-type="float">
            <text:p>2525068</text:p>
          </table:table-cell>
          <table:table-cell/>
          <table:table-cell office:value-type="float" office:value="1975931" calcext:value-type="float">
            <text:p>1975931</text:p>
          </table:table-cell>
          <table:table-cell/>
          <table:table-cell office:value-type="float" office:value="1888855" calcext:value-type="float">
            <text:p>1888855</text:p>
          </table:table-cell>
          <table:table-cell/>
          <table:table-cell office:value-type="float" office:value="1854767" calcext:value-type="float">
            <text:p>1854767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76567" calcext:value-type="float">
            <text:p>2276567</text:p>
          </table:table-cell>
          <table:table-cell/>
          <table:table-cell office:value-type="float" office:value="2549260" calcext:value-type="float">
            <text:p>2549260</text:p>
          </table:table-cell>
          <table:table-cell/>
          <table:table-cell office:value-type="float" office:value="2575551" calcext:value-type="float">
            <text:p>2575551</text:p>
          </table:table-cell>
          <table:table-cell/>
          <table:table-cell office:value-type="float" office:value="2581267" calcext:value-type="float">
            <text:p>2581267</text:p>
          </table:table-cell>
          <table:table-cell/>
          <table:table-cell office:value-type="float" office:value="2690245" calcext:value-type="float">
            <text:p>2690245</text:p>
          </table:table-cell>
          <table:table-cell/>
          <table:table-cell office:value-type="float" office:value="2528504" calcext:value-type="float">
            <text:p>2528504</text:p>
          </table:table-cell>
          <table:table-cell/>
          <table:table-cell office:value-type="float" office:value="2199058" calcext:value-type="float">
            <text:p>2199058</text:p>
          </table:table-cell>
          <table:table-cell/>
          <table:table-cell office:value-type="float" office:value="2059821" calcext:value-type="float">
            <text:p>2059821</text:p>
          </table:table-cell>
          <table:table-cell/>
          <table:table-cell office:value-type="float" office:value="2003315" calcext:value-type="float">
            <text:p>200331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93245" calcext:value-type="float">
            <text:p>2293245</text:p>
          </table:table-cell>
          <table:table-cell/>
          <table:table-cell office:value-type="float" office:value="2604571" calcext:value-type="float">
            <text:p>2604571</text:p>
          </table:table-cell>
          <table:table-cell/>
          <table:table-cell office:value-type="float" office:value="2536149" calcext:value-type="float">
            <text:p>2536149</text:p>
          </table:table-cell>
          <table:table-cell/>
          <table:table-cell office:value-type="float" office:value="2632118" calcext:value-type="float">
            <text:p>2632118</text:p>
          </table:table-cell>
          <table:table-cell/>
          <table:table-cell office:value-type="float" office:value="2634328" calcext:value-type="float">
            <text:p>2634328</text:p>
          </table:table-cell>
          <table:table-cell/>
          <table:table-cell office:value-type="float" office:value="2561465" calcext:value-type="float">
            <text:p>2561465</text:p>
          </table:table-cell>
          <table:table-cell/>
          <table:table-cell office:value-type="float" office:value="2332896" calcext:value-type="float">
            <text:p>2332896</text:p>
          </table:table-cell>
          <table:table-cell/>
          <table:table-cell office:value-type="float" office:value="2143908" calcext:value-type="float">
            <text:p>2143908</text:p>
          </table:table-cell>
          <table:table-cell/>
          <table:table-cell office:value-type="float" office:value="2038419" calcext:value-type="float">
            <text:p>203841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2974" calcext:value-type="float">
            <text:p>312974</text:p>
          </table:table-cell>
          <table:table-cell/>
          <table:table-cell office:value-type="float" office:value="382772" calcext:value-type="float">
            <text:p>382772</text:p>
          </table:table-cell>
          <table:table-cell/>
          <table:table-cell office:value-type="float" office:value="2472342" calcext:value-type="float">
            <text:p>2472342</text:p>
          </table:table-cell>
          <table:table-cell/>
          <table:table-cell office:value-type="float" office:value="856559" calcext:value-type="float">
            <text:p>856559</text:p>
          </table:table-cell>
          <table:table-cell/>
          <table:table-cell office:value-type="float" office:value="2591273" calcext:value-type="float">
            <text:p>2591273</text:p>
          </table:table-cell>
          <table:table-cell/>
          <table:table-cell office:value-type="float" office:value="2624536" calcext:value-type="float">
            <text:p>2624536</text:p>
          </table:table-cell>
          <table:table-cell/>
          <table:table-cell office:value-type="float" office:value="2362813" calcext:value-type="float">
            <text:p>2362813</text:p>
          </table:table-cell>
          <table:table-cell/>
          <table:table-cell office:value-type="float" office:value="2099730" calcext:value-type="float">
            <text:p>2099730</text:p>
          </table:table-cell>
          <table:table-cell/>
          <table:table-cell office:value-type="float" office:value="2007465" calcext:value-type="float">
            <text:p>2007465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6555" calcext:value-type="float">
            <text:p>306555</text:p>
          </table:table-cell>
          <table:table-cell/>
          <table:table-cell office:value-type="float" office:value="376727" calcext:value-type="float">
            <text:p>376727</text:p>
          </table:table-cell>
          <table:table-cell/>
          <table:table-cell office:value-type="float" office:value="429750" calcext:value-type="float">
            <text:p>429750</text:p>
          </table:table-cell>
          <table:table-cell/>
          <table:table-cell office:value-type="float" office:value="456605" calcext:value-type="float">
            <text:p>456605</text:p>
          </table:table-cell>
          <table:table-cell/>
          <table:table-cell office:value-type="float" office:value="474965" calcext:value-type="float">
            <text:p>474965</text:p>
          </table:table-cell>
          <table:table-cell/>
          <table:table-cell office:value-type="float" office:value="431321" calcext:value-type="float">
            <text:p>431321</text:p>
          </table:table-cell>
          <table:table-cell/>
          <table:table-cell office:value-type="float" office:value="454580" calcext:value-type="float">
            <text:p>454580</text:p>
          </table:table-cell>
          <table:table-cell/>
          <table:table-cell office:value-type="float" office:value="465997" calcext:value-type="float">
            <text:p>465997</text:p>
          </table:table-cell>
          <table:table-cell/>
          <table:table-cell office:value-type="float" office:value="448204" calcext:value-type="float">
            <text:p>44820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99203" calcext:value-type="float">
            <text:p>299203</text:p>
          </table:table-cell>
          <table:table-cell/>
          <table:table-cell office:value-type="float" office:value="376979" calcext:value-type="float">
            <text:p>376979</text:p>
          </table:table-cell>
          <table:table-cell/>
          <table:table-cell office:value-type="float" office:value="425403" calcext:value-type="float">
            <text:p>425403</text:p>
          </table:table-cell>
          <table:table-cell/>
          <table:table-cell office:value-type="float" office:value="454053" calcext:value-type="float">
            <text:p>454053</text:p>
          </table:table-cell>
          <table:table-cell/>
          <table:table-cell office:value-type="float" office:value="493281" calcext:value-type="float">
            <text:p>493281</text:p>
          </table:table-cell>
          <table:table-cell/>
          <table:table-cell office:value-type="float" office:value="459554" calcext:value-type="float">
            <text:p>459554</text:p>
          </table:table-cell>
          <table:table-cell/>
          <table:table-cell office:value-type="float" office:value="442378" calcext:value-type="float">
            <text:p>442378</text:p>
          </table:table-cell>
          <table:table-cell/>
          <table:table-cell office:value-type="float" office:value="462343" calcext:value-type="float">
            <text:p>462343</text:p>
          </table:table-cell>
          <table:table-cell/>
          <table:table-cell office:value-type="float" office:value="447043" calcext:value-type="float">
            <text:p>447043</text:p>
          </table:table-cell>
          <table:table-cell table:number-columns-repeated="52"/>
        </table:table-row>
        <table:table-row table:style-name="ro1">
          <table:table-cell table:number-columns-repeated="80"/>
        </table:table-row>
        <table:table-row table:style-name="ro1">
          <table:table-cell office:value-type="string" calcext:value-type="string">
            <text:p>Re-Fread report</text:p>
          </table:table-cell>
          <table:table-cell table:number-columns-repeated="79"/>
        </table:table-row>
        <table:table-row table:style-name="ro1">
          <table:table-cell table:number-columns-repeated="8"/>
          <table:table-cell table:style-name="ce1" office:value-type="string" calcext:value-type="string">
            <text:p>4</text:p>
          </table:table-cell>
          <table:table-cell/>
          <table:table-cell table:style-name="ce1" office:value-type="string" calcext:value-type="string">
            <text:p>8</text:p>
          </table:table-cell>
          <table:table-cell/>
          <table:table-cell table:style-name="ce1" office:value-type="string" calcext:value-type="string">
            <text:p>16</text:p>
          </table:table-cell>
          <table:table-cell/>
          <table:table-cell table:style-name="ce1" office:value-type="string" calcext:value-type="string">
            <text:p>32</text:p>
          </table:table-cell>
          <table:table-cell/>
          <table:table-cell table:style-name="ce1" office:value-type="string" calcext:value-type="string">
            <text:p>64</text:p>
          </table:table-cell>
          <table:table-cell/>
          <table:table-cell table:style-name="ce1" office:value-type="string" calcext:value-type="string">
            <text:p>128</text:p>
          </table:table-cell>
          <table:table-cell/>
          <table:table-cell table:style-name="ce1" office:value-type="string" calcext:value-type="string">
            <text:p>256</text:p>
          </table:table-cell>
          <table:table-cell/>
          <table:table-cell table:style-name="ce1" office:value-type="string" calcext:value-type="string">
            <text:p>512</text:p>
          </table:table-cell>
          <table:table-cell/>
          <table:table-cell table:style-name="ce1" office:value-type="string" calcext:value-type="string">
            <text:p>1024</text:p>
          </table:table-cell>
          <table:table-cell/>
          <table:table-cell table:style-name="ce1" office:value-type="string" calcext:value-type="string">
            <text:p>2048</text:p>
          </table:table-cell>
          <table:table-cell/>
          <table:table-cell table:style-name="ce1" office:value-type="string" calcext:value-type="string">
            <text:p>4096</text:p>
          </table:table-cell>
          <table:table-cell/>
          <table:table-cell table:style-name="ce1" office:value-type="string" calcext:value-type="string">
            <text:p>8192</text:p>
          </table:table-cell>
          <table:table-cell/>
          <table:table-cell table:style-name="ce1" office:value-type="string" calcext:value-type="string">
            <text:p>16384</text:p>
          </table:table-cell>
          <table:table-cell table:number-columns-repeated="47"/>
        </table:table-row>
        <table:table-row table:style-name="ro1">
          <table:table-cell table:style-name="ce1" office:value-type="string" calcext:value-type="string">
            <text:p>64</text:p>
          </table:table-cell>
          <table:table-cell table:number-columns-repeated="2"/>
          <table:table-cell office:value-type="float" office:value="739884" calcext:value-type="float">
            <text:p>739884</text:p>
          </table:table-cell>
          <table:table-cell/>
          <table:table-cell office:value-type="float" office:value="1209829" calcext:value-type="float">
            <text:p>1209829</text:p>
          </table:table-cell>
          <table:table-cell/>
          <table:table-cell office:value-type="float" office:value="1763085" calcext:value-type="float">
            <text:p>1763085</text:p>
          </table:table-cell>
          <table:table-cell/>
          <table:table-cell office:value-type="float" office:value="2327272" calcext:value-type="float">
            <text:p>2327272</text:p>
          </table:table-cell>
          <table:table-cell/>
          <table:table-cell office:value-type="float" office:value="2844444" calcext:value-type="float">
            <text:p>2844444</text:p>
          </table:table-cell>
          <table:table-cell table:number-columns-repeated="68"/>
        </table:table-row>
        <table:table-row table:style-name="ro1">
          <table:table-cell table:style-name="ce1" office:value-type="string" calcext:value-type="string">
            <text:p>128</text:p>
          </table:table-cell>
          <table:table-cell table:number-columns-repeated="2"/>
          <table:table-cell office:value-type="float" office:value="768768" calcext:value-type="float">
            <text:p>768768</text:p>
          </table:table-cell>
          <table:table-cell/>
          <table:table-cell office:value-type="float" office:value="1334723" calcext:value-type="float">
            <text:p>1334723</text:p>
          </table:table-cell>
          <table:table-cell/>
          <table:table-cell office:value-type="float" office:value="2064516" calcext:value-type="float">
            <text:p>2064516</text:p>
          </table:table-cell>
          <table:table-cell/>
          <table:table-cell office:value-type="float" office:value="2889390" calcext:value-type="float">
            <text:p>2889390</text:p>
          </table:table-cell>
          <table:table-cell/>
          <table:table-cell office:value-type="float" office:value="3404255" calcext:value-type="float">
            <text:p>3404255</text:p>
          </table:table-cell>
          <table:table-cell/>
          <table:table-cell office:value-type="float" office:value="3699421" calcext:value-type="float">
            <text:p>3699421</text:p>
          </table:table-cell>
          <table:table-cell table:number-columns-repeated="66"/>
        </table:table-row>
        <table:table-row table:style-name="ro1">
          <table:table-cell table:style-name="ce1" office:value-type="string" calcext:value-type="string">
            <text:p>256</text:p>
          </table:table-cell>
          <table:table-cell table:number-columns-repeated="2"/>
          <table:table-cell office:value-type="float" office:value="810896" calcext:value-type="float">
            <text:p>810896</text:p>
          </table:table-cell>
          <table:table-cell/>
          <table:table-cell office:value-type="float" office:value="1402739" calcext:value-type="float">
            <text:p>1402739</text:p>
          </table:table-cell>
          <table:table-cell/>
          <table:table-cell office:value-type="float" office:value="2222222" calcext:value-type="float">
            <text:p>2222222</text:p>
          </table:table-cell>
          <table:table-cell/>
          <table:table-cell office:value-type="float" office:value="3106796" calcext:value-type="float">
            <text:p>3106796</text:p>
          </table:table-cell>
          <table:table-cell/>
          <table:table-cell office:value-type="float" office:value="3956723" calcext:value-type="float">
            <text:p>3956723</text:p>
          </table:table-cell>
          <table:table-cell/>
          <table:table-cell office:value-type="float" office:value="4031496" calcext:value-type="float">
            <text:p>4031496</text:p>
          </table:table-cell>
          <table:table-cell/>
          <table:table-cell office:value-type="float" office:value="4238410" calcext:value-type="float">
            <text:p>423841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512</text:p>
          </table:table-cell>
          <table:table-cell table:number-columns-repeated="2"/>
          <table:table-cell office:value-type="float" office:value="817369" calcext:value-type="float">
            <text:p>817369</text:p>
          </table:table-cell>
          <table:table-cell/>
          <table:table-cell office:value-type="float" office:value="1450014" calcext:value-type="float">
            <text:p>1450014</text:p>
          </table:table-cell>
          <table:table-cell/>
          <table:table-cell office:value-type="float" office:value="2263483" calcext:value-type="float">
            <text:p>2263483</text:p>
          </table:table-cell>
          <table:table-cell/>
          <table:table-cell office:value-type="float" office:value="2966396" calcext:value-type="float">
            <text:p>2966396</text:p>
          </table:table-cell>
          <table:table-cell/>
          <table:table-cell office:value-type="float" office:value="4338983" calcext:value-type="float">
            <text:p>4338983</text:p>
          </table:table-cell>
          <table:table-cell/>
          <table:table-cell office:value-type="float" office:value="4608460" calcext:value-type="float">
            <text:p>4608460</text:p>
          </table:table-cell>
          <table:table-cell/>
          <table:table-cell office:value-type="float" office:value="4616771" calcext:value-type="float">
            <text:p>4616771</text:p>
          </table:table-cell>
          <table:table-cell/>
          <table:table-cell office:value-type="float" office:value="4705882" calcext:value-type="float">
            <text:p>470588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1024</text:p>
          </table:table-cell>
          <table:table-cell table:number-columns-repeated="2"/>
          <table:table-cell office:value-type="float" office:value="818152" calcext:value-type="float">
            <text:p>818152</text:p>
          </table:table-cell>
          <table:table-cell/>
          <table:table-cell office:value-type="float" office:value="1391871" calcext:value-type="float">
            <text:p>1391871</text:p>
          </table:table-cell>
          <table:table-cell/>
          <table:table-cell office:value-type="float" office:value="2303712" calcext:value-type="float">
            <text:p>2303712</text:p>
          </table:table-cell>
          <table:table-cell/>
          <table:table-cell office:value-type="float" office:value="3210031" calcext:value-type="float">
            <text:p>3210031</text:p>
          </table:table-cell>
          <table:table-cell/>
          <table:table-cell office:value-type="float" office:value="4261339" calcext:value-type="float">
            <text:p>4261339</text:p>
          </table:table-cell>
          <table:table-cell/>
          <table:table-cell office:value-type="float" office:value="4660901" calcext:value-type="float">
            <text:p>4660901</text:p>
          </table:table-cell>
          <table:table-cell/>
          <table:table-cell office:value-type="float" office:value="4579606" calcext:value-type="float">
            <text:p>4579606</text:p>
          </table:table-cell>
          <table:table-cell/>
          <table:table-cell office:value-type="float" office:value="4834749" calcext:value-type="float">
            <text:p>4834749</text:p>
          </table:table-cell>
          <table:table-cell/>
          <table:table-cell office:value-type="float" office:value="4841607" calcext:value-type="float">
            <text:p>4841607</text:p>
          </table:table-cell>
          <table:table-cell table:number-columns-repeated="60"/>
        </table:table-row>
        <table:table-row table:style-name="ro1">
          <table:table-cell table:style-name="ce1" office:value-type="string" calcext:value-type="string">
            <text:p>2048</text:p>
          </table:table-cell>
          <table:table-cell table:number-columns-repeated="2"/>
          <table:table-cell office:value-type="float" office:value="815254" calcext:value-type="float">
            <text:p>815254</text:p>
          </table:table-cell>
          <table:table-cell/>
          <table:table-cell office:value-type="float" office:value="1424794" calcext:value-type="float">
            <text:p>1424794</text:p>
          </table:table-cell>
          <table:table-cell/>
          <table:table-cell office:value-type="float" office:value="2310208" calcext:value-type="float">
            <text:p>2310208</text:p>
          </table:table-cell>
          <table:table-cell/>
          <table:table-cell office:value-type="float" office:value="3379537" calcext:value-type="float">
            <text:p>3379537</text:p>
          </table:table-cell>
          <table:table-cell/>
          <table:table-cell office:value-type="float" office:value="4642938" calcext:value-type="float">
            <text:p>4642938</text:p>
          </table:table-cell>
          <table:table-cell/>
          <table:table-cell office:value-type="float" office:value="4645044" calcext:value-type="float">
            <text:p>4645044</text:p>
          </table:table-cell>
          <table:table-cell/>
          <table:table-cell office:value-type="float" office:value="4873869" calcext:value-type="float">
            <text:p>4873869</text:p>
          </table:table-cell>
          <table:table-cell/>
          <table:table-cell office:value-type="float" office:value="5274272" calcext:value-type="float">
            <text:p>5274272</text:p>
          </table:table-cell>
          <table:table-cell/>
          <table:table-cell office:value-type="float" office:value="5049309" calcext:value-type="float">
            <text:p>5049309</text:p>
          </table:table-cell>
          <table:table-cell/>
          <table:table-cell office:value-type="float" office:value="4583706" calcext:value-type="float">
            <text:p>4583706</text:p>
          </table:table-cell>
          <table:table-cell table:number-columns-repeated="58"/>
        </table:table-row>
        <table:table-row table:style-name="ro1">
          <table:table-cell table:style-name="ce1" office:value-type="string" calcext:value-type="string">
            <text:p>4096</text:p>
          </table:table-cell>
          <table:table-cell table:number-columns-repeated="2"/>
          <table:table-cell office:value-type="float" office:value="700949" calcext:value-type="float">
            <text:p>700949</text:p>
          </table:table-cell>
          <table:table-cell/>
          <table:table-cell office:value-type="float" office:value="1194238" calcext:value-type="float">
            <text:p>1194238</text:p>
          </table:table-cell>
          <table:table-cell/>
          <table:table-cell office:value-type="float" office:value="1772469" calcext:value-type="float">
            <text:p>1772469</text:p>
          </table:table-cell>
          <table:table-cell/>
          <table:table-cell office:value-type="float" office:value="2424960" calcext:value-type="float">
            <text:p>2424960</text:p>
          </table:table-cell>
          <table:table-cell/>
          <table:table-cell office:value-type="float" office:value="2877414" calcext:value-type="float">
            <text:p>2877414</text:p>
          </table:table-cell>
          <table:table-cell/>
          <table:table-cell office:value-type="float" office:value="2986946" calcext:value-type="float">
            <text:p>2986946</text:p>
          </table:table-cell>
          <table:table-cell/>
          <table:table-cell office:value-type="float" office:value="3008446" calcext:value-type="float">
            <text:p>3008446</text:p>
          </table:table-cell>
          <table:table-cell/>
          <table:table-cell office:value-type="float" office:value="3115302" calcext:value-type="float">
            <text:p>3115302</text:p>
          </table:table-cell>
          <table:table-cell/>
          <table:table-cell office:value-type="float" office:value="3291546" calcext:value-type="float">
            <text:p>3291546</text:p>
          </table:table-cell>
          <table:table-cell/>
          <table:table-cell office:value-type="float" office:value="3118623" calcext:value-type="float">
            <text:p>3118623</text:p>
          </table:table-cell>
          <table:table-cell/>
          <table:table-cell office:value-type="float" office:value="2640876" calcext:value-type="float">
            <text:p>2640876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8192</text:p>
          </table:table-cell>
          <table:table-cell table:number-columns-repeated="2"/>
          <table:table-cell office:value-type="float" office:value="704360" calcext:value-type="float">
            <text:p>704360</text:p>
          </table:table-cell>
          <table:table-cell/>
          <table:table-cell office:value-type="float" office:value="1132070" calcext:value-type="float">
            <text:p>1132070</text:p>
          </table:table-cell>
          <table:table-cell/>
          <table:table-cell office:value-type="float" office:value="1719202" calcext:value-type="float">
            <text:p>1719202</text:p>
          </table:table-cell>
          <table:table-cell/>
          <table:table-cell office:value-type="float" office:value="2267618" calcext:value-type="float">
            <text:p>2267618</text:p>
          </table:table-cell>
          <table:table-cell/>
          <table:table-cell office:value-type="float" office:value="2665712" calcext:value-type="float">
            <text:p>2665712</text:p>
          </table:table-cell>
          <table:table-cell/>
          <table:table-cell office:value-type="float" office:value="2895620" calcext:value-type="float">
            <text:p>2895620</text:p>
          </table:table-cell>
          <table:table-cell/>
          <table:table-cell office:value-type="float" office:value="2957080" calcext:value-type="float">
            <text:p>2957080</text:p>
          </table:table-cell>
          <table:table-cell/>
          <table:table-cell office:value-type="float" office:value="2917690" calcext:value-type="float">
            <text:p>2917690</text:p>
          </table:table-cell>
          <table:table-cell/>
          <table:table-cell office:value-type="float" office:value="2995356" calcext:value-type="float">
            <text:p>2995356</text:p>
          </table:table-cell>
          <table:table-cell/>
          <table:table-cell office:value-type="float" office:value="2896746" calcext:value-type="float">
            <text:p>2896746</text:p>
          </table:table-cell>
          <table:table-cell/>
          <table:table-cell office:value-type="float" office:value="2291532" calcext:value-type="float">
            <text:p>2291532</text:p>
          </table:table-cell>
          <table:table-cell/>
          <table:table-cell office:value-type="float" office:value="2321337" calcext:value-type="float">
            <text:p>2321337</text:p>
          </table:table-cell>
          <table:table-cell table:number-columns-repeated="54"/>
        </table:table-row>
        <table:table-row table:style-name="ro1">
          <table:table-cell table:style-name="ce1" office:value-type="string" calcext:value-type="string">
            <text:p>16384</text:p>
          </table:table-cell>
          <table:table-cell table:number-columns-repeated="2"/>
          <table:table-cell office:value-type="float" office:value="684140" calcext:value-type="float">
            <text:p>684140</text:p>
          </table:table-cell>
          <table:table-cell/>
          <table:table-cell office:value-type="float" office:value="1137019" calcext:value-type="float">
            <text:p>1137019</text:p>
          </table:table-cell>
          <table:table-cell/>
          <table:table-cell office:value-type="float" office:value="1652162" calcext:value-type="float">
            <text:p>1652162</text:p>
          </table:table-cell>
          <table:table-cell/>
          <table:table-cell office:value-type="float" office:value="2197130" calcext:value-type="float">
            <text:p>2197130</text:p>
          </table:table-cell>
          <table:table-cell/>
          <table:table-cell office:value-type="float" office:value="2546194" calcext:value-type="float">
            <text:p>2546194</text:p>
          </table:table-cell>
          <table:table-cell/>
          <table:table-cell office:value-type="float" office:value="2867795" calcext:value-type="float">
            <text:p>2867795</text:p>
          </table:table-cell>
          <table:table-cell/>
          <table:table-cell office:value-type="float" office:value="2769111" calcext:value-type="float">
            <text:p>2769111</text:p>
          </table:table-cell>
          <table:table-cell/>
          <table:table-cell office:value-type="float" office:value="2741220" calcext:value-type="float">
            <text:p>2741220</text:p>
          </table:table-cell>
          <table:table-cell/>
          <table:table-cell office:value-type="float" office:value="2829217" calcext:value-type="float">
            <text:p>2829217</text:p>
          </table:table-cell>
          <table:table-cell/>
          <table:table-cell office:value-type="float" office:value="2586634" calcext:value-type="float">
            <text:p>2586634</text:p>
          </table:table-cell>
          <table:table-cell/>
          <table:table-cell office:value-type="float" office:value="2307865" calcext:value-type="float">
            <text:p>2307865</text:p>
          </table:table-cell>
          <table:table-cell/>
          <table:table-cell office:value-type="float" office:value="2158061" calcext:value-type="float">
            <text:p>2158061</text:p>
          </table:table-cell>
          <table:table-cell/>
          <table:table-cell office:value-type="float" office:value="2137312" calcext:value-type="float">
            <text:p>213731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3276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532733" calcext:value-type="float">
            <text:p>2532733</text:p>
          </table:table-cell>
          <table:table-cell/>
          <table:table-cell office:value-type="float" office:value="2665213" calcext:value-type="float">
            <text:p>2665213</text:p>
          </table:table-cell>
          <table:table-cell/>
          <table:table-cell office:value-type="float" office:value="2643156" calcext:value-type="float">
            <text:p>2643156</text:p>
          </table:table-cell>
          <table:table-cell/>
          <table:table-cell office:value-type="float" office:value="2748117" calcext:value-type="float">
            <text:p>2748117</text:p>
          </table:table-cell>
          <table:table-cell/>
          <table:table-cell office:value-type="float" office:value="2707696" calcext:value-type="float">
            <text:p>2707696</text:p>
          </table:table-cell>
          <table:table-cell/>
          <table:table-cell office:value-type="float" office:value="2720419" calcext:value-type="float">
            <text:p>2720419</text:p>
          </table:table-cell>
          <table:table-cell/>
          <table:table-cell office:value-type="float" office:value="1768576" calcext:value-type="float">
            <text:p>1768576</text:p>
          </table:table-cell>
          <table:table-cell/>
          <table:table-cell office:value-type="float" office:value="550342" calcext:value-type="float">
            <text:p>550342</text:p>
          </table:table-cell>
          <table:table-cell/>
          <table:table-cell office:value-type="float" office:value="932822" calcext:value-type="float">
            <text:p>932822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6553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824067" calcext:value-type="float">
            <text:p>1824067</text:p>
          </table:table-cell>
          <table:table-cell/>
          <table:table-cell office:value-type="float" office:value="1566969" calcext:value-type="float">
            <text:p>1566969</text:p>
          </table:table-cell>
          <table:table-cell/>
          <table:table-cell office:value-type="float" office:value="2438630" calcext:value-type="float">
            <text:p>2438630</text:p>
          </table:table-cell>
          <table:table-cell/>
          <table:table-cell office:value-type="float" office:value="2323147" calcext:value-type="float">
            <text:p>2323147</text:p>
          </table:table-cell>
          <table:table-cell/>
          <table:table-cell office:value-type="float" office:value="2659297" calcext:value-type="float">
            <text:p>2659297</text:p>
          </table:table-cell>
          <table:table-cell/>
          <table:table-cell office:value-type="float" office:value="2672081" calcext:value-type="float">
            <text:p>2672081</text:p>
          </table:table-cell>
          <table:table-cell/>
          <table:table-cell office:value-type="float" office:value="2332474" calcext:value-type="float">
            <text:p>2332474</text:p>
          </table:table-cell>
          <table:table-cell/>
          <table:table-cell office:value-type="float" office:value="2173448" calcext:value-type="float">
            <text:p>2173448</text:p>
          </table:table-cell>
          <table:table-cell/>
          <table:table-cell office:value-type="float" office:value="2156044" calcext:value-type="float">
            <text:p>215604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3107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80765" calcext:value-type="float">
            <text:p>2480765</text:p>
          </table:table-cell>
          <table:table-cell/>
          <table:table-cell office:value-type="float" office:value="2634544" calcext:value-type="float">
            <text:p>2634544</text:p>
          </table:table-cell>
          <table:table-cell/>
          <table:table-cell office:value-type="float" office:value="2580563" calcext:value-type="float">
            <text:p>2580563</text:p>
          </table:table-cell>
          <table:table-cell/>
          <table:table-cell office:value-type="float" office:value="2658035" calcext:value-type="float">
            <text:p>2658035</text:p>
          </table:table-cell>
          <table:table-cell/>
          <table:table-cell office:value-type="float" office:value="2140335" calcext:value-type="float">
            <text:p>2140335</text:p>
          </table:table-cell>
          <table:table-cell/>
          <table:table-cell office:value-type="float" office:value="2510991" calcext:value-type="float">
            <text:p>2510991</text:p>
          </table:table-cell>
          <table:table-cell/>
          <table:table-cell office:value-type="float" office:value="2003610" calcext:value-type="float">
            <text:p>2003610</text:p>
          </table:table-cell>
          <table:table-cell/>
          <table:table-cell office:value-type="float" office:value="1681220" calcext:value-type="float">
            <text:p>1681220</text:p>
          </table:table-cell>
          <table:table-cell/>
          <table:table-cell office:value-type="float" office:value="2006429" calcext:value-type="float">
            <text:p>200642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621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281417" calcext:value-type="float">
            <text:p>2281417</text:p>
          </table:table-cell>
          <table:table-cell/>
          <table:table-cell office:value-type="float" office:value="2559755" calcext:value-type="float">
            <text:p>2559755</text:p>
          </table:table-cell>
          <table:table-cell/>
          <table:table-cell office:value-type="float" office:value="2574607" calcext:value-type="float">
            <text:p>2574607</text:p>
          </table:table-cell>
          <table:table-cell/>
          <table:table-cell office:value-type="float" office:value="2635662" calcext:value-type="float">
            <text:p>2635662</text:p>
          </table:table-cell>
          <table:table-cell/>
          <table:table-cell office:value-type="float" office:value="2678691" calcext:value-type="float">
            <text:p>2678691</text:p>
          </table:table-cell>
          <table:table-cell/>
          <table:table-cell office:value-type="float" office:value="2533693" calcext:value-type="float">
            <text:p>2533693</text:p>
          </table:table-cell>
          <table:table-cell/>
          <table:table-cell office:value-type="float" office:value="2288186" calcext:value-type="float">
            <text:p>2288186</text:p>
          </table:table-cell>
          <table:table-cell/>
          <table:table-cell office:value-type="float" office:value="2093547" calcext:value-type="float">
            <text:p>2093547</text:p>
          </table:table-cell>
          <table:table-cell/>
          <table:table-cell office:value-type="float" office:value="2091261" calcext:value-type="float">
            <text:p>2091261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52428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2445199" calcext:value-type="float">
            <text:p>2445199</text:p>
          </table:table-cell>
          <table:table-cell/>
          <table:table-cell office:value-type="float" office:value="2599861" calcext:value-type="float">
            <text:p>2599861</text:p>
          </table:table-cell>
          <table:table-cell/>
          <table:table-cell office:value-type="float" office:value="2562667" calcext:value-type="float">
            <text:p>2562667</text:p>
          </table:table-cell>
          <table:table-cell/>
          <table:table-cell office:value-type="float" office:value="2635798" calcext:value-type="float">
            <text:p>2635798</text:p>
          </table:table-cell>
          <table:table-cell/>
          <table:table-cell office:value-type="float" office:value="2680321" calcext:value-type="float">
            <text:p>2680321</text:p>
          </table:table-cell>
          <table:table-cell/>
          <table:table-cell office:value-type="float" office:value="2657211" calcext:value-type="float">
            <text:p>2657211</text:p>
          </table:table-cell>
          <table:table-cell/>
          <table:table-cell office:value-type="float" office:value="2391132" calcext:value-type="float">
            <text:p>2391132</text:p>
          </table:table-cell>
          <table:table-cell/>
          <table:table-cell office:value-type="float" office:value="2148481" calcext:value-type="float">
            <text:p>2148481</text:p>
          </table:table-cell>
          <table:table-cell/>
          <table:table-cell office:value-type="float" office:value="2077470" calcext:value-type="float">
            <text:p>2077470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104857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2547" calcext:value-type="float">
            <text:p>312547</text:p>
          </table:table-cell>
          <table:table-cell/>
          <table:table-cell office:value-type="float" office:value="380679" calcext:value-type="float">
            <text:p>380679</text:p>
          </table:table-cell>
          <table:table-cell/>
          <table:table-cell office:value-type="float" office:value="2544096" calcext:value-type="float">
            <text:p>2544096</text:p>
          </table:table-cell>
          <table:table-cell/>
          <table:table-cell office:value-type="float" office:value="1207189" calcext:value-type="float">
            <text:p>1207189</text:p>
          </table:table-cell>
          <table:table-cell/>
          <table:table-cell office:value-type="float" office:value="2601656" calcext:value-type="float">
            <text:p>2601656</text:p>
          </table:table-cell>
          <table:table-cell/>
          <table:table-cell office:value-type="float" office:value="2605400" calcext:value-type="float">
            <text:p>2605400</text:p>
          </table:table-cell>
          <table:table-cell/>
          <table:table-cell office:value-type="float" office:value="2352656" calcext:value-type="float">
            <text:p>2352656</text:p>
          </table:table-cell>
          <table:table-cell/>
          <table:table-cell office:value-type="float" office:value="2034700" calcext:value-type="float">
            <text:p>2034700</text:p>
          </table:table-cell>
          <table:table-cell/>
          <table:table-cell office:value-type="float" office:value="1844399" calcext:value-type="float">
            <text:p>1844399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209715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06992" calcext:value-type="float">
            <text:p>306992</text:p>
          </table:table-cell>
          <table:table-cell/>
          <table:table-cell office:value-type="float" office:value="369974" calcext:value-type="float">
            <text:p>369974</text:p>
          </table:table-cell>
          <table:table-cell/>
          <table:table-cell office:value-type="float" office:value="432923" calcext:value-type="float">
            <text:p>432923</text:p>
          </table:table-cell>
          <table:table-cell/>
          <table:table-cell office:value-type="float" office:value="460224" calcext:value-type="float">
            <text:p>460224</text:p>
          </table:table-cell>
          <table:table-cell/>
          <table:table-cell office:value-type="float" office:value="481122" calcext:value-type="float">
            <text:p>481122</text:p>
          </table:table-cell>
          <table:table-cell/>
          <table:table-cell office:value-type="float" office:value="461945" calcext:value-type="float">
            <text:p>461945</text:p>
          </table:table-cell>
          <table:table-cell/>
          <table:table-cell office:value-type="float" office:value="455493" calcext:value-type="float">
            <text:p>455493</text:p>
          </table:table-cell>
          <table:table-cell/>
          <table:table-cell office:value-type="float" office:value="466145" calcext:value-type="float">
            <text:p>466145</text:p>
          </table:table-cell>
          <table:table-cell/>
          <table:table-cell office:value-type="float" office:value="449624" calcext:value-type="float">
            <text:p>449624</text:p>
          </table:table-cell>
          <table:table-cell table:number-columns-repeated="52"/>
        </table:table-row>
        <table:table-row table:style-name="ro1">
          <table:table-cell table:style-name="ce1" office:value-type="string" calcext:value-type="string">
            <text:p>419430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311779" calcext:value-type="float">
            <text:p>311779</text:p>
          </table:table-cell>
          <table:table-cell/>
          <table:table-cell office:value-type="float" office:value="377963" calcext:value-type="float">
            <text:p>377963</text:p>
          </table:table-cell>
          <table:table-cell/>
          <table:table-cell office:value-type="float" office:value="427357" calcext:value-type="float">
            <text:p>427357</text:p>
          </table:table-cell>
          <table:table-cell/>
          <table:table-cell office:value-type="float" office:value="454538" calcext:value-type="float">
            <text:p>454538</text:p>
          </table:table-cell>
          <table:table-cell/>
          <table:table-cell office:value-type="float" office:value="487869" calcext:value-type="float">
            <text:p>487869</text:p>
          </table:table-cell>
          <table:table-cell/>
          <table:table-cell office:value-type="float" office:value="458057" calcext:value-type="float">
            <text:p>458057</text:p>
          </table:table-cell>
          <table:table-cell/>
          <table:table-cell office:value-type="float" office:value="455215" calcext:value-type="float">
            <text:p>455215</text:p>
          </table:table-cell>
          <table:table-cell/>
          <table:table-cell office:value-type="float" office:value="463569" calcext:value-type="float">
            <text:p>463569</text:p>
          </table:table-cell>
          <table:table-cell/>
          <table:table-cell office:value-type="float" office:value="454311" calcext:value-type="float">
            <text:p>454311</text:p>
          </table:table-cell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25T17:07:06.309055613</dc:date>
    <meta:editing-duration>PT4M11S</meta:editing-duration>
    <meta:editing-cycles>2</meta:editing-cycles>
    <meta:generator>LibreOffice/5.2.7.2$Linux_X86_64 LibreOffice_project/20m0$Build-2</meta:generator>
    <meta:document-statistic meta:table-count="1" meta:cell-count="528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3.813cm" svg:y="0.316cm" chart:style-name="ch2">
          <text:p>WINDOWS64 Write Report (OXT-master)</text:p>
        </chart:title>
        <chart:subtitle svg:x="2.529cm" svg:y="1.275cm" chart:style-name="ch3">
          <text:p>using upstream pv drivers, O_DIRECT flag and encrypted disk</text:p>
        </chart:subtitle>
        <chart:legend chart:legend-position="end" svg:x="14.314cm" svg:y="1.216cm" style:legend-expansion="high" chart:style-name="ch4"/>
        <chart:plot-area chart:style-name="ch5" table:cell-range-address="WNDWS64_upv_DIRECT_oxt_master_encr.C188:WNDWS64_upv_DIRECT_oxt_master_encr.P205" chart:data-source-has-labels="both" svg:x="1.33cm" svg:y="2.138cm" svg:width="9.637cm" svg:height="5.707cm" dr3d:transform="matrix (0.937250944888388 0.0665847169776786 0.342238428249701 -0.0865143915235471 0.99530990209186 0.0432834709467898 -0.337751278850479 -0.0701760234189259 0.938615682466457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81cm" svg:width="7.381cm" svg:height="4.175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2cm" svg:y="8.025cm" chart:style-name="ch7">
              <text:p>File Size (KB)</text:p>
            </chart:title>
            <chart:categories table:cell-range-address="WNDWS64_upv_DIRECT_oxt_master_encr.C189:WNDWS64_upv_DIRECT_oxt_master_encr.C20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6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NDWS64_upv_DIRECT_oxt_master_encr.D189:WNDWS64_upv_DIRECT_oxt_master_encr.D205" chart:label-cell-address="WNDWS64_upv_DIRECT_oxt_master_encr.D188:WNDWS64_upv_DIRECT_oxt_master_encr.D188" chart:class="chart:bar">
            <chart:data-point chart:repeated="17"/>
          </chart:series>
          <chart:series chart:style-name="ch13" chart:values-cell-range-address="WNDWS64_upv_DIRECT_oxt_master_encr.E189:WNDWS64_upv_DIRECT_oxt_master_encr.E205" chart:label-cell-address="WNDWS64_upv_DIRECT_oxt_master_encr.E188:WNDWS64_upv_DIRECT_oxt_master_encr.E188" chart:class="chart:bar">
            <chart:data-point chart:repeated="17"/>
          </chart:series>
          <chart:series chart:style-name="ch14" chart:values-cell-range-address="WNDWS64_upv_DIRECT_oxt_master_encr.F189:WNDWS64_upv_DIRECT_oxt_master_encr.F205" chart:label-cell-address="WNDWS64_upv_DIRECT_oxt_master_encr.F188:WNDWS64_upv_DIRECT_oxt_master_encr.F188" chart:class="chart:bar">
            <chart:data-point chart:repeated="17"/>
          </chart:series>
          <chart:series chart:style-name="ch15" chart:values-cell-range-address="WNDWS64_upv_DIRECT_oxt_master_encr.G189:WNDWS64_upv_DIRECT_oxt_master_encr.G205" chart:label-cell-address="WNDWS64_upv_DIRECT_oxt_master_encr.G188:WNDWS64_upv_DIRECT_oxt_master_encr.G188" chart:class="chart:bar">
            <chart:data-point chart:repeated="17"/>
          </chart:series>
          <chart:series chart:style-name="ch16" chart:values-cell-range-address="WNDWS64_upv_DIRECT_oxt_master_encr.H189:WNDWS64_upv_DIRECT_oxt_master_encr.H205" chart:label-cell-address="WNDWS64_upv_DIRECT_oxt_master_encr.H188:WNDWS64_upv_DIRECT_oxt_master_encr.H188" chart:class="chart:bar">
            <chart:data-point chart:repeated="17"/>
          </chart:series>
          <chart:series chart:style-name="ch17" chart:values-cell-range-address="WNDWS64_upv_DIRECT_oxt_master_encr.I189:WNDWS64_upv_DIRECT_oxt_master_encr.I205" chart:label-cell-address="WNDWS64_upv_DIRECT_oxt_master_encr.I188:WNDWS64_upv_DIRECT_oxt_master_encr.I188" chart:class="chart:bar">
            <chart:data-point chart:repeated="17"/>
          </chart:series>
          <chart:series chart:style-name="ch18" chart:values-cell-range-address="WNDWS64_upv_DIRECT_oxt_master_encr.J189:WNDWS64_upv_DIRECT_oxt_master_encr.J205" chart:label-cell-address="WNDWS64_upv_DIRECT_oxt_master_encr.J188:WNDWS64_upv_DIRECT_oxt_master_encr.J188" chart:class="chart:bar">
            <chart:data-point chart:repeated="17"/>
          </chart:series>
          <chart:series chart:style-name="ch19" chart:values-cell-range-address="WNDWS64_upv_DIRECT_oxt_master_encr.K189:WNDWS64_upv_DIRECT_oxt_master_encr.K205" chart:label-cell-address="WNDWS64_upv_DIRECT_oxt_master_encr.K188:WNDWS64_upv_DIRECT_oxt_master_encr.K188" chart:class="chart:bar">
            <chart:data-point chart:repeated="17"/>
          </chart:series>
          <chart:series chart:style-name="ch20" chart:values-cell-range-address="WNDWS64_upv_DIRECT_oxt_master_encr.L189:WNDWS64_upv_DIRECT_oxt_master_encr.L205" chart:label-cell-address="WNDWS64_upv_DIRECT_oxt_master_encr.L188:WNDWS64_upv_DIRECT_oxt_master_encr.L188" chart:class="chart:bar">
            <chart:data-point chart:repeated="17"/>
          </chart:series>
          <chart:series chart:style-name="ch21" chart:values-cell-range-address="WNDWS64_upv_DIRECT_oxt_master_encr.M189:WNDWS64_upv_DIRECT_oxt_master_encr.M205" chart:label-cell-address="WNDWS64_upv_DIRECT_oxt_master_encr.M188:WNDWS64_upv_DIRECT_oxt_master_encr.M188" chart:class="chart:bar">
            <chart:data-point chart:repeated="17"/>
          </chart:series>
          <chart:series chart:style-name="ch22" chart:values-cell-range-address="WNDWS64_upv_DIRECT_oxt_master_encr.N189:WNDWS64_upv_DIRECT_oxt_master_encr.N205" chart:label-cell-address="WNDWS64_upv_DIRECT_oxt_master_encr.N188:WNDWS64_upv_DIRECT_oxt_master_encr.N188" chart:class="chart:bar">
            <chart:data-point chart:repeated="17"/>
          </chart:series>
          <chart:series chart:style-name="ch23" chart:values-cell-range-address="WNDWS64_upv_DIRECT_oxt_master_encr.O189:WNDWS64_upv_DIRECT_oxt_master_encr.O205" chart:label-cell-address="WNDWS64_upv_DIRECT_oxt_master_encr.O188:WNDWS64_upv_DIRECT_oxt_master_encr.O188" chart:class="chart:bar">
            <chart:data-point chart:repeated="17"/>
          </chart:series>
          <chart:series chart:style-name="ch12" chart:values-cell-range-address="WNDWS64_upv_DIRECT_oxt_master_encr.P189:WNDWS64_upv_DIRECT_oxt_master_encr.P205" chart:label-cell-address="WNDWS64_upv_DIRECT_oxt_master_encr.P188:WNDWS64_upv_DIRECT_oxt_master_encr.P18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NDWS64_upv_DIRECT_oxt_master_encr.D188:WNDWS64_upv_DIRECT_oxt_master_encr.D188</svg:desc>
                </draw:g>
              </table:table-cell>
              <table:table-cell office:value-type="string">
                <text:p>8</text:p>
                <draw:g>
                  <svg:desc>WNDWS64_upv_DIRECT_oxt_master_encr.E188:WNDWS64_upv_DIRECT_oxt_master_encr.E188</svg:desc>
                </draw:g>
              </table:table-cell>
              <table:table-cell office:value-type="string">
                <text:p>16</text:p>
                <draw:g>
                  <svg:desc>WNDWS64_upv_DIRECT_oxt_master_encr.F188:WNDWS64_upv_DIRECT_oxt_master_encr.F188</svg:desc>
                </draw:g>
              </table:table-cell>
              <table:table-cell office:value-type="string">
                <text:p>32</text:p>
                <draw:g>
                  <svg:desc>WNDWS64_upv_DIRECT_oxt_master_encr.G188:WNDWS64_upv_DIRECT_oxt_master_encr.G188</svg:desc>
                </draw:g>
              </table:table-cell>
              <table:table-cell office:value-type="string">
                <text:p>64</text:p>
                <draw:g>
                  <svg:desc>WNDWS64_upv_DIRECT_oxt_master_encr.H188:WNDWS64_upv_DIRECT_oxt_master_encr.H188</svg:desc>
                </draw:g>
              </table:table-cell>
              <table:table-cell office:value-type="string">
                <text:p>128</text:p>
                <draw:g>
                  <svg:desc>WNDWS64_upv_DIRECT_oxt_master_encr.I188:WNDWS64_upv_DIRECT_oxt_master_encr.I188</svg:desc>
                </draw:g>
              </table:table-cell>
              <table:table-cell office:value-type="string">
                <text:p>256</text:p>
                <draw:g>
                  <svg:desc>WNDWS64_upv_DIRECT_oxt_master_encr.J188:WNDWS64_upv_DIRECT_oxt_master_encr.J188</svg:desc>
                </draw:g>
              </table:table-cell>
              <table:table-cell office:value-type="string">
                <text:p>512</text:p>
                <draw:g>
                  <svg:desc>WNDWS64_upv_DIRECT_oxt_master_encr.K188:WNDWS64_upv_DIRECT_oxt_master_encr.K188</svg:desc>
                </draw:g>
              </table:table-cell>
              <table:table-cell office:value-type="string">
                <text:p>1024</text:p>
                <draw:g>
                  <svg:desc>WNDWS64_upv_DIRECT_oxt_master_encr.L188:WNDWS64_upv_DIRECT_oxt_master_encr.L188</svg:desc>
                </draw:g>
              </table:table-cell>
              <table:table-cell office:value-type="string">
                <text:p>2048</text:p>
                <draw:g>
                  <svg:desc>WNDWS64_upv_DIRECT_oxt_master_encr.M188:WNDWS64_upv_DIRECT_oxt_master_encr.M188</svg:desc>
                </draw:g>
              </table:table-cell>
              <table:table-cell office:value-type="string">
                <text:p>4096</text:p>
                <draw:g>
                  <svg:desc>WNDWS64_upv_DIRECT_oxt_master_encr.N188:WNDWS64_upv_DIRECT_oxt_master_encr.N188</svg:desc>
                </draw:g>
              </table:table-cell>
              <table:table-cell office:value-type="string">
                <text:p>8192</text:p>
                <draw:g>
                  <svg:desc>WNDWS64_upv_DIRECT_oxt_master_encr.O188:WNDWS64_upv_DIRECT_oxt_master_encr.O188</svg:desc>
                </draw:g>
              </table:table-cell>
              <table:table-cell office:value-type="string">
                <text:p>16384</text:p>
                <draw:g>
                  <svg:desc>WNDWS64_upv_DIRECT_oxt_master_encr.P188:WNDWS64_upv_DIRECT_oxt_master_encr.P1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NDWS64_upv_DIRECT_oxt_master_encr.C189:WNDWS64_upv_DIRECT_oxt_master_encr.C205</svg:desc>
                </draw:g>
              </table:table-cell>
              <table:table-cell office:value-type="float" office:value="20808">
                <text:p>20808</text:p>
                <draw:g>
                  <svg:desc>WNDWS64_upv_DIRECT_oxt_master_encr.D189:WNDWS64_upv_DIRECT_oxt_master_encr.D205</svg:desc>
                </draw:g>
              </table:table-cell>
              <table:table-cell office:value-type="float" office:value="30641">
                <text:p>30641</text:p>
                <draw:g>
                  <svg:desc>WNDWS64_upv_DIRECT_oxt_master_encr.E189:WNDWS64_upv_DIRECT_oxt_master_encr.E205</svg:desc>
                </draw:g>
              </table:table-cell>
              <table:table-cell office:value-type="float" office:value="56838">
                <text:p>56838</text:p>
                <draw:g>
                  <svg:desc>WNDWS64_upv_DIRECT_oxt_master_encr.F189:WNDWS64_upv_DIRECT_oxt_master_encr.F205</svg:desc>
                </draw:g>
              </table:table-cell>
              <table:table-cell office:value-type="float" office:value="39287">
                <text:p>39287</text:p>
                <draw:g>
                  <svg:desc>WNDWS64_upv_DIRECT_oxt_master_encr.G189:WNDWS64_upv_DIRECT_oxt_master_encr.G205</svg:desc>
                </draw:g>
              </table:table-cell>
              <table:table-cell office:value-type="float" office:value="109795">
                <text:p>109795</text:p>
                <draw:g>
                  <svg:desc>WNDWS64_upv_DIRECT_oxt_master_encr.H189:WNDWS64_upv_DIRECT_oxt_master_encr.H205</svg:desc>
                </draw:g>
              </table:table-cell>
              <table:table-cell office:value-type="float" office:value="NaN">
                <text:p>NaN</text:p>
                <draw:g>
                  <svg:desc>WNDWS64_upv_DIRECT_oxt_master_encr.I189:WNDWS64_upv_DIRECT_oxt_master_encr.I205</svg:desc>
                </draw:g>
              </table:table-cell>
              <table:table-cell office:value-type="float" office:value="NaN">
                <text:p>NaN</text:p>
                <draw:g>
                  <svg:desc>WNDWS64_upv_DIRECT_oxt_master_encr.J189:WNDWS64_upv_DIRECT_oxt_master_encr.J205</svg:desc>
                </draw:g>
              </table:table-cell>
              <table:table-cell office:value-type="float" office:value="NaN">
                <text:p>NaN</text:p>
                <draw:g>
                  <svg:desc>WNDWS64_upv_DIRECT_oxt_master_encr.K189:WNDWS64_upv_DIRECT_oxt_master_encr.K205</svg:desc>
                </draw:g>
              </table:table-cell>
              <table:table-cell office:value-type="float" office:value="NaN">
                <text:p>NaN</text:p>
                <draw:g>
                  <svg:desc>WNDWS64_upv_DIRECT_oxt_master_encr.L189:WNDWS64_upv_DIRECT_oxt_master_encr.L205</svg:desc>
                </draw:g>
              </table:table-cell>
              <table:table-cell office:value-type="float" office:value="NaN">
                <text:p>NaN</text:p>
                <draw:g>
                  <svg:desc>WNDWS64_upv_DIRECT_oxt_master_encr.M189:WNDWS64_upv_DIRECT_oxt_master_encr.M205</svg:desc>
                </draw:g>
              </table:table-cell>
              <table:table-cell office:value-type="float" office:value="NaN">
                <text:p>NaN</text:p>
                <draw:g>
                  <svg:desc>WNDWS64_upv_DIRECT_oxt_master_encr.N189:WNDWS64_upv_DIRECT_oxt_master_encr.N205</svg:desc>
                </draw:g>
              </table:table-cell>
              <table:table-cell office:value-type="float" office:value="NaN">
                <text:p>NaN</text:p>
                <draw:g>
                  <svg:desc>WNDWS64_upv_DIRECT_oxt_master_encr.O189:WNDWS64_upv_DIRECT_oxt_master_encr.O205</svg:desc>
                </draw:g>
              </table:table-cell>
              <table:table-cell office:value-type="float" office:value="NaN">
                <text:p>NaN</text:p>
                <draw:g>
                  <svg:desc>WNDWS64_upv_DIRECT_oxt_master_encr.P189:WNDWS64_upv_DIRECT_oxt_master_encr.P20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1398">
                <text:p>21398</text:p>
              </table:table-cell>
              <table:table-cell office:value-type="float" office:value="35728">
                <text:p>35728</text:p>
              </table:table-cell>
              <table:table-cell office:value-type="float" office:value="57787">
                <text:p>57787</text:p>
              </table:table-cell>
              <table:table-cell office:value-type="float" office:value="110583">
                <text:p>110583</text:p>
              </table:table-cell>
              <table:table-cell office:value-type="float" office:value="136083">
                <text:p>136083</text:p>
              </table:table-cell>
              <table:table-cell office:value-type="float" office:value="154514">
                <text:p>154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1631">
                <text:p>21631</text:p>
              </table:table-cell>
              <table:table-cell office:value-type="float" office:value="37584">
                <text:p>37584</text:p>
              </table:table-cell>
              <table:table-cell office:value-type="float" office:value="67233">
                <text:p>67233</text:p>
              </table:table-cell>
              <table:table-cell office:value-type="float" office:value="108245">
                <text:p>108245</text:p>
              </table:table-cell>
              <table:table-cell office:value-type="float" office:value="126145">
                <text:p>126145</text:p>
              </table:table-cell>
              <table:table-cell office:value-type="float" office:value="199190">
                <text:p>199190</text:p>
              </table:table-cell>
              <table:table-cell office:value-type="float" office:value="171352">
                <text:p>171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1709">
                <text:p>21709</text:p>
              </table:table-cell>
              <table:table-cell office:value-type="float" office:value="38640">
                <text:p>38640</text:p>
              </table:table-cell>
              <table:table-cell office:value-type="float" office:value="70175">
                <text:p>70175</text:p>
              </table:table-cell>
              <table:table-cell office:value-type="float" office:value="111454">
                <text:p>111454</text:p>
              </table:table-cell>
              <table:table-cell office:value-type="float" office:value="168871">
                <text:p>168871</text:p>
              </table:table-cell>
              <table:table-cell office:value-type="float" office:value="213155">
                <text:p>213155</text:p>
              </table:table-cell>
              <table:table-cell office:value-type="float" office:value="201028">
                <text:p>201028</text:p>
              </table:table-cell>
              <table:table-cell office:value-type="float" office:value="186663">
                <text:p>186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22660">
                <text:p>22660</text:p>
              </table:table-cell>
              <table:table-cell office:value-type="float" office:value="40242">
                <text:p>40242</text:p>
              </table:table-cell>
              <table:table-cell office:value-type="float" office:value="79163">
                <text:p>79163</text:p>
              </table:table-cell>
              <table:table-cell office:value-type="float" office:value="123293">
                <text:p>123293</text:p>
              </table:table-cell>
              <table:table-cell office:value-type="float" office:value="184099">
                <text:p>184099</text:p>
              </table:table-cell>
              <table:table-cell office:value-type="float" office:value="258038">
                <text:p>258038</text:p>
              </table:table-cell>
              <table:table-cell office:value-type="float" office:value="215592">
                <text:p>215592</text:p>
              </table:table-cell>
              <table:table-cell office:value-type="float" office:value="214643">
                <text:p>214643</text:p>
              </table:table-cell>
              <table:table-cell office:value-type="float" office:value="227116">
                <text:p>227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22129">
                <text:p>22129</text:p>
              </table:table-cell>
              <table:table-cell office:value-type="float" office:value="40834">
                <text:p>40834</text:p>
              </table:table-cell>
              <table:table-cell office:value-type="float" office:value="80196">
                <text:p>80196</text:p>
              </table:table-cell>
              <table:table-cell office:value-type="float" office:value="138518">
                <text:p>138518</text:p>
              </table:table-cell>
              <table:table-cell office:value-type="float" office:value="191512">
                <text:p>191512</text:p>
              </table:table-cell>
              <table:table-cell office:value-type="float" office:value="272982">
                <text:p>272982</text:p>
              </table:table-cell>
              <table:table-cell office:value-type="float" office:value="212271">
                <text:p>212271</text:p>
              </table:table-cell>
              <table:table-cell office:value-type="float" office:value="227467">
                <text:p>227467</text:p>
              </table:table-cell>
              <table:table-cell office:value-type="float" office:value="234792">
                <text:p>234792</text:p>
              </table:table-cell>
              <table:table-cell office:value-type="float" office:value="232692">
                <text:p>232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22635">
                <text:p>22635</text:p>
              </table:table-cell>
              <table:table-cell office:value-type="float" office:value="40868">
                <text:p>40868</text:p>
              </table:table-cell>
              <table:table-cell office:value-type="float" office:value="61113">
                <text:p>61113</text:p>
              </table:table-cell>
              <table:table-cell office:value-type="float" office:value="140600">
                <text:p>140600</text:p>
              </table:table-cell>
              <table:table-cell office:value-type="float" office:value="199762">
                <text:p>199762</text:p>
              </table:table-cell>
              <table:table-cell office:value-type="float" office:value="283892">
                <text:p>283892</text:p>
              </table:table-cell>
              <table:table-cell office:value-type="float" office:value="235399">
                <text:p>235399</text:p>
              </table:table-cell>
              <table:table-cell office:value-type="float" office:value="244483">
                <text:p>244483</text:p>
              </table:table-cell>
              <table:table-cell office:value-type="float" office:value="248165">
                <text:p>248165</text:p>
              </table:table-cell>
              <table:table-cell office:value-type="float" office:value="277928">
                <text:p>277928</text:p>
              </table:table-cell>
              <table:table-cell office:value-type="float" office:value="308004">
                <text:p>308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21899">
                <text:p>21899</text:p>
              </table:table-cell>
              <table:table-cell office:value-type="float" office:value="39950">
                <text:p>39950</text:p>
              </table:table-cell>
              <table:table-cell office:value-type="float" office:value="81329">
                <text:p>81329</text:p>
              </table:table-cell>
              <table:table-cell office:value-type="float" office:value="141960">
                <text:p>141960</text:p>
              </table:table-cell>
              <table:table-cell office:value-type="float" office:value="210886">
                <text:p>210886</text:p>
              </table:table-cell>
              <table:table-cell office:value-type="float" office:value="299125">
                <text:p>299125</text:p>
              </table:table-cell>
              <table:table-cell office:value-type="float" office:value="242031">
                <text:p>242031</text:p>
              </table:table-cell>
              <table:table-cell office:value-type="float" office:value="241833">
                <text:p>241833</text:p>
              </table:table-cell>
              <table:table-cell office:value-type="float" office:value="240258">
                <text:p>240258</text:p>
              </table:table-cell>
              <table:table-cell office:value-type="float" office:value="272886">
                <text:p>272886</text:p>
              </table:table-cell>
              <table:table-cell office:value-type="float" office:value="252453">
                <text:p>252453</text:p>
              </table:table-cell>
              <table:table-cell office:value-type="float" office:value="318989">
                <text:p>318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1173">
                <text:p>21173</text:p>
              </table:table-cell>
              <table:table-cell office:value-type="float" office:value="42122">
                <text:p>42122</text:p>
              </table:table-cell>
              <table:table-cell office:value-type="float" office:value="80589">
                <text:p>80589</text:p>
              </table:table-cell>
              <table:table-cell office:value-type="float" office:value="143617">
                <text:p>143617</text:p>
              </table:table-cell>
              <table:table-cell office:value-type="float" office:value="215686">
                <text:p>215686</text:p>
              </table:table-cell>
              <table:table-cell office:value-type="float" office:value="284379">
                <text:p>284379</text:p>
              </table:table-cell>
              <table:table-cell office:value-type="float" office:value="241337">
                <text:p>241337</text:p>
              </table:table-cell>
              <table:table-cell office:value-type="float" office:value="244122">
                <text:p>244122</text:p>
              </table:table-cell>
              <table:table-cell office:value-type="float" office:value="194989">
                <text:p>194989</text:p>
              </table:table-cell>
              <table:table-cell office:value-type="float" office:value="263024">
                <text:p>263024</text:p>
              </table:table-cell>
              <table:table-cell office:value-type="float" office:value="289297">
                <text:p>289297</text:p>
              </table:table-cell>
              <table:table-cell office:value-type="float" office:value="302149">
                <text:p>302149</text:p>
              </table:table-cell>
              <table:table-cell office:value-type="float" office:value="301349">
                <text:p>301349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2758">
                <text:p>132758</text:p>
              </table:table-cell>
              <table:table-cell office:value-type="float" office:value="142667">
                <text:p>142667</text:p>
              </table:table-cell>
              <table:table-cell office:value-type="float" office:value="106965">
                <text:p>106965</text:p>
              </table:table-cell>
              <table:table-cell office:value-type="float" office:value="81473">
                <text:p>81473</text:p>
              </table:table-cell>
              <table:table-cell office:value-type="float" office:value="48703">
                <text:p>48703</text:p>
              </table:table-cell>
              <table:table-cell office:value-type="float" office:value="4629">
                <text:p>4629</text:p>
              </table:table-cell>
              <table:table-cell office:value-type="float" office:value="4770">
                <text:p>4770</text:p>
              </table:table-cell>
              <table:table-cell office:value-type="float" office:value="305411">
                <text:p>305411</text:p>
              </table:table-cell>
              <table:table-cell office:value-type="float" office:value="286912">
                <text:p>286912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778">
                <text:p>59778</text:p>
              </table:table-cell>
              <table:table-cell office:value-type="float" office:value="131627">
                <text:p>131627</text:p>
              </table:table-cell>
              <table:table-cell office:value-type="float" office:value="219646">
                <text:p>219646</text:p>
              </table:table-cell>
              <table:table-cell office:value-type="float" office:value="206236">
                <text:p>206236</text:p>
              </table:table-cell>
              <table:table-cell office:value-type="float" office:value="216690">
                <text:p>216690</text:p>
              </table:table-cell>
              <table:table-cell office:value-type="float" office:value="285784">
                <text:p>285784</text:p>
              </table:table-cell>
              <table:table-cell office:value-type="float" office:value="306552">
                <text:p>306552</text:p>
              </table:table-cell>
              <table:table-cell office:value-type="float" office:value="366883">
                <text:p>366883</text:p>
              </table:table-cell>
              <table:table-cell office:value-type="float" office:value="269099">
                <text:p>269099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293">
                <text:p>205293</text:p>
              </table:table-cell>
              <table:table-cell office:value-type="float" office:value="298952">
                <text:p>298952</text:p>
              </table:table-cell>
              <table:table-cell office:value-type="float" office:value="237196">
                <text:p>237196</text:p>
              </table:table-cell>
              <table:table-cell office:value-type="float" office:value="240563">
                <text:p>240563</text:p>
              </table:table-cell>
              <table:table-cell office:value-type="float" office:value="144402">
                <text:p>144402</text:p>
              </table:table-cell>
              <table:table-cell office:value-type="float" office:value="22440">
                <text:p>22440</text:p>
              </table:table-cell>
              <table:table-cell office:value-type="float" office:value="243079">
                <text:p>243079</text:p>
              </table:table-cell>
              <table:table-cell office:value-type="float" office:value="305997">
                <text:p>305997</text:p>
              </table:table-cell>
              <table:table-cell office:value-type="float" office:value="307913">
                <text:p>307913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8598">
                <text:p>148598</text:p>
              </table:table-cell>
              <table:table-cell office:value-type="float" office:value="295782">
                <text:p>295782</text:p>
              </table:table-cell>
              <table:table-cell office:value-type="float" office:value="239332">
                <text:p>239332</text:p>
              </table:table-cell>
              <table:table-cell office:value-type="float" office:value="242200">
                <text:p>242200</text:p>
              </table:table-cell>
              <table:table-cell office:value-type="float" office:value="247060">
                <text:p>247060</text:p>
              </table:table-cell>
              <table:table-cell office:value-type="float" office:value="284371">
                <text:p>284371</text:p>
              </table:table-cell>
              <table:table-cell office:value-type="float" office:value="298953">
                <text:p>298953</text:p>
              </table:table-cell>
              <table:table-cell office:value-type="float" office:value="303730">
                <text:p>303730</text:p>
              </table:table-cell>
              <table:table-cell office:value-type="float" office:value="326135">
                <text:p>326135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6241">
                <text:p>206241</text:p>
              </table:table-cell>
              <table:table-cell office:value-type="float" office:value="298514">
                <text:p>298514</text:p>
              </table:table-cell>
              <table:table-cell office:value-type="float" office:value="233804">
                <text:p>233804</text:p>
              </table:table-cell>
              <table:table-cell office:value-type="float" office:value="238911">
                <text:p>238911</text:p>
              </table:table-cell>
              <table:table-cell office:value-type="float" office:value="246192">
                <text:p>246192</text:p>
              </table:table-cell>
              <table:table-cell office:value-type="float" office:value="159113">
                <text:p>159113</text:p>
              </table:table-cell>
              <table:table-cell office:value-type="float" office:value="302321">
                <text:p>302321</text:p>
              </table:table-cell>
              <table:table-cell office:value-type="float" office:value="311074">
                <text:p>311074</text:p>
              </table:table-cell>
              <table:table-cell office:value-type="float" office:value="337816">
                <text:p>337816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5875">
                <text:p>205875</text:p>
              </table:table-cell>
              <table:table-cell office:value-type="float" office:value="300693">
                <text:p>300693</text:p>
              </table:table-cell>
              <table:table-cell office:value-type="float" office:value="227966">
                <text:p>227966</text:p>
              </table:table-cell>
              <table:table-cell office:value-type="float" office:value="243807">
                <text:p>243807</text:p>
              </table:table-cell>
              <table:table-cell office:value-type="float" office:value="136376">
                <text:p>136376</text:p>
              </table:table-cell>
              <table:table-cell office:value-type="float" office:value="283765">
                <text:p>283765</text:p>
              </table:table-cell>
              <table:table-cell office:value-type="float" office:value="298966">
                <text:p>298966</text:p>
              </table:table-cell>
              <table:table-cell office:value-type="float" office:value="318751">
                <text:p>318751</text:p>
              </table:table-cell>
              <table:table-cell office:value-type="float" office:value="315198">
                <text:p>315198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7121">
                <text:p>207121</text:p>
              </table:table-cell>
              <table:table-cell office:value-type="float" office:value="299270">
                <text:p>299270</text:p>
              </table:table-cell>
              <table:table-cell office:value-type="float" office:value="223617">
                <text:p>223617</text:p>
              </table:table-cell>
              <table:table-cell office:value-type="float" office:value="236483">
                <text:p>236483</text:p>
              </table:table-cell>
              <table:table-cell office:value-type="float" office:value="243655">
                <text:p>243655</text:p>
              </table:table-cell>
              <table:table-cell office:value-type="float" office:value="287566">
                <text:p>287566</text:p>
              </table:table-cell>
              <table:table-cell office:value-type="float" office:value="304042">
                <text:p>304042</text:p>
              </table:table-cell>
              <table:table-cell office:value-type="float" office:value="315935">
                <text:p>315935</text:p>
              </table:table-cell>
              <table:table-cell office:value-type="float" office:value="321957">
                <text:p>321957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5643">
                <text:p>45643</text:p>
              </table:table-cell>
              <table:table-cell office:value-type="float" office:value="227432">
                <text:p>227432</text:p>
              </table:table-cell>
              <table:table-cell office:value-type="float" office:value="187507">
                <text:p>187507</text:p>
              </table:table-cell>
              <table:table-cell office:value-type="float" office:value="204871">
                <text:p>204871</text:p>
              </table:table-cell>
              <table:table-cell office:value-type="float" office:value="211724">
                <text:p>211724</text:p>
              </table:table-cell>
              <table:table-cell office:value-type="float" office:value="273238">
                <text:p>273238</text:p>
              </table:table-cell>
              <table:table-cell office:value-type="float" office:value="302289">
                <text:p>302289</text:p>
              </table:table-cell>
              <table:table-cell office:value-type="float" office:value="298738">
                <text:p>298738</text:p>
              </table:table-cell>
              <table:table-cell office:value-type="float" office:value="315379">
                <text:p>315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deep="true" chart:include-hidden-cells="false" chart:auto-position="true" chart:auto-size="true" chart:treat-empty-cells="leave-gap" chart:right-angled-axes="true"/>
    </style:style>
    <style:style style:name="ch6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21" style:family="chart" style:data-style-name="N0">
      <style:chart-properties chart:link-data-style-to-source="true"/>
      <style:graphic-properties draw:stroke="none" draw:fill-color="#ff950e" dr3d:edge-rounding="5%"/>
      <style:text-properties fo:font-size="10pt" style:font-size-asian="10pt" style:font-size-complex="10pt"/>
    </style:style>
    <style:style style:name="ch22" style:family="chart" style:data-style-name="N0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23" style:family="chart" style:data-style-name="N0">
      <style:chart-properties chart:link-data-style-to-source="true"/>
      <style:graphic-properties draw:stroke="none" draw:fill-color="#0084d1" dr3d:edge-rounding="5%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bar" chart:style-name="ch1">
        <chart:title svg:x="3.813cm" svg:y="0.316cm" chart:style-name="ch2">
          <text:p>WINDOWS64 Read Report (OXT-master)</text:p>
        </chart:title>
        <chart:subtitle svg:x="2.529cm" svg:y="1.275cm" chart:style-name="ch3">
          <text:p>using upstream pv drivers, O_DIRECT flag and encrypted disk</text:p>
        </chart:subtitle>
        <chart:legend chart:legend-position="end" svg:x="14.314cm" svg:y="1.216cm" style:legend-expansion="high" chart:style-name="ch4"/>
        <chart:plot-area chart:style-name="ch5" table:cell-range-address="WNDWS64_upv_DIRECT_oxt_master_encr.C228:WNDWS64_upv_DIRECT_oxt_master_encr.P245" chart:data-source-has-labels="both" svg:x="1.33cm" svg:y="2.138cm" svg:width="9.637cm" svg:height="5.707cm" dr3d:transform="matrix (0.937250944888388 0.0665847169776786 0.342238428249701 -0.0765197432203903 0.996946116726211 0.0155938847633536 -0.340154957634472 -0.040803379878751 0.939483735349985 0cm 0cm 0cm)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2.692cm" svg:y="2.157cm" svg:width="7.388cm" svg:height="4.222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title svg:x="5.112cm" svg:y="8.025cm" chart:style-name="ch7">
              <text:p>File Size (KB)</text:p>
            </chart:title>
            <chart:categories table:cell-range-address="WNDWS64_upv_DIRECT_oxt_master_encr.C229:WNDWS64_upv_DIRECT_oxt_master_encr.C245"/>
            <chart:grid chart:style-name="ch8" chart:class="major"/>
          </chart:axis>
          <chart:axis chart:dimension="y" chart:name="primary-y" chart:style-name="ch9">
            <chart:title svg:x="0.451cm" svg:y="6.173cm" chart:style-name="ch10">
              <text:p>Speed (KB/sec)</text:p>
            </chart:title>
            <chart:grid chart:style-name="ch8" chart:class="major"/>
          </chart:axis>
          <chart:axis chart:dimension="z" chart:name="primary-z" chart:style-name="ch11">
            <chart:title svg:x="11.286cm" svg:y="7.285cm" chart:style-name="ch7">
              <text:p>Transfer Size (KB)</text:p>
            </chart:title>
            <chart:grid chart:style-name="ch8" chart:class="major"/>
          </chart:axis>
          <chart:series chart:style-name="ch12" chart:values-cell-range-address="WNDWS64_upv_DIRECT_oxt_master_encr.D229:WNDWS64_upv_DIRECT_oxt_master_encr.D245" chart:label-cell-address="WNDWS64_upv_DIRECT_oxt_master_encr.D228:WNDWS64_upv_DIRECT_oxt_master_encr.D228" chart:class="chart:bar">
            <chart:data-point chart:repeated="17"/>
          </chart:series>
          <chart:series chart:style-name="ch13" chart:values-cell-range-address="WNDWS64_upv_DIRECT_oxt_master_encr.E229:WNDWS64_upv_DIRECT_oxt_master_encr.E245" chart:label-cell-address="WNDWS64_upv_DIRECT_oxt_master_encr.E228:WNDWS64_upv_DIRECT_oxt_master_encr.E228" chart:class="chart:bar">
            <chart:data-point chart:repeated="17"/>
          </chart:series>
          <chart:series chart:style-name="ch14" chart:values-cell-range-address="WNDWS64_upv_DIRECT_oxt_master_encr.F229:WNDWS64_upv_DIRECT_oxt_master_encr.F245" chart:label-cell-address="WNDWS64_upv_DIRECT_oxt_master_encr.F228:WNDWS64_upv_DIRECT_oxt_master_encr.F228" chart:class="chart:bar">
            <chart:data-point chart:repeated="17"/>
          </chart:series>
          <chart:series chart:style-name="ch15" chart:values-cell-range-address="WNDWS64_upv_DIRECT_oxt_master_encr.G229:WNDWS64_upv_DIRECT_oxt_master_encr.G245" chart:label-cell-address="WNDWS64_upv_DIRECT_oxt_master_encr.G228:WNDWS64_upv_DIRECT_oxt_master_encr.G228" chart:class="chart:bar">
            <chart:data-point chart:repeated="17"/>
          </chart:series>
          <chart:series chart:style-name="ch16" chart:values-cell-range-address="WNDWS64_upv_DIRECT_oxt_master_encr.H229:WNDWS64_upv_DIRECT_oxt_master_encr.H245" chart:label-cell-address="WNDWS64_upv_DIRECT_oxt_master_encr.H228:WNDWS64_upv_DIRECT_oxt_master_encr.H228" chart:class="chart:bar">
            <chart:data-point chart:repeated="17"/>
          </chart:series>
          <chart:series chart:style-name="ch17" chart:values-cell-range-address="WNDWS64_upv_DIRECT_oxt_master_encr.I229:WNDWS64_upv_DIRECT_oxt_master_encr.I245" chart:label-cell-address="WNDWS64_upv_DIRECT_oxt_master_encr.I228:WNDWS64_upv_DIRECT_oxt_master_encr.I228" chart:class="chart:bar">
            <chart:data-point chart:repeated="17"/>
          </chart:series>
          <chart:series chart:style-name="ch18" chart:values-cell-range-address="WNDWS64_upv_DIRECT_oxt_master_encr.J229:WNDWS64_upv_DIRECT_oxt_master_encr.J245" chart:label-cell-address="WNDWS64_upv_DIRECT_oxt_master_encr.J228:WNDWS64_upv_DIRECT_oxt_master_encr.J228" chart:class="chart:bar">
            <chart:data-point chart:repeated="17"/>
          </chart:series>
          <chart:series chart:style-name="ch19" chart:values-cell-range-address="WNDWS64_upv_DIRECT_oxt_master_encr.K229:WNDWS64_upv_DIRECT_oxt_master_encr.K245" chart:label-cell-address="WNDWS64_upv_DIRECT_oxt_master_encr.K228:WNDWS64_upv_DIRECT_oxt_master_encr.K228" chart:class="chart:bar">
            <chart:data-point chart:repeated="17"/>
          </chart:series>
          <chart:series chart:style-name="ch20" chart:values-cell-range-address="WNDWS64_upv_DIRECT_oxt_master_encr.L229:WNDWS64_upv_DIRECT_oxt_master_encr.L245" chart:label-cell-address="WNDWS64_upv_DIRECT_oxt_master_encr.L228:WNDWS64_upv_DIRECT_oxt_master_encr.L228" chart:class="chart:bar">
            <chart:data-point chart:repeated="17"/>
          </chart:series>
          <chart:series chart:style-name="ch21" chart:values-cell-range-address="WNDWS64_upv_DIRECT_oxt_master_encr.M229:WNDWS64_upv_DIRECT_oxt_master_encr.M245" chart:label-cell-address="WNDWS64_upv_DIRECT_oxt_master_encr.M228:WNDWS64_upv_DIRECT_oxt_master_encr.M228" chart:class="chart:bar">
            <chart:data-point chart:repeated="17"/>
          </chart:series>
          <chart:series chart:style-name="ch22" chart:values-cell-range-address="WNDWS64_upv_DIRECT_oxt_master_encr.N229:WNDWS64_upv_DIRECT_oxt_master_encr.N245" chart:label-cell-address="WNDWS64_upv_DIRECT_oxt_master_encr.N228:WNDWS64_upv_DIRECT_oxt_master_encr.N228" chart:class="chart:bar">
            <chart:data-point chart:repeated="17"/>
          </chart:series>
          <chart:series chart:style-name="ch23" chart:values-cell-range-address="WNDWS64_upv_DIRECT_oxt_master_encr.O229:WNDWS64_upv_DIRECT_oxt_master_encr.O245" chart:label-cell-address="WNDWS64_upv_DIRECT_oxt_master_encr.O228:WNDWS64_upv_DIRECT_oxt_master_encr.O228" chart:class="chart:bar">
            <chart:data-point chart:repeated="17"/>
          </chart:series>
          <chart:series chart:style-name="ch12" chart:values-cell-range-address="WNDWS64_upv_DIRECT_oxt_master_encr.P229:WNDWS64_upv_DIRECT_oxt_master_encr.P245" chart:label-cell-address="WNDWS64_upv_DIRECT_oxt_master_encr.P228:WNDWS64_upv_DIRECT_oxt_master_encr.P228" chart:class="chart:bar">
            <chart:data-point chart:repeated="17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</text:p>
                <draw:g>
                  <svg:desc>WNDWS64_upv_DIRECT_oxt_master_encr.D228:WNDWS64_upv_DIRECT_oxt_master_encr.D228</svg:desc>
                </draw:g>
              </table:table-cell>
              <table:table-cell office:value-type="string">
                <text:p>8</text:p>
                <draw:g>
                  <svg:desc>WNDWS64_upv_DIRECT_oxt_master_encr.E228:WNDWS64_upv_DIRECT_oxt_master_encr.E228</svg:desc>
                </draw:g>
              </table:table-cell>
              <table:table-cell office:value-type="string">
                <text:p>16</text:p>
                <draw:g>
                  <svg:desc>WNDWS64_upv_DIRECT_oxt_master_encr.F228:WNDWS64_upv_DIRECT_oxt_master_encr.F228</svg:desc>
                </draw:g>
              </table:table-cell>
              <table:table-cell office:value-type="string">
                <text:p>32</text:p>
                <draw:g>
                  <svg:desc>WNDWS64_upv_DIRECT_oxt_master_encr.G228:WNDWS64_upv_DIRECT_oxt_master_encr.G228</svg:desc>
                </draw:g>
              </table:table-cell>
              <table:table-cell office:value-type="string">
                <text:p>64</text:p>
                <draw:g>
                  <svg:desc>WNDWS64_upv_DIRECT_oxt_master_encr.H228:WNDWS64_upv_DIRECT_oxt_master_encr.H228</svg:desc>
                </draw:g>
              </table:table-cell>
              <table:table-cell office:value-type="string">
                <text:p>128</text:p>
                <draw:g>
                  <svg:desc>WNDWS64_upv_DIRECT_oxt_master_encr.I228:WNDWS64_upv_DIRECT_oxt_master_encr.I228</svg:desc>
                </draw:g>
              </table:table-cell>
              <table:table-cell office:value-type="string">
                <text:p>256</text:p>
                <draw:g>
                  <svg:desc>WNDWS64_upv_DIRECT_oxt_master_encr.J228:WNDWS64_upv_DIRECT_oxt_master_encr.J228</svg:desc>
                </draw:g>
              </table:table-cell>
              <table:table-cell office:value-type="string">
                <text:p>512</text:p>
                <draw:g>
                  <svg:desc>WNDWS64_upv_DIRECT_oxt_master_encr.K228:WNDWS64_upv_DIRECT_oxt_master_encr.K228</svg:desc>
                </draw:g>
              </table:table-cell>
              <table:table-cell office:value-type="string">
                <text:p>1024</text:p>
                <draw:g>
                  <svg:desc>WNDWS64_upv_DIRECT_oxt_master_encr.L228:WNDWS64_upv_DIRECT_oxt_master_encr.L228</svg:desc>
                </draw:g>
              </table:table-cell>
              <table:table-cell office:value-type="string">
                <text:p>2048</text:p>
                <draw:g>
                  <svg:desc>WNDWS64_upv_DIRECT_oxt_master_encr.M228:WNDWS64_upv_DIRECT_oxt_master_encr.M228</svg:desc>
                </draw:g>
              </table:table-cell>
              <table:table-cell office:value-type="string">
                <text:p>4096</text:p>
                <draw:g>
                  <svg:desc>WNDWS64_upv_DIRECT_oxt_master_encr.N228:WNDWS64_upv_DIRECT_oxt_master_encr.N228</svg:desc>
                </draw:g>
              </table:table-cell>
              <table:table-cell office:value-type="string">
                <text:p>8192</text:p>
                <draw:g>
                  <svg:desc>WNDWS64_upv_DIRECT_oxt_master_encr.O228:WNDWS64_upv_DIRECT_oxt_master_encr.O228</svg:desc>
                </draw:g>
              </table:table-cell>
              <table:table-cell office:value-type="string">
                <text:p>16384</text:p>
                <draw:g>
                  <svg:desc>WNDWS64_upv_DIRECT_oxt_master_encr.P228:WNDWS64_upv_DIRECT_oxt_master_encr.P2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4</text:p>
                <draw:g>
                  <svg:desc>WNDWS64_upv_DIRECT_oxt_master_encr.C229:WNDWS64_upv_DIRECT_oxt_master_encr.C245</svg:desc>
                </draw:g>
              </table:table-cell>
              <table:table-cell office:value-type="float" office:value="21069">
                <text:p>21069</text:p>
                <draw:g>
                  <svg:desc>WNDWS64_upv_DIRECT_oxt_master_encr.D229:WNDWS64_upv_DIRECT_oxt_master_encr.D245</svg:desc>
                </draw:g>
              </table:table-cell>
              <table:table-cell office:value-type="float" office:value="32207">
                <text:p>32207</text:p>
                <draw:g>
                  <svg:desc>WNDWS64_upv_DIRECT_oxt_master_encr.E229:WNDWS64_upv_DIRECT_oxt_master_encr.E245</svg:desc>
                </draw:g>
              </table:table-cell>
              <table:table-cell office:value-type="float" office:value="57183">
                <text:p>57183</text:p>
                <draw:g>
                  <svg:desc>WNDWS64_upv_DIRECT_oxt_master_encr.F229:WNDWS64_upv_DIRECT_oxt_master_encr.F245</svg:desc>
                </draw:g>
              </table:table-cell>
              <table:table-cell office:value-type="float" office:value="113717">
                <text:p>113717</text:p>
                <draw:g>
                  <svg:desc>WNDWS64_upv_DIRECT_oxt_master_encr.G229:WNDWS64_upv_DIRECT_oxt_master_encr.G245</svg:desc>
                </draw:g>
              </table:table-cell>
              <table:table-cell office:value-type="float" office:value="144046">
                <text:p>144046</text:p>
                <draw:g>
                  <svg:desc>WNDWS64_upv_DIRECT_oxt_master_encr.H229:WNDWS64_upv_DIRECT_oxt_master_encr.H245</svg:desc>
                </draw:g>
              </table:table-cell>
              <table:table-cell office:value-type="float" office:value="NaN">
                <text:p>NaN</text:p>
                <draw:g>
                  <svg:desc>WNDWS64_upv_DIRECT_oxt_master_encr.I229:WNDWS64_upv_DIRECT_oxt_master_encr.I245</svg:desc>
                </draw:g>
              </table:table-cell>
              <table:table-cell office:value-type="float" office:value="NaN">
                <text:p>NaN</text:p>
                <draw:g>
                  <svg:desc>WNDWS64_upv_DIRECT_oxt_master_encr.J229:WNDWS64_upv_DIRECT_oxt_master_encr.J245</svg:desc>
                </draw:g>
              </table:table-cell>
              <table:table-cell office:value-type="float" office:value="NaN">
                <text:p>NaN</text:p>
                <draw:g>
                  <svg:desc>WNDWS64_upv_DIRECT_oxt_master_encr.K229:WNDWS64_upv_DIRECT_oxt_master_encr.K245</svg:desc>
                </draw:g>
              </table:table-cell>
              <table:table-cell office:value-type="float" office:value="NaN">
                <text:p>NaN</text:p>
                <draw:g>
                  <svg:desc>WNDWS64_upv_DIRECT_oxt_master_encr.L229:WNDWS64_upv_DIRECT_oxt_master_encr.L245</svg:desc>
                </draw:g>
              </table:table-cell>
              <table:table-cell office:value-type="float" office:value="NaN">
                <text:p>NaN</text:p>
                <draw:g>
                  <svg:desc>WNDWS64_upv_DIRECT_oxt_master_encr.M229:WNDWS64_upv_DIRECT_oxt_master_encr.M245</svg:desc>
                </draw:g>
              </table:table-cell>
              <table:table-cell office:value-type="float" office:value="NaN">
                <text:p>NaN</text:p>
                <draw:g>
                  <svg:desc>WNDWS64_upv_DIRECT_oxt_master_encr.N229:WNDWS64_upv_DIRECT_oxt_master_encr.N245</svg:desc>
                </draw:g>
              </table:table-cell>
              <table:table-cell office:value-type="float" office:value="NaN">
                <text:p>NaN</text:p>
                <draw:g>
                  <svg:desc>WNDWS64_upv_DIRECT_oxt_master_encr.O229:WNDWS64_upv_DIRECT_oxt_master_encr.O245</svg:desc>
                </draw:g>
              </table:table-cell>
              <table:table-cell office:value-type="float" office:value="NaN">
                <text:p>NaN</text:p>
                <draw:g>
                  <svg:desc>WNDWS64_upv_DIRECT_oxt_master_encr.P229:WNDWS64_upv_DIRECT_oxt_master_encr.P245</svg:desc>
                </draw:g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114">
                <text:p>19114</text:p>
              </table:table-cell>
              <table:table-cell office:value-type="float" office:value="32819">
                <text:p>32819</text:p>
              </table:table-cell>
              <table:table-cell office:value-type="float" office:value="59438">
                <text:p>59438</text:p>
              </table:table-cell>
              <table:table-cell office:value-type="float" office:value="78469">
                <text:p>78469</text:p>
              </table:table-cell>
              <table:table-cell office:value-type="float" office:value="142380">
                <text:p>142380</text:p>
              </table:table-cell>
              <table:table-cell office:value-type="float" office:value="150164">
                <text:p>150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8898">
                <text:p>18898</text:p>
              </table:table-cell>
              <table:table-cell office:value-type="float" office:value="34860">
                <text:p>34860</text:p>
              </table:table-cell>
              <table:table-cell office:value-type="float" office:value="52808">
                <text:p>52808</text:p>
              </table:table-cell>
              <table:table-cell office:value-type="float" office:value="87080">
                <text:p>87080</text:p>
              </table:table-cell>
              <table:table-cell office:value-type="float" office:value="134999">
                <text:p>134999</text:p>
              </table:table-cell>
              <table:table-cell office:value-type="float" office:value="162808">
                <text:p>162808</text:p>
              </table:table-cell>
              <table:table-cell office:value-type="float" office:value="194913">
                <text:p>194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7108">
                <text:p>17108</text:p>
              </table:table-cell>
              <table:table-cell office:value-type="float" office:value="30545">
                <text:p>30545</text:p>
              </table:table-cell>
              <table:table-cell office:value-type="float" office:value="54482">
                <text:p>54482</text:p>
              </table:table-cell>
              <table:table-cell office:value-type="float" office:value="92217">
                <text:p>92217</text:p>
              </table:table-cell>
              <table:table-cell office:value-type="float" office:value="146881">
                <text:p>146881</text:p>
              </table:table-cell>
              <table:table-cell office:value-type="float" office:value="167478">
                <text:p>167478</text:p>
              </table:table-cell>
              <table:table-cell office:value-type="float" office:value="203878">
                <text:p>203878</text:p>
              </table:table-cell>
              <table:table-cell office:value-type="float" office:value="236435">
                <text:p>236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272">
                <text:p>17272</text:p>
              </table:table-cell>
              <table:table-cell office:value-type="float" office:value="30864">
                <text:p>30864</text:p>
              </table:table-cell>
              <table:table-cell office:value-type="float" office:value="56477">
                <text:p>56477</text:p>
              </table:table-cell>
              <table:table-cell office:value-type="float" office:value="101974">
                <text:p>101974</text:p>
              </table:table-cell>
              <table:table-cell office:value-type="float" office:value="142807">
                <text:p>142807</text:p>
              </table:table-cell>
              <table:table-cell office:value-type="float" office:value="164868">
                <text:p>164868</text:p>
              </table:table-cell>
              <table:table-cell office:value-type="float" office:value="197351">
                <text:p>197351</text:p>
              </table:table-cell>
              <table:table-cell office:value-type="float" office:value="363004">
                <text:p>363004</text:p>
              </table:table-cell>
              <table:table-cell office:value-type="float" office:value="312052">
                <text:p>312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9258">
                <text:p>19258</text:p>
              </table:table-cell>
              <table:table-cell office:value-type="float" office:value="29179">
                <text:p>29179</text:p>
              </table:table-cell>
              <table:table-cell office:value-type="float" office:value="53008">
                <text:p>53008</text:p>
              </table:table-cell>
              <table:table-cell office:value-type="float" office:value="100403">
                <text:p>100403</text:p>
              </table:table-cell>
              <table:table-cell office:value-type="float" office:value="170621">
                <text:p>170621</text:p>
              </table:table-cell>
              <table:table-cell office:value-type="float" office:value="181865">
                <text:p>181865</text:p>
              </table:table-cell>
              <table:table-cell office:value-type="float" office:value="278302">
                <text:p>278302</text:p>
              </table:table-cell>
              <table:table-cell office:value-type="float" office:value="246883">
                <text:p>246883</text:p>
              </table:table-cell>
              <table:table-cell office:value-type="float" office:value="403507">
                <text:p>403507</text:p>
              </table:table-cell>
              <table:table-cell office:value-type="float" office:value="396837">
                <text:p>396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6</text:p>
              </table:table-cell>
              <table:table-cell office:value-type="float" office:value="18766">
                <text:p>18766</text:p>
              </table:table-cell>
              <table:table-cell office:value-type="float" office:value="29777">
                <text:p>29777</text:p>
              </table:table-cell>
              <table:table-cell office:value-type="float" office:value="50443">
                <text:p>50443</text:p>
              </table:table-cell>
              <table:table-cell office:value-type="float" office:value="94701">
                <text:p>94701</text:p>
              </table:table-cell>
              <table:table-cell office:value-type="float" office:value="158110">
                <text:p>158110</text:p>
              </table:table-cell>
              <table:table-cell office:value-type="float" office:value="224224">
                <text:p>224224</text:p>
              </table:table-cell>
              <table:table-cell office:value-type="float" office:value="279672">
                <text:p>279672</text:p>
              </table:table-cell>
              <table:table-cell office:value-type="float" office:value="318494">
                <text:p>318494</text:p>
              </table:table-cell>
              <table:table-cell office:value-type="float" office:value="383097">
                <text:p>383097</text:p>
              </table:table-cell>
              <table:table-cell office:value-type="float" office:value="487305">
                <text:p>487305</text:p>
              </table:table-cell>
              <table:table-cell office:value-type="float" office:value="554487">
                <text:p>554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2</text:p>
              </table:table-cell>
              <table:table-cell office:value-type="float" office:value="18768">
                <text:p>18768</text:p>
              </table:table-cell>
              <table:table-cell office:value-type="float" office:value="31483">
                <text:p>31483</text:p>
              </table:table-cell>
              <table:table-cell office:value-type="float" office:value="52189">
                <text:p>52189</text:p>
              </table:table-cell>
              <table:table-cell office:value-type="float" office:value="92535">
                <text:p>92535</text:p>
              </table:table-cell>
              <table:table-cell office:value-type="float" office:value="143561">
                <text:p>143561</text:p>
              </table:table-cell>
              <table:table-cell office:value-type="float" office:value="261499">
                <text:p>261499</text:p>
              </table:table-cell>
              <table:table-cell office:value-type="float" office:value="304904">
                <text:p>304904</text:p>
              </table:table-cell>
              <table:table-cell office:value-type="float" office:value="354199">
                <text:p>354199</text:p>
              </table:table-cell>
              <table:table-cell office:value-type="float" office:value="448621">
                <text:p>448621</text:p>
              </table:table-cell>
              <table:table-cell office:value-type="float" office:value="487349">
                <text:p>487349</text:p>
              </table:table-cell>
              <table:table-cell office:value-type="float" office:value="497192">
                <text:p>497192</text:p>
              </table:table-cell>
              <table:table-cell office:value-type="float" office:value="515398">
                <text:p>515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4</text:p>
              </table:table-cell>
              <table:table-cell office:value-type="float" office:value="21235">
                <text:p>21235</text:p>
              </table:table-cell>
              <table:table-cell office:value-type="float" office:value="31470">
                <text:p>31470</text:p>
              </table:table-cell>
              <table:table-cell office:value-type="float" office:value="51755">
                <text:p>51755</text:p>
              </table:table-cell>
              <table:table-cell office:value-type="float" office:value="96047">
                <text:p>96047</text:p>
              </table:table-cell>
              <table:table-cell office:value-type="float" office:value="190390">
                <text:p>190390</text:p>
              </table:table-cell>
              <table:table-cell office:value-type="float" office:value="273644">
                <text:p>273644</text:p>
              </table:table-cell>
              <table:table-cell office:value-type="float" office:value="338322">
                <text:p>338322</text:p>
              </table:table-cell>
              <table:table-cell office:value-type="float" office:value="379931">
                <text:p>379931</text:p>
              </table:table-cell>
              <table:table-cell office:value-type="float" office:value="459114">
                <text:p>459114</text:p>
              </table:table-cell>
              <table:table-cell office:value-type="float" office:value="511226">
                <text:p>511226</text:p>
              </table:table-cell>
              <table:table-cell office:value-type="float" office:value="533778">
                <text:p>533778</text:p>
              </table:table-cell>
              <table:table-cell office:value-type="float" office:value="568068">
                <text:p>568068</text:p>
              </table:table-cell>
              <table:table-cell office:value-type="float" office:value="508120">
                <text:p>508120</text:p>
              </table:table-cell>
            </table:table-row>
            <table:table-row>
              <table:table-cell office:value-type="string">
                <text:p>327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9719">
                <text:p>179719</text:p>
              </table:table-cell>
              <table:table-cell office:value-type="float" office:value="248875">
                <text:p>248875</text:p>
              </table:table-cell>
              <table:table-cell office:value-type="float" office:value="328107">
                <text:p>328107</text:p>
              </table:table-cell>
              <table:table-cell office:value-type="float" office:value="363590">
                <text:p>363590</text:p>
              </table:table-cell>
              <table:table-cell office:value-type="float" office:value="464791">
                <text:p>464791</text:p>
              </table:table-cell>
              <table:table-cell office:value-type="float" office:value="529525">
                <text:p>529525</text:p>
              </table:table-cell>
              <table:table-cell office:value-type="float" office:value="388142">
                <text:p>388142</text:p>
              </table:table-cell>
              <table:table-cell office:value-type="float" office:value="299541">
                <text:p>299541</text:p>
              </table:table-cell>
              <table:table-cell office:value-type="float" office:value="422805">
                <text:p>422805</text:p>
              </table:table-cell>
            </table:table-row>
            <table:table-row>
              <table:table-cell office:value-type="string">
                <text:p>65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75775">
                <text:p>175775</text:p>
              </table:table-cell>
              <table:table-cell office:value-type="float" office:value="219709">
                <text:p>219709</text:p>
              </table:table-cell>
              <table:table-cell office:value-type="float" office:value="328268">
                <text:p>328268</text:p>
              </table:table-cell>
              <table:table-cell office:value-type="float" office:value="390586">
                <text:p>390586</text:p>
              </table:table-cell>
              <table:table-cell office:value-type="float" office:value="477183">
                <text:p>477183</text:p>
              </table:table-cell>
              <table:table-cell office:value-type="float" office:value="541651">
                <text:p>541651</text:p>
              </table:table-cell>
              <table:table-cell office:value-type="float" office:value="566602">
                <text:p>566602</text:p>
              </table:table-cell>
              <table:table-cell office:value-type="float" office:value="560099">
                <text:p>560099</text:p>
              </table:table-cell>
              <table:table-cell office:value-type="float" office:value="361955">
                <text:p>361955</text:p>
              </table:table-cell>
            </table:table-row>
            <table:table-row>
              <table:table-cell office:value-type="string">
                <text:p>1310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1743">
                <text:p>191743</text:p>
              </table:table-cell>
              <table:table-cell office:value-type="float" office:value="284368">
                <text:p>284368</text:p>
              </table:table-cell>
              <table:table-cell office:value-type="float" office:value="330068">
                <text:p>330068</text:p>
              </table:table-cell>
              <table:table-cell office:value-type="float" office:value="389896">
                <text:p>389896</text:p>
              </table:table-cell>
              <table:table-cell office:value-type="float" office:value="474435">
                <text:p>474435</text:p>
              </table:table-cell>
              <table:table-cell office:value-type="float" office:value="317914">
                <text:p>317914</text:p>
              </table:table-cell>
              <table:table-cell office:value-type="float" office:value="426247">
                <text:p>426247</text:p>
              </table:table-cell>
              <table:table-cell office:value-type="float" office:value="505231">
                <text:p>505231</text:p>
              </table:table-cell>
              <table:table-cell office:value-type="float" office:value="516684">
                <text:p>516684</text:p>
              </table:table-cell>
            </table:table-row>
            <table:table-row>
              <table:table-cell office:value-type="string">
                <text:p>262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37323">
                <text:p>137323</text:p>
              </table:table-cell>
              <table:table-cell office:value-type="float" office:value="278933">
                <text:p>278933</text:p>
              </table:table-cell>
              <table:table-cell office:value-type="float" office:value="329533">
                <text:p>329533</text:p>
              </table:table-cell>
              <table:table-cell office:value-type="float" office:value="394219">
                <text:p>394219</text:p>
              </table:table-cell>
              <table:table-cell office:value-type="float" office:value="473977">
                <text:p>473977</text:p>
              </table:table-cell>
              <table:table-cell office:value-type="float" office:value="528143">
                <text:p>528143</text:p>
              </table:table-cell>
              <table:table-cell office:value-type="float" office:value="548747">
                <text:p>548747</text:p>
              </table:table-cell>
              <table:table-cell office:value-type="float" office:value="551263">
                <text:p>551263</text:p>
              </table:table-cell>
              <table:table-cell office:value-type="float" office:value="566716">
                <text:p>566716</text:p>
              </table:table-cell>
            </table:table-row>
            <table:table-row>
              <table:table-cell office:value-type="string">
                <text:p>524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6830">
                <text:p>186830</text:p>
              </table:table-cell>
              <table:table-cell office:value-type="float" office:value="280800">
                <text:p>280800</text:p>
              </table:table-cell>
              <table:table-cell office:value-type="float" office:value="336587">
                <text:p>336587</text:p>
              </table:table-cell>
              <table:table-cell office:value-type="float" office:value="397569">
                <text:p>397569</text:p>
              </table:table-cell>
              <table:table-cell office:value-type="float" office:value="469826">
                <text:p>469826</text:p>
              </table:table-cell>
              <table:table-cell office:value-type="float" office:value="517745">
                <text:p>517745</text:p>
              </table:table-cell>
              <table:table-cell office:value-type="float" office:value="551776">
                <text:p>551776</text:p>
              </table:table-cell>
              <table:table-cell office:value-type="float" office:value="543473">
                <text:p>543473</text:p>
              </table:table-cell>
              <table:table-cell office:value-type="float" office:value="382614">
                <text:p>382614</text:p>
              </table:table-cell>
            </table:table-row>
            <table:table-row>
              <table:table-cell office:value-type="string">
                <text:p>1048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6970">
                <text:p>186970</text:p>
              </table:table-cell>
              <table:table-cell office:value-type="float" office:value="280926">
                <text:p>280926</text:p>
              </table:table-cell>
              <table:table-cell office:value-type="float" office:value="334831">
                <text:p>334831</text:p>
              </table:table-cell>
              <table:table-cell office:value-type="float" office:value="397207">
                <text:p>397207</text:p>
              </table:table-cell>
              <table:table-cell office:value-type="float" office:value="481378">
                <text:p>481378</text:p>
              </table:table-cell>
              <table:table-cell office:value-type="float" office:value="540606">
                <text:p>540606</text:p>
              </table:table-cell>
              <table:table-cell office:value-type="float" office:value="512756">
                <text:p>512756</text:p>
              </table:table-cell>
              <table:table-cell office:value-type="float" office:value="555320">
                <text:p>555320</text:p>
              </table:table-cell>
              <table:table-cell office:value-type="float" office:value="562674">
                <text:p>562674</text:p>
              </table:table-cell>
            </table:table-row>
            <table:table-row>
              <table:table-cell office:value-type="string">
                <text:p>2097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4338">
                <text:p>194338</text:p>
              </table:table-cell>
              <table:table-cell office:value-type="float" office:value="281224">
                <text:p>281224</text:p>
              </table:table-cell>
              <table:table-cell office:value-type="float" office:value="335204">
                <text:p>335204</text:p>
              </table:table-cell>
              <table:table-cell office:value-type="float" office:value="396793">
                <text:p>396793</text:p>
              </table:table-cell>
              <table:table-cell office:value-type="float" office:value="472696">
                <text:p>472696</text:p>
              </table:table-cell>
              <table:table-cell office:value-type="float" office:value="534737">
                <text:p>534737</text:p>
              </table:table-cell>
              <table:table-cell office:value-type="float" office:value="549959">
                <text:p>549959</text:p>
              </table:table-cell>
              <table:table-cell office:value-type="float" office:value="544621">
                <text:p>544621</text:p>
              </table:table-cell>
              <table:table-cell office:value-type="float" office:value="565028">
                <text:p>565028</text:p>
              </table:table-cell>
            </table:table-row>
            <table:table-row>
              <table:table-cell office:value-type="string">
                <text:p>41943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90629">
                <text:p>190629</text:p>
              </table:table-cell>
              <table:table-cell office:value-type="float" office:value="278581">
                <text:p>278581</text:p>
              </table:table-cell>
              <table:table-cell office:value-type="float" office:value="328522">
                <text:p>328522</text:p>
              </table:table-cell>
              <table:table-cell office:value-type="float" office:value="390399">
                <text:p>390399</text:p>
              </table:table-cell>
              <table:table-cell office:value-type="float" office:value="485847">
                <text:p>485847</text:p>
              </table:table-cell>
              <table:table-cell office:value-type="float" office:value="506453">
                <text:p>506453</text:p>
              </table:table-cell>
              <table:table-cell office:value-type="float" office:value="551651">
                <text:p>551651</text:p>
              </table:table-cell>
              <table:table-cell office:value-type="float" office:value="559348">
                <text:p>559348</text:p>
              </table:table-cell>
              <table:table-cell office:value-type="float" office:value="576606">
                <text:p>576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